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8pt" officeooo:rsid="001d79b0" officeooo:paragraph-rsid="001d79b0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gister(s) <text:s text:c="5"/>Com.Obj. Name <text:s text:c="10"/>Dim <text:s/>Type <text:s text:c="6"/>Len Dec <text:s text:c="2"/>Min <text:s text:c="3"/>Max Group</text:p>
      <text:p text:style-name="P1">============================================================================================</text:p>
      <text:p text:style-name="P1">40001 <text:s text:c="11"/>8505 <text:s text:c="4"/>Dif Ext Imp1 <text:s text:c="2"/>kW <text:s text:c="2"/>Integer <text:s text:c="4"/>2 <text:s text:c="2"/>0 -32768 <text:s/>32767 Imp inputs CU </text:p>
      <text:p text:style-name="P1">40002 <text:s text:c="11"/>8506 <text:s text:c="4"/>Dif Ext Imp2 <text:s text:c="2"/>kW <text:s text:c="2"/>Integer <text:s text:c="4"/>2 <text:s text:c="2"/>0 -32768 <text:s/>32767 Imp inputs CU </text:p>
      <text:p text:style-name="P1">40003 <text:s text:c="11"/>8235 <text:s text:c="4"/>BIN <text:s text:c="16"/>Binary#1 <text:s text:c="3"/>2 <text:s text:c="2"/>- <text:s text:c="5"/>- <text:s text:c="5"/>- Bin inputs CU </text:p>
      <text:p text:style-name="P1">40004 <text:s text:c="11"/>9107 <text:s text:c="4"/>BIN-1 <text:s text:c="14"/>Binary#2 <text:s text:c="3"/>1 <text:s text:c="2"/>- <text:s text:c="5"/>- <text:s text:c="5"/>- Binary Inputs </text:p>
      <text:p text:style-name="P1">40005 <text:s text:c="11"/>9108 <text:s text:c="4"/>(N/A) <text:s text:c="60"/></text:p>
      <text:p text:style-name="P1">40006 <text:s text:c="11"/>9109 <text:s text:c="4"/>(N/A) <text:s text:c="60"/></text:p>
      <text:p text:style-name="P1">40007 <text:s text:c="11"/>9110 <text:s text:c="4"/>(N/A) <text:s text:c="60"/></text:p>
      <text:p text:style-name="P1">40008 <text:s text:c="11"/>9111 <text:s text:c="4"/>(N/A) <text:s text:c="60"/></text:p>
      <text:p text:style-name="P1">40009 <text:s text:c="11"/>9112 <text:s text:c="4"/>(N/A) <text:s text:c="60"/></text:p>
      <text:p text:style-name="P1">40010 <text:s text:c="11"/>9113 <text:s text:c="4"/>(N/A) <text:s text:c="60"/></text:p>
      <text:p text:style-name="P1">40011 <text:s text:c="11"/>9114 <text:s text:c="4"/>(N/A) <text:s text:c="60"/></text:p>
      <text:p text:style-name="P1">40012 <text:s text:c="11"/>8239 <text:s text:c="4"/>BOUT <text:s text:c="15"/>Binary#3 <text:s text:c="3"/>2 <text:s text:c="2"/>- <text:s text:c="5"/>- <text:s text:c="5"/>- Bin outputs CU</text:p>
      <text:p text:style-name="P1">40013 <text:s text:c="11"/>8213 <text:s text:c="4"/>Ubat <text:s text:c="10"/>V <text:s text:c="3"/>Integer <text:s text:c="4"/>2 <text:s text:c="2"/>1 <text:s text:c="5"/>0 <text:s text:c="3"/>360 Analog CU <text:s text:c="4"/></text:p>
      <text:p text:style-name="P1">40014 <text:s text:c="11"/>10124 <text:s text:c="3"/>CPU temp <text:s text:c="6"/>°C <text:s text:c="2"/>Integer <text:s text:c="4"/>2 <text:s text:c="2"/>1 <text:s text:c="2"/>-200 <text:s text:c="3"/>800 Analog CU <text:s text:c="4"/></text:p>
      <text:p text:style-name="P1">40015 <text:s text:c="11"/>10603 <text:s text:c="3"/>(N/A) <text:s text:c="60"/></text:p>
      <text:p text:style-name="P1">40016 <text:s text:c="11"/>9155 <text:s text:c="4"/>MixRichClapPos % <text:s text:c="3"/>Integer <text:s text:c="4"/>2 <text:s text:c="2"/>1 <text:s text:c="5"/>0 <text:s text:c="2"/>1100 Analog CU <text:s text:c="4"/></text:p>
      <text:p text:style-name="P1">40017 <text:s text:c="11"/>9156 <text:s text:c="4"/>T Canopy <text:s text:c="6"/>°C <text:s text:c="2"/>Integer <text:s text:c="4"/>2 <text:s text:c="2"/>1 <text:s text:c="5"/>0 <text:s text:c="2"/>1200 Analog CU <text:s text:c="4"/></text:p>
      <text:p text:style-name="P1">40018 <text:s text:c="11"/>9157 <text:s text:c="4"/>Oil Temperat <text:s text:c="2"/>°C <text:s text:c="2"/>Integer <text:s text:c="4"/>2 <text:s text:c="2"/>1 <text:s text:c="5"/>0 <text:s text:c="2"/>1300 Analog CU <text:s text:c="4"/></text:p>
      <text:p text:style-name="P1">40019 <text:s text:c="11"/>9158 <text:s text:c="4"/>Press Oil <text:s text:c="5"/>kPa <text:s/>Integer <text:s text:c="4"/>2 <text:s text:c="2"/>1 <text:s text:c="5"/>0 <text:s text:c="2"/>9000 Analog CU <text:s text:c="4"/></text:p>
      <text:p text:style-name="P1">40020 <text:s text:c="11"/>9159 <text:s text:c="4"/>(N/A) <text:s text:c="60"/></text:p>
      <text:p text:style-name="P1">40021 <text:s text:c="11"/>9160 <text:s text:c="4"/>(N/A) <text:s text:c="60"/></text:p>
      <text:p text:style-name="P1">40022 <text:s text:c="11"/>9161 <text:s text:c="4"/>(N/A) <text:s text:c="60"/></text:p>
      <text:p text:style-name="P1">40023 <text:s text:c="11"/>9162 <text:s text:c="4"/>(N/A) <text:s text:c="60"/></text:p>
      <text:p text:style-name="P1">40024 <text:s text:c="11"/>9163 <text:s text:c="4"/>T P.C. In <text:s text:c="5"/>°C <text:s text:c="2"/>Integer <text:s text:c="4"/>2 <text:s text:c="2"/>1 <text:s text:c="5"/>0 <text:s text:c="2"/>1200 AnalogInputs 1</text:p>
      <text:p text:style-name="P1">40025 <text:s text:c="11"/>9164 <text:s text:c="4"/>T P.C. Out <text:s text:c="4"/>°C <text:s text:c="2"/>Integer <text:s text:c="4"/>2 <text:s text:c="2"/>1 <text:s text:c="5"/>0 <text:s text:c="2"/>1200 AnalogInputs 1</text:p>
      <text:p text:style-name="P1">40026 <text:s text:c="11"/>9165 <text:s text:c="4"/>T S.C. Gen <text:s text:c="4"/>°C <text:s text:c="2"/>Integer <text:s text:c="4"/>2 <text:s text:c="2"/>1 <text:s text:c="5"/>0 <text:s text:c="2"/>1200 AnalogInputs 1</text:p>
      <text:p text:style-name="P1">40027 <text:s text:c="11"/>9166 <text:s text:c="4"/>T S.C. In <text:s text:c="5"/>°C <text:s text:c="2"/>Integer <text:s text:c="4"/>2 <text:s text:c="2"/>1 <text:s text:c="5"/>0 <text:s text:c="2"/>1200 AnalogInputs 1</text:p>
      <text:p text:style-name="P1">40028 <text:s text:c="11"/>9167 <text:s text:c="4"/>(N/A) <text:s text:c="60"/></text:p>
      <text:p text:style-name="P1">40029 <text:s text:c="11"/>9168 <text:s text:c="4"/>(N/A) <text:s text:c="60"/></text:p>
      <text:p text:style-name="P1">40030 <text:s text:c="11"/>9169 <text:s text:c="4"/>(N/A) <text:s text:c="60"/></text:p>
      <text:p text:style-name="P1">40031 <text:s text:c="11"/>9170 <text:s text:c="4"/>(N/A) <text:s text:c="60"/></text:p>
      <text:p text:style-name="P1">40032 <text:s text:c="11"/>9171 <text:s text:c="4"/>(N/A) <text:s text:c="60"/></text:p>
      <text:p text:style-name="P1">40033 <text:s text:c="11"/>9172 <text:s text:c="4"/>(N/A) <text:s text:c="60"/></text:p>
      <text:p text:style-name="P1">40034 <text:s text:c="11"/>9173 <text:s text:c="4"/>(N/A) <text:s text:c="60"/></text:p>
      <text:p text:style-name="P1">40035 <text:s text:c="11"/>9174 <text:s text:c="4"/>(N/A) <text:s text:c="60"/></text:p>
      <text:p text:style-name="P1">40036 <text:s text:c="11"/>9175 <text:s text:c="4"/>(N/A) <text:s text:c="60"/></text:p>
      <text:p text:style-name="P1">40037 <text:s text:c="11"/>9176 <text:s text:c="4"/>(N/A) <text:s text:c="60"/></text:p>
      <text:p text:style-name="P1">40038 <text:s text:c="11"/>9177 <text:s text:c="4"/>(N/A) <text:s text:c="60"/></text:p>
      <text:p text:style-name="P1">40039 <text:s text:c="11"/>9178 <text:s text:c="4"/>(N/A) <text:s text:c="60"/></text:p>
      <text:p text:style-name="P1">40040 <text:s text:c="11"/>9179 <text:s text:c="4"/>(N/A) <text:s text:c="60"/></text:p>
      <text:p text:style-name="P1">40041 <text:s text:c="11"/>9180 <text:s text:c="4"/>(N/A) <text:s text:c="60"/></text:p>
      <text:p text:style-name="P1">40042 <text:s text:c="11"/>9181 <text:s text:c="4"/>(N/A) <text:s text:c="60"/></text:p>
      <text:p text:style-name="P1">40043 <text:s text:c="11"/>9182 <text:s text:c="4"/>(N/A) <text:s text:c="60"/></text:p>
      <text:p text:style-name="P1">40044 <text:s text:c="11"/>9183 <text:s text:c="4"/>(N/A) <text:s text:c="60"/></text:p>
      <text:p text:style-name="P1">40045 <text:s text:c="11"/>9184 <text:s text:c="4"/>(N/A) <text:s text:c="60"/></text:p>
      <text:p text:style-name="P1">40046 <text:s text:c="11"/>9185 <text:s text:c="4"/>(N/A) <text:s text:c="60"/></text:p>
      <text:p text:style-name="P1">40047 <text:s text:c="11"/>9186 <text:s text:c="4"/>(N/A) <text:s text:c="60"/></text:p>
      <text:p text:style-name="P1">40048 <text:s text:c="11"/>9187 <text:s text:c="4"/>(N/A) <text:s text:c="60"/></text:p>
      <text:p text:style-name="P1">40049 <text:s text:c="11"/>9188 <text:s text:c="4"/>(N/A) <text:s text:c="60"/></text:p>
      <text:p text:style-name="P1">40050 <text:s text:c="11"/>9189 <text:s text:c="4"/>(N/A) <text:s text:c="60"/></text:p>
      <text:p text:style-name="P1">40051 <text:s text:c="11"/>9190 <text:s text:c="4"/>(N/A) <text:s text:c="60"/></text:p>
      <text:p text:style-name="P1">40052 <text:s text:c="11"/>9191 <text:s text:c="4"/>(N/A) <text:s text:c="60"/></text:p>
      <text:p text:style-name="P1">40053 <text:s text:c="11"/>9192 <text:s text:c="4"/>(N/A) <text:s text:c="60"/></text:p>
      <text:p text:style-name="P1">40054 <text:s text:c="11"/>9193 <text:s text:c="4"/>(N/A) <text:s text:c="60"/></text:p>
      <text:p text:style-name="P1">40055 <text:s text:c="11"/>9194 <text:s text:c="4"/>(N/A) <text:s text:c="60"/></text:p>
      <text:p text:style-name="P1">40056-40103 (48) 0 <text:s text:c="7"/>(N/A) <text:s text:c="60"/></text:p>
      <text:p text:style-name="P1">40104 <text:s text:c="11"/>10153 <text:s text:c="3"/>Engine Speed-0 RPM <text:s/>Integer <text:s text:c="4"/>2 <text:s text:c="2"/>0 <text:s text:c="5"/>0 <text:s text:c="2"/>3000 ECU <text:s text:c="10"/></text:p>
      <text:p text:style-name="P1">40105 <text:s text:c="11"/>10154 <text:s text:c="3"/>GlobalTiming-0 deg <text:s/>Integer <text:s text:c="4"/>2 <text:s text:c="2"/>1 <text:s/>-2000 <text:s text:c="2"/>3019 ECU <text:s text:c="10"/></text:p>
      <text:p text:style-name="P1">40106 <text:s text:c="11"/>10155 <text:s text:c="3"/>Timing1-0 <text:s text:c="5"/>deg <text:s/>Integer <text:s text:c="4"/>2 <text:s text:c="2"/>1 <text:s/>-2000 <text:s text:c="2"/>3019 ECU <text:s text:c="10"/></text:p>
      <text:p text:style-name="P1">40107 <text:s text:c="11"/>10156 <text:s text:c="3"/>Timing2-0 <text:s text:c="5"/>deg <text:s/>Integer <text:s text:c="4"/>2 <text:s text:c="2"/>1 <text:s/>-2000 <text:s text:c="2"/>3019 ECU <text:s text:c="10"/></text:p>
      <text:p text:style-name="P1">40108 <text:s text:c="11"/>10157 <text:s text:c="3"/>Timing3-0 <text:s text:c="5"/>deg <text:s/>Integer <text:s text:c="4"/>2 <text:s text:c="2"/>1 <text:s/>-2000 <text:s text:c="2"/>3019 ECU <text:s text:c="10"/></text:p>
      <text:p text:style-name="P1">40109 <text:s text:c="11"/>10158 <text:s text:c="3"/>Timing4-0 <text:s text:c="5"/>deg <text:s/>Integer <text:s text:c="4"/>2 <text:s text:c="2"/>1 <text:s/>-2000 <text:s text:c="2"/>3019 ECU <text:s text:c="10"/></text:p>
      <text:p text:style-name="P1">40110 <text:s text:c="11"/>10159 <text:s text:c="3"/>Dwell time 1-0 us <text:s text:c="2"/>Integer <text:s text:c="4"/>2 <text:s text:c="2"/>0 <text:s text:c="5"/>0 <text:s/>25000 ECU <text:s text:c="10"/></text:p>
      <text:p text:style-name="P1">40111 <text:s text:c="11"/>10160 <text:s text:c="3"/>Dwell time 2-0 us <text:s text:c="2"/>Integer <text:s text:c="4"/>2 <text:s text:c="2"/>0 <text:s text:c="5"/>0 <text:s/>25000 ECU <text:s text:c="10"/></text:p>
      <text:p text:style-name="P1">40112 <text:s text:c="11"/>10161 <text:s text:c="3"/>Dwell time 3-0 us <text:s text:c="2"/>Integer <text:s text:c="4"/>2 <text:s text:c="2"/>0 <text:s text:c="5"/>0 <text:s/>25000 ECU <text:s text:c="10"/></text:p>
      <text:p text:style-name="P1">40113 <text:s text:c="11"/>10162 <text:s text:c="3"/>Dwell time 4-0 us <text:s text:c="2"/>Integer <text:s text:c="4"/>2 <text:s text:c="2"/>0 <text:s text:c="5"/>0 <text:s/>25000 ECU <text:s text:c="10"/></text:p>
      <text:p text:style-name="P1">40114 <text:s text:c="11"/>10163 <text:s text:c="3"/>Dwell optim1-0 us <text:s text:c="2"/>Integer <text:s text:c="4"/>2 <text:s text:c="2"/>0 <text:s text:c="5"/>0 <text:s/>25000 ECU <text:s text:c="10"/></text:p>
      <text:p text:style-name="P1">40115 <text:s text:c="11"/>10164 <text:s text:c="3"/>Dwell optim2-0 us <text:s text:c="2"/>Integer <text:s text:c="4"/>2 <text:s text:c="2"/>0 <text:s text:c="5"/>0 <text:s/>25000 ECU <text:s text:c="10"/></text:p>
      <text:p text:style-name="P1">40116 <text:s text:c="11"/>10165 <text:s text:c="3"/>Dwell optim3-0 us <text:s text:c="2"/>Integer <text:s text:c="4"/>2 <text:s text:c="2"/>0 <text:s text:c="5"/>0 <text:s/>25000 ECU <text:s text:c="10"/></text:p>
      <text:p text:style-name="P1">40117 <text:s text:c="11"/>10166 <text:s text:c="3"/>Dwell optim4-0 us <text:s text:c="2"/>Integer <text:s text:c="4"/>2 <text:s text:c="2"/>0 <text:s text:c="5"/>0 <text:s/>25000 ECU <text:s text:c="10"/></text:p>
      <text:p text:style-name="P1">40118 <text:s text:c="11"/>10167 <text:s text:c="3"/>Battery Volt-0 V <text:s text:c="3"/>Integer <text:s text:c="4"/>2 <text:s text:c="2"/>1 <text:s text:c="5"/>0 <text:s text:c="3"/>300 ECU <text:s text:c="10"/></text:p>
      <text:p text:style-name="P1">40119 <text:s text:c="11"/>10168 <text:s text:c="3"/>Engine Speed-1 RPM <text:s/>Integer <text:s text:c="4"/>2 <text:s text:c="2"/>0 <text:s text:c="5"/>0 <text:s text:c="2"/>3000 ECU <text:s text:c="10"/></text:p>
      <text:p text:style-name="P1">40120 <text:s text:c="11"/>10169 <text:s text:c="3"/>ECU BIN1 <text:s text:c="11"/>Binary#4 <text:s text:c="3"/>1 <text:s text:c="2"/>- <text:s text:c="5"/>- <text:s text:c="5"/>- ECU <text:s text:c="10"/></text:p>
      <text:p text:style-name="P1">40121 <text:s text:c="11"/>10170 <text:s text:c="3"/>ECU BIN2 <text:s text:c="11"/>Binary#5 <text:s text:c="3"/>1 <text:s text:c="2"/>- <text:s text:c="5"/>- <text:s text:c="5"/>- ECU <text:s text:c="10"/></text:p>
      <text:p text:style-name="P1">40122 <text:s text:c="11"/>10171 <text:s text:c="3"/>ECU BOUT1 <text:s text:c="10"/>Binary#6 <text:s text:c="3"/>1 <text:s text:c="2"/>- <text:s text:c="5"/>- <text:s text:c="5"/>- ECU <text:s text:c="10"/></text:p>
      <text:p text:style-name="P1">40123 <text:s text:c="11"/>10172 <text:s text:c="3"/>ECU BOUT2 <text:s text:c="10"/>Binary#7 <text:s text:c="3"/>1 <text:s text:c="2"/>- <text:s text:c="5"/>- <text:s text:c="5"/>- ECU <text:s text:c="10"/></text:p>
      <text:p text:style-name="P1">40124-40125 ( 2) 10173 <text:s text:c="3"/>ECU-AIN-L 1 <text:s text:c="3"/>- <text:s text:c="3"/>Integer <text:s text:c="4"/>4 <text:s text:c="2"/>0 <text:s text:c="5"/>- <text:s text:c="5"/>- ECU <text:s text:c="10"/></text:p>
      <text:p text:style-name="P1">40126-40127 ( 2) 10174 <text:s text:c="3"/>ECU-AIN-L 2 <text:s text:c="3"/>- <text:s text:c="3"/>Integer <text:s text:c="4"/>4 <text:s text:c="2"/>0 <text:s text:c="5"/>- <text:s text:c="5"/>- ECU <text:s text:c="10"/></text:p>
      <text:p text:style-name="P1"><text:soft-page-break/>40128 <text:s text:c="11"/>10182 <text:s text:c="3"/>ECU StrList1 <text:s text:c="7"/>List#1 <text:s text:c="5"/>1 <text:s text:c="2"/>- <text:s text:c="2"/>1248 <text:s text:c="2"/>1248 (No group) <text:s text:c="3"/></text:p>
      <text:p text:style-name="P1">40129 <text:s text:c="11"/>10183 <text:s text:c="3"/>ECU StrList2 <text:s text:c="7"/>List#2 <text:s text:c="5"/>1 <text:s text:c="2"/>- <text:s text:c="2"/>1249 <text:s text:c="2"/>1249 (No group) <text:s text:c="3"/></text:p>
      <text:p text:style-name="P1">40130 <text:s text:c="11"/>9143 <text:s text:c="4"/>LogBout 1 <text:s text:c="10"/>Binary#8 <text:s text:c="3"/>2 <text:s text:c="2"/>- <text:s text:c="5"/>- <text:s text:c="5"/>- Log Bout <text:s text:c="5"/></text:p>
      <text:p text:style-name="P1">40131 <text:s text:c="11"/>9144 <text:s text:c="4"/>LogBout 2 <text:s text:c="10"/>Binary#9 <text:s text:c="3"/>2 <text:s text:c="2"/>- <text:s text:c="5"/>- <text:s text:c="5"/>- Log Bout <text:s text:c="5"/></text:p>
      <text:p text:style-name="P1">40132 <text:s text:c="11"/>9145 <text:s text:c="4"/>LogBout 3 <text:s text:c="10"/>Binary#10 <text:s text:c="2"/>2 <text:s text:c="2"/>- <text:s text:c="5"/>- <text:s text:c="5"/>- Log Bout <text:s text:c="5"/></text:p>
      <text:p text:style-name="P1">40133 <text:s text:c="11"/>9146 <text:s text:c="4"/>LogBout 4 <text:s text:c="10"/>Binary#11 <text:s text:c="2"/>2 <text:s text:c="2"/>- <text:s text:c="5"/>- <text:s text:c="5"/>- Log Bout <text:s text:c="5"/></text:p>
      <text:p text:style-name="P1">40134 <text:s text:c="11"/>9147 <text:s text:c="4"/>LogBout 5 <text:s text:c="10"/>Binary#12 <text:s text:c="2"/>2 <text:s text:c="2"/>- <text:s text:c="5"/>- <text:s text:c="5"/>- Log Bout <text:s text:c="5"/></text:p>
      <text:p text:style-name="P1">40135 <text:s text:c="11"/>9148 <text:s text:c="4"/>LogBout 6 <text:s text:c="10"/>Binary#13 <text:s text:c="2"/>2 <text:s text:c="2"/>- <text:s text:c="5"/>- <text:s text:c="5"/>- Log Bout <text:s text:c="5"/></text:p>
      <text:p text:style-name="P1">40136 <text:s text:c="11"/>9149 <text:s text:c="4"/>LogBout 7 <text:s text:c="10"/>Binary#14 <text:s text:c="2"/>2 <text:s text:c="2"/>- <text:s text:c="5"/>- <text:s text:c="5"/>- Log Bout <text:s text:c="5"/></text:p>
      <text:p text:style-name="P1">40137 <text:s text:c="11"/>10580 <text:s text:c="3"/>VPIO BOUT1 <text:s text:c="9"/>Binary#15 <text:s text:c="2"/>1 <text:s text:c="2"/>- <text:s text:c="5"/>- <text:s text:c="5"/>- VPIO <text:s text:c="9"/></text:p>
      <text:p text:style-name="P1">40138 <text:s text:c="11"/>10581 <text:s text:c="3"/>(N/A) <text:s text:c="60"/></text:p>
      <text:p text:style-name="P1">40139 <text:s text:c="11"/>10582 <text:s text:c="3"/>(N/A) <text:s text:c="60"/></text:p>
      <text:p text:style-name="P1">40140 <text:s text:c="11"/>10583 <text:s text:c="3"/>(N/A) <text:s text:c="60"/></text:p>
      <text:p text:style-name="P1">40141-40156 (16) 10011 <text:s text:c="3"/>(N/A) <text:s text:c="60"/></text:p>
      <text:p text:style-name="P1">40157 <text:s text:c="11"/>10627 <text:s text:c="3"/>RemoteControl <text:s text:c="6"/>Binary#16 <text:s text:c="2"/>2 <text:s text:c="2"/>- <text:s text:c="5"/>- <text:s text:c="5"/>- Log Bout <text:s text:c="5"/></text:p>
      <text:p text:style-name="P1">40158 <text:s text:c="11"/>8393 <text:s text:c="4"/>SW version <text:s text:c="9"/>Unsigned <text:s text:c="3"/>1 <text:s text:c="2"/>1 <text:s text:c="5"/>0 <text:s text:c="3"/>255 Info <text:s text:c="9"/></text:p>
      <text:p text:style-name="P1">40159 <text:s text:c="11"/>8707 <text:s text:c="4"/>SW branch <text:s text:c="10"/>Unsigned <text:s text:c="3"/>1 <text:s text:c="2"/>0 <text:s text:c="5"/>0 <text:s text:c="3"/>255 Info <text:s text:c="9"/></text:p>
      <text:p text:style-name="P1">40160 <text:s text:c="11"/>8480 <text:s text:c="4"/>Application <text:s text:c="8"/>Unsigned <text:s text:c="3"/>1 <text:s text:c="2"/>0 <text:s text:c="5"/>0 <text:s text:c="3"/>255 Info <text:s text:c="9"/></text:p>
      <text:p text:style-name="P1">40161-40162 ( 2) 9090 <text:s text:c="4"/>PasswordDecode <text:s text:c="5"/>Unsigned <text:s text:c="3"/>4 <text:s text:c="2"/>0 <text:s text:c="5"/>- <text:s text:c="5"/>- Info <text:s text:c="9"/></text:p>
      <text:p text:style-name="P1">40163 <text:s text:c="11"/>9244 <text:s text:c="4"/>Engine state <text:s text:c="7"/>List#3 <text:s text:c="5"/>1 <text:s text:c="2"/>- <text:s text:c="2"/>1161 <text:s text:c="2"/>1182 Info <text:s text:c="9"/></text:p>
      <text:p text:style-name="P1">40164 <text:s text:c="11"/>9245 <text:s text:c="4"/>Breaker state <text:s text:c="6"/>List#4 <text:s text:c="5"/>1 <text:s text:c="2"/>- <text:s text:c="2"/>1183 <text:s text:c="2"/>1195 Info <text:s text:c="9"/></text:p>
      <text:p text:style-name="P1">40165 <text:s text:c="11"/>9589 <text:s text:c="4"/>Breaker timer <text:s/>s <text:s text:c="3"/>Unsigned <text:s text:c="3"/>2 <text:s text:c="2"/>1 <text:s text:c="5"/>0 <text:s/>36000 Invisible <text:s text:c="4"/></text:p>
      <text:p text:style-name="P1">40166-40167 ( 2) 10130 <text:s text:c="3"/>(N/A) <text:s text:c="60"/></text:p>
      <text:p text:style-name="P1">40168 <text:s text:c="11"/>9574 <text:s text:c="4"/>ControllerMode <text:s text:c="5"/>List#5 <text:s text:c="5"/>1 <text:s text:c="2"/>- <text:s text:c="2"/>1156 <text:s text:c="2"/>1160 Info <text:s text:c="9"/></text:p>
      <text:p text:style-name="P1">40169 <text:s text:c="11"/>9887 <text:s text:c="4"/>ControllerMode <text:s text:c="5"/>List#5 <text:s text:c="5"/>1 <text:s text:c="2"/>- <text:s text:c="2"/>1156 <text:s text:c="2"/>1160 Invisible <text:s text:c="4"/></text:p>
      <text:p text:style-name="P1">40170 <text:s text:c="11"/>0 <text:s text:c="7"/>(N/A) <text:s text:c="60"/></text:p>
      <text:p text:style-name="P1">40171 <text:s text:c="11"/>8546 <text:s text:c="4"/>CAN16 <text:s text:c="14"/>Binary <text:s text:c="5"/>2 <text:s text:c="2"/>- <text:s text:c="5"/>- <text:s text:c="5"/>- Info <text:s text:c="9"/></text:p>
      <text:p text:style-name="P1">40172 <text:s text:c="11"/>8827 <text:s text:c="4"/>CAN32 <text:s text:c="14"/>Binary <text:s text:c="5"/>2 <text:s text:c="2"/>- <text:s text:c="5"/>- <text:s text:c="5"/>- Info <text:s text:c="9"/></text:p>
      <text:p text:style-name="P1">40173 <text:s text:c="11"/>8449 <text:s text:c="4"/>Status <text:s text:c="13"/>Binary#17 <text:s text:c="2"/>2 <text:s text:c="2"/>- <text:s text:c="5"/>- <text:s text:c="5"/>- Invisible <text:s text:c="4"/></text:p>
      <text:p text:style-name="P1">40174 <text:s text:c="11"/>10040 <text:s text:c="3"/>Timer text <text:s text:c="9"/>List#6 <text:s text:c="5"/>1 <text:s text:c="2"/>- <text:s text:c="2"/>1200 <text:s text:c="2"/>1232 Info <text:s text:c="9"/></text:p>
      <text:p text:style-name="P1">40175 <text:s text:c="11"/>8955 <text:s text:c="4"/>Timer val <text:s text:c="5"/>s <text:s text:c="3"/>Unsigned <text:s text:c="3"/>2 <text:s text:c="2"/>0 <text:s text:c="5"/>0 <text:s/>65535 Info <text:s text:c="9"/></text:p>
      <text:p text:style-name="P1">40176 <text:s text:c="11"/>10226 <text:s text:c="3"/>ECU DiagSource <text:s text:c="5"/>List#7 <text:s text:c="5"/>1 <text:s text:c="2"/>- <text:s text:c="2"/>1233 <text:s text:c="2"/>1237 Info <text:s text:c="9"/></text:p>
      <text:p text:style-name="P1">40177-40178 ( 2) 10232 <text:s text:c="3"/>ECU FC <text:s text:c="13"/>Unsigned <text:s text:c="3"/>4 <text:s text:c="2"/>0 <text:s text:c="5"/>- <text:s text:c="5"/>- ECU diag <text:s text:c="5"/></text:p>
      <text:p text:style-name="P1">40179 <text:s text:c="11"/>10233 <text:s text:c="3"/>ECU FMI <text:s text:c="12"/>Unsigned <text:s text:c="3"/>1 <text:s text:c="2"/>0 <text:s text:c="5"/>0 <text:s text:c="3"/>255 ECU diag <text:s text:c="5"/></text:p>
      <text:p text:style-name="P1">40180 <text:s text:c="11"/>10234 <text:s text:c="3"/>ECU OC <text:s text:c="13"/>Unsigned <text:s text:c="3"/>1 <text:s text:c="2"/>0 <text:s text:c="5"/>0 <text:s text:c="3"/>255 ECU diag <text:s text:c="5"/></text:p>
      <text:p text:style-name="P1">40181 <text:s text:c="11"/>10424 <text:s text:c="3"/>PLC-BOUT 1 <text:s text:c="9"/>Binary#18 <text:s text:c="2"/>1 <text:s text:c="2"/>- <text:s text:c="5"/>- <text:s text:c="5"/>- PLC <text:s text:c="10"/></text:p>
      <text:p text:style-name="P1">40182 <text:s text:c="11"/>10425 <text:s text:c="3"/>PLC-BOUT 2 <text:s text:c="9"/>Binary#19 <text:s text:c="2"/>1 <text:s text:c="2"/>- <text:s text:c="5"/>- <text:s text:c="5"/>- PLC <text:s text:c="10"/></text:p>
      <text:p text:style-name="P1">40183 <text:s text:c="11"/>10426 <text:s text:c="3"/>PLC-BOUT 3 <text:s text:c="9"/>Binary#20 <text:s text:c="2"/>1 <text:s text:c="2"/>- <text:s text:c="5"/>- <text:s text:c="5"/>- PLC <text:s text:c="10"/></text:p>
      <text:p text:style-name="P1">40184 <text:s text:c="11"/>10427 <text:s text:c="3"/>PLC-BOUT 4 <text:s text:c="9"/>Binary#21 <text:s text:c="2"/>1 <text:s text:c="2"/>- <text:s text:c="5"/>- <text:s text:c="5"/>- PLC <text:s text:c="10"/></text:p>
      <text:p text:style-name="P1">40185 <text:s text:c="11"/>10428 <text:s text:c="3"/>(N/A) <text:s text:c="60"/></text:p>
      <text:p text:style-name="P1">40186 <text:s text:c="11"/>10429 <text:s text:c="3"/>(N/A) <text:s text:c="60"/></text:p>
      <text:p text:style-name="P1">40187 <text:s text:c="11"/>10430 <text:s text:c="3"/>(N/A) <text:s text:c="60"/></text:p>
      <text:p text:style-name="P1">40188 <text:s text:c="11"/>10431 <text:s text:c="3"/>(N/A) <text:s text:c="60"/></text:p>
      <text:p text:style-name="P1">40189 <text:s text:c="11"/>10432 <text:s text:c="3"/>(N/A) <text:s text:c="60"/></text:p>
      <text:p text:style-name="P1">40190 <text:s text:c="11"/>10433 <text:s text:c="3"/>(N/A) <text:s text:c="60"/></text:p>
      <text:p text:style-name="P1">40191 <text:s text:c="11"/>10434 <text:s text:c="3"/>(N/A) <text:s text:c="60"/></text:p>
      <text:p text:style-name="P1">40192 <text:s text:c="11"/>10435 <text:s text:c="3"/>(N/A) <text:s text:c="60"/></text:p>
      <text:p text:style-name="P1">40193 <text:s text:c="11"/>10436 <text:s text:c="3"/>(N/A) <text:s text:c="60"/></text:p>
      <text:p text:style-name="P1">40194 <text:s text:c="11"/>10437 <text:s text:c="3"/>(N/A) <text:s text:c="60"/></text:p>
      <text:p text:style-name="P1">40195 <text:s text:c="11"/>10438 <text:s text:c="3"/>(N/A) <text:s text:c="60"/></text:p>
      <text:p text:style-name="P1">40196 <text:s text:c="11"/>10439 <text:s text:c="3"/>(N/A) <text:s text:c="60"/></text:p>
      <text:p text:style-name="P1">40197 <text:s text:c="11"/>10360 <text:s text:c="3"/>ConsumptObjPLC kW <text:s text:c="2"/>Integer <text:s text:c="4"/>2 <text:s text:c="2"/>1 -32768 <text:s/>32767 PLC <text:s text:c="10"/></text:p>
      <text:p text:style-name="P1">40198 <text:s text:c="11"/>10361 <text:s text:c="3"/>Igni Timing <text:s text:c="3"/>° <text:s text:c="3"/>Integer <text:s text:c="4"/>2 <text:s text:c="2"/>0 -32768 <text:s/>32767 PLC <text:s text:c="10"/></text:p>
      <text:p text:style-name="P1">40199 <text:s text:c="11"/>10362 <text:s text:c="3"/>Igni DwellTime us <text:s text:c="2"/>Integer <text:s text:c="4"/>2 <text:s text:c="2"/>0 -32768 <text:s/>32767 PLC <text:s text:c="10"/></text:p>
      <text:p text:style-name="P1">40200 <text:s text:c="11"/>10363 <text:s text:c="3"/>Igni Test <text:s text:c="5"/>- <text:s text:c="3"/>Integer <text:s text:c="4"/>2 <text:s text:c="2"/>0 -32768 <text:s/>32767 PLC <text:s text:c="10"/></text:p>
      <text:p text:style-name="P1">40201 <text:s text:c="11"/>10364 <text:s text:c="3"/>RedPWR Freq <text:s text:c="3"/>% <text:s text:c="3"/>Integer <text:s text:c="4"/>2 <text:s text:c="2"/>0 -32768 <text:s/>32767 PLC <text:s text:c="10"/></text:p>
      <text:p text:style-name="P1">40202 <text:s text:c="11"/>10365 <text:s text:c="3"/>(N/A) <text:s text:c="60"/></text:p>
      <text:p text:style-name="P1">40203 <text:s text:c="11"/>10366 <text:s text:c="3"/>(N/A) <text:s text:c="60"/></text:p>
      <text:p text:style-name="P1">40204 <text:s text:c="11"/>10367 <text:s text:c="3"/>(N/A) <text:s text:c="60"/></text:p>
      <text:p text:style-name="P1">40205 <text:s text:c="11"/>10368 <text:s text:c="3"/>(N/A) <text:s text:c="60"/></text:p>
      <text:p text:style-name="P1">40206 <text:s text:c="11"/>10369 <text:s text:c="3"/>(N/A) <text:s text:c="60"/></text:p>
      <text:p text:style-name="P1">40207 <text:s text:c="11"/>10370 <text:s text:c="3"/>(N/A) <text:s text:c="60"/></text:p>
      <text:p text:style-name="P1">40208 <text:s text:c="11"/>10371 <text:s text:c="3"/>(N/A) <text:s text:c="60"/></text:p>
      <text:p text:style-name="P1">40209 <text:s text:c="11"/>10372 <text:s text:c="3"/>(N/A) <text:s text:c="60"/></text:p>
      <text:p text:style-name="P1">40210 <text:s text:c="11"/>10373 <text:s text:c="3"/>(N/A) <text:s text:c="60"/></text:p>
      <text:p text:style-name="P1">40211 <text:s text:c="11"/>10374 <text:s text:c="3"/>(N/A) <text:s text:c="60"/></text:p>
      <text:p text:style-name="P1">40212 <text:s text:c="11"/>10375 <text:s text:c="3"/>(N/A) <text:s text:c="60"/></text:p>
      <text:p text:style-name="P1">40213 <text:s text:c="11"/>10376 <text:s text:c="3"/>(N/A) <text:s text:c="60"/></text:p>
      <text:p text:style-name="P1">40214 <text:s text:c="11"/>10377 <text:s text:c="3"/>(N/A) <text:s text:c="60"/></text:p>
      <text:p text:style-name="P1">40215 <text:s text:c="11"/>10378 <text:s text:c="3"/>(N/A) <text:s text:c="60"/></text:p>
      <text:p text:style-name="P1">40216 <text:s text:c="11"/>10379 <text:s text:c="3"/>(N/A) <text:s text:c="60"/></text:p>
      <text:p text:style-name="P1">40217 <text:s text:c="11"/>10380 <text:s text:c="3"/>(N/A) <text:s text:c="60"/></text:p>
      <text:p text:style-name="P1">40218 <text:s text:c="11"/>10381 <text:s text:c="3"/>(N/A) <text:s text:c="60"/></text:p>
      <text:p text:style-name="P1">40219 <text:s text:c="11"/>10382 <text:s text:c="3"/>(N/A) <text:s text:c="60"/></text:p>
      <text:p text:style-name="P1">40220 <text:s text:c="11"/>10383 <text:s text:c="3"/>(N/A) <text:s text:c="60"/></text:p>
      <text:p text:style-name="P1">40221 <text:s text:c="11"/>10384 <text:s text:c="3"/>(N/A) <text:s text:c="60"/></text:p>
      <text:p text:style-name="P1">40222 <text:s text:c="11"/>10385 <text:s text:c="3"/>(N/A) <text:s text:c="60"/></text:p>
      <text:p text:style-name="P1">40223 <text:s text:c="11"/>10386 <text:s text:c="3"/>(N/A) <text:s text:c="60"/></text:p>
      <text:p text:style-name="P1">40224 <text:s text:c="11"/>10387 <text:s text:c="3"/>(N/A) <text:s text:c="60"/></text:p>
      <text:p text:style-name="P1">40225 <text:s text:c="11"/>10388 <text:s text:c="3"/>(N/A) <text:s text:c="60"/></text:p>
      <text:p text:style-name="P1"><text:soft-page-break/>40226 <text:s text:c="11"/>10389 <text:s text:c="3"/>(N/A) <text:s text:c="60"/></text:p>
      <text:p text:style-name="P1">40227 <text:s text:c="11"/>10390 <text:s text:c="3"/>(N/A) <text:s text:c="60"/></text:p>
      <text:p text:style-name="P1">40228 <text:s text:c="11"/>10391 <text:s text:c="3"/>(N/A) <text:s text:c="60"/></text:p>
      <text:p text:style-name="P1">40229 <text:s text:c="11"/>10392 <text:s text:c="3"/>(N/A) <text:s text:c="60"/></text:p>
      <text:p text:style-name="P1">40230 <text:s text:c="11"/>10393 <text:s text:c="3"/>(N/A) <text:s text:c="60"/></text:p>
      <text:p text:style-name="P1">40231 <text:s text:c="11"/>10394 <text:s text:c="3"/>(N/A) <text:s text:c="60"/></text:p>
      <text:p text:style-name="P1">40232 <text:s text:c="11"/>10395 <text:s text:c="3"/>(N/A) <text:s text:c="60"/></text:p>
      <text:p text:style-name="P1">40233 <text:s text:c="11"/>10396 <text:s text:c="3"/>(N/A) <text:s text:c="60"/></text:p>
      <text:p text:style-name="P1">40234 <text:s text:c="11"/>10397 <text:s text:c="3"/>(N/A) <text:s text:c="60"/></text:p>
      <text:p text:style-name="P1">40235 <text:s text:c="11"/>10398 <text:s text:c="3"/>(N/A) <text:s text:c="60"/></text:p>
      <text:p text:style-name="P1">40236 <text:s text:c="11"/>10399 <text:s text:c="3"/>(N/A) <text:s text:c="60"/></text:p>
      <text:p text:style-name="P1">40237 <text:s text:c="11"/>10400 <text:s text:c="3"/>(N/A) <text:s text:c="60"/></text:p>
      <text:p text:style-name="P1">40238 <text:s text:c="11"/>10401 <text:s text:c="3"/>(N/A) <text:s text:c="60"/></text:p>
      <text:p text:style-name="P1">40239 <text:s text:c="11"/>10402 <text:s text:c="3"/>(N/A) <text:s text:c="60"/></text:p>
      <text:p text:style-name="P1">40240 <text:s text:c="11"/>10403 <text:s text:c="3"/>(N/A) <text:s text:c="60"/></text:p>
      <text:p text:style-name="P1">40241 <text:s text:c="11"/>10404 <text:s text:c="3"/>(N/A) <text:s text:c="60"/></text:p>
      <text:p text:style-name="P1">40242 <text:s text:c="11"/>10405 <text:s text:c="3"/>(N/A) <text:s text:c="60"/></text:p>
      <text:p text:style-name="P1">40243 <text:s text:c="11"/>10406 <text:s text:c="3"/>(N/A) <text:s text:c="60"/></text:p>
      <text:p text:style-name="P1">40244 <text:s text:c="11"/>10407 <text:s text:c="3"/>(N/A) <text:s text:c="60"/></text:p>
      <text:p text:style-name="P1">40245 <text:s text:c="11"/>10408 <text:s text:c="3"/>(N/A) <text:s text:c="60"/></text:p>
      <text:p text:style-name="P1">40246 <text:s text:c="11"/>10409 <text:s text:c="3"/>(N/A) <text:s text:c="60"/></text:p>
      <text:p text:style-name="P1">40247 <text:s text:c="11"/>10410 <text:s text:c="3"/>(N/A) <text:s text:c="60"/></text:p>
      <text:p text:style-name="P1">40248 <text:s text:c="11"/>10411 <text:s text:c="3"/>(N/A) <text:s text:c="60"/></text:p>
      <text:p text:style-name="P1">40249 <text:s text:c="11"/>10412 <text:s text:c="3"/>(N/A) <text:s text:c="60"/></text:p>
      <text:p text:style-name="P1">40250 <text:s text:c="11"/>10413 <text:s text:c="3"/>(N/A) <text:s text:c="60"/></text:p>
      <text:p text:style-name="P1">40251 <text:s text:c="11"/>10414 <text:s text:c="3"/>(N/A) <text:s text:c="60"/></text:p>
      <text:p text:style-name="P1">40252 <text:s text:c="11"/>10415 <text:s text:c="3"/>(N/A) <text:s text:c="60"/></text:p>
      <text:p text:style-name="P1">40253 <text:s text:c="11"/>10416 <text:s text:c="3"/>(N/A) <text:s text:c="60"/></text:p>
      <text:p text:style-name="P1">40254 <text:s text:c="11"/>10417 <text:s text:c="3"/>(N/A) <text:s text:c="60"/></text:p>
      <text:p text:style-name="P1">40255 <text:s text:c="11"/>10418 <text:s text:c="3"/>(N/A) <text:s text:c="60"/></text:p>
      <text:p text:style-name="P1">40256 <text:s text:c="11"/>10419 <text:s text:c="3"/>(N/A) <text:s text:c="60"/></text:p>
      <text:p text:style-name="P1">40257 <text:s text:c="11"/>10420 <text:s text:c="3"/>(N/A) <text:s text:c="60"/></text:p>
      <text:p text:style-name="P1">40258 <text:s text:c="11"/>10421 <text:s text:c="3"/>(N/A) <text:s text:c="60"/></text:p>
      <text:p text:style-name="P1">40259 <text:s text:c="11"/>10422 <text:s text:c="3"/>(N/A) <text:s text:c="60"/></text:p>
      <text:p text:style-name="P1">40260 <text:s text:c="11"/>10423 <text:s text:c="3"/>(N/A) <text:s text:c="60"/></text:p>
      <text:p text:style-name="P1">40261 <text:s text:c="11"/>10504 <text:s text:c="3"/>(N/A) <text:s text:c="60"/></text:p>
      <text:p text:style-name="P1">40262 <text:s text:c="11"/>10505 <text:s text:c="3"/>(N/A) <text:s text:c="60"/></text:p>
      <text:p text:style-name="P1">40263 <text:s text:c="11"/>10506 <text:s text:c="3"/>(N/A) <text:s text:c="60"/></text:p>
      <text:p text:style-name="P1">40264 <text:s text:c="11"/>10507 <text:s text:c="3"/>(N/A) <text:s text:c="60"/></text:p>
      <text:p text:style-name="P1">40265 <text:s text:c="11"/>10508 <text:s text:c="3"/>(N/A) <text:s text:c="60"/></text:p>
      <text:p text:style-name="P1">40266 <text:s text:c="11"/>10509 <text:s text:c="3"/>(N/A) <text:s text:c="60"/></text:p>
      <text:p text:style-name="P1">40267 <text:s text:c="11"/>10510 <text:s text:c="3"/>(N/A) <text:s text:c="60"/></text:p>
      <text:p text:style-name="P1">40268 <text:s text:c="11"/>10511 <text:s text:c="3"/>(N/A) <text:s text:c="60"/></text:p>
      <text:p text:style-name="P1">40269 <text:s text:c="11"/>10572 <text:s text:c="3"/>(N/A) <text:s text:c="60"/></text:p>
      <text:p text:style-name="P1">40270 <text:s text:c="11"/>10573 <text:s text:c="3"/>(N/A) <text:s text:c="60"/></text:p>
      <text:p text:style-name="P1">40271 <text:s text:c="11"/>10574 <text:s text:c="3"/>(N/A) <text:s text:c="60"/></text:p>
      <text:p text:style-name="P1">40272 <text:s text:c="11"/>10575 <text:s text:c="3"/>(N/A) <text:s text:c="60"/></text:p>
      <text:p text:style-name="P1">40273 <text:s text:c="11"/>10576 <text:s text:c="3"/>(N/A) <text:s text:c="60"/></text:p>
      <text:p text:style-name="P1">40274 <text:s text:c="11"/>10577 <text:s text:c="3"/>(N/A) <text:s text:c="60"/></text:p>
      <text:p text:style-name="P1">40275 <text:s text:c="11"/>10578 <text:s text:c="3"/>(N/A) <text:s text:c="60"/></text:p>
      <text:p text:style-name="P1">40276 <text:s text:c="11"/>10579 <text:s text:c="3"/>(N/A) <text:s text:c="60"/></text:p>
      <text:p text:style-name="P1">40277 <text:s text:c="11"/>10584 <text:s text:c="3"/>(N/A) <text:s text:c="60"/></text:p>
      <text:p text:style-name="P1">40278 <text:s text:c="11"/>10585 <text:s text:c="3"/>(N/A) <text:s text:c="60"/></text:p>
      <text:p text:style-name="P1">40279 <text:s text:c="11"/>10586 <text:s text:c="3"/>(N/A) <text:s text:c="60"/></text:p>
      <text:p text:style-name="P1">40280 <text:s text:c="11"/>10587 <text:s text:c="3"/>(N/A) <text:s text:c="60"/></text:p>
      <text:p text:style-name="P1">40281 <text:s text:c="11"/>8192 <text:s text:c="4"/>Gen V L1-N <text:s text:c="4"/>V <text:s text:c="3"/>Unsigned <text:s text:c="3"/>2 <text:s text:c="2"/>0 <text:s text:c="5"/>0 <text:s/>8277* Gener values <text:s/></text:p>
      <text:p text:style-name="P1">40282 <text:s text:c="11"/>8193 <text:s text:c="4"/>Gen V L2-N <text:s text:c="4"/>V <text:s text:c="3"/>Unsigned <text:s text:c="3"/>2 <text:s text:c="2"/>0 <text:s text:c="5"/>0 <text:s/>8277* Gener values <text:s/></text:p>
      <text:p text:style-name="P1">40283 <text:s text:c="11"/>8194 <text:s text:c="4"/>Gen V L3-N <text:s text:c="4"/>V <text:s text:c="3"/>Unsigned <text:s text:c="3"/>2 <text:s text:c="2"/>0 <text:s text:c="5"/>0 <text:s/>8277* Gener values <text:s/></text:p>
      <text:p text:style-name="P1">40284 <text:s text:c="11"/>10645 <text:s text:c="3"/>Gen V <text:s text:c="9"/>V <text:s text:c="3"/>Unsigned <text:s text:c="3"/>2 <text:s text:c="2"/>0 <text:s text:c="5"/>0 <text:s/>8277* Gener values <text:s/></text:p>
      <text:p text:style-name="P1">40285 <text:s text:c="11"/>9628 <text:s text:c="4"/>Gen V L1-L2 <text:s text:c="3"/>V <text:s text:c="3"/>Unsigned <text:s text:c="3"/>2 <text:s text:c="2"/>0 <text:s text:c="5"/>0 <text:s/>9673* Gener values <text:s/></text:p>
      <text:p text:style-name="P1">40286 <text:s text:c="11"/>9629 <text:s text:c="4"/>Gen V L2-L3 <text:s text:c="3"/>V <text:s text:c="3"/>Unsigned <text:s text:c="3"/>2 <text:s text:c="2"/>0 <text:s text:c="5"/>0 <text:s/>9673* Gener values <text:s/></text:p>
      <text:p text:style-name="P1">40287 <text:s text:c="11"/>9630 <text:s text:c="4"/>Gen V L3-L1 <text:s text:c="3"/>V <text:s text:c="3"/>Unsigned <text:s text:c="3"/>2 <text:s text:c="2"/>0 <text:s text:c="5"/>0 <text:s/>9673* Gener values <text:s/></text:p>
      <text:p text:style-name="P1">40288 <text:s text:c="11"/>8210 <text:s text:c="4"/>Gen freq <text:s text:c="6"/>Hz <text:s text:c="2"/>Unsigned <text:s text:c="3"/>2 <text:s text:c="2"/>1 <text:s text:c="3"/>400 <text:s text:c="3"/>700 Gener values <text:s/></text:p>
      <text:p text:style-name="P1">40289 <text:s text:c="11"/>9851 <text:s text:c="4"/>(N/A) <text:s text:c="60"/></text:p>
      <text:p text:style-name="P1">40290 <text:s text:c="11"/>8198 <text:s text:c="4"/>Gen curr L1 <text:s text:c="3"/>A <text:s text:c="3"/>Unsigned <text:s text:c="3"/>2 <text:s text:c="2"/>0 <text:s text:c="5"/>0 <text:s/>8275* Gener values <text:s/></text:p>
      <text:p text:style-name="P1">40291 <text:s text:c="11"/>8199 <text:s text:c="4"/>Gen curr L2 <text:s text:c="3"/>A <text:s text:c="3"/>Unsigned <text:s text:c="3"/>2 <text:s text:c="2"/>0 <text:s text:c="5"/>0 <text:s/>8275* Gener values <text:s/></text:p>
      <text:p text:style-name="P1">40292 <text:s text:c="11"/>8200 <text:s text:c="4"/>Gen curr L3 <text:s text:c="3"/>A <text:s text:c="3"/>Unsigned <text:s text:c="3"/>2 <text:s text:c="2"/>0 <text:s text:c="5"/>0 <text:s/>8275* Gener values <text:s/></text:p>
      <text:p text:style-name="P1">40293 <text:s text:c="11"/>8204 <text:s text:c="4"/>Pwr factor <text:s text:c="9"/>Integer <text:s text:c="4"/>1 <text:s text:c="2"/>2 <text:s text:c="2"/>-100 <text:s text:c="3"/>100 Gener values <text:s/></text:p>
      <text:p text:style-name="P1">40294 <text:s text:c="11"/>8395 <text:s text:c="4"/>Load char <text:s text:c="10"/>Char <text:s text:c="7"/>1 <text:s text:c="2"/>- <text:s text:c="5"/>- <text:s text:c="5"/>- Gener values <text:s/></text:p>
      <text:p text:style-name="P1">40295 <text:s text:c="11"/>8226 <text:s text:c="4"/>(N/A) <text:s text:c="60"/></text:p>
      <text:p text:style-name="P1">40296 <text:s text:c="11"/>8202 <text:s text:c="4"/>Act power <text:s text:c="5"/>kW <text:s text:c="2"/>Integer <text:s text:c="4"/>2 <text:s text:c="2"/>1 <text:s text:c="5"/>0 <text:s/>8276* Gener values <text:s/></text:p>
      <text:p text:style-name="P1">40297 <text:s text:c="11"/>10641 <text:s text:c="3"/>Act pwr rel <text:s text:c="3"/>% <text:s text:c="3"/>Integer <text:s text:c="4"/>2 <text:s text:c="2"/>2 <text:s text:c="5"/>0 <text:s/>10000 Gener values <text:s/></text:p>
      <text:p text:style-name="P1">40298 <text:s text:c="11"/>8524 <text:s text:c="4"/>Act pwr L1 <text:s text:c="4"/>kW <text:s text:c="2"/>Integer <text:s text:c="4"/>2 <text:s text:c="2"/>1 <text:s text:c="5"/>0 <text:s/>8276* Gener values <text:s/></text:p>
      <text:p text:style-name="P1">40299 <text:s text:c="11"/>8525 <text:s text:c="4"/>Act pwr L2 <text:s text:c="4"/>kW <text:s text:c="2"/>Integer <text:s text:c="4"/>2 <text:s text:c="2"/>1 <text:s text:c="5"/>0 <text:s/>8276* Gener values <text:s/></text:p>
      <text:p text:style-name="P1">40300 <text:s text:c="11"/>8526 <text:s text:c="4"/>Act pwr L3 <text:s text:c="4"/>kW <text:s text:c="2"/>Integer <text:s text:c="4"/>2 <text:s text:c="2"/>1 <text:s text:c="5"/>0 <text:s/>8276* Gener values <text:s/></text:p>
      <text:p text:style-name="P1">40301 <text:s text:c="11"/>8203 <text:s text:c="4"/>React power <text:s text:c="3"/>kVAr Integer <text:s text:c="4"/>2 <text:s text:c="2"/>1 -32768 <text:s/>32767 Gener values <text:s/></text:p>
      <text:p text:style-name="P1">40302 <text:s text:c="11"/>10642 <text:s text:c="3"/>(N/A) <text:s text:c="60"/></text:p>
      <text:p text:style-name="P1">40303 <text:s text:c="11"/>8527 <text:s text:c="4"/>React pwr L1 <text:s text:c="2"/>kVAr Integer <text:s text:c="4"/>2 <text:s text:c="2"/>1 -32768 <text:s/>32767 Gener values <text:s/></text:p>
      <text:p text:style-name="P1">40304 <text:s text:c="11"/>8528 <text:s text:c="4"/>React pwr L2 <text:s text:c="2"/>kVAr Integer <text:s text:c="4"/>2 <text:s text:c="2"/>1 -32768 <text:s/>32767 Gener values <text:s/></text:p>
      <text:p text:style-name="P1">40305 <text:s text:c="11"/>8529 <text:s text:c="4"/>React pwr L3 <text:s text:c="2"/>kVAr Integer <text:s text:c="4"/>2 <text:s text:c="2"/>1 -32768 <text:s/>32767 Gener values <text:s/></text:p>
      <text:p text:style-name="P1"><text:soft-page-break/>40306 <text:s text:c="11"/>8565 <text:s text:c="4"/>Appar pwr <text:s text:c="5"/>kVA <text:s/>Integer <text:s text:c="4"/>2 <text:s text:c="2"/>1 -32768 <text:s/>32767 Gener values <text:s/></text:p>
      <text:p text:style-name="P1">40307 <text:s text:c="11"/>8530 <text:s text:c="4"/>Appar pwr L1 <text:s text:c="2"/>kVA <text:s/>Integer <text:s text:c="4"/>2 <text:s text:c="2"/>1 -32768 <text:s/>32767 Gener values <text:s/></text:p>
      <text:p text:style-name="P1">40308 <text:s text:c="11"/>8531 <text:s text:c="4"/>Appar pwr L2 <text:s text:c="2"/>kVA <text:s/>Integer <text:s text:c="4"/>2 <text:s text:c="2"/>1 -32768 <text:s/>32767 Gener values <text:s/></text:p>
      <text:p text:style-name="P1">40309 <text:s text:c="11"/>8532 <text:s text:c="4"/>Appar pwr L3 <text:s text:c="2"/>kVA <text:s/>Integer <text:s text:c="4"/>2 <text:s text:c="2"/>1 -32768 <text:s/>32767 Gener values <text:s/></text:p>
      <text:p text:style-name="P1">40310 <text:s text:c="11"/>8533 <text:s text:c="4"/>Pwr factor L1 <text:s text:c="6"/>Integer <text:s text:c="4"/>1 <text:s text:c="2"/>2 <text:s text:c="2"/>-100 <text:s text:c="3"/>100 Gener values <text:s/></text:p>
      <text:p text:style-name="P1">40311 <text:s text:c="11"/>8534 <text:s text:c="4"/>Pwr factor L2 <text:s text:c="6"/>Integer <text:s text:c="4"/>1 <text:s text:c="2"/>2 <text:s text:c="2"/>-100 <text:s text:c="3"/>100 Gener values <text:s/></text:p>
      <text:p text:style-name="P1">40312 <text:s text:c="11"/>8535 <text:s text:c="4"/>Pwr factor L3 <text:s text:c="6"/>Integer <text:s text:c="4"/>1 <text:s text:c="2"/>2 <text:s text:c="2"/>-100 <text:s text:c="3"/>100 Gener values <text:s/></text:p>
      <text:p text:style-name="P1">40313 <text:s text:c="11"/>10548 <text:s text:c="3"/>Gen V unbal <text:s text:c="3"/>% <text:s text:c="3"/>Unsigned <text:s text:c="3"/>2 <text:s text:c="2"/>0 <text:s text:c="5"/>0 <text:s text:c="3"/>200 Gener values <text:s/></text:p>
      <text:p text:style-name="P1">40314 <text:s text:c="11"/>10550 <text:s text:c="3"/>Gen I unbal <text:s text:c="3"/>% <text:s text:c="3"/>Unsigned <text:s text:c="3"/>2 <text:s text:c="2"/>0 <text:s text:c="5"/>0 <text:s text:c="3"/>200 Gener values <text:s/></text:p>
      <text:p text:style-name="P1">40315 <text:s text:c="11"/>8445 <text:s text:c="4"/>WiringCheck <text:s text:c="8"/>Unsigned <text:s text:c="3"/>2 <text:s text:c="2"/>0 <text:s text:c="5"/>0 <text:s/>65535 Invisible <text:s text:c="4"/></text:p>
      <text:p text:style-name="P1">40316 <text:s text:c="11"/>10604 <text:s text:c="3"/>(N/A) <text:s text:c="60"/></text:p>
      <text:p text:style-name="P1">40317 <text:s text:c="11"/>8626 <text:s text:c="4"/>Load char L1 <text:s text:c="7"/>Char <text:s text:c="7"/>1 <text:s text:c="2"/>- <text:s text:c="5"/>- <text:s text:c="5"/>- Gener values <text:s/></text:p>
      <text:p text:style-name="P1">40318 <text:s text:c="11"/>8627 <text:s text:c="4"/>Load char L2 <text:s text:c="7"/>Char <text:s text:c="7"/>1 <text:s text:c="2"/>- <text:s text:c="5"/>- <text:s text:c="5"/>- Gener values <text:s/></text:p>
      <text:p text:style-name="P1">40319 <text:s text:c="11"/>8628 <text:s text:c="4"/>Load char L3 <text:s text:c="7"/>Char <text:s text:c="7"/>1 <text:s text:c="2"/>- <text:s text:c="5"/>- <text:s text:c="5"/>- Gener values <text:s/></text:p>
      <text:p text:style-name="P1">40320 <text:s text:c="11"/>8195 <text:s text:c="4"/>Mains V L1-N <text:s text:c="2"/>V <text:s text:c="3"/>Unsigned <text:s text:c="3"/>2 <text:s text:c="2"/>0 <text:s text:c="5"/>0 <text:s/>9888* Mains values <text:s/></text:p>
      <text:p text:style-name="P1">40321 <text:s text:c="11"/>8196 <text:s text:c="4"/>Mains V L2-N <text:s text:c="2"/>V <text:s text:c="3"/>Unsigned <text:s text:c="3"/>2 <text:s text:c="2"/>0 <text:s text:c="5"/>0 <text:s/>9888* Mains values <text:s/></text:p>
      <text:p text:style-name="P1">40322 <text:s text:c="11"/>8197 <text:s text:c="4"/>Mains V L3-N <text:s text:c="2"/>V <text:s text:c="3"/>Unsigned <text:s text:c="3"/>2 <text:s text:c="2"/>0 <text:s text:c="5"/>0 <text:s/>9888* Mains values <text:s/></text:p>
      <text:p text:style-name="P1">40323 <text:s text:c="11"/>10666 <text:s text:c="3"/>Mains V <text:s text:c="7"/>V <text:s text:c="3"/>Unsigned <text:s text:c="3"/>2 <text:s text:c="2"/>0 <text:s text:c="5"/>0 <text:s/>9888* Mains values <text:s/></text:p>
      <text:p text:style-name="P1">40324 <text:s text:c="11"/>9631 <text:s text:c="4"/>Mains V L1-L2 <text:s/>V <text:s text:c="3"/>Unsigned <text:s text:c="3"/>2 <text:s text:c="2"/>0 <text:s text:c="5"/>0 <text:s/>9907* Mains values <text:s/></text:p>
      <text:p text:style-name="P1">40325 <text:s text:c="11"/>9632 <text:s text:c="4"/>Mains V L2-L3 <text:s/>V <text:s text:c="3"/>Unsigned <text:s text:c="3"/>2 <text:s text:c="2"/>0 <text:s text:c="5"/>0 <text:s/>9907* Mains values <text:s/></text:p>
      <text:p text:style-name="P1">40326 <text:s text:c="11"/>9633 <text:s text:c="4"/>Mains V L3-L1 <text:s/>V <text:s text:c="3"/>Unsigned <text:s text:c="3"/>2 <text:s text:c="2"/>0 <text:s text:c="5"/>0 <text:s/>9907* Mains values <text:s/></text:p>
      <text:p text:style-name="P1">40327 <text:s text:c="11"/>8208 <text:s text:c="4"/>Im3/EarthFC <text:s text:c="3"/>A <text:s text:c="3"/>Unsigned <text:s text:c="3"/>2 <text:s text:c="2"/>0 <text:s text:c="5"/>0 <text:s/>8566* Mains values <text:s/></text:p>
      <text:p text:style-name="P1">40328 <text:s text:c="11"/>8211 <text:s text:c="4"/>Mains freq <text:s text:c="4"/>Hz <text:s text:c="2"/>Unsigned <text:s text:c="3"/>2 <text:s text:c="2"/>1 <text:s text:c="3"/>400 <text:s text:c="3"/>700 Mains values <text:s/></text:p>
      <text:p text:style-name="P1">40329 <text:s text:c="11"/>10602 <text:s text:c="3"/>(N/A) <text:s text:c="60"/></text:p>
      <text:p text:style-name="P1">40330 <text:s text:c="11"/>8703 <text:s text:c="4"/>P mains <text:s text:c="7"/>kW <text:s text:c="2"/>Integer <text:s text:c="4"/>2 <text:s text:c="2"/>1 -32768 <text:s/>32767 Mains values <text:s/></text:p>
      <text:p text:style-name="P1">40331 <text:s text:c="11"/>8704 <text:s text:c="4"/>Q mains <text:s text:c="7"/>kVAr Integer <text:s text:c="4"/>2 <text:s text:c="2"/>1 -32768 <text:s/>32767 Mains values <text:s/></text:p>
      <text:p text:style-name="P1">40332 <text:s text:c="11"/>8705 <text:s text:c="4"/>Mains PF <text:s text:c="11"/>Integer <text:s text:c="4"/>1 <text:s text:c="2"/>2 <text:s text:c="2"/>-100 <text:s text:c="3"/>100 Mains values <text:s/></text:p>
      <text:p text:style-name="P1">40333 <text:s text:c="11"/>8709 <text:s text:c="4"/>Mains LChr <text:s text:c="9"/>Char <text:s text:c="7"/>1 <text:s text:c="2"/>- <text:s text:c="5"/>- <text:s text:c="5"/>- Mains values <text:s/></text:p>
      <text:p text:style-name="P1">40334 <text:s text:c="11"/>10549 <text:s text:c="3"/>Mains V unbal <text:s/>% <text:s text:c="3"/>Unsigned <text:s text:c="3"/>2 <text:s text:c="2"/>0 <text:s text:c="5"/>0 <text:s text:c="3"/>200 Mains values <text:s/></text:p>
      <text:p text:style-name="P1">40335 <text:s text:c="11"/>8224 <text:s text:c="4"/>Slip freq <text:s text:c="5"/>Hz <text:s text:c="2"/>Integer <text:s text:c="4"/>2 <text:s text:c="2"/>2 -10000 <text:s/>10000 Gener values <text:s/></text:p>
      <text:p text:style-name="P1">40336 <text:s text:c="11"/>8225 <text:s text:c="4"/>Angle <text:s text:c="9"/>° <text:s text:c="3"/>Integer <text:s text:c="4"/>2 <text:s text:c="2"/>1 <text:s/>-1800 <text:s text:c="2"/>1800 Gener values <text:s/></text:p>
      <text:p text:style-name="P1">40337-40338 ( 2) 10601 <text:s text:c="3"/>Object P <text:s text:c="6"/>kW <text:s text:c="2"/>Integer <text:s text:c="4"/>4 <text:s text:c="2"/>1 <text:s text:c="5"/>- <text:s text:c="5"/>- Mains values <text:s/></text:p>
      <text:p text:style-name="P1">40339-40340 ( 2) 10644 <text:s text:c="3"/>Object Q <text:s text:c="6"/>kVAr Integer <text:s text:c="4"/>4 <text:s text:c="2"/>1 <text:s text:c="5"/>- <text:s text:c="5"/>- Mains values <text:s/></text:p>
      <text:p text:style-name="P1">40341 <text:s text:c="11"/>9025 <text:s text:c="4"/>Object PF <text:s text:c="10"/>Integer <text:s text:c="4"/>1 <text:s text:c="2"/>2 <text:s text:c="2"/>-100 <text:s text:c="3"/>100 Mains values <text:s/></text:p>
      <text:p text:style-name="P1">40342 <text:s text:c="11"/>9026 <text:s text:c="4"/>Object LChr <text:s text:c="8"/>Char <text:s text:c="7"/>1 <text:s text:c="2"/>- <text:s text:c="5"/>- <text:s text:c="5"/>- Mains values <text:s/></text:p>
      <text:p text:style-name="P1">40343 <text:s text:c="11"/>9847 <text:s text:c="4"/>MaxVectorS <text:s text:c="4"/>° <text:s text:c="3"/>Unsigned <text:s text:c="3"/>2 <text:s text:c="2"/>1 <text:s text:c="5"/>0 <text:s text:c="2"/>3000 Mains values <text:s/></text:p>
      <text:p text:style-name="P1">40344 <text:s text:c="11"/>9889 <text:s text:c="4"/>Volt match 123 <text:s text:c="5"/>Binary <text:s text:c="5"/>1 <text:s text:c="2"/>- <text:s text:c="5"/>- <text:s text:c="5"/>- Invisible <text:s text:c="4"/></text:p>
      <text:p text:style-name="P1">40345 <text:s text:c="11"/>9050 <text:s text:c="4"/>(N/A) <text:s text:c="60"/></text:p>
      <text:p text:style-name="P1">40346 <text:s text:c="11"/>8209 <text:s text:c="4"/>(N/A) <text:s text:c="60"/></text:p>
      <text:p text:style-name="P1">40347 <text:s text:c="11"/>10123 <text:s text:c="3"/>RPM <text:s text:c="11"/>RPM <text:s/>Integer <text:s text:c="4"/>2 <text:s text:c="2"/>0 <text:s text:c="5"/>0 <text:s/>8253* Engine values </text:p>
      <text:p text:style-name="P1">40348 <text:s text:c="11"/>9620 <text:s text:c="4"/>T Cyl aver <text:s text:c="4"/>°C <text:s text:c="2"/>Integer <text:s text:c="4"/>2 <text:s text:c="2"/>0 -32768 <text:s/>32767 Engine values </text:p>
      <text:p text:style-name="P1">40349 <text:s text:c="11"/>10526 <text:s text:c="3"/>T Cyl max <text:s text:c="5"/>°C <text:s text:c="2"/>Integer <text:s text:c="4"/>2 <text:s text:c="2"/>0 -32768 <text:s/>32767 Engine values </text:p>
      <text:p text:style-name="P1">40350 <text:s text:c="11"/>10527 <text:s text:c="3"/>T Cyl min <text:s text:c="5"/>°C <text:s text:c="2"/>Integer <text:s text:c="4"/>2 <text:s text:c="2"/>0 -32768 <text:s/>32767 Engine values </text:p>
      <text:p text:style-name="P1">40351 <text:s text:c="11"/>9588 <text:s text:c="4"/>Engine timer <text:s text:c="2"/>s <text:s text:c="3"/>Unsigned <text:s text:c="3"/>2 <text:s text:c="2"/>1 <text:s text:c="5"/>0 <text:s/>36000 Invisible <text:s text:c="4"/></text:p>
      <text:p text:style-name="P1">40352 <text:s text:c="11"/>9591 <text:s text:c="4"/>StatLdShed <text:s text:c="9"/>List#8 <text:s text:c="5"/>1 <text:s text:c="2"/>- <text:s text:c="2"/>1196 <text:s text:c="2"/>1199 Load shedding </text:p>
      <text:p text:style-name="P1">40353 <text:s text:c="11"/>10646 <text:s text:c="3"/>(N/A) <text:s text:c="60"/></text:p>
      <text:p text:style-name="P1">40354 <text:s text:c="11"/>10660 <text:s text:c="3"/>(N/A) <text:s text:c="60"/></text:p>
      <text:p text:style-name="P1">40355 <text:s text:c="11"/>9975 <text:s text:c="4"/>(N/A) <text:s text:c="60"/></text:p>
      <text:p text:style-name="P1">40356 <text:s text:c="11"/>10659 <text:s text:c="3"/>(N/A) <text:s text:c="60"/></text:p>
      <text:p text:style-name="P1">40357 <text:s text:c="11"/>8663 <text:s text:c="4"/>ActPwrReq <text:s text:c="5"/>kW <text:s text:c="2"/>Integer <text:s text:c="4"/>2 <text:s text:c="2"/>1 <text:s text:c="5"/>0 <text:s/>8276* Sync/Load ctrl</text:p>
      <text:p text:style-name="P1">40358 <text:s text:c="11"/>10643 <text:s text:c="3"/>(N/A) <text:s text:c="60"/></text:p>
      <text:p text:style-name="P1">40359 <text:s text:c="11"/>10137 <text:s text:c="3"/>Speed request <text:s/>% <text:s text:c="3"/>Integer <text:s text:c="4"/>2 <text:s text:c="2"/>1 <text:s text:c="5"/>0 <text:s text:c="2"/>1000 Sync/Load ctrl</text:p>
      <text:p text:style-name="P1">40360 <text:s text:c="11"/>9052 <text:s text:c="4"/>SpdRegOut <text:s text:c="5"/>V <text:s text:c="3"/>Integer <text:s text:c="4"/>2 <text:s text:c="2"/>3 -10000 <text:s/>10000 Sync/Load ctrl</text:p>
      <text:p text:style-name="P1">40361 <text:s text:c="11"/>9053 <text:s text:c="4"/>VoltRegOut <text:s text:c="4"/>% <text:s text:c="3"/>Integer <text:s text:c="4"/>2 <text:s text:c="2"/>1 <text:s text:c="5"/>0 <text:s text:c="2"/>1000 Volt/PF ctrl <text:s/></text:p>
      <text:p text:style-name="P1">40362 <text:s text:c="11"/>10792 <text:s text:c="3"/>SystLoadCtrl <text:s text:c="7"/>List#9 <text:s text:c="5"/>1 <text:s text:c="2"/>- <text:s text:c="2"/>1142 <text:s text:c="2"/>1147 Sync/Load ctrl</text:p>
      <text:p text:style-name="P1">40363 <text:s text:c="11"/>10793 <text:s text:c="3"/>SystPfCtrl <text:s text:c="9"/>List#10 <text:s text:c="4"/>1 <text:s text:c="2"/>- <text:s text:c="2"/>1148 <text:s text:c="2"/>1151 Volt/PF ctrl <text:s/></text:p>
      <text:p text:style-name="P1">40364 <text:s text:c="11"/>10007 <text:s text:c="3"/>IE Pwr visual <text:s/>kW <text:s text:c="2"/>Integer <text:s text:c="4"/>2 <text:s text:c="2"/>1 <text:s text:c="5"/>0 <text:s/>8276* Invisible <text:s text:c="4"/></text:p>
      <text:p text:style-name="P1">40365 <text:s text:c="11"/>9032 <text:s text:c="4"/>Req PF <text:s text:c="13"/>Integer <text:s text:c="4"/>1 <text:s text:c="2"/>2 <text:s text:c="2"/>-128 <text:s text:c="3"/>127 Invisible <text:s text:c="4"/></text:p>
      <text:p text:style-name="P1">40366 <text:s text:c="11"/>9033 <text:s text:c="4"/>Req LChr <text:s text:c="11"/>Char <text:s text:c="7"/>1 <text:s text:c="2"/>- <text:s text:c="5"/>- <text:s text:c="5"/>- Invisible <text:s text:c="4"/></text:p>
      <text:p text:style-name="P1">40367-40368 ( 2) 10656 <text:s text:c="3"/>(N/A) <text:s text:c="60"/></text:p>
      <text:p text:style-name="P1">40369-40370 ( 2) 10657 <text:s text:c="3"/>(N/A) <text:s text:c="60"/></text:p>
      <text:p text:style-name="P1">40371-40372 ( 2) 10658 <text:s text:c="3"/>(N/A) <text:s text:c="60"/></text:p>
      <text:p text:style-name="P1">40373 <text:s text:c="11"/>10619 <text:s text:c="3"/>(N/A) <text:s text:c="60"/></text:p>
      <text:p text:style-name="P1">40374-40375 ( 2) 10621 <text:s text:c="3"/>(N/A) <text:s text:c="60"/></text:p>
      <text:p text:style-name="P1">40376 <text:s text:c="11"/>10620 <text:s text:c="3"/>(N/A) <text:s text:c="60"/></text:p>
      <text:p text:style-name="P1">40377-40378 ( 2) 10622 <text:s text:c="3"/>(N/A) <text:s text:c="60"/></text:p>
      <text:p text:style-name="P1">40379 <text:s text:c="11"/>10796 <text:s text:c="3"/>(N/A) <text:s text:c="60"/></text:p>
      <text:p text:style-name="P1">40380 <text:s text:c="11"/>10797 <text:s text:c="3"/>(N/A) <text:s text:c="60"/></text:p>
      <text:p text:style-name="P1">40381 <text:s text:c="11"/>8624 <text:s text:c="4"/>(N/A) <text:s text:c="60"/></text:p>
      <text:p text:style-name="P1">40382 <text:s text:c="11"/>8625 <text:s text:c="4"/>(N/A) <text:s text:c="60"/></text:p>
      <text:p text:style-name="P1">40383 <text:s text:c="11"/>8622 <text:s text:c="4"/>(N/A) <text:s text:c="60"/></text:p>
      <text:p text:style-name="P1">40384 <text:s text:c="11"/>8623 <text:s text:c="4"/>(N/A) <text:s text:c="60"/></text:p>
      <text:p text:style-name="P1">40385 <text:s text:c="11"/>10788 <text:s text:c="3"/>(N/A) <text:s text:c="60"/></text:p>
      <text:p text:style-name="P1">40386 <text:s text:c="11"/>10786 <text:s text:c="3"/>(N/A) <text:s text:c="60"/></text:p>
      <text:p text:style-name="P1">40387 <text:s text:c="11"/>10787 <text:s text:c="3"/>(N/A) <text:s text:c="60"/></text:p>
      <text:p text:style-name="P1">40388 <text:s text:c="11"/>10012 <text:s text:c="3"/>(N/A) <text:s text:c="60"/></text:p>
      <text:p text:style-name="P1">40389-40390 ( 2) 10913 <text:s text:c="3"/>(N/A) <text:s text:c="60"/></text:p>
      <text:p text:style-name="P1">40391 <text:s text:c="11"/>9125 <text:s text:c="4"/>BOUT-1 <text:s text:c="13"/>Binary#22 <text:s text:c="2"/>1 <text:s text:c="2"/>- <text:s text:c="5"/>- <text:s text:c="5"/>- Binary Outputs</text:p>
      <text:p text:style-name="P1">40392 <text:s text:c="11"/>9126 <text:s text:c="4"/>(N/A) <text:s text:c="60"/></text:p>
      <text:p text:style-name="P1">40393 <text:s text:c="11"/>9127 <text:s text:c="4"/>(N/A) <text:s text:c="60"/></text:p>
      <text:p text:style-name="P1"><text:soft-page-break/>40394 <text:s text:c="11"/>9128 <text:s text:c="4"/>(N/A) <text:s text:c="60"/></text:p>
      <text:p text:style-name="P1">40395 <text:s text:c="11"/>9129 <text:s text:c="4"/>(N/A) <text:s text:c="60"/></text:p>
      <text:p text:style-name="P1">40396 <text:s text:c="11"/>9130 <text:s text:c="4"/>(N/A) <text:s text:c="60"/></text:p>
      <text:p text:style-name="P1">40397-40402 ( 6) 0 <text:s text:c="7"/>(N/A) <text:s text:c="60"/></text:p>
      <text:p text:style-name="P1">40403-40404 ( 2) 10927 <text:s text:c="3"/>NextTime1-4 <text:s text:c="8"/>Time <text:s text:c="7"/>3 <text:s text:c="2"/>- <text:s text:c="5"/>- <text:s text:c="5"/>- Info <text:s text:c="9"/></text:p>
      <text:p text:style-name="P1">40405-40406 ( 2) 10928 <text:s text:c="3"/>NextTime5-8 <text:s text:c="8"/>Time <text:s text:c="7"/>3 <text:s text:c="2"/>- <text:s text:c="5"/>- <text:s text:c="5"/>- Info <text:s text:c="9"/></text:p>
      <text:p text:style-name="P1">40407-40408 ( 2) 10929 <text:s text:c="3"/>NextTime9-12 <text:s text:c="7"/>Time <text:s text:c="7"/>3 <text:s text:c="2"/>- <text:s text:c="5"/>- <text:s text:c="5"/>- Info <text:s text:c="9"/></text:p>
      <text:p text:style-name="P1">40409-40410 ( 2) 10930 <text:s text:c="3"/>NextTime13-16 <text:s text:c="6"/>Time <text:s text:c="7"/>3 <text:s text:c="2"/>- <text:s text:c="5"/>- <text:s text:c="5"/>- Info <text:s text:c="9"/></text:p>
      <text:p text:style-name="P1">40411-40412 ( 2) 10931 <text:s text:c="3"/>NextDate1-4 <text:s text:c="8"/>Date <text:s text:c="7"/>3 <text:s text:c="2"/>- <text:s text:c="5"/>- <text:s text:c="5"/>- Info <text:s text:c="9"/></text:p>
      <text:p text:style-name="P1">40413-40414 ( 2) 10932 <text:s text:c="3"/>NextDate5-8 <text:s text:c="8"/>Date <text:s text:c="7"/>3 <text:s text:c="2"/>- <text:s text:c="5"/>- <text:s text:c="5"/>- Info <text:s text:c="9"/></text:p>
      <text:p text:style-name="P1">40415-40416 ( 2) 10933 <text:s text:c="3"/>NextDate9-12 <text:s text:c="7"/>Date <text:s text:c="7"/>3 <text:s text:c="2"/>- <text:s text:c="5"/>- <text:s text:c="5"/>- Info <text:s text:c="9"/></text:p>
      <text:p text:style-name="P1">40417-40418 ( 2) 10934 <text:s text:c="3"/>NextDate13-16 <text:s text:c="6"/>Date <text:s text:c="7"/>3 <text:s text:c="2"/>- <text:s text:c="5"/>- <text:s text:c="5"/>- Info <text:s text:c="9"/></text:p>
      <text:p text:style-name="P1">40419 <text:s text:c="11"/>9150 <text:s text:c="4"/>LogBout 8 <text:s text:c="10"/>Binary#23 <text:s text:c="2"/>2 <text:s text:c="2"/>- <text:s text:c="5"/>- <text:s text:c="5"/>- Log Bout <text:s text:c="5"/></text:p>
      <text:p text:style-name="P1">40420-40421 ( 2) 10998 <text:s text:c="3"/>(N/A) <text:s text:c="60"/></text:p>
      <text:p text:style-name="P1">40422-40423 ( 2) 10999 <text:s text:c="3"/>(N/A) <text:s text:c="60"/></text:p>
      <text:p text:style-name="P1">40424 <text:s text:c="11"/>11004 <text:s text:c="3"/>ExtValue1 <text:s text:c="5"/>X <text:s text:c="3"/>Integer <text:s text:c="4"/>2 <text:s text:c="2"/>0 11012* 11016* Force value <text:s text:c="2"/></text:p>
      <text:p text:style-name="P1">40425 <text:s text:c="11"/>11005 <text:s text:c="3"/>ExtValue2 <text:s text:c="5"/>X <text:s text:c="3"/>Integer <text:s text:c="4"/>2 <text:s text:c="2"/>0 11013* 11017* Force value <text:s text:c="2"/></text:p>
      <text:p text:style-name="P1">40426 <text:s text:c="11"/>11006 <text:s text:c="3"/>ExtValue3 <text:s text:c="5"/>X <text:s text:c="3"/>Integer <text:s text:c="4"/>2 <text:s text:c="2"/>0 11014* 11018* Force value <text:s text:c="2"/></text:p>
      <text:p text:style-name="P1">40427 <text:s text:c="11"/>11007 <text:s text:c="3"/>ExtValue4 <text:s text:c="5"/>X <text:s text:c="3"/>Integer <text:s text:c="4"/>2 <text:s text:c="2"/>0 11015* 11019* Force value <text:s text:c="2"/></text:p>
      <text:p text:style-name="P1">40428-40433 ( 6) 0 <text:s text:c="7"/>(N/A) <text:s text:c="60"/></text:p>
      <text:p text:style-name="P1">40434 <text:s text:c="11"/>11081 <text:s text:c="3"/>Reg16 <text:s text:c="14"/>Binary <text:s text:c="5"/>2 <text:s text:c="2"/>- <text:s text:c="5"/>- <text:s text:c="5"/>- Info <text:s text:c="9"/></text:p>
      <text:p text:style-name="P1">40435 <text:s text:c="11"/>11082 <text:s text:c="3"/>Reg32 <text:s text:c="14"/>Binary <text:s text:c="5"/>2 <text:s text:c="2"/>- <text:s text:c="5"/>- <text:s text:c="5"/>- Info <text:s text:c="9"/></text:p>
      <text:p text:style-name="P1">40436 <text:s text:c="11"/>8451 <text:s text:c="4"/>UgOverLimit <text:s text:c="3"/>V <text:s text:c="3"/>Unsigned <text:s text:c="3"/>2 <text:s text:c="2"/>0 <text:s text:c="5"/>0 <text:s/>65535 Invisible <text:s text:c="4"/></text:p>
      <text:p text:style-name="P1">40437 <text:s text:c="11"/>8452 <text:s text:c="4"/>UgUnderLimit <text:s text:c="2"/>V <text:s text:c="3"/>Unsigned <text:s text:c="3"/>2 <text:s text:c="2"/>0 <text:s text:c="5"/>0 <text:s/>65535 Invisible <text:s text:c="4"/></text:p>
      <text:p text:style-name="P1">40438 <text:s text:c="11"/>8453 <text:s text:c="4"/>UmOverLimit <text:s text:c="3"/>V <text:s text:c="3"/>Unsigned <text:s text:c="3"/>2 <text:s text:c="2"/>0 <text:s text:c="5"/>0 <text:s/>65535 Invisible <text:s text:c="4"/></text:p>
      <text:p text:style-name="P1">40439 <text:s text:c="11"/>8454 <text:s text:c="4"/>UmUnderLimit <text:s text:c="2"/>V <text:s text:c="3"/>Unsigned <text:s text:c="3"/>2 <text:s text:c="2"/>0 <text:s text:c="5"/>0 <text:s/>65535 Invisible <text:s text:c="4"/></text:p>
      <text:p text:style-name="P1">40440 <text:s text:c="11"/>10006 <text:s text:c="3"/>SpeedReq RPM <text:s text:c="2"/>RPM <text:s/>Unsigned <text:s text:c="3"/>2 <text:s text:c="2"/>0 <text:s text:c="5"/>0 <text:s text:c="2"/>3000 Sync/Load ctrl</text:p>
      <text:p text:style-name="P1">40441-40442 ( 2) 11388 <text:s text:c="3"/>StatusDW <text:s text:c="11"/>Binary#24 <text:s text:c="2"/>4 <text:s text:c="2"/>- <text:s text:c="5"/>- <text:s text:c="5"/>- Invisible <text:s text:c="4"/></text:p>
      <text:p text:style-name="P1">40443 <text:s text:c="11"/>11341 <text:s text:c="3"/>(N/A) <text:s text:c="60"/></text:p>
      <text:p text:style-name="P1">40444 <text:s text:c="11"/>11342 <text:s text:c="3"/>(N/A) <text:s text:c="60"/></text:p>
      <text:p text:style-name="P1">40445 <text:s text:c="11"/>11343 <text:s text:c="3"/>(N/A) <text:s text:c="60"/></text:p>
      <text:p text:style-name="P1">40446 <text:s text:c="11"/>11344 <text:s text:c="3"/>(N/A) <text:s text:c="60"/></text:p>
      <text:p text:style-name="P1">40447 <text:s text:c="11"/>11390 <text:s text:c="3"/>(N/A) <text:s text:c="60"/></text:p>
      <text:p text:style-name="P1">40448 <text:s text:c="11"/>11391 <text:s text:c="3"/>(N/A) <text:s text:c="60"/></text:p>
      <text:p text:style-name="P1">40449 <text:s text:c="11"/>11392 <text:s text:c="3"/>(N/A) <text:s text:c="60"/></text:p>
      <text:p text:style-name="P1">40450 <text:s text:c="11"/>11393 <text:s text:c="3"/>(N/A) <text:s text:c="60"/></text:p>
      <text:p text:style-name="P1">40451 <text:s text:c="11"/>10688 <text:s text:c="3"/>(N/A) <text:s text:c="60"/></text:p>
      <text:p text:style-name="P1">40452 <text:s text:c="11"/>10689 <text:s text:c="3"/>(N/A) <text:s text:c="60"/></text:p>
      <text:p text:style-name="P1">40453 <text:s text:c="11"/>10690 <text:s text:c="3"/>(N/A) <text:s text:c="60"/></text:p>
      <text:p text:style-name="P1">40454 <text:s text:c="11"/>10691 <text:s text:c="3"/>(N/A) <text:s text:c="60"/></text:p>
      <text:p text:style-name="P1">40455 <text:s text:c="11"/>10692 <text:s text:c="3"/>(N/A) <text:s text:c="60"/></text:p>
      <text:p text:style-name="P1">40456 <text:s text:c="11"/>10693 <text:s text:c="3"/>(N/A) <text:s text:c="60"/></text:p>
      <text:p text:style-name="P1">40457 <text:s text:c="11"/>10694 <text:s text:c="3"/>(N/A) <text:s text:c="60"/></text:p>
      <text:p text:style-name="P1">40458 <text:s text:c="11"/>10695 <text:s text:c="3"/>(N/A) <text:s text:c="60"/></text:p>
      <text:p text:style-name="P1">40459 <text:s text:c="11"/>10696 <text:s text:c="3"/>(N/A) <text:s text:c="60"/></text:p>
      <text:p text:style-name="P1">40460 <text:s text:c="11"/>10697 <text:s text:c="3"/>(N/A) <text:s text:c="60"/></text:p>
      <text:p text:style-name="P1">40461 <text:s text:c="11"/>10698 <text:s text:c="3"/>(N/A) <text:s text:c="60"/></text:p>
      <text:p text:style-name="P1">40462 <text:s text:c="11"/>10699 <text:s text:c="3"/>(N/A) <text:s text:c="60"/></text:p>
      <text:p text:style-name="P1">40463 <text:s text:c="11"/>10700 <text:s text:c="3"/>(N/A) <text:s text:c="60"/></text:p>
      <text:p text:style-name="P1">40464 <text:s text:c="11"/>10701 <text:s text:c="3"/>(N/A) <text:s text:c="60"/></text:p>
      <text:p text:style-name="P1">40465 <text:s text:c="11"/>10702 <text:s text:c="3"/>(N/A) <text:s text:c="60"/></text:p>
      <text:p text:style-name="P1">40466 <text:s text:c="11"/>10703 <text:s text:c="3"/>(N/A) <text:s text:c="60"/></text:p>
      <text:p text:style-name="P1">40467 <text:s text:c="11"/>10752 <text:s text:c="3"/>(N/A) <text:s text:c="60"/></text:p>
      <text:p text:style-name="P1">40468 <text:s text:c="11"/>10753 <text:s text:c="3"/>(N/A) <text:s text:c="60"/></text:p>
      <text:p text:style-name="P1">40469 <text:s text:c="11"/>10760 <text:s text:c="3"/>(N/A) <text:s text:c="60"/></text:p>
      <text:p text:style-name="P1">40470 <text:s text:c="11"/>10761 <text:s text:c="3"/>(N/A) <text:s text:c="60"/></text:p>
      <text:p text:style-name="P1">40471-40472 ( 2) 10768 <text:s text:c="3"/>(N/A) <text:s text:c="60"/></text:p>
      <text:p text:style-name="P1">40473-40474 ( 2) 10769 <text:s text:c="3"/>(N/A) <text:s text:c="60"/></text:p>
      <text:p text:style-name="P1">40475 <text:s text:c="11"/>10776 <text:s text:c="3"/>(N/A) <text:s text:c="60"/></text:p>
      <text:p text:style-name="P1">40476 <text:s text:c="11"/>10777 <text:s text:c="3"/>(N/A) <text:s text:c="60"/></text:p>
      <text:p text:style-name="P1">40477 <text:s text:c="11"/>11614 <text:s text:c="3"/>CPU temp avg <text:s text:c="2"/>°C <text:s text:c="2"/>Integer <text:s text:c="4"/>2 <text:s text:c="2"/>1 <text:s text:c="2"/>-200 <text:s text:c="3"/>800 Statistics <text:s text:c="3"/></text:p>
      <text:p text:style-name="P1">40478 <text:s text:c="11"/>10090 <text:s text:c="3"/>AFS Valve pos <text:s/>% <text:s text:c="3"/>Integer <text:s text:c="4"/>2 <text:s text:c="2"/>2 <text:s text:c="5"/>0 <text:s/>10000 AFS control <text:s text:c="2"/></text:p>
      <text:p text:style-name="P1">40479 <text:s text:c="11"/>13570 <text:s text:c="3"/>AFS Vlv offset % <text:s text:c="3"/>Integer <text:s text:c="4"/>2 <text:s text:c="2"/>2 <text:s text:c="5"/>0 <text:s/>10000 AFS control <text:s text:c="2"/></text:p>
      <text:p text:style-name="P1">40480 <text:s text:c="11"/>13572 <text:s text:c="3"/>AFS Vlv reg <text:s text:c="3"/>% <text:s text:c="3"/>Integer <text:s text:c="4"/>2 <text:s text:c="2"/>2 <text:s text:c="5"/>0 <text:s/>10000 AFS control <text:s text:c="2"/></text:p>
      <text:p text:style-name="P1">40481 <text:s text:c="11"/>10092 <text:s text:c="3"/>AFS Valve fdb <text:s/>% <text:s text:c="3"/>Integer <text:s text:c="4"/>2 <text:s text:c="2"/>2 <text:s text:c="5"/>0 <text:s/>10000 AFS control <text:s text:c="2"/></text:p>
      <text:p text:style-name="P1">40482 <text:s text:c="11"/>10091 <text:s text:c="3"/>LAM required <text:s text:c="2"/>mV <text:s text:c="2"/>Integer <text:s text:c="4"/>2 <text:s text:c="2"/>0 <text:s text:c="5"/>0 <text:s text:c="2"/>1000 AFS control <text:s text:c="2"/></text:p>
      <text:p text:style-name="P1">40483 <text:s text:c="11"/>10093 <text:s text:c="3"/>LAM actual <text:s text:c="4"/>mV <text:s text:c="2"/>Integer <text:s text:c="4"/>2 <text:s text:c="2"/>0 <text:s text:c="5"/>0 <text:s text:c="2"/>1000 AFS control <text:s text:c="2"/></text:p>
      <text:p text:style-name="P1">40484 <text:s text:c="11"/>8222 <text:s text:c="4"/>Ext Imp1 Dec <text:s text:c="2"/>kWh <text:s/>Unsigned <text:s text:c="3"/>2 <text:s text:c="2"/>0 <text:s text:c="5"/>0 <text:s/>65535 Imp inputs CU </text:p>
      <text:p text:style-name="P1">40485 <text:s text:c="11"/>8223 <text:s text:c="4"/>Ext Imp2 Dec <text:s text:c="2"/>kWh <text:s/>Unsigned <text:s text:c="3"/>2 <text:s text:c="2"/>0 <text:s text:c="5"/>0 <text:s/>65535 Imp inputs CU </text:p>
      <text:p text:style-name="P1">40486 <text:s text:c="11"/>11670 <text:s text:c="3"/>(N/A) <text:s text:c="60"/></text:p>
      <text:p text:style-name="P1">40487 <text:s text:c="11"/>11671 <text:s text:c="3"/>(N/A) <text:s text:c="60"/></text:p>
      <text:p text:style-name="P1">40488 <text:s text:c="11"/>11672 <text:s text:c="3"/>(N/A) <text:s text:c="60"/></text:p>
      <text:p text:style-name="P1">40489 <text:s text:c="11"/>11673 <text:s text:c="3"/>(N/A) <text:s text:c="60"/></text:p>
      <text:p text:style-name="P1">40490 <text:s text:c="11"/>11674 <text:s text:c="3"/>(N/A) <text:s text:c="60"/></text:p>
      <text:p text:style-name="P1">40491 <text:s text:c="11"/>11834 <text:s text:c="3"/>(N/A) <text:s text:c="60"/></text:p>
      <text:p text:style-name="P1">40492 <text:s text:c="11"/>11833 <text:s text:c="3"/>ReqEngineSpeed RPM <text:s/>Integer <text:s text:c="4"/>2 <text:s text:c="2"/>0 <text:s text:c="5"/>0 <text:s text:c="2"/>3000 Sync/Load ctrl</text:p>
      <text:p text:style-name="P1">40493 <text:s text:c="11"/>11217 <text:s text:c="3"/>(N/A) <text:s text:c="60"/></text:p>
      <text:p text:style-name="P1">40494 <text:s text:c="11"/>11218 <text:s text:c="3"/>(N/A) <text:s text:c="60"/></text:p>
      <text:p text:style-name="P1">40495 <text:s text:c="11"/>11219 <text:s text:c="3"/>(N/A) <text:s text:c="60"/></text:p>
      <text:p text:style-name="P1">40496 <text:s text:c="11"/>11220 <text:s text:c="3"/>(N/A) <text:s text:c="60"/></text:p>
      <text:p text:style-name="P1"><text:soft-page-break/>40497 <text:s text:c="11"/>11598 <text:s text:c="3"/>(N/A) <text:s text:c="60"/></text:p>
      <text:p text:style-name="P1">40498 <text:s text:c="11"/>11221 <text:s text:c="3"/>(N/A) <text:s text:c="60"/></text:p>
      <text:p text:style-name="P1">40499 <text:s text:c="11"/>11306 <text:s text:c="3"/>(N/A) <text:s text:c="60"/></text:p>
      <text:p text:style-name="P1">40500 <text:s text:c="11"/>11307 <text:s text:c="3"/>(N/A) <text:s text:c="60"/></text:p>
      <text:p text:style-name="P1">40501 <text:s text:c="11"/>12084 <text:s text:c="3"/>(N/A) <text:s text:c="60"/></text:p>
      <text:p text:style-name="P1">40502 <text:s text:c="11"/>12085 <text:s text:c="3"/>(N/A) <text:s text:c="60"/></text:p>
      <text:p text:style-name="P1">40503 <text:s text:c="11"/>12086 <text:s text:c="3"/>(N/A) <text:s text:c="60"/></text:p>
      <text:p text:style-name="P1">40504 <text:s text:c="11"/>12087 <text:s text:c="3"/>(N/A) <text:s text:c="60"/></text:p>
      <text:p text:style-name="P1">40505 <text:s text:c="11"/>12088 <text:s text:c="3"/>(N/A) <text:s text:c="60"/></text:p>
      <text:p text:style-name="P1">40506 <text:s text:c="11"/>12089 <text:s text:c="3"/>(N/A) <text:s text:c="60"/></text:p>
      <text:p text:style-name="P1">40507 <text:s text:c="11"/>12090 <text:s text:c="3"/>(N/A) <text:s text:c="60"/></text:p>
      <text:p text:style-name="P1">40508 <text:s text:c="11"/>9678 <text:s text:c="4"/>Act power <text:s text:c="5"/>kW <text:s text:c="2"/>Integer <text:s text:c="4"/>2 <text:s text:c="2"/>1 <text:s text:c="5"/>0 <text:s/>8276* Invisible <text:s text:c="4"/></text:p>
      <text:p text:style-name="P1">40509 <text:s text:c="11"/>12641 <text:s text:c="3"/>RPM <text:s text:c="11"/>RPM <text:s/>Integer <text:s text:c="4"/>2 <text:s text:c="2"/>0 <text:s text:c="5"/>0 <text:s/>8253* Invisible <text:s text:c="4"/></text:p>
      <text:p text:style-name="P1">40510 <text:s text:c="11"/>10196 <text:s text:c="3"/>GL16 <text:s text:c="15"/>Binary <text:s text:c="5"/>2 <text:s text:c="2"/>- <text:s text:c="5"/>- <text:s text:c="5"/>- Info <text:s text:c="9"/></text:p>
      <text:p text:style-name="P1">40511 <text:s text:c="11"/>10197 <text:s text:c="3"/>GL32 <text:s text:c="15"/>Binary <text:s text:c="5"/>2 <text:s text:c="2"/>- <text:s text:c="5"/>- <text:s text:c="5"/>- Info <text:s text:c="9"/></text:p>
      <text:p text:style-name="P1">40512-40513 ( 2) 12482 <text:s text:c="3"/>DPF status <text:s text:c="9"/>Binary <text:s text:c="5"/>4 <text:s text:c="2"/>- <text:s text:c="5"/>- <text:s text:c="5"/>- Invisible <text:s text:c="4"/></text:p>
      <text:p text:style-name="P1">40514 <text:s text:c="11"/>11896 <text:s text:c="3"/>LogBout 9 <text:s text:c="10"/>Binary#25 <text:s text:c="2"/>2 <text:s text:c="2"/>- <text:s text:c="5"/>- <text:s text:c="5"/>- Log Bout <text:s text:c="5"/></text:p>
      <text:p text:style-name="P1">40515 <text:s text:c="11"/>13301 <text:s text:c="3"/>(N/A) <text:s text:c="60"/></text:p>
      <text:p text:style-name="P1">40516 <text:s text:c="11"/>13302 <text:s text:c="3"/>(N/A) <text:s text:c="60"/></text:p>
      <text:p text:style-name="P1">40517 <text:s text:c="11"/>13303 <text:s text:c="3"/>(N/A) <text:s text:c="60"/></text:p>
      <text:p text:style-name="P1">40518 <text:s text:c="11"/>13304 <text:s text:c="3"/>(N/A) <text:s text:c="60"/></text:p>
      <text:p text:style-name="P1">40519 <text:s text:c="11"/>13305 <text:s text:c="3"/>(N/A) <text:s text:c="60"/></text:p>
      <text:p text:style-name="P1">40520 <text:s text:c="11"/>13306 <text:s text:c="3"/>(N/A) <text:s text:c="60"/></text:p>
      <text:p text:style-name="P1">40521 <text:s text:c="11"/>13307 <text:s text:c="3"/>(N/A) <text:s text:c="60"/></text:p>
      <text:p text:style-name="P1">40522 <text:s text:c="11"/>13308 <text:s text:c="3"/>(N/A) <text:s text:c="60"/></text:p>
      <text:p text:style-name="P1">40523 <text:s text:c="11"/>13309 <text:s text:c="3"/>(N/A) <text:s text:c="60"/></text:p>
      <text:p text:style-name="P1">40524 <text:s text:c="11"/>13310 <text:s text:c="3"/>(N/A) <text:s text:c="60"/></text:p>
      <text:p text:style-name="P1">40525 <text:s text:c="11"/>13311 <text:s text:c="3"/>(N/A) <text:s text:c="60"/></text:p>
      <text:p text:style-name="P1">40526 <text:s text:c="11"/>13312 <text:s text:c="3"/>(N/A) <text:s text:c="60"/></text:p>
      <text:p text:style-name="P1">40527 <text:s text:c="11"/>13313 <text:s text:c="3"/>(N/A) <text:s text:c="60"/></text:p>
      <text:p text:style-name="P1">40528 <text:s text:c="11"/>13314 <text:s text:c="3"/>(N/A) <text:s text:c="60"/></text:p>
      <text:p text:style-name="P1">40529 <text:s text:c="11"/>13315 <text:s text:c="3"/>(N/A) <text:s text:c="60"/></text:p>
      <text:p text:style-name="P1">40530 <text:s text:c="11"/>13316 <text:s text:c="3"/>(N/A) <text:s text:c="60"/></text:p>
      <text:p text:style-name="P1">40531 <text:s text:c="11"/>13317 <text:s text:c="3"/>(N/A) <text:s text:c="60"/></text:p>
      <text:p text:style-name="P1">40532 <text:s text:c="11"/>13318 <text:s text:c="3"/>(N/A) <text:s text:c="60"/></text:p>
      <text:p text:style-name="P1">40533 <text:s text:c="11"/>13319 <text:s text:c="3"/>(N/A) <text:s text:c="60"/></text:p>
      <text:p text:style-name="P1">40534 <text:s text:c="11"/>13320 <text:s text:c="3"/>(N/A) <text:s text:c="60"/></text:p>
      <text:p text:style-name="P1">40535 <text:s text:c="11"/>13321 <text:s text:c="3"/>(N/A) <text:s text:c="60"/></text:p>
      <text:p text:style-name="P1">40536 <text:s text:c="11"/>13322 <text:s text:c="3"/>(N/A) <text:s text:c="60"/></text:p>
      <text:p text:style-name="P1">40537 <text:s text:c="11"/>13323 <text:s text:c="3"/>(N/A) <text:s text:c="60"/></text:p>
      <text:p text:style-name="P1">40538 <text:s text:c="11"/>13324 <text:s text:c="3"/>(N/A) <text:s text:c="60"/></text:p>
      <text:p text:style-name="P1">40539 <text:s text:c="11"/>13325 <text:s text:c="3"/>(N/A) <text:s text:c="60"/></text:p>
      <text:p text:style-name="P1">40540 <text:s text:c="11"/>13326 <text:s text:c="3"/>(N/A) <text:s text:c="60"/></text:p>
      <text:p text:style-name="P1">40541 <text:s text:c="11"/>13327 <text:s text:c="3"/>(N/A) <text:s text:c="60"/></text:p>
      <text:p text:style-name="P1">40542 <text:s text:c="11"/>13328 <text:s text:c="3"/>(N/A) <text:s text:c="60"/></text:p>
      <text:p text:style-name="P1">40543 <text:s text:c="11"/>13329 <text:s text:c="3"/>(N/A) <text:s text:c="60"/></text:p>
      <text:p text:style-name="P1">40544 <text:s text:c="11"/>13330 <text:s text:c="3"/>(N/A) <text:s text:c="60"/></text:p>
      <text:p text:style-name="P1">40545 <text:s text:c="11"/>13331 <text:s text:c="3"/>(N/A) <text:s text:c="60"/></text:p>
      <text:p text:style-name="P1">40546 <text:s text:c="11"/>13332 <text:s text:c="3"/>(N/A) <text:s text:c="60"/></text:p>
      <text:p text:style-name="P1">40547 <text:s text:c="11"/>13333 <text:s text:c="3"/>(N/A) <text:s text:c="60"/></text:p>
      <text:p text:style-name="P1">40548-40549 ( 2) 13334 <text:s text:c="3"/>(N/A) <text:s text:c="60"/></text:p>
      <text:p text:style-name="P1">40550-40551 ( 2) 13335 <text:s text:c="3"/>(N/A) <text:s text:c="60"/></text:p>
      <text:p text:style-name="P1">40552 <text:s text:c="11"/>13336 <text:s text:c="3"/>(N/A) <text:s text:c="60"/></text:p>
      <text:p text:style-name="P1">40553 <text:s text:c="11"/>13337 <text:s text:c="3"/>(N/A) <text:s text:c="60"/></text:p>
      <text:p text:style-name="P1">40554 <text:s text:c="11"/>12364 <text:s text:c="3"/>TS1 <text:s text:c="16"/>List#11 <text:s text:c="4"/>1 <text:s text:c="2"/>- <text:s text:c="2"/>1152 <text:s text:c="2"/>1153 Invisible <text:s text:c="4"/></text:p>
      <text:p text:style-name="P1">40555 <text:s text:c="11"/>12365 <text:s text:c="3"/>TS2 <text:s text:c="16"/>List#11 <text:s text:c="4"/>1 <text:s text:c="2"/>- <text:s text:c="2"/>1152 <text:s text:c="2"/>1153 Invisible <text:s text:c="4"/></text:p>
      <text:p text:style-name="P1">40556 <text:s text:c="11"/>12366 <text:s text:c="3"/>TS3 <text:s text:c="16"/>List#11 <text:s text:c="4"/>1 <text:s text:c="2"/>- <text:s text:c="2"/>1152 <text:s text:c="2"/>1153 Invisible <text:s text:c="4"/></text:p>
      <text:p text:style-name="P1">40557 <text:s text:c="11"/>12367 <text:s text:c="3"/>TS4 <text:s text:c="16"/>List#11 <text:s text:c="4"/>1 <text:s text:c="2"/>- <text:s text:c="2"/>1152 <text:s text:c="2"/>1153 Invisible <text:s text:c="4"/></text:p>
      <text:p text:style-name="P1">40558 <text:s text:c="11"/>12368 <text:s text:c="3"/>TS5 <text:s text:c="16"/>List#11 <text:s text:c="4"/>1 <text:s text:c="2"/>- <text:s text:c="2"/>1152 <text:s text:c="2"/>1153 Invisible <text:s text:c="4"/></text:p>
      <text:p text:style-name="P1">40559 <text:s text:c="11"/>12369 <text:s text:c="3"/>TS6 <text:s text:c="16"/>List#12 <text:s text:c="4"/>1 <text:s text:c="2"/>- <text:s text:c="2"/>1154 <text:s text:c="2"/>1155 Invisible <text:s text:c="4"/></text:p>
      <text:p text:style-name="P1">40560 <text:s text:c="11"/>12370 <text:s text:c="3"/>TS7 <text:s text:c="16"/>List#12 <text:s text:c="4"/>1 <text:s text:c="2"/>- <text:s text:c="2"/>1154 <text:s text:c="2"/>1155 Invisible <text:s text:c="4"/></text:p>
      <text:p text:style-name="P1">40561-40568 ( 8) 11872 <text:s text:c="3"/>DeviceLifetime <text:s text:c="5"/>String0 <text:s text:c="3"/>16 <text:s text:c="2"/>- <text:s text:c="5"/>- <text:s text:c="5"/>- Invisible <text:s text:c="4"/></text:p>
      <text:p text:style-name="P1">40569 <text:s text:c="11"/>11897 <text:s text:c="3"/>LogBout 10 <text:s text:c="9"/>Binary#26 <text:s text:c="2"/>2 <text:s text:c="2"/>- <text:s text:c="5"/>- <text:s text:c="5"/>- Log Bout <text:s text:c="5"/></text:p>
      <text:p text:style-name="P1">40570 <text:s text:c="11"/>13617 <text:s text:c="3"/>IOT BOut <text:s text:c="11"/>Binary#27 <text:s text:c="2"/>1 <text:s text:c="2"/>- <text:s text:c="5"/>- <text:s text:c="5"/>- IO TEDOM <text:s text:c="5"/></text:p>
      <text:p text:style-name="P1">40571 <text:s text:c="11"/>13618 <text:s text:c="3"/>IOT command <text:s text:c="8"/>Binary#28 <text:s text:c="2"/>1 <text:s text:c="2"/>- <text:s text:c="5"/>- <text:s text:c="5"/>- IO TEDOM <text:s text:c="5"/></text:p>
      <text:p text:style-name="P1">40572 <text:s text:c="11"/>13619 <text:s text:c="3"/>IOT Status <text:s text:c="9"/>Binary#29 <text:s text:c="2"/>2 <text:s text:c="2"/>- <text:s text:c="5"/>- <text:s text:c="5"/>- IO TEDOM <text:s text:c="5"/></text:p>
      <text:p text:style-name="P1">40573 <text:s text:c="11"/>13620 <text:s text:c="3"/>T S.C. Out <text:s text:c="4"/>°C <text:s text:c="2"/>Integer <text:s text:c="4"/>2 <text:s text:c="2"/>1 <text:s text:c="2"/>-350 <text:s text:c="2"/>2000 IO TEDOM <text:s text:c="5"/></text:p>
      <text:p text:style-name="P1">40574 <text:s text:c="11"/>13621 <text:s text:c="3"/>Reserve <text:s text:c="7"/>°C <text:s text:c="2"/>Integer <text:s text:c="4"/>2 <text:s text:c="2"/>0 <text:s text:c="5"/>0 <text:s text:c="5"/>0 IO TEDOM <text:s text:c="5"/></text:p>
      <text:p text:style-name="P1">40575 <text:s text:c="11"/>13622 <text:s text:c="3"/>T.Cat <text:s text:c="9"/>°C <text:s text:c="2"/>Integer <text:s text:c="4"/>2 <text:s text:c="2"/>0 <text:s text:c="5"/>0 <text:s text:c="2"/>1090 IO TEDOM <text:s text:c="5"/></text:p>
      <text:p text:style-name="P1">40576 <text:s text:c="11"/>13623 <text:s text:c="3"/>Reserve <text:s text:c="7"/>°C <text:s text:c="2"/>Integer <text:s text:c="4"/>2 <text:s text:c="2"/>0 <text:s text:c="5"/>0 <text:s text:c="5"/>0 IO TEDOM <text:s text:c="5"/></text:p>
      <text:p text:style-name="P1">40577 <text:s text:c="11"/>13624 <text:s text:c="3"/>Lambda S <text:s text:c="6"/>mV <text:s text:c="2"/>Integer <text:s text:c="4"/>2 <text:s text:c="2"/>0 <text:s text:c="5"/>0 <text:s text:c="2"/>1200 IO TEDOM <text:s text:c="5"/></text:p>
      <text:p text:style-name="P1">40578 <text:s text:c="11"/>13625 <text:s text:c="3"/>Lambda L <text:s text:c="6"/>mV <text:s text:c="2"/>Integer <text:s text:c="4"/>2 <text:s text:c="2"/>1 <text:s text:c="5"/>0 <text:s/>10000 IO TEDOM <text:s text:c="5"/></text:p>
      <text:p text:style-name="P1">40579 <text:s text:c="11"/>13626 <text:s text:c="3"/>BuildConsumpt <text:s/>mA <text:s text:c="2"/>Integer <text:s text:c="4"/>2 <text:s text:c="2"/>2 <text:s/>-2000 <text:s text:c="2"/>2000 IO TEDOM <text:s text:c="5"/></text:p>
      <text:p text:style-name="P1">40580 <text:s text:c="11"/>13627 <text:s text:c="3"/>StepperPos <text:s text:c="4"/>st <text:s text:c="2"/>Integer <text:s text:c="4"/>2 <text:s text:c="2"/>0 <text:s text:c="5"/>0 <text:s/>10000 IO TEDOM <text:s text:c="5"/></text:p>
      <text:p text:style-name="P1">40581 <text:s text:c="11"/>8507 <text:s text:c="4"/>StartPosition <text:s/>% <text:s text:c="3"/>Integer <text:s text:c="4"/>2 <text:s text:c="2"/>2 <text:s text:c="5"/>0 <text:s/>10000 Invisible <text:s text:c="4"/></text:p>
      <text:p text:style-name="P1">40582 <text:s text:c="11"/>8508 <text:s text:c="4"/>RunPosition <text:s text:c="3"/>% <text:s text:c="3"/>Integer <text:s text:c="4"/>2 <text:s text:c="2"/>2 <text:s text:c="5"/>0 <text:s/>10000 Invisible <text:s text:c="4"/></text:p>
      <text:p text:style-name="P1">40583 <text:s text:c="11"/>8509 <text:s text:c="4"/>LoPwrPosition <text:s/>% <text:s text:c="3"/>Integer <text:s text:c="4"/>2 <text:s text:c="2"/>2 <text:s text:c="5"/>0 <text:s/>10000 Invisible <text:s text:c="4"/></text:p>
      <text:p text:style-name="P1">40584 <text:s text:c="11"/>8510 <text:s text:c="4"/>MixPos 1 <text:s text:c="6"/>% <text:s text:c="3"/>Integer <text:s text:c="4"/>2 <text:s text:c="2"/>2 <text:s text:c="5"/>0 <text:s/>10000 Invisible <text:s text:c="4"/></text:p>
      <text:p text:style-name="P1">40585 <text:s text:c="11"/>8511 <text:s text:c="4"/>MixPos 2 <text:s text:c="6"/>% <text:s text:c="3"/>Integer <text:s text:c="4"/>2 <text:s text:c="2"/>2 <text:s text:c="5"/>0 <text:s/>10000 Invisible <text:s text:c="4"/></text:p>
      <text:p text:style-name="P1">40586 <text:s text:c="11"/>8512 <text:s text:c="4"/>MixPos 3 <text:s text:c="6"/>% <text:s text:c="3"/>Integer <text:s text:c="4"/>2 <text:s text:c="2"/>2 <text:s text:c="5"/>0 <text:s/>10000 Invisible <text:s text:c="4"/></text:p>
      <text:p text:style-name="P1"><text:soft-page-break/>40587 <text:s text:c="11"/>8513 <text:s text:c="4"/>MixPos 4 <text:s text:c="6"/>% <text:s text:c="3"/>Integer <text:s text:c="4"/>2 <text:s text:c="2"/>2 <text:s text:c="5"/>0 <text:s/>10000 Invisible <text:s text:c="4"/></text:p>
      <text:p text:style-name="P1">40588 <text:s text:c="11"/>8514 <text:s text:c="4"/>MixPos 5 <text:s text:c="6"/>% <text:s text:c="3"/>Integer <text:s text:c="4"/>2 <text:s text:c="2"/>2 <text:s text:c="5"/>0 <text:s/>10000 Invisible <text:s text:c="4"/></text:p>
      <text:p text:style-name="P1">40589 <text:s text:c="11"/>8515 <text:s text:c="4"/>LAM 1 <text:s text:c="9"/>mV <text:s text:c="2"/>Integer <text:s text:c="4"/>2 <text:s text:c="2"/>0 <text:s text:c="5"/>1 <text:s text:c="2"/>1200 Invisible <text:s text:c="4"/></text:p>
      <text:p text:style-name="P1">40590 <text:s text:c="11"/>8516 <text:s text:c="4"/>LAM 2 <text:s text:c="9"/>mV <text:s text:c="2"/>Integer <text:s text:c="4"/>2 <text:s text:c="2"/>0 <text:s text:c="5"/>1 <text:s text:c="2"/>1200 Invisible <text:s text:c="4"/></text:p>
      <text:p text:style-name="P1">40591 <text:s text:c="11"/>8517 <text:s text:c="4"/>LAM 3 <text:s text:c="9"/>mV <text:s text:c="2"/>Integer <text:s text:c="4"/>2 <text:s text:c="2"/>0 <text:s text:c="5"/>1 <text:s text:c="2"/>1200 Invisible <text:s text:c="4"/></text:p>
      <text:p text:style-name="P1">40592 <text:s text:c="11"/>8518 <text:s text:c="4"/>LAM 4 <text:s text:c="9"/>mV <text:s text:c="2"/>Integer <text:s text:c="4"/>2 <text:s text:c="2"/>0 <text:s text:c="5"/>1 <text:s text:c="2"/>1200 Invisible <text:s text:c="4"/></text:p>
      <text:p text:style-name="P1">40593 <text:s text:c="11"/>8519 <text:s text:c="4"/>LAM 5 <text:s text:c="9"/>mV <text:s text:c="2"/>Integer <text:s text:c="4"/>2 <text:s text:c="2"/>0 <text:s text:c="5"/>1 <text:s text:c="2"/>1200 Invisible <text:s text:c="4"/></text:p>
      <text:p text:style-name="P1">40594 <text:s text:c="11"/>8520 <text:s text:c="4"/>Pwr 1 <text:s text:c="9"/>kW <text:s text:c="2"/>Integer <text:s text:c="4"/>2 <text:s text:c="2"/>1 <text:s text:c="5"/>0 <text:s/>8276* Invisible <text:s text:c="4"/></text:p>
      <text:p text:style-name="P1">40595 <text:s text:c="11"/>13637 <text:s text:c="3"/>AFS Step pos <text:s text:c="2"/>st <text:s text:c="2"/>Integer <text:s text:c="4"/>2 <text:s text:c="2"/>0 <text:s text:c="5"/>0 <text:s/>10000 AFS control <text:s text:c="2"/></text:p>
      <text:p text:style-name="P1">40596 <text:s text:c="11"/>8540 <text:s text:c="4"/>Pwr 2 <text:s text:c="9"/>kW <text:s text:c="2"/>Integer <text:s text:c="4"/>2 <text:s text:c="2"/>1 <text:s text:c="5"/>0 <text:s/>8276* Invisible <text:s text:c="4"/></text:p>
      <text:p text:style-name="P1">40597 <text:s text:c="11"/>8541 <text:s text:c="4"/>Pwr 3 <text:s text:c="9"/>kW <text:s text:c="2"/>Integer <text:s text:c="4"/>2 <text:s text:c="2"/>1 <text:s text:c="5"/>0 <text:s/>8276* Invisible <text:s text:c="4"/></text:p>
      <text:p text:style-name="P1">40598 <text:s text:c="11"/>8542 <text:s text:c="4"/>Pwr 4 <text:s text:c="9"/>kW <text:s text:c="2"/>Integer <text:s text:c="4"/>2 <text:s text:c="2"/>1 <text:s text:c="5"/>0 <text:s/>8276* Invisible <text:s text:c="4"/></text:p>
      <text:p text:style-name="P1">40599 <text:s text:c="11"/>8543 <text:s text:c="4"/>Pwr 5 <text:s text:c="9"/>kW <text:s text:c="2"/>Integer <text:s text:c="4"/>2 <text:s text:c="2"/>1 <text:s text:c="5"/>0 <text:s/>8276* Invisible <text:s text:c="4"/></text:p>
      <text:p text:style-name="P1">40600 <text:s text:c="11"/>11271 <text:s text:c="3"/>AirGate Status <text:s text:c="5"/>Unsigned <text:s text:c="3"/>1 <text:s text:c="2"/>0 <text:s text:c="5"/>0 <text:s text:c="3"/>255 Info <text:s text:c="9"/></text:p>
      <text:p text:style-name="P1">43001-43008 ( 8) 8637 <text:s text:c="4"/>Gen-set name <text:s text:c="7"/>String0 <text:s text:c="3"/>16 <text:s text:c="2"/>- <text:s text:c="5"/>- <text:s text:c="5"/>- Comms settings</text:p>
      <text:p text:style-name="P1">43009 <text:s text:c="11"/>8276 <text:s text:c="4"/>Nomin power <text:s text:c="3"/>kW <text:s text:c="2"/>Unsigned <text:s text:c="3"/>2 <text:s text:c="2"/>1 <text:s text:c="4"/>10 <text:s text:c="2"/>1000 Basic settings</text:p>
      <text:p text:style-name="P1">43010 <text:s text:c="11"/>8275 <text:s text:c="4"/>Nomin current <text:s/>A <text:s text:c="3"/>Unsigned <text:s text:c="3"/>2 <text:s text:c="2"/>0 <text:s text:c="5"/>1 <text:s/>10000 Basic settings</text:p>
      <text:p text:style-name="P1">43011 <text:s text:c="11"/>8274 <text:s text:c="4"/>CT ratio prim <text:s/>A <text:s text:c="3"/>Unsigned <text:s text:c="3"/>2 <text:s text:c="2"/>0 <text:s text:c="5"/>1 <text:s/>15000 Basic settings</text:p>
      <text:p text:style-name="P1">43012 <text:s text:c="11"/>10556 <text:s text:c="3"/>CT ratio sec <text:s text:c="7"/>List#13 <text:s text:c="4"/>1 <text:s text:c="2"/>- <text:s text:c="2"/>1000 <text:s text:c="2"/>1001 Basic settings</text:p>
      <text:p text:style-name="P1">43013 <text:s text:c="11"/>8566 <text:s text:c="4"/>Im3/ErFlCurCTp A <text:s text:c="3"/>Unsigned <text:s text:c="3"/>2 <text:s text:c="2"/>0 <text:s text:c="5"/>1 <text:s/>15000 Basic settings</text:p>
      <text:p text:style-name="P1">43014 <text:s text:c="11"/>10557 <text:s text:c="3"/>Im3/ErFlCurCTs <text:s text:c="5"/>List#13 <text:s text:c="4"/>1 <text:s text:c="2"/>- <text:s text:c="2"/>1000 <text:s text:c="2"/>1001 Basic settings</text:p>
      <text:p text:style-name="P1">43015 <text:s text:c="11"/>9579 <text:s text:c="4"/>VT ratio <text:s text:c="6"/>V/V <text:s/>Unsigned <text:s text:c="3"/>2 <text:s text:c="2"/>2 <text:s text:c="4"/>10 <text:s/>50000 Basic settings</text:p>
      <text:p text:style-name="P1">43016 <text:s text:c="11"/>10662 <text:s text:c="3"/>Vg InpRangeSel <text:s text:c="5"/>List#14 <text:s text:c="4"/>1 <text:s text:c="2"/>- <text:s text:c="2"/>1002 <text:s text:c="2"/>1003 Basic settings</text:p>
      <text:p text:style-name="P1">43017 <text:s text:c="11"/>9580 <text:s text:c="4"/>Vm VT ratio <text:s text:c="3"/>V/V <text:s/>Unsigned <text:s text:c="3"/>2 <text:s text:c="2"/>2 <text:s text:c="4"/>10 <text:s/>50000 Basic settings</text:p>
      <text:p text:style-name="P1">43018 <text:s text:c="11"/>10663 <text:s text:c="3"/>Vm InpRangeSel <text:s text:c="5"/>List#14 <text:s text:c="4"/>1 <text:s text:c="2"/>- <text:s text:c="2"/>1002 <text:s text:c="2"/>1003 Basic settings</text:p>
      <text:p text:style-name="P1">43019 <text:s text:c="11"/>8277 <text:s text:c="4"/>GenNomV <text:s text:c="7"/>V <text:s text:c="3"/>Unsigned <text:s text:c="3"/>2 <text:s text:c="2"/>0 <text:s text:c="4"/>10 <text:s/>34641 Basic settings</text:p>
      <text:p text:style-name="P1">43020 <text:s text:c="11"/>9673 <text:s text:c="4"/>GenNomVph-ph <text:s text:c="2"/>V <text:s text:c="3"/>Unsigned <text:s text:c="3"/>2 <text:s text:c="2"/>0 <text:s text:c="4"/>17 <text:s/>60000 Basic settings</text:p>
      <text:p text:style-name="P1">43021 <text:s text:c="11"/>9888 <text:s text:c="4"/>MainsNomV <text:s text:c="5"/>V <text:s text:c="3"/>Unsigned <text:s text:c="3"/>2 <text:s text:c="2"/>0 <text:s text:c="4"/>10 <text:s/>34641 Mains protect </text:p>
      <text:p text:style-name="P1">43022 <text:s text:c="11"/>9907 <text:s text:c="4"/>MainsNomVph-ph V <text:s text:c="3"/>Unsigned <text:s text:c="3"/>2 <text:s text:c="2"/>0 <text:s text:c="4"/>17 <text:s/>60000 Mains protect </text:p>
      <text:p text:style-name="P1">43023 <text:s text:c="11"/>10647 <text:s text:c="3"/>FixVoltProtSel <text:s text:c="5"/>List#15 <text:s text:c="4"/>1 <text:s text:c="2"/>- <text:s text:c="2"/>1091 <text:s text:c="2"/>1092 Mains protect </text:p>
      <text:p text:style-name="P1">43024 <text:s text:c="11"/>8278 <text:s text:c="4"/>Nominal freq <text:s text:c="2"/>Hz <text:s text:c="2"/>Unsigned <text:s text:c="3"/>2 <text:s text:c="2"/>0 <text:s text:c="4"/>45 <text:s text:c="4"/>65 Mains protect </text:p>
      <text:p text:style-name="P1">43025 <text:s text:c="11"/>8252 <text:s text:c="4"/>Gear teeth <text:s text:c="9"/>Unsigned <text:s text:c="3"/>2 <text:s text:c="2"/>0 <text:s text:c="5"/>0 <text:s text:c="3"/>500 Basic settings</text:p>
      <text:p text:style-name="P1">43026 <text:s text:c="11"/>8253 <text:s text:c="4"/>Nominal RPM <text:s text:c="3"/>RPM <text:s/>Unsigned <text:s text:c="3"/>2 <text:s text:c="2"/>0 <text:s text:c="3"/>100 <text:s text:c="2"/>4000 Basic settings</text:p>
      <text:p text:style-name="P1">43027 <text:s text:c="11"/>8315 <text:s text:c="4"/>ControllerMode <text:s text:c="5"/>List#5 <text:s text:c="5"/>1 <text:s text:c="2"/>- <text:s text:c="2"/>1156 <text:s text:c="2"/>1160 Basic settings</text:p>
      <text:p text:style-name="P1">43028 <text:s text:c="11"/>9983 <text:s text:c="4"/>FltRes GoToMAN <text:s text:c="5"/>List#16 <text:s text:c="4"/>1 <text:s text:c="2"/>- <text:s text:c="2"/>1004 <text:s text:c="2"/>1005 Basic settings</text:p>
      <text:p text:style-name="P1">43029 <text:s text:c="11"/>10588 <text:s text:c="3"/>Local buttons <text:s text:c="6"/>List#17 <text:s text:c="4"/>1 <text:s text:c="2"/>- <text:s text:c="2"/>1006 <text:s text:c="2"/>1008 Basic settings</text:p>
      <text:p text:style-name="P1">43030 <text:s text:c="11"/>10121 <text:s text:c="3"/>DispBaklightTO min <text:s/>Unsigned <text:s text:c="3"/>1 <text:s text:c="2"/>0 <text:s text:c="5"/>0 <text:s text:c="3"/>241 Basic settings</text:p>
      <text:p text:style-name="P1">43031 <text:s text:c="11"/>9921 <text:s text:c="4"/>CAN2emptDetect <text:s text:c="5"/>List#16 <text:s text:c="4"/>1 <text:s text:c="2"/>- <text:s text:c="2"/>1004 <text:s text:c="2"/>1005 Comms settings</text:p>
      <text:p text:style-name="P1">43032 <text:s text:c="11"/>9095 <text:s text:c="4"/>Starting RPM <text:s text:c="2"/>RPM <text:s/>Unsigned <text:s text:c="3"/>2 <text:s text:c="2"/>0 <text:s text:c="5"/>0 <text:s text:c="2"/>1500 Engine params </text:p>
      <text:p text:style-name="P1">43033 <text:s text:c="11"/>9681 <text:s text:c="4"/>Starting POil <text:s/>kPa <text:s/>Integer <text:s text:c="4"/>2 <text:s text:c="2"/>1 <text:s text:c="5"/>0 <text:s/>10000 Engine params </text:p>
      <text:p text:style-name="P1">43034 <text:s text:c="11"/>8394 <text:s text:c="4"/>Prestart time <text:s/>s <text:s text:c="3"/>Unsigned <text:s text:c="3"/>2 <text:s text:c="2"/>0 <text:s text:c="5"/>0 <text:s text:c="2"/>3600 Engine params </text:p>
      <text:p text:style-name="P1">43035 <text:s text:c="11"/>8780 <text:s text:c="4"/>PrelubrTime <text:s text:c="3"/>s <text:s text:c="3"/>Unsigned <text:s text:c="3"/>2 <text:s text:c="2"/>0 <text:s text:c="5"/>0 <text:s text:c="2"/>3600 Engine params </text:p>
      <text:p text:style-name="P1">43036 <text:s text:c="11"/>8781 <text:s text:c="4"/>PrelubrPause <text:s text:c="2"/>min <text:s/>Unsigned <text:s text:c="3"/>2 <text:s text:c="2"/>0 <text:s text:c="5"/>1 <text:s text:c="2"/>3000 Engine params </text:p>
      <text:p text:style-name="P1">43037 <text:s text:c="11"/>8256 <text:s text:c="4"/>MaxCrank time <text:s/>s <text:s text:c="3"/>Unsigned <text:s text:c="3"/>1 <text:s text:c="2"/>0 <text:s text:c="4"/>10 <text:s text:c="4"/>15 Engine params </text:p>
      <text:p text:style-name="P1">43038 <text:s text:c="11"/>8257 <text:s text:c="4"/>CrnkFail pause s <text:s text:c="3"/>Unsigned <text:s text:c="3"/>1 <text:s text:c="2"/>0 <text:s text:c="4"/>10 <text:s text:c="4"/>60 Engine params </text:p>
      <text:p text:style-name="P1">43039 <text:s text:c="11"/>8255 <text:s text:c="4"/>(N/A) <text:s text:c="60"/></text:p>
      <text:p text:style-name="P1">43040 <text:s text:c="11"/>9097 <text:s text:c="4"/>Idle time <text:s text:c="5"/>s <text:s text:c="3"/>Unsigned <text:s text:c="3"/>2 <text:s text:c="2"/>0 <text:s text:c="5"/>0 <text:s text:c="2"/>3600 Engine params </text:p>
      <text:p text:style-name="P1">43041 <text:s text:c="11"/>8259 <text:s text:c="4"/>Min stab time <text:s/>s <text:s text:c="3"/>Unsigned <text:s text:c="3"/>2 <text:s text:c="2"/>0 <text:s text:c="5"/>1 <text:s/>8313* Engine params </text:p>
      <text:p text:style-name="P1">43042 <text:s text:c="11"/>8313 <text:s text:c="4"/>Max stab time <text:s/>s <text:s text:c="3"/>Unsigned <text:s text:c="3"/>2 <text:s text:c="2"/>0 <text:s/>8259* <text:s text:c="2"/>3600 Engine params </text:p>
      <text:p text:style-name="P1">43043 <text:s text:c="11"/>9243 <text:s text:c="4"/>Warming load <text:s text:c="2"/>% <text:s text:c="3"/>Integer <text:s text:c="4"/>2 <text:s text:c="2"/>0 <text:s text:c="5"/>0 <text:s text:c="3"/>100 Engine params </text:p>
      <text:p text:style-name="P1">43044 <text:s text:c="11"/>9258 <text:s text:c="4"/>Warming temp <text:s text:c="2"/>°C <text:s text:c="2"/>Integer <text:s text:c="4"/>2 <text:s text:c="2"/>1 <text:s text:c="5"/>0 <text:s text:c="2"/>1200 Engine params </text:p>
      <text:p text:style-name="P1">43045 <text:s text:c="11"/>8562 <text:s text:c="4"/>Max warm time <text:s/>s <text:s text:c="3"/>Unsigned <text:s text:c="3"/>2 <text:s text:c="2"/>0 <text:s text:c="5"/>0 <text:s text:c="2"/>3600 Engine params </text:p>
      <text:p text:style-name="P1">43046 <text:s text:c="11"/>10046 <text:s text:c="3"/>Cooling speed <text:s text:c="6"/>List#18 <text:s text:c="4"/>1 <text:s text:c="2"/>- <text:s text:c="2"/>1085 <text:s text:c="2"/>1086 Engine params </text:p>
      <text:p text:style-name="P1">43047 <text:s text:c="11"/>8258 <text:s text:c="4"/>Cooling time <text:s text:c="2"/>s <text:s text:c="3"/>Unsigned <text:s text:c="3"/>2 <text:s text:c="2"/>0 <text:s text:c="5"/>0 <text:s text:c="2"/>3600 Engine params </text:p>
      <text:p text:style-name="P1">43048 <text:s text:c="11"/>10661 <text:s text:c="3"/>Cooldown optim <text:s text:c="5"/>List#16 <text:s text:c="4"/>1 <text:s text:c="2"/>- <text:s text:c="2"/>1004 <text:s text:c="2"/>1005 Engine params </text:p>
      <text:p text:style-name="P1">43049 <text:s text:c="11"/>8662 <text:s text:c="4"/>AfterCoolTime <text:s/>s <text:s text:c="3"/>Unsigned <text:s text:c="3"/>2 <text:s text:c="2"/>0 <text:s text:c="5"/>0 <text:s text:c="2"/>3600 Engine params </text:p>
      <text:p text:style-name="P1">43050 <text:s text:c="11"/>9815 <text:s text:c="4"/>Stop time <text:s text:c="5"/>s <text:s text:c="3"/>Unsigned <text:s text:c="3"/>2 <text:s text:c="2"/>0 <text:s text:c="5"/>0 <text:s text:c="3"/>240 Engine params </text:p>
      <text:p text:style-name="P1">43051 <text:s text:c="11"/>9695 <text:s text:c="4"/>SDVentil time <text:s/>s <text:s text:c="3"/>Unsigned <text:s text:c="3"/>2 <text:s text:c="2"/>0 <text:s text:c="5"/>0 <text:s text:c="4"/>60 Engine params </text:p>
      <text:p text:style-name="P1">43052 <text:s text:c="11"/>9100 <text:s text:c="4"/>(N/A) <text:s text:c="60"/></text:p>
      <text:p text:style-name="P1">43053 <text:s text:c="11"/>10525 <text:s text:c="3"/>GasValveDelay <text:s/>s <text:s text:c="3"/>Integer <text:s text:c="4"/>2 <text:s text:c="2"/>1 <text:s text:c="5"/>0 <text:s text:c="4"/>50 Engine params </text:p>
      <text:p text:style-name="P1">43054 <text:s text:c="11"/>8264 <text:s text:c="4"/>Horn timeout <text:s text:c="2"/>s <text:s text:c="3"/>Unsigned <text:s text:c="3"/>2 <text:s text:c="2"/>0 <text:s text:c="5"/>0 <text:s text:c="2"/>3601 Engine protect</text:p>
      <text:p text:style-name="P1">43055 <text:s text:c="11"/>8263 <text:s text:c="4"/>Overspeed <text:s text:c="5"/>% <text:s text:c="3"/>Unsigned <text:s text:c="3"/>2 <text:s text:c="2"/>0 <text:s text:c="5"/>0 <text:s text:c="3"/>200 Engine protect</text:p>
      <text:p text:style-name="P1">43056 <text:s text:c="11"/>9622 <text:s text:c="4"/>Max+CylDifPmin °C <text:s text:c="2"/>Integer <text:s text:c="4"/>2 <text:s text:c="2"/>0 -32000 <text:s/>32000 Engine protect</text:p>
      <text:p text:style-name="P1">43057 <text:s text:c="11"/>9623 <text:s text:c="4"/>Max-CylDifPmin °C <text:s text:c="2"/>Integer <text:s text:c="4"/>2 <text:s text:c="2"/>0 -32000 <text:s/>32000 Engine protect</text:p>
      <text:p text:style-name="P1">43058 <text:s text:c="11"/>9624 <text:s text:c="4"/>Max+CylDifPnom °C <text:s text:c="2"/>Integer <text:s text:c="4"/>2 <text:s text:c="2"/>0 -32000 <text:s/>32000 Engine protect</text:p>
      <text:p text:style-name="P1">43059 <text:s text:c="11"/>9625 <text:s text:c="4"/>Max-CylDifPnom °C <text:s text:c="2"/>Integer <text:s text:c="4"/>2 <text:s text:c="2"/>0 -32000 <text:s/>32000 Engine protect</text:p>
      <text:p text:style-name="P1">43060 <text:s text:c="11"/>9626 <text:s text:c="4"/>PminCylDifEval kW <text:s text:c="2"/>Integer <text:s text:c="4"/>2 <text:s text:c="2"/>1 <text:s text:c="5"/>0 <text:s/>8276* Engine protect</text:p>
      <text:p text:style-name="P1">43061 <text:s text:c="11"/>9627 <text:s text:c="4"/>CylDifEvalDel <text:s/>s <text:s text:c="3"/>Unsigned <text:s text:c="3"/>2 <text:s text:c="2"/>0 <text:s text:c="5"/>0 <text:s text:c="3"/>600 Engine protect</text:p>
      <text:p text:style-name="P1">43062 <text:s text:c="11"/>8638 <text:s text:c="4"/>Load ctrl PtM <text:s text:c="6"/>List#19 <text:s text:c="4"/>1 <text:s text:c="2"/>- <text:s text:c="2"/>1065 <text:s text:c="2"/>1069 ProcessControl</text:p>
      <text:p text:style-name="P1">43063 <text:s text:c="11"/>10120 <text:s text:c="3"/>PF ctrl PtM <text:s text:c="8"/>List#20 <text:s text:c="4"/>1 <text:s text:c="2"/>- <text:s text:c="2"/>1070 <text:s text:c="2"/>1073 ProcessControl</text:p>
      <text:p text:style-name="P1">43064 <text:s text:c="11"/>10599 <text:s text:c="3"/>I/E-Pm meas <text:s text:c="8"/>List#21 <text:s text:c="4"/>1 <text:s text:c="2"/>- <text:s text:c="2"/>1074 <text:s text:c="2"/>1076 ProcessControl</text:p>
      <text:p text:style-name="P1">43065 <text:s text:c="11"/>10598 <text:s text:c="3"/>I/E-Qm meas <text:s text:c="8"/>List#21 <text:s text:c="4"/>1 <text:s text:c="2"/>- <text:s text:c="2"/>1074 <text:s text:c="2"/>1076 ProcessControl</text:p>
      <text:p text:style-name="P1">43066 <text:s text:c="11"/>9046 <text:s text:c="4"/>Derating1 strt °C <text:s text:c="2"/>Integer <text:s text:c="4"/>2 <text:s text:c="2"/>1 <text:s text:c="5"/>0 <text:s text:c="2"/>1200 ProcessControl</text:p>
      <text:p text:style-name="P1">43067 <text:s text:c="11"/>9047 <text:s text:c="4"/>Derating1 end <text:s/>°C <text:s text:c="2"/>Integer <text:s text:c="4"/>2 <text:s text:c="2"/>1 <text:s text:c="5"/>0 <text:s text:c="2"/>1200 ProcessControl</text:p>
      <text:p text:style-name="P1">43068 <text:s text:c="11"/>9048 <text:s text:c="4"/>Derating1 pwr <text:s/>% <text:s text:c="3"/>Unsigned <text:s text:c="3"/>2 <text:s text:c="2"/>0 <text:s text:c="5"/>0 <text:s text:c="3"/>100 ProcessControl</text:p>
      <text:p text:style-name="P1">43069 <text:s text:c="11"/>10189 <text:s text:c="3"/>Derating2 strt x <text:s text:c="3"/>Integer <text:s text:c="4"/>2 <text:s text:c="2"/>0 -32000 12439* ProcessControl</text:p>
      <text:p text:style-name="P1">43070 <text:s text:c="11"/>10190 <text:s text:c="3"/>Derating2 end <text:s/>x <text:s text:c="3"/>Integer <text:s text:c="4"/>2 <text:s text:c="2"/>0 12439* <text:s/>32000 ProcessControl</text:p>
      <text:p text:style-name="P1">43071 <text:s text:c="11"/>10191 <text:s text:c="3"/>Derating2 pwr <text:s/>% <text:s text:c="3"/>Unsigned <text:s text:c="3"/>2 <text:s text:c="2"/>0 <text:s text:c="5"/>0 12440* ProcessControl</text:p>
      <text:p text:style-name="P1">43072 <text:s text:c="11"/>8639 <text:s text:c="4"/>Base load <text:s text:c="5"/>kW <text:s text:c="2"/>Integer <text:s text:c="4"/>2 <text:s text:c="2"/>1 <text:s text:c="5"/>0 <text:s/>8276* ProcessControl</text:p>
      <text:p text:style-name="P1">43073 <text:s text:c="11"/>8640 <text:s text:c="4"/>Base PF <text:s text:c="12"/>Integer <text:s text:c="4"/>2 <text:s text:c="2"/>2 <text:s text:c="4"/>60 <text:s text:c="3"/>120 ProcessControl</text:p>
      <text:p text:style-name="P1"><text:soft-page-break/>43074 <text:s text:c="11"/>8641 <text:s text:c="4"/>Import load <text:s text:c="3"/>kW <text:s text:c="2"/>Integer <text:s text:c="4"/>2 <text:s text:c="2"/>1 -32000 <text:s/>32000 ProcessControl</text:p>
      <text:p text:style-name="P1">43075 <text:s text:c="11"/>8642 <text:s text:c="4"/>Import PF <text:s text:c="10"/>Integer <text:s text:c="4"/>2 <text:s text:c="2"/>2 <text:s text:c="4"/>60 <text:s text:c="3"/>120 ProcessControl</text:p>
      <text:p text:style-name="P1">43076 <text:s text:c="11"/>8643 <text:s text:c="4"/>PeakLevelStart kW <text:s text:c="2"/>Integer <text:s text:c="4"/>2 <text:s text:c="2"/>1 <text:s/>8644* <text:s/>32000 ProcessControl</text:p>
      <text:p text:style-name="P1">43077 <text:s text:c="11"/>8644 <text:s text:c="4"/>PeakLevelStop <text:s/>kW <text:s text:c="2"/>Integer <text:s text:c="4"/>2 <text:s text:c="2"/>1 <text:s text:c="5"/>0 <text:s/>8643* ProcessControl</text:p>
      <text:p text:style-name="P1">43078 <text:s text:c="11"/>9989 <text:s text:c="4"/>PeakAutS/S del s <text:s text:c="3"/>Unsigned <text:s text:c="3"/>2 <text:s text:c="2"/>0 <text:s text:c="5"/>0 <text:s text:c="2"/>3200 ProcessControl</text:p>
      <text:p text:style-name="P1">43079 <text:s text:c="11"/>9592 <text:s text:c="4"/>Export limit <text:s text:c="7"/>List#16 <text:s text:c="4"/>1 <text:s text:c="2"/>- <text:s text:c="2"/>1004 <text:s text:c="2"/>1005 ProcessControl</text:p>
      <text:p text:style-name="P1">43080 <text:s text:c="11"/>9607 <text:s text:c="4"/>TempByPwr Treq °C <text:s text:c="2"/>Integer <text:s text:c="4"/>2 <text:s text:c="2"/>0 -32000 <text:s/>32000 ProcessControl</text:p>
      <text:p text:style-name="P1">43081 <text:s text:c="11"/>9608 <text:s text:c="4"/>TempByPwr gain % <text:s text:c="3"/>Unsigned <text:s text:c="3"/>2 <text:s text:c="2"/>2 <text:s text:c="5"/>0 <text:s/>10000 ProcessControl</text:p>
      <text:p text:style-name="P1">43082 <text:s text:c="11"/>9609 <text:s text:c="4"/>TempByPwr int <text:s/>% <text:s text:c="3"/>Unsigned <text:s text:c="3"/>2 <text:s text:c="2"/>1 <text:s text:c="5"/>0 <text:s text:c="2"/>1000 ProcessControl</text:p>
      <text:p text:style-name="P1">43083 <text:s text:c="11"/>9619 <text:s text:c="4"/>Overheat prot <text:s text:c="6"/>List#16 <text:s text:c="4"/>1 <text:s text:c="2"/>- <text:s text:c="2"/>1004 <text:s text:c="2"/>1005 ProcessControl</text:p>
      <text:p text:style-name="P1">43084 <text:s text:c="11"/>9236 <text:s text:c="4"/>Island enable <text:s text:c="6"/>List#22 <text:s text:c="4"/>1 <text:s text:c="2"/>- <text:s text:c="2"/>1077 <text:s text:c="2"/>1078 ProcessControl</text:p>
      <text:p text:style-name="P1">43085 <text:s text:c="11"/>9237 <text:s text:c="4"/>ParallelEnable <text:s text:c="5"/>List#22 <text:s text:c="4"/>1 <text:s text:c="2"/>- <text:s text:c="2"/>1077 <text:s text:c="2"/>1078 ProcessControl</text:p>
      <text:p text:style-name="P1">43086 <text:s text:c="11"/>9235 <text:s text:c="4"/>Synchro enable <text:s text:c="5"/>List#23 <text:s text:c="4"/>1 <text:s text:c="2"/>- <text:s text:c="2"/>1079 <text:s text:c="2"/>1082 ProcessControl</text:p>
      <text:p text:style-name="P1">43087 <text:s text:c="11"/>9238 <text:s text:c="4"/>MFStart enable <text:s text:c="5"/>List#22 <text:s text:c="4"/>1 <text:s text:c="2"/>- <text:s text:c="2"/>1077 <text:s text:c="2"/>1078 ProcessControl</text:p>
      <text:p text:style-name="P1">43088 <text:s text:c="11"/>10118 <text:s text:c="3"/>(N/A) <text:s text:c="60"/></text:p>
      <text:p text:style-name="P1">43089 <text:s text:c="11"/>10339 <text:s text:c="3"/>(N/A) <text:s text:c="60"/></text:p>
      <text:p text:style-name="P1">43090 <text:s text:c="11"/>8280 <text:s text:c="4"/>OverldStrtEval % <text:s text:c="3"/>Unsigned <text:s text:c="3"/>2 <text:s text:c="2"/>0 <text:s text:c="3"/>100 <text:s text:c="3"/>200 Gener protect </text:p>
      <text:p text:style-name="P1">43091 <text:s text:c="11"/>8281 <text:s text:c="4"/>2POvrldStEvDel s <text:s text:c="3"/>Unsigned <text:s text:c="3"/>2 <text:s text:c="2"/>1 <text:s text:c="5"/>0 <text:s text:c="2"/>6000 Gener protect </text:p>
      <text:p text:style-name="P1">43092 <text:s text:c="11"/>9241 <text:s text:c="4"/>Min power PtM <text:s/>% <text:s text:c="3"/>Unsigned <text:s text:c="3"/>2 <text:s text:c="2"/>0 <text:s text:c="5"/>0 <text:s text:c="3"/>100 Gener protect </text:p>
      <text:p text:style-name="P1">43093 <text:s text:c="11"/>8282 <text:s text:c="4"/>Ishort <text:s text:c="8"/>% <text:s text:c="3"/>Unsigned <text:s text:c="3"/>2 <text:s text:c="2"/>0 <text:s text:c="3"/>100 <text:s text:c="3"/>500 Gener protect </text:p>
      <text:p text:style-name="P1">43094 <text:s text:c="11"/>9991 <text:s text:c="4"/>Ishort del <text:s text:c="4"/>s <text:s text:c="3"/>Unsigned <text:s text:c="3"/>2 <text:s text:c="2"/>2 <text:s text:c="5"/>0 <text:s text:c="2"/>1000 Gener protect </text:p>
      <text:p text:style-name="P1">43095 <text:s text:c="11"/>8283 <text:s text:c="4"/>2Inom del <text:s text:c="5"/>s <text:s text:c="3"/>Unsigned <text:s text:c="3"/>2 <text:s text:c="2"/>1 <text:s text:c="5"/>0 <text:s text:c="2"/>6000 Gener protect </text:p>
      <text:p text:style-name="P1">43096 <text:s text:c="11"/>8291 <text:s text:c="4"/>Gen &gt;V BOC <text:s text:c="4"/>% <text:s text:c="3"/>Unsigned <text:s text:c="3"/>2 <text:s text:c="2"/>0 <text:s/>8293* <text:s text:c="3"/>150 Gener protect </text:p>
      <text:p text:style-name="P1">43097 <text:s text:c="11"/>10013 <text:s text:c="3"/>Gen &gt;V Sd <text:s text:c="5"/>% <text:s text:c="3"/>Unsigned <text:s text:c="3"/>2 <text:s text:c="2"/>0 <text:s text:c="4"/>50 <text:s text:c="3"/>150 Gener protect </text:p>
      <text:p text:style-name="P1">43098 <text:s text:c="11"/>8293 <text:s text:c="4"/>Gen &lt;V BOC <text:s text:c="4"/>% <text:s text:c="3"/>Unsigned <text:s text:c="3"/>2 <text:s text:c="2"/>0 <text:s text:c="4"/>20 <text:s/>8291* Gener protect </text:p>
      <text:p text:style-name="P1">43099 <text:s text:c="11"/>9103 <text:s text:c="4"/>Gen V del <text:s text:c="5"/>s <text:s text:c="3"/>Unsigned <text:s text:c="3"/>2 <text:s text:c="2"/>2 <text:s text:c="5"/>0 <text:s/>60000 Gener protect </text:p>
      <text:p text:style-name="P1">43100 <text:s text:c="11"/>10558 <text:s text:c="3"/>(N/A) <text:s text:c="60"/></text:p>
      <text:p text:style-name="P1">43101 <text:s text:c="11"/>8296 <text:s text:c="4"/>Gen &gt;f <text:s text:c="8"/>% <text:s text:c="3"/>Unsigned <text:s text:c="3"/>2 <text:s text:c="2"/>1 <text:s/>8298* <text:s text:c="2"/>1500 Gener protect </text:p>
      <text:p text:style-name="P1">43102 <text:s text:c="11"/>8298 <text:s text:c="4"/>Gen &lt;f <text:s text:c="8"/>% <text:s text:c="3"/>Unsigned <text:s text:c="3"/>2 <text:s text:c="2"/>1 <text:s text:c="3"/>200 <text:s/>8296* Gener protect </text:p>
      <text:p text:style-name="P1">43103 <text:s text:c="11"/>8297 <text:s text:c="4"/>Gen f del <text:s text:c="5"/>s <text:s text:c="3"/>Unsigned <text:s text:c="3"/>2 <text:s text:c="2"/>2 <text:s text:c="5"/>0 <text:s/>60000 Gener protect </text:p>
      <text:p text:style-name="P1">43104 <text:s text:c="11"/>8305 <text:s text:c="4"/>Mains &gt;V 1.lev % <text:s text:c="3"/>Unsigned <text:s text:c="3"/>2 <text:s text:c="2"/>0 <text:s text:c="3"/>100 <text:s text:c="3"/>150 Mains protect </text:p>
      <text:p text:style-name="P1">43105 <text:s text:c="11"/>8307 <text:s text:c="4"/>Mains &lt;V 1.lev % <text:s text:c="3"/>Unsigned <text:s text:c="3"/>2 <text:s text:c="2"/>0 <text:s text:c="4"/>20 <text:s text:c="3"/>100 Mains protect </text:p>
      <text:p text:style-name="P1">43106 <text:s text:c="11"/>8306 <text:s text:c="4"/>Mains &gt;V 1.del s <text:s text:c="3"/>Unsigned <text:s text:c="3"/>2 <text:s text:c="2"/>2 <text:s text:c="5"/>0 <text:s/>60000 Mains protect </text:p>
      <text:p text:style-name="P1">43107 <text:s text:c="11"/>8308 <text:s text:c="4"/>Mains &lt;V 1.del s <text:s text:c="3"/>Unsigned <text:s text:c="3"/>2 <text:s text:c="2"/>2 <text:s text:c="5"/>0 <text:s/>60000 Mains protect </text:p>
      <text:p text:style-name="P1">43108 <text:s text:c="11"/>8310 <text:s text:c="4"/>Mains &gt;f 1.lev % <text:s text:c="3"/>Unsigned <text:s text:c="3"/>2 <text:s text:c="2"/>1 <text:s text:c="2"/>1000 <text:s text:c="2"/>1500 Mains protect </text:p>
      <text:p text:style-name="P1">43109 <text:s text:c="11"/>8312 <text:s text:c="4"/>Mains &lt;f 1.lev % <text:s text:c="3"/>Unsigned <text:s text:c="3"/>2 <text:s text:c="2"/>1 <text:s text:c="3"/>200 <text:s text:c="2"/>1000 Mains protect </text:p>
      <text:p text:style-name="P1">43110 <text:s text:c="11"/>8311 <text:s text:c="4"/>Mains &gt;f 1.del s <text:s text:c="3"/>Unsigned <text:s text:c="3"/>2 <text:s text:c="2"/>2 <text:s text:c="5"/>0 <text:s/>60000 Mains protect </text:p>
      <text:p text:style-name="P1">43111 <text:s text:c="11"/>9843 <text:s text:c="4"/>VectorS limit <text:s/>° <text:s text:c="3"/>Unsigned <text:s text:c="3"/>2 <text:s text:c="2"/>0 <text:s text:c="5"/>1 <text:s text:c="4"/>45 Mains protect </text:p>
      <text:p text:style-name="P1">43112 <text:s text:c="11"/>10551 <text:s text:c="3"/>VectorS prot <text:s text:c="7"/>List#24 <text:s text:c="4"/>1 <text:s text:c="2"/>- <text:s text:c="2"/>1093 <text:s text:c="2"/>1095 Mains protect </text:p>
      <text:p text:style-name="P1">43113 <text:s text:c="11"/>10552 <text:s text:c="3"/>VectorS CB sel <text:s text:c="5"/>List#25 <text:s text:c="4"/>1 <text:s text:c="2"/>- <text:s text:c="2"/>1096 <text:s text:c="2"/>1097 Mains protect </text:p>
      <text:p text:style-name="P1">43114 <text:s text:c="11"/>11345 <text:s text:c="3"/>Mains &gt;V 2.lev % <text:s text:c="3"/>Unsigned <text:s text:c="3"/>2 <text:s text:c="2"/>0 <text:s text:c="3"/>100 <text:s text:c="3"/>150 Mains protect </text:p>
      <text:p text:style-name="P1">43115 <text:s text:c="11"/>11346 <text:s text:c="3"/>Mains &lt;V 2.lev % <text:s text:c="3"/>Unsigned <text:s text:c="3"/>2 <text:s text:c="2"/>0 <text:s text:c="4"/>20 <text:s text:c="3"/>100 Mains protect </text:p>
      <text:p text:style-name="P1">43116 <text:s text:c="11"/>11347 <text:s text:c="3"/>Mains &gt;V 2.del s <text:s text:c="3"/>Unsigned <text:s text:c="3"/>2 <text:s text:c="2"/>2 <text:s text:c="5"/>0 <text:s/>60000 Mains protect </text:p>
      <text:p text:style-name="P1">43117 <text:s text:c="11"/>11348 <text:s text:c="3"/>Mains &lt;V 2.del s <text:s text:c="3"/>Unsigned <text:s text:c="3"/>2 <text:s text:c="2"/>2 <text:s text:c="5"/>0 <text:s/>60000 Mains protect </text:p>
      <text:p text:style-name="P1">43118 <text:s text:c="11"/>11349 <text:s text:c="3"/>Mains &gt;f 2.lev % <text:s text:c="3"/>Unsigned <text:s text:c="3"/>2 <text:s text:c="2"/>1 <text:s text:c="2"/>1000 <text:s text:c="2"/>1500 Mains protect </text:p>
      <text:p text:style-name="P1">43119 <text:s text:c="11"/>11350 <text:s text:c="3"/>Mains &lt;f 2.lev % <text:s text:c="3"/>Unsigned <text:s text:c="3"/>2 <text:s text:c="2"/>1 <text:s text:c="3"/>200 <text:s text:c="2"/>1000 Mains protect </text:p>
      <text:p text:style-name="P1">43120 <text:s text:c="11"/>11351 <text:s text:c="3"/>Mains &lt;f 1.del s <text:s text:c="3"/>Unsigned <text:s text:c="3"/>2 <text:s text:c="2"/>2 <text:s text:c="5"/>0 <text:s/>60000 Mains protect </text:p>
      <text:p text:style-name="P1">43121 <text:s text:c="11"/>11352 <text:s text:c="3"/>Mains &gt;f 2.del s <text:s text:c="3"/>Unsigned <text:s text:c="3"/>2 <text:s text:c="2"/>2 <text:s text:c="5"/>0 <text:s/>60000 Mains protect </text:p>
      <text:p text:style-name="P1">43122 <text:s text:c="11"/>11353 <text:s text:c="3"/>Mains &lt;f 2.del s <text:s text:c="3"/>Unsigned <text:s text:c="3"/>2 <text:s text:c="2"/>2 <text:s text:c="5"/>0 <text:s/>60000 Mains protect </text:p>
      <text:p text:style-name="P1">43123 <text:s text:c="11"/>8446 <text:s text:c="4"/>Mains V unbal <text:s/>% <text:s text:c="3"/>Unsigned <text:s text:c="3"/>2 <text:s text:c="2"/>0 <text:s text:c="5"/>0 <text:s text:c="3"/>200 Mains protect </text:p>
      <text:p text:style-name="P1">43124 <text:s text:c="11"/>8447 <text:s text:c="4"/>Mains Vunb del s <text:s text:c="3"/>Unsigned <text:s text:c="3"/>2 <text:s text:c="2"/>1 <text:s text:c="5"/>0 <text:s text:c="2"/>6000 Mains protect </text:p>
      <text:p text:style-name="P1">43125 <text:s text:c="11"/>8301 <text:s text:c="4"/>EmergStart del s <text:s text:c="3"/>Unsigned <text:s text:c="3"/>2 <text:s text:c="2"/>0 <text:s text:c="5"/>0 <text:s text:c="3"/>600 AMF settings <text:s/></text:p>
      <text:p text:style-name="P1">43126 <text:s text:c="11"/>8303 <text:s text:c="4"/>FwRet break <text:s text:c="3"/>s <text:s text:c="3"/>Unsigned <text:s text:c="3"/>2 <text:s text:c="2"/>1 <text:s text:c="5"/>0 <text:s text:c="3"/>600 AMF settings <text:s/></text:p>
      <text:p text:style-name="P1">43127 <text:s text:c="11"/>8389 <text:s text:c="4"/>MCB close del <text:s/>s <text:s text:c="3"/>Unsigned <text:s text:c="3"/>2 <text:s text:c="2"/>1 <text:s text:c="5"/>0 <text:s text:c="3"/>600 AMF settings <text:s/></text:p>
      <text:p text:style-name="P1">43128 <text:s text:c="11"/>8302 <text:s text:c="4"/>Mains ret del <text:s/>s <text:s text:c="3"/>Unsigned <text:s text:c="3"/>2 <text:s text:c="2"/>0 <text:s text:c="5"/>0 <text:s text:c="2"/>3600 AMF settings <text:s/></text:p>
      <text:p text:style-name="P1">43129 <text:s text:c="11"/>9850 <text:s text:c="4"/>MCB opens on <text:s text:c="7"/>List#26 <text:s text:c="4"/>1 <text:s text:c="2"/>- <text:s text:c="2"/>1098 <text:s text:c="2"/>1099 AMF settings <text:s/></text:p>
      <text:p text:style-name="P1">43130 <text:s text:c="11"/>9862 <text:s text:c="4"/>ReturnWithIntr <text:s text:c="5"/>List#16 <text:s text:c="4"/>1 <text:s text:c="2"/>- <text:s text:c="2"/>1004 <text:s text:c="2"/>1005 AMF settings <text:s/></text:p>
      <text:p text:style-name="P1">43131 <text:s text:c="11"/>8661 <text:s text:c="4"/>BreakerOverlap s <text:s text:c="3"/>Unsigned <text:s text:c="3"/>2 <text:s text:c="2"/>1 <text:s text:c="5"/>0 <text:s text:c="2"/>3000 AMF settings <text:s/></text:p>
      <text:p text:style-name="P1">43132 <text:s text:c="11"/>8618 <text:s text:c="4"/>ReturnTo mains <text:s text:c="5"/>List#16 <text:s text:c="4"/>1 <text:s text:c="2"/>- <text:s text:c="2"/>1004 <text:s text:c="2"/>1005 AMF settings <text:s/></text:p>
      <text:p text:style-name="P1">43133 <text:s text:c="11"/>9590 <text:s text:c="4"/>RetFromIsland <text:s text:c="6"/>List#27 <text:s text:c="4"/>1 <text:s text:c="2"/>- <text:s text:c="2"/>1100 <text:s text:c="2"/>1101 AMF settings <text:s/></text:p>
      <text:p text:style-name="P1">43134 <text:s text:c="11"/>9054 <text:s text:c="4"/>SpeedRegChar <text:s text:c="7"/>List#28 <text:s text:c="4"/>1 <text:s text:c="2"/>- <text:s text:c="2"/>1102 <text:s text:c="2"/>1103 Sync/Load ctrl</text:p>
      <text:p text:style-name="P1">43135 <text:s text:c="11"/>8650 <text:s text:c="4"/>Voltage window % <text:s text:c="3"/>Unsigned <text:s text:c="3"/>2 <text:s text:c="2"/>1 <text:s text:c="5"/>0 <text:s text:c="2"/>1000 Sync/Load ctrl</text:p>
      <text:p text:style-name="P1">43136 <text:s text:c="11"/>9578 <text:s text:c="4"/>GtoM AngleReq <text:s/>° <text:s text:c="3"/>Integer <text:s text:c="4"/>2 <text:s text:c="2"/>0 <text:s text:c="3"/>-45 <text:s text:c="4"/>45 Sync/Load ctrl</text:p>
      <text:p text:style-name="P1">43137 <text:s text:c="11"/>8652 <text:s text:c="4"/>Phase window <text:s text:c="2"/>° <text:s text:c="3"/>Unsigned <text:s text:c="3"/>2 <text:s text:c="2"/>0 <text:s text:c="5"/>0 <text:s text:c="4"/>90 Sync/Load ctrl</text:p>
      <text:p text:style-name="P1">43138 <text:s text:c="11"/>8653 <text:s text:c="4"/>Dwell time <text:s text:c="4"/>s <text:s text:c="3"/>Unsigned <text:s text:c="3"/>2 <text:s text:c="2"/>1 <text:s text:c="5"/>0 <text:s text:c="3"/>250 Sync/Load ctrl</text:p>
      <text:p text:style-name="P1">43139 <text:s text:c="11"/>8715 <text:s text:c="4"/>Freq gain <text:s text:c="5"/>% <text:s text:c="3"/>Integer <text:s text:c="4"/>2 <text:s text:c="2"/>1 <text:s text:c="5"/>0 <text:s text:c="2"/>2000 Sync/Load ctrl</text:p>
      <text:p text:style-name="P1">43140 <text:s text:c="11"/>8716 <text:s text:c="4"/>Freq int <text:s text:c="6"/>% <text:s text:c="3"/>Integer <text:s text:c="4"/>2 <text:s text:c="2"/>0 <text:s text:c="5"/>0 <text:s text:c="3"/>100 Sync/Load ctrl</text:p>
      <text:p text:style-name="P1">43141 <text:s text:c="11"/>9891 <text:s text:c="4"/>Freq reg loop <text:s text:c="6"/>List#29 <text:s text:c="4"/>1 <text:s text:c="2"/>- <text:s text:c="2"/>1104 <text:s text:c="2"/>1105 Sync/Load ctrl</text:p>
      <text:p text:style-name="P1">43142 <text:s text:c="11"/>8718 <text:s text:c="4"/>Angle gain <text:s text:c="4"/>% <text:s text:c="3"/>Integer <text:s text:c="4"/>2 <text:s text:c="2"/>1 <text:s text:c="5"/>0 <text:s text:c="2"/>2000 Sync/Load ctrl</text:p>
      <text:p text:style-name="P1">43143 <text:s text:c="11"/>8656 <text:s text:c="4"/>Speed gov bias V <text:s text:c="3"/>Integer <text:s text:c="4"/>2 <text:s text:c="2"/>2 10115* 10559* Sync/Load ctrl</text:p>
      <text:p text:style-name="P1">43144 <text:s text:c="11"/>10115 <text:s text:c="3"/>SpeedGovLowLim V <text:s text:c="3"/>Integer <text:s text:c="4"/>2 <text:s text:c="2"/>2 <text:s/>-1000 10559* Sync/Load ctrl</text:p>
      <text:p text:style-name="P1">43145 <text:s text:c="11"/>10559 <text:s text:c="3"/>SpeedGovHiLim <text:s/>V <text:s text:c="3"/>Integer <text:s text:c="4"/>2 <text:s text:c="2"/>2 10115* <text:s text:c="2"/>1000 Sync/Load ctrl</text:p>
      <text:p text:style-name="P1">43146 <text:s text:c="11"/>8658 <text:s text:c="4"/>Load ramp <text:s text:c="5"/>s <text:s text:c="3"/>Unsigned <text:s text:c="3"/>2 <text:s text:c="2"/>0 <text:s text:c="5"/>0 <text:s/>8548* Sync/Load ctrl</text:p>
      <text:p text:style-name="P1">43147 <text:s text:c="11"/>8659 <text:s text:c="4"/>Load gain <text:s text:c="5"/>% <text:s text:c="3"/>Integer <text:s text:c="4"/>2 <text:s text:c="2"/>1 <text:s text:c="5"/>0 <text:s text:c="2"/>2000 Sync/Load ctrl</text:p>
      <text:p text:style-name="P1">43148 <text:s text:c="11"/>8713 <text:s text:c="4"/>Load int <text:s text:c="6"/>% <text:s text:c="3"/>Integer <text:s text:c="4"/>2 <text:s text:c="2"/>0 <text:s text:c="5"/>0 <text:s text:c="3"/>100 Sync/Load ctrl</text:p>
      <text:p text:style-name="P1">43149 <text:s text:c="11"/>8547 <text:s text:c="4"/>GCB open level % <text:s text:c="3"/>Unsigned <text:s text:c="3"/>2 <text:s text:c="2"/>0 <text:s text:c="5"/>0 <text:s text:c="3"/>100 Sync/Load ctrl</text:p>
      <text:p text:style-name="P1">43150 <text:s text:c="11"/>8548 <text:s text:c="4"/>GCB open del <text:s text:c="2"/>s <text:s text:c="3"/>Unsigned <text:s text:c="3"/>2 <text:s text:c="2"/>0 <text:s/>8658* <text:s text:c="2"/>1800 Sync/Load ctrl</text:p>
      <text:p text:style-name="P1">43151 <text:s text:c="11"/>8657 <text:s text:c="4"/>Sync timeout <text:s text:c="2"/>s <text:s text:c="3"/>Unsigned <text:s text:c="3"/>2 <text:s text:c="2"/>0 <text:s text:c="5"/>1 <text:s text:c="2"/>1801 Sync/Load ctrl</text:p>
      <text:p text:style-name="P1">43152 <text:s text:c="11"/>8725 <text:s text:c="4"/>(N/A) <text:s text:c="60"/></text:p>
      <text:p text:style-name="P1">43153 <text:s text:c="11"/>9035 <text:s text:c="4"/>(N/A) <text:s text:c="60"/></text:p>
      <text:p text:style-name="P1"><text:soft-page-break/>43154 <text:s text:c="11"/>10784 <text:s text:c="3"/>TauSpeedActuat s <text:s text:c="3"/>Unsigned <text:s text:c="3"/>2 <text:s text:c="2"/>1 <text:s text:c="4"/>10 <text:s text:c="2"/>3000 Sync/Load ctrl</text:p>
      <text:p text:style-name="P1">43155 <text:s text:c="11"/>10912 <text:s text:c="3"/>RampStartLevel % <text:s text:c="3"/>Unsigned <text:s text:c="3"/>1 <text:s text:c="2"/>0 <text:s text:c="5"/>0 <text:s text:c="3"/>100 Sync/Load ctrl</text:p>
      <text:p text:style-name="P1">43156 <text:s text:c="11"/>10911 <text:s text:c="3"/>SpdGovPWM rate Hz <text:s text:c="2"/>Unsigned <text:s text:c="3"/>2 <text:s text:c="2"/>0 <text:s text:c="3"/>500 <text:s text:c="2"/>3000 Sync/Load ctrl</text:p>
      <text:p text:style-name="P1">43157 <text:s text:c="11"/>9055 <text:s text:c="4"/>AVRRegChar <text:s text:c="9"/>List#28 <text:s text:c="4"/>1 <text:s text:c="2"/>- <text:s text:c="2"/>1102 <text:s text:c="2"/>1103 Volt/PF ctrl <text:s/></text:p>
      <text:p text:style-name="P1">43158 <text:s text:c="11"/>8501 <text:s text:c="4"/>Voltage gain <text:s text:c="2"/>% <text:s text:c="3"/>Integer <text:s text:c="4"/>2 <text:s text:c="2"/>1 <text:s text:c="5"/>0 <text:s text:c="2"/>2000 Volt/PF ctrl <text:s/></text:p>
      <text:p text:style-name="P1">43159 <text:s text:c="11"/>8720 <text:s text:c="4"/>Voltage int <text:s text:c="3"/>% <text:s text:c="3"/>Integer <text:s text:c="4"/>2 <text:s text:c="2"/>0 <text:s text:c="5"/>0 <text:s text:c="3"/>100 Volt/PF ctrl <text:s/></text:p>
      <text:p text:style-name="P1">43160 <text:s text:c="11"/>8503 <text:s text:c="4"/>PF gain <text:s text:c="7"/>% <text:s text:c="3"/>Integer <text:s text:c="4"/>2 <text:s text:c="2"/>1 <text:s text:c="5"/>0 <text:s text:c="2"/>2000 Volt/PF ctrl <text:s/></text:p>
      <text:p text:style-name="P1">43161 <text:s text:c="11"/>8721 <text:s text:c="4"/>PF int <text:s text:c="8"/>% <text:s text:c="3"/>Integer <text:s text:c="4"/>2 <text:s text:c="2"/>0 <text:s text:c="5"/>0 <text:s text:c="3"/>100 Volt/PF ctrl <text:s/></text:p>
      <text:p text:style-name="P1">43162 <text:s text:c="11"/>8500 <text:s text:c="4"/>AVR DCout bias % <text:s text:c="3"/>Integer <text:s text:c="4"/>2 <text:s text:c="2"/>1 <text:s text:c="5"/>0 <text:s text:c="2"/>1000 Volt/PF ctrl <text:s/></text:p>
      <text:p text:style-name="P1">43163 <text:s text:c="11"/>8777 <text:s text:c="4"/>(N/A) <text:s text:c="60"/></text:p>
      <text:p text:style-name="P1">43164 <text:s text:c="11"/>9036 <text:s text:c="4"/>(N/A) <text:s text:c="60"/></text:p>
      <text:p text:style-name="P1">43165 <text:s text:c="11"/>10785 <text:s text:c="3"/>TauVoltActuat <text:s/>s <text:s text:c="3"/>Unsigned <text:s text:c="3"/>2 <text:s text:c="2"/>1 <text:s text:c="4"/>10 <text:s text:c="2"/>3000 Volt/PF ctrl <text:s/></text:p>
      <text:p text:style-name="P1">43166 <text:s text:c="11"/>9649 <text:s text:c="4"/>AutoLd recon <text:s text:c="7"/>List#16 <text:s text:c="4"/>1 <text:s text:c="2"/>- <text:s text:c="2"/>1004 <text:s text:c="2"/>1005 Load shedding </text:p>
      <text:p text:style-name="P1">43167 <text:s text:c="11"/>8893 <text:s text:c="4"/>Ld recon delay s <text:s text:c="3"/>Unsigned <text:s text:c="3"/>2 <text:s text:c="2"/>0 <text:s text:c="5"/>0 <text:s text:c="3"/>600 Load shedding </text:p>
      <text:p text:style-name="P1">43168 <text:s text:c="11"/>8884 <text:s text:c="4"/>Ld shed level <text:s/>% <text:s text:c="3"/>Integer <text:s text:c="4"/>2 <text:s text:c="2"/>0 <text:s/>8890* <text:s text:c="3"/>200 Load shedding </text:p>
      <text:p text:style-name="P1">43169 <text:s text:c="11"/>8887 <text:s text:c="4"/>Ld shed delay <text:s/>s <text:s text:c="3"/>Unsigned <text:s text:c="3"/>2 <text:s text:c="2"/>1 <text:s text:c="5"/>0 <text:s text:c="2"/>6000 Load shedding </text:p>
      <text:p text:style-name="P1">43170 <text:s text:c="11"/>8890 <text:s text:c="4"/>Ld recon level % <text:s text:c="3"/>Integer <text:s text:c="4"/>2 <text:s text:c="2"/>0 <text:s text:c="5"/>0 <text:s/>8884* Load shedding </text:p>
      <text:p text:style-name="P1">43171 <text:s text:c="11"/>9594 <text:s text:c="4"/>AcallCH1-Type <text:s text:c="6"/>List#30 <text:s text:c="4"/>1 <text:s text:c="2"/>- <text:s text:c="2"/>1112 <text:s text:c="2"/>1120 Act. calls/SMS</text:p>
      <text:p text:style-name="P1">43172 <text:s text:c="11"/>9595 <text:s text:c="4"/>AcallCH2-Type <text:s text:c="6"/>List#30 <text:s text:c="4"/>1 <text:s text:c="2"/>- <text:s text:c="2"/>1112 <text:s text:c="2"/>1120 Act. calls/SMS</text:p>
      <text:p text:style-name="P1">43173 <text:s text:c="11"/>9596 <text:s text:c="4"/>AcallCH3-Type <text:s text:c="6"/>List#30 <text:s text:c="4"/>1 <text:s text:c="2"/>- <text:s text:c="2"/>1112 <text:s text:c="2"/>1120 Act. calls/SMS</text:p>
      <text:p text:style-name="P1">43174-43189 (16) 9597 <text:s text:c="4"/>AcallCH1-Addr <text:s text:c="6"/>String0 <text:s text:c="3"/>32 <text:s text:c="2"/>- <text:s text:c="5"/>- <text:s text:c="5"/>- Act. calls/SMS</text:p>
      <text:p text:style-name="P1">43190-43205 (16) 9598 <text:s text:c="4"/>AcallCH2-Addr <text:s text:c="6"/>String0 <text:s text:c="3"/>32 <text:s text:c="2"/>- <text:s text:c="5"/>- <text:s text:c="5"/>- Act. calls/SMS</text:p>
      <text:p text:style-name="P1">43206-43221 (16) 9599 <text:s text:c="4"/>AcallCH3-Addr <text:s text:c="6"/>String0 <text:s text:c="3"/>32 <text:s text:c="2"/>- <text:s text:c="5"/>- <text:s text:c="5"/>- Act. calls/SMS</text:p>
      <text:p text:style-name="P1">43222 <text:s text:c="11"/>8482 <text:s text:c="4"/>Warning <text:s text:c="12"/>List#16 <text:s text:c="4"/>1 <text:s text:c="2"/>- <text:s text:c="2"/>1004 <text:s text:c="2"/>1005 Act. calls/SMS</text:p>
      <text:p text:style-name="P1">43223 <text:s text:c="11"/>8484 <text:s text:c="4"/>Shutdown <text:s text:c="11"/>List#16 <text:s text:c="4"/>1 <text:s text:c="2"/>- <text:s text:c="2"/>1004 <text:s text:c="2"/>1005 Act. calls/SMS</text:p>
      <text:p text:style-name="P1">43224 <text:s text:c="11"/>8485 <text:s text:c="4"/>Slow stop <text:s text:c="10"/>List#16 <text:s text:c="4"/>1 <text:s text:c="2"/>- <text:s text:c="2"/>1004 <text:s text:c="2"/>1005 Act. calls/SMS</text:p>
      <text:p text:style-name="P1">43225 <text:s text:c="11"/>8483 <text:s text:c="4"/>Off load <text:s text:c="11"/>List#16 <text:s text:c="4"/>1 <text:s text:c="2"/>- <text:s text:c="2"/>1004 <text:s text:c="2"/>1005 Act. calls/SMS</text:p>
      <text:p text:style-name="P1">43226 <text:s text:c="11"/>10117 <text:s text:c="3"/>Mains protect <text:s text:c="6"/>List#16 <text:s text:c="4"/>1 <text:s text:c="2"/>- <text:s text:c="2"/>1004 <text:s text:c="2"/>1005 Act. calls/SMS</text:p>
      <text:p text:style-name="P1">43227 <text:s text:c="11"/>10566 <text:s text:c="3"/>BrkOpen&amp;CoolDn <text:s text:c="5"/>List#16 <text:s text:c="4"/>1 <text:s text:c="2"/>- <text:s text:c="2"/>1004 <text:s text:c="2"/>1005 Act. calls/SMS</text:p>
      <text:p text:style-name="P1">43228 <text:s text:c="11"/>10567 <text:s text:c="3"/>Alarm only <text:s text:c="9"/>List#16 <text:s text:c="4"/>1 <text:s text:c="2"/>- <text:s text:c="2"/>1004 <text:s text:c="2"/>1005 Act. calls/SMS</text:p>
      <text:p text:style-name="P1">43229 <text:s text:c="11"/>10568 <text:s text:c="3"/>History record <text:s text:c="5"/>List#16 <text:s text:c="4"/>1 <text:s text:c="2"/>- <text:s text:c="2"/>1004 <text:s text:c="2"/>1005 Act. calls/SMS</text:p>
      <text:p text:style-name="P1">43230 <text:s text:c="11"/>10353 <text:s text:c="3"/>ECU Diag <text:s text:c="11"/>List#16 <text:s text:c="4"/>1 <text:s text:c="2"/>- <text:s text:c="2"/>1004 <text:s text:c="2"/>1005 Comms settings</text:p>
      <text:p text:style-name="P1">43231 <text:s text:c="11"/>10623 <text:s text:c="3"/>Bin selector 1 <text:s text:c="5"/>List#31 <text:s text:c="4"/>1 <text:s text:c="2"/>- <text:s text:c="2"/>1089 <text:s text:c="2"/>1090 Engine params </text:p>
      <text:p text:style-name="P1">43232 <text:s text:c="11"/>10624 <text:s text:c="3"/>Bin selector 2 <text:s text:c="5"/>List#31 <text:s text:c="4"/>1 <text:s text:c="2"/>- <text:s text:c="2"/>1089 <text:s text:c="2"/>1090 Engine params </text:p>
      <text:p text:style-name="P1">43233 <text:s text:c="11"/>10625 <text:s text:c="3"/>Bin selector 3 <text:s text:c="5"/>List#31 <text:s text:c="4"/>1 <text:s text:c="2"/>- <text:s text:c="2"/>1089 <text:s text:c="2"/>1090 Engine params </text:p>
      <text:p text:style-name="P1">43234 <text:s text:c="11"/>10626 <text:s text:c="3"/>Bin selector 4 <text:s text:c="5"/>List#31 <text:s text:c="4"/>1 <text:s text:c="2"/>- <text:s text:c="2"/>1089 <text:s text:c="2"/>1090 Engine params </text:p>
      <text:p text:style-name="P1">43235 <text:s text:c="11"/>10665 <text:s text:c="3"/>ResetActAlarms <text:s text:c="5"/>List#16 <text:s text:c="4"/>1 <text:s text:c="2"/>- <text:s text:c="2"/>1004 <text:s text:c="2"/>1005 Engine protect</text:p>
      <text:p text:style-name="P1">43236-43237 ( 2) 10667 <text:s text:c="3"/>Parallel Off <text:s text:c="7"/>Integer <text:s text:c="4"/>4 <text:s text:c="2"/>0 <text:s text:c="5"/>- <text:s text:c="5"/>- Force value <text:s text:c="2"/></text:p>
      <text:p text:style-name="P1">43238-43239 ( 2) 10668 <text:s text:c="3"/>Force value 2 <text:s text:c="6"/>Integer <text:s text:c="4"/>4 <text:s text:c="2"/>0 <text:s text:c="5"/>- <text:s text:c="5"/>- Force value <text:s text:c="2"/></text:p>
      <text:p text:style-name="P1">43240-43241 ( 2) 10669 <text:s text:c="3"/>Island Enabled <text:s text:c="5"/>Integer <text:s text:c="4"/>4 <text:s text:c="2"/>0 <text:s text:c="5"/>- <text:s text:c="5"/>- Force value <text:s text:c="2"/></text:p>
      <text:p text:style-name="P1">43242-43243 ( 2) 10670 <text:s text:c="3"/>Force value 4 <text:s text:c="6"/>Integer <text:s text:c="4"/>4 <text:s text:c="2"/>0 <text:s text:c="5"/>- <text:s text:c="5"/>- Force value <text:s text:c="2"/></text:p>
      <text:p text:style-name="P1">43244-43245 ( 2) 10671 <text:s text:c="3"/>Force value 5 <text:s text:c="6"/>Integer <text:s text:c="4"/>4 <text:s text:c="2"/>0 <text:s text:c="5"/>- <text:s text:c="5"/>- Force value <text:s text:c="2"/></text:p>
      <text:p text:style-name="P1">43246-43247 ( 2) 10672 <text:s text:c="3"/>Force value 6 <text:s text:c="6"/>Integer <text:s text:c="4"/>4 <text:s text:c="2"/>0 <text:s text:c="5"/>- <text:s text:c="5"/>- Force value <text:s text:c="2"/></text:p>
      <text:p text:style-name="P1">43248-43249 ( 2) 10673 <text:s text:c="3"/>Force value 7 <text:s text:c="6"/>Integer <text:s text:c="4"/>4 <text:s text:c="2"/>0 <text:s text:c="5"/>- <text:s text:c="5"/>- Force value <text:s text:c="2"/></text:p>
      <text:p text:style-name="P1">43250-43251 ( 2) 10674 <text:s text:c="3"/>Force value 8 <text:s text:c="6"/>Integer <text:s text:c="4"/>4 <text:s text:c="2"/>0 <text:s text:c="5"/>- <text:s text:c="5"/>- Force value <text:s text:c="2"/></text:p>
      <text:p text:style-name="P1">43252-43253 ( 2) 10675 <text:s text:c="3"/>Force value 9 <text:s text:c="6"/>Integer <text:s text:c="4"/>4 <text:s text:c="2"/>0 <text:s text:c="5"/>- <text:s text:c="5"/>- Force value <text:s text:c="2"/></text:p>
      <text:p text:style-name="P1">43254-43255 ( 2) 10676 <text:s text:c="3"/>Force value 10 <text:s text:c="5"/>Integer <text:s text:c="4"/>4 <text:s text:c="2"/>0 <text:s text:c="5"/>- <text:s text:c="5"/>- Force value <text:s text:c="2"/></text:p>
      <text:p text:style-name="P1">43256-43257 ( 2) 10677 <text:s text:c="3"/>Force value 11 <text:s text:c="5"/>Integer <text:s text:c="4"/>4 <text:s text:c="2"/>0 <text:s text:c="5"/>- <text:s text:c="5"/>- Force value <text:s text:c="2"/></text:p>
      <text:p text:style-name="P1">43258-43259 ( 2) 10678 <text:s text:c="3"/>Force value 12 <text:s text:c="5"/>Integer <text:s text:c="4"/>4 <text:s text:c="2"/>0 <text:s text:c="5"/>- <text:s text:c="5"/>- Force value <text:s text:c="2"/></text:p>
      <text:p text:style-name="P1">43260-43261 ( 2) 10679 <text:s text:c="3"/>Force value 13 <text:s text:c="5"/>Integer <text:s text:c="4"/>4 <text:s text:c="2"/>0 <text:s text:c="5"/>- <text:s text:c="5"/>- Force value <text:s text:c="2"/></text:p>
      <text:p text:style-name="P1">43262-43263 ( 2) 10680 <text:s text:c="3"/>Force value 14 <text:s text:c="5"/>Integer <text:s text:c="4"/>4 <text:s text:c="2"/>0 <text:s text:c="5"/>- <text:s text:c="5"/>- Force value <text:s text:c="2"/></text:p>
      <text:p text:style-name="P1">43264-43265 ( 2) 10681 <text:s text:c="3"/>Force value 15 <text:s text:c="5"/>Integer <text:s text:c="4"/>4 <text:s text:c="2"/>0 <text:s text:c="5"/>- <text:s text:c="5"/>- Force value <text:s text:c="2"/></text:p>
      <text:p text:style-name="P1">43266-43267 ( 2) 10682 <text:s text:c="3"/>Force value 16 <text:s text:c="5"/>Integer <text:s text:c="4"/>4 <text:s text:c="2"/>0 <text:s text:c="5"/>- <text:s text:c="5"/>- Force value <text:s text:c="2"/></text:p>
      <text:p text:style-name="P1">43268 <text:s text:c="11"/>10125 <text:s text:c="3"/>(N/A) <text:s text:c="60"/></text:p>
      <text:p text:style-name="P1">43269 <text:s text:c="11"/>10126 <text:s text:c="3"/>(N/A) <text:s text:c="60"/></text:p>
      <text:p text:style-name="P1">43270 <text:s text:c="11"/>10127 <text:s text:c="3"/>(N/A) <text:s text:c="60"/></text:p>
      <text:p text:style-name="P1">43271 <text:s text:c="11"/>10128 <text:s text:c="3"/>(N/A) <text:s text:c="60"/></text:p>
      <text:p text:style-name="P1">43272 <text:s text:c="11"/>10134 <text:s text:c="3"/>(N/A) <text:s text:c="60"/></text:p>
      <text:p text:style-name="P1">43273 <text:s text:c="11"/>10569 <text:s text:c="3"/>ForceBlock1Del s <text:s text:c="3"/>Unsigned <text:s text:c="3"/>2 <text:s text:c="2"/>1 <text:s text:c="5"/>0 <text:s text:c="3"/>600 Engine protect</text:p>
      <text:p text:style-name="P1">43274 <text:s text:c="11"/>10570 <text:s text:c="3"/>ForceBlock2Del s <text:s text:c="3"/>Unsigned <text:s text:c="3"/>2 <text:s text:c="2"/>1 <text:s text:c="5"/>0 <text:s text:c="3"/>600 Engine protect</text:p>
      <text:p text:style-name="P1">43275 <text:s text:c="11"/>10571 <text:s text:c="3"/>ForceBlock3Del s <text:s text:c="3"/>Unsigned <text:s text:c="3"/>2 <text:s text:c="2"/>1 <text:s text:c="5"/>0 <text:s text:c="3"/>600 Engine protect</text:p>
      <text:p text:style-name="P1">43276 <text:s text:c="11"/>10023 <text:s text:c="3"/>RunOnlyBlkDel1 s <text:s text:c="3"/>Unsigned <text:s text:c="3"/>2 <text:s text:c="2"/>1 <text:s text:c="5"/>0 <text:s/>30000 Engine protect</text:p>
      <text:p text:style-name="P1">43277 <text:s text:c="11"/>10024 <text:s text:c="3"/>RunOnlyBlkDel2 s <text:s text:c="3"/>Unsigned <text:s text:c="3"/>2 <text:s text:c="2"/>1 <text:s text:c="5"/>0 <text:s/>30000 Engine protect</text:p>
      <text:p text:style-name="P1">43278 <text:s text:c="11"/>10025 <text:s text:c="3"/>RunOnlyBlkDel3 s <text:s text:c="3"/>Unsigned <text:s text:c="3"/>2 <text:s text:c="2"/>1 <text:s text:c="5"/>0 <text:s/>30000 Engine protect</text:p>
      <text:p text:style-name="P1">43279 <text:s text:c="11"/>10131 <text:s text:c="3"/>BinInp delay 1 s <text:s text:c="3"/>Unsigned <text:s text:c="3"/>2 <text:s text:c="2"/>1 <text:s text:c="5"/>0 <text:s text:c="2"/>6000 Engine protect</text:p>
      <text:p text:style-name="P1">43280 <text:s text:c="11"/>10132 <text:s text:c="3"/>BinInp delay 2 s <text:s text:c="3"/>Unsigned <text:s text:c="3"/>2 <text:s text:c="2"/>1 <text:s text:c="5"/>0 <text:s text:c="2"/>6000 Engine protect</text:p>
      <text:p text:style-name="P1">43281 <text:s text:c="11"/>10133 <text:s text:c="3"/>BinInp delay 3 s <text:s text:c="3"/>Unsigned <text:s text:c="3"/>2 <text:s text:c="2"/>1 <text:s text:c="5"/>0 <text:s text:c="2"/>6000 Engine protect</text:p>
      <text:p text:style-name="P1">43282 <text:s text:c="11"/>9259 <text:s text:c="4"/>T Air Engi Yel °C <text:s text:c="2"/>Integer <text:s text:c="4"/>2 <text:s text:c="2"/>1 <text:s text:c="5"/>0 <text:s text:c="2"/>1200 Analog protect</text:p>
      <text:p text:style-name="P1">43283 <text:s text:c="11"/>9262 <text:s text:c="4"/>T Air Engi Red °C <text:s text:c="2"/>Integer <text:s text:c="4"/>2 <text:s text:c="2"/>1 <text:s text:c="5"/>0 <text:s text:c="2"/>1200 Analog protect</text:p>
      <text:p text:style-name="P1">43284 <text:s text:c="11"/>9265 <text:s text:c="4"/>Oil Temper Yel °C <text:s text:c="2"/>Integer <text:s text:c="4"/>2 <text:s text:c="2"/>1 <text:s text:c="5"/>0 <text:s text:c="2"/>1300 Analog protect</text:p>
      <text:p text:style-name="P1">43285 <text:s text:c="11"/>9268 <text:s text:c="4"/>T P.C. Out Yel °C <text:s text:c="2"/>Integer <text:s text:c="4"/>2 <text:s text:c="2"/>1 <text:s text:c="5"/>0 <text:s text:c="2"/>1200 Analog protect</text:p>
      <text:p text:style-name="P1">43286 <text:s text:c="11"/>9271 <text:s text:c="4"/>T P.C. Out Red °C <text:s text:c="2"/>Integer <text:s text:c="4"/>2 <text:s text:c="2"/>1 <text:s text:c="5"/>0 <text:s text:c="2"/>1200 Analog protect</text:p>
      <text:p text:style-name="P1">43287 <text:s text:c="11"/>9274 <text:s text:c="4"/>T S.C. In Yel <text:s/>°C <text:s text:c="2"/>Integer <text:s text:c="4"/>2 <text:s text:c="2"/>1 <text:s text:c="5"/>0 <text:s text:c="2"/>1200 Analog protect</text:p>
      <text:p text:style-name="P1">43288 <text:s text:c="11"/>9277 <text:s text:c="4"/>T S.C. In Red <text:s/>°C <text:s text:c="2"/>Integer <text:s text:c="4"/>2 <text:s text:c="2"/>1 <text:s text:c="5"/>0 <text:s text:c="2"/>1200 Analog protect</text:p>
      <text:p text:style-name="P1">43289 <text:s text:c="11"/>9280 <text:s text:c="4"/>TempBefore Yel °C <text:s text:c="2"/>Integer <text:s text:c="4"/>2 <text:s text:c="2"/>1 <text:s text:c="5"/>0 <text:s text:c="2"/>1200 Analog protect</text:p>
      <text:p text:style-name="P1">43290 <text:s text:c="11"/>9283 <text:s text:c="4"/>RedPWR Fre Yel % <text:s text:c="3"/>Integer <text:s text:c="4"/>2 <text:s text:c="2"/>0 <text:s text:c="5"/>0 <text:s text:c="3"/>100 Analog protect</text:p>
      <text:p text:style-name="P1">43291 <text:s text:c="11"/>9286 <text:s text:c="4"/>T S.C. Out Yel °C <text:s text:c="2"/>Integer <text:s text:c="4"/>2 <text:s text:c="2"/>1 <text:s text:c="2"/>-350 <text:s text:c="2"/>2000 Analog protect</text:p>
      <text:p text:style-name="P1">43292 <text:s text:c="11"/>9289 <text:s text:c="4"/>Batt &gt;V <text:s text:c="7"/>V <text:s text:c="3"/>Integer <text:s text:c="4"/>2 <text:s text:c="2"/>1 <text:s text:c="4"/>80 <text:s text:c="3"/>400 Analog protect</text:p>
      <text:p text:style-name="P1">43293 <text:s text:c="11"/>9292 <text:s text:c="4"/>Batt &lt;V <text:s text:c="7"/>V <text:s text:c="3"/>Integer <text:s text:c="4"/>2 <text:s text:c="2"/>1 <text:s text:c="4"/>80 <text:s text:c="3"/>400 Analog protect</text:p>
      <text:p text:style-name="P1">43294 <text:s text:c="11"/>9295 <text:s text:c="4"/>(N/A) <text:s text:c="60"/></text:p>
      <text:p text:style-name="P1"><text:soft-page-break/>43295 <text:s text:c="11"/>9298 <text:s text:c="4"/>Gen V unbal <text:s text:c="3"/>% <text:s text:c="3"/>Integer <text:s text:c="4"/>2 <text:s text:c="2"/>0 <text:s text:c="5"/>0 <text:s text:c="3"/>200 Gener protect </text:p>
      <text:p text:style-name="P1">43296 <text:s text:c="11"/>9301 <text:s text:c="4"/>Gen I unbal <text:s text:c="3"/>% <text:s text:c="3"/>Integer <text:s text:c="4"/>2 <text:s text:c="2"/>0 <text:s text:c="5"/>0 <text:s text:c="3"/>200 Gener protect </text:p>
      <text:p text:style-name="P1">43297 <text:s text:c="11"/>9304 <text:s text:c="4"/>T S.C. Out Red °C <text:s text:c="2"/>Integer <text:s text:c="4"/>2 <text:s text:c="2"/>1 <text:s text:c="2"/>-350 <text:s text:c="2"/>2000 Analog protect</text:p>
      <text:p text:style-name="P1">43298 <text:s text:c="11"/>9307 <text:s text:c="4"/>T.Cat Yel <text:s text:c="5"/>°C <text:s text:c="2"/>Integer <text:s text:c="4"/>2 <text:s text:c="2"/>0 <text:s text:c="5"/>0 <text:s text:c="2"/>1090 Analog protect</text:p>
      <text:p text:style-name="P1">43299 <text:s text:c="11"/>9310 <text:s text:c="4"/>T.Cat Red <text:s text:c="5"/>°C <text:s text:c="2"/>Integer <text:s text:c="4"/>2 <text:s text:c="2"/>0 <text:s text:c="5"/>0 <text:s text:c="2"/>1090 Analog protect</text:p>
      <text:p text:style-name="P1">43300 <text:s text:c="11"/>9313 <text:s text:c="4"/>(N/A) <text:s text:c="60"/></text:p>
      <text:p text:style-name="P1">43301 <text:s text:c="11"/>9316 <text:s text:c="4"/>Lubr press Yel kPa <text:s/>Integer <text:s text:c="4"/>2 <text:s text:c="2"/>1 <text:s text:c="5"/>0 <text:s text:c="2"/>9000 Analog protect</text:p>
      <text:p text:style-name="P1">43302 <text:s text:c="11"/>9319 <text:s text:c="4"/>Lubr press Red kPa <text:s/>Integer <text:s text:c="4"/>2 <text:s text:c="2"/>1 <text:s text:c="5"/>0 <text:s text:c="2"/>9000 Analog protect</text:p>
      <text:p text:style-name="P1">43303 <text:s text:c="11"/>9322 <text:s text:c="4"/>T P.C. In Yel <text:s/>°C <text:s text:c="2"/>Integer <text:s text:c="4"/>2 <text:s text:c="2"/>1 <text:s text:c="5"/>0 <text:s text:c="2"/>1200 Analog protect</text:p>
      <text:p text:style-name="P1">43304 <text:s text:c="11"/>9325 <text:s text:c="4"/>T P.C. In Red <text:s/>°C <text:s text:c="2"/>Integer <text:s text:c="4"/>2 <text:s text:c="2"/>1 <text:s text:c="5"/>0 <text:s text:c="2"/>1200 Analog protect</text:p>
      <text:p text:style-name="P1">43305 <text:s text:c="11"/>9328 <text:s text:c="4"/>(N/A) <text:s text:c="60"/></text:p>
      <text:p text:style-name="P1">43306 <text:s text:c="11"/>9331 <text:s text:c="4"/>(N/A) <text:s text:c="60"/></text:p>
      <text:p text:style-name="P1">43307 <text:s text:c="11"/>9334 <text:s text:c="4"/>(N/A) <text:s text:c="60"/></text:p>
      <text:p text:style-name="P1">43308 <text:s text:c="11"/>9337 <text:s text:c="4"/>(N/A) <text:s text:c="60"/></text:p>
      <text:p text:style-name="P1">43309 <text:s text:c="11"/>9340 <text:s text:c="4"/>(N/A) <text:s text:c="60"/></text:p>
      <text:p text:style-name="P1">43310 <text:s text:c="11"/>9343 <text:s text:c="4"/>(N/A) <text:s text:c="60"/></text:p>
      <text:p text:style-name="P1">43311 <text:s text:c="11"/>9346 <text:s text:c="4"/>(N/A) <text:s text:c="60"/></text:p>
      <text:p text:style-name="P1">43312 <text:s text:c="11"/>9349 <text:s text:c="4"/>(N/A) <text:s text:c="60"/></text:p>
      <text:p text:style-name="P1">43313 <text:s text:c="11"/>9352 <text:s text:c="4"/>(N/A) <text:s text:c="60"/></text:p>
      <text:p text:style-name="P1">43314 <text:s text:c="11"/>9355 <text:s text:c="4"/>(N/A) <text:s text:c="60"/></text:p>
      <text:p text:style-name="P1">43315 <text:s text:c="11"/>9358 <text:s text:c="4"/>(N/A) <text:s text:c="60"/></text:p>
      <text:p text:style-name="P1">43316 <text:s text:c="11"/>9361 <text:s text:c="4"/>(N/A) <text:s text:c="60"/></text:p>
      <text:p text:style-name="P1">43317 <text:s text:c="11"/>9364 <text:s text:c="4"/>(N/A) <text:s text:c="60"/></text:p>
      <text:p text:style-name="P1">43318 <text:s text:c="11"/>9367 <text:s text:c="4"/>(N/A) <text:s text:c="60"/></text:p>
      <text:p text:style-name="P1">43319 <text:s text:c="11"/>9370 <text:s text:c="4"/>(N/A) <text:s text:c="60"/></text:p>
      <text:p text:style-name="P1">43320 <text:s text:c="11"/>9373 <text:s text:c="4"/>(N/A) <text:s text:c="60"/></text:p>
      <text:p text:style-name="P1">43321 <text:s text:c="11"/>9376 <text:s text:c="4"/>(N/A) <text:s text:c="60"/></text:p>
      <text:p text:style-name="P1">43322 <text:s text:c="11"/>9379 <text:s text:c="4"/>(N/A) <text:s text:c="60"/></text:p>
      <text:p text:style-name="P1">43323 <text:s text:c="11"/>9382 <text:s text:c="4"/>(N/A) <text:s text:c="60"/></text:p>
      <text:p text:style-name="P1">43324 <text:s text:c="11"/>9385 <text:s text:c="4"/>(N/A) <text:s text:c="60"/></text:p>
      <text:p text:style-name="P1">43325 <text:s text:c="11"/>9388 <text:s text:c="4"/>(N/A) <text:s text:c="60"/></text:p>
      <text:p text:style-name="P1">43326 <text:s text:c="11"/>9391 <text:s text:c="4"/>(N/A) <text:s text:c="60"/></text:p>
      <text:p text:style-name="P1">43327 <text:s text:c="11"/>9394 <text:s text:c="4"/>(N/A) <text:s text:c="60"/></text:p>
      <text:p text:style-name="P1">43328 <text:s text:c="11"/>9397 <text:s text:c="4"/>(N/A) <text:s text:c="60"/></text:p>
      <text:p text:style-name="P1">43329 <text:s text:c="11"/>9400 <text:s text:c="4"/>(N/A) <text:s text:c="60"/></text:p>
      <text:p text:style-name="P1">43330 <text:s text:c="11"/>9403 <text:s text:c="4"/>(N/A) <text:s text:c="60"/></text:p>
      <text:p text:style-name="P1">43331 <text:s text:c="11"/>9406 <text:s text:c="4"/>(N/A) <text:s text:c="60"/></text:p>
      <text:p text:style-name="P1">43332 <text:s text:c="11"/>9409 <text:s text:c="4"/>(N/A) <text:s text:c="60"/></text:p>
      <text:p text:style-name="P1">43333 <text:s text:c="11"/>9412 <text:s text:c="4"/>(N/A) <text:s text:c="60"/></text:p>
      <text:p text:style-name="P1">43334 <text:s text:c="11"/>9415 <text:s text:c="4"/>(N/A) <text:s text:c="60"/></text:p>
      <text:p text:style-name="P1">43335 <text:s text:c="11"/>9418 <text:s text:c="4"/>(N/A) <text:s text:c="60"/></text:p>
      <text:p text:style-name="P1">43336 <text:s text:c="11"/>9421 <text:s text:c="4"/>(N/A) <text:s text:c="60"/></text:p>
      <text:p text:style-name="P1">43337 <text:s text:c="11"/>9424 <text:s text:c="4"/>(N/A) <text:s text:c="60"/></text:p>
      <text:p text:style-name="P1">43338 <text:s text:c="11"/>9427 <text:s text:c="4"/>(N/A) <text:s text:c="60"/></text:p>
      <text:p text:style-name="P1">43339 <text:s text:c="11"/>9430 <text:s text:c="4"/>(N/A) <text:s text:c="60"/></text:p>
      <text:p text:style-name="P1">43340 <text:s text:c="11"/>9433 <text:s text:c="4"/>(N/A) <text:s text:c="60"/></text:p>
      <text:p text:style-name="P1">43341 <text:s text:c="11"/>9436 <text:s text:c="4"/>(N/A) <text:s text:c="60"/></text:p>
      <text:p text:style-name="P1">43342 <text:s text:c="11"/>9439 <text:s text:c="4"/>(N/A) <text:s text:c="60"/></text:p>
      <text:p text:style-name="P1">43343 <text:s text:c="11"/>9442 <text:s text:c="4"/>(N/A) <text:s text:c="60"/></text:p>
      <text:p text:style-name="P1">43344 <text:s text:c="11"/>9445 <text:s text:c="4"/>(N/A) <text:s text:c="60"/></text:p>
      <text:p text:style-name="P1">43345 <text:s text:c="11"/>9448 <text:s text:c="4"/>(N/A) <text:s text:c="60"/></text:p>
      <text:p text:style-name="P1">43346 <text:s text:c="11"/>9451 <text:s text:c="4"/>(N/A) <text:s text:c="60"/></text:p>
      <text:p text:style-name="P1">43347 <text:s text:c="11"/>9454 <text:s text:c="4"/>(N/A) <text:s text:c="60"/></text:p>
      <text:p text:style-name="P1">43348 <text:s text:c="11"/>9457 <text:s text:c="4"/>(N/A) <text:s text:c="60"/></text:p>
      <text:p text:style-name="P1">43349 <text:s text:c="11"/>9460 <text:s text:c="4"/>(N/A) <text:s text:c="60"/></text:p>
      <text:p text:style-name="P1">43350 <text:s text:c="11"/>9463 <text:s text:c="4"/>(N/A) <text:s text:c="60"/></text:p>
      <text:p text:style-name="P1">43351 <text:s text:c="11"/>9466 <text:s text:c="4"/>(N/A) <text:s text:c="60"/></text:p>
      <text:p text:style-name="P1">43352 <text:s text:c="11"/>9469 <text:s text:c="4"/>(N/A) <text:s text:c="60"/></text:p>
      <text:p text:style-name="P1">43353 <text:s text:c="11"/>9472 <text:s text:c="4"/>(N/A) <text:s text:c="60"/></text:p>
      <text:p text:style-name="P1">43354 <text:s text:c="11"/>9475 <text:s text:c="4"/>(N/A) <text:s text:c="60"/></text:p>
      <text:p text:style-name="P1">43355 <text:s text:c="11"/>9478 <text:s text:c="4"/>(N/A) <text:s text:c="60"/></text:p>
      <text:p text:style-name="P1">43356 <text:s text:c="11"/>9481 <text:s text:c="4"/>(N/A) <text:s text:c="60"/></text:p>
      <text:p text:style-name="P1">43357 <text:s text:c="11"/>9484 <text:s text:c="4"/>(N/A) <text:s text:c="60"/></text:p>
      <text:p text:style-name="P1">43358 <text:s text:c="11"/>9487 <text:s text:c="4"/>(N/A) <text:s text:c="60"/></text:p>
      <text:p text:style-name="P1">43359 <text:s text:c="11"/>9490 <text:s text:c="4"/>(N/A) <text:s text:c="60"/></text:p>
      <text:p text:style-name="P1">43360 <text:s text:c="11"/>9493 <text:s text:c="4"/>(N/A) <text:s text:c="60"/></text:p>
      <text:p text:style-name="P1">43361 <text:s text:c="11"/>9496 <text:s text:c="4"/>(N/A) <text:s text:c="60"/></text:p>
      <text:p text:style-name="P1">43362 <text:s text:c="11"/>9260 <text:s text:c="4"/>(N/A) <text:s text:c="60"/></text:p>
      <text:p text:style-name="P1">43363 <text:s text:c="11"/>9263 <text:s text:c="4"/>(N/A) <text:s text:c="60"/></text:p>
      <text:p text:style-name="P1">43364 <text:s text:c="11"/>9266 <text:s text:c="4"/>(N/A) <text:s text:c="60"/></text:p>
      <text:p text:style-name="P1">43365 <text:s text:c="11"/>9269 <text:s text:c="4"/>(N/A) <text:s text:c="60"/></text:p>
      <text:p text:style-name="P1">43366 <text:s text:c="11"/>9272 <text:s text:c="4"/>(N/A) <text:s text:c="60"/></text:p>
      <text:p text:style-name="P1">43367 <text:s text:c="11"/>9275 <text:s text:c="4"/>(N/A) <text:s text:c="60"/></text:p>
      <text:p text:style-name="P1">43368 <text:s text:c="11"/>9278 <text:s text:c="4"/>(N/A) <text:s text:c="60"/></text:p>
      <text:p text:style-name="P1">43369 <text:s text:c="11"/>9281 <text:s text:c="4"/>(N/A) <text:s text:c="60"/></text:p>
      <text:p text:style-name="P1">43370 <text:s text:c="11"/>9284 <text:s text:c="4"/>(N/A) <text:s text:c="60"/></text:p>
      <text:p text:style-name="P1">43371 <text:s text:c="11"/>9287 <text:s text:c="4"/>(N/A) <text:s text:c="60"/></text:p>
      <text:p text:style-name="P1">43372 <text:s text:c="11"/>9290 <text:s text:c="4"/>(N/A) <text:s text:c="60"/></text:p>
      <text:p text:style-name="P1">43373 <text:s text:c="11"/>9293 <text:s text:c="4"/>(N/A) <text:s text:c="60"/></text:p>
      <text:p text:style-name="P1">43374 <text:s text:c="11"/>9296 <text:s text:c="4"/>(N/A) <text:s text:c="60"/></text:p>
      <text:p text:style-name="P1"><text:soft-page-break/>43375 <text:s text:c="11"/>9299 <text:s text:c="4"/>(N/A) <text:s text:c="60"/></text:p>
      <text:p text:style-name="P1">43376 <text:s text:c="11"/>9302 <text:s text:c="4"/>(N/A) <text:s text:c="60"/></text:p>
      <text:p text:style-name="P1">43377 <text:s text:c="11"/>9305 <text:s text:c="4"/>(N/A) <text:s text:c="60"/></text:p>
      <text:p text:style-name="P1">43378 <text:s text:c="11"/>9308 <text:s text:c="4"/>(N/A) <text:s text:c="60"/></text:p>
      <text:p text:style-name="P1">43379 <text:s text:c="11"/>9311 <text:s text:c="4"/>(N/A) <text:s text:c="60"/></text:p>
      <text:p text:style-name="P1">43380 <text:s text:c="11"/>9314 <text:s text:c="4"/>(N/A) <text:s text:c="60"/></text:p>
      <text:p text:style-name="P1">43381 <text:s text:c="11"/>9317 <text:s text:c="4"/>(N/A) <text:s text:c="60"/></text:p>
      <text:p text:style-name="P1">43382 <text:s text:c="11"/>9320 <text:s text:c="4"/>(N/A) <text:s text:c="60"/></text:p>
      <text:p text:style-name="P1">43383 <text:s text:c="11"/>9323 <text:s text:c="4"/>(N/A) <text:s text:c="60"/></text:p>
      <text:p text:style-name="P1">43384 <text:s text:c="11"/>9326 <text:s text:c="4"/>(N/A) <text:s text:c="60"/></text:p>
      <text:p text:style-name="P1">43385 <text:s text:c="11"/>9329 <text:s text:c="4"/>(N/A) <text:s text:c="60"/></text:p>
      <text:p text:style-name="P1">43386 <text:s text:c="11"/>9332 <text:s text:c="4"/>(N/A) <text:s text:c="60"/></text:p>
      <text:p text:style-name="P1">43387 <text:s text:c="11"/>9335 <text:s text:c="4"/>(N/A) <text:s text:c="60"/></text:p>
      <text:p text:style-name="P1">43388 <text:s text:c="11"/>9338 <text:s text:c="4"/>(N/A) <text:s text:c="60"/></text:p>
      <text:p text:style-name="P1">43389 <text:s text:c="11"/>9341 <text:s text:c="4"/>(N/A) <text:s text:c="60"/></text:p>
      <text:p text:style-name="P1">43390 <text:s text:c="11"/>9344 <text:s text:c="4"/>(N/A) <text:s text:c="60"/></text:p>
      <text:p text:style-name="P1">43391 <text:s text:c="11"/>9347 <text:s text:c="4"/>(N/A) <text:s text:c="60"/></text:p>
      <text:p text:style-name="P1">43392 <text:s text:c="11"/>9350 <text:s text:c="4"/>(N/A) <text:s text:c="60"/></text:p>
      <text:p text:style-name="P1">43393 <text:s text:c="11"/>9353 <text:s text:c="4"/>(N/A) <text:s text:c="60"/></text:p>
      <text:p text:style-name="P1">43394 <text:s text:c="11"/>9356 <text:s text:c="4"/>(N/A) <text:s text:c="60"/></text:p>
      <text:p text:style-name="P1">43395 <text:s text:c="11"/>9359 <text:s text:c="4"/>(N/A) <text:s text:c="60"/></text:p>
      <text:p text:style-name="P1">43396 <text:s text:c="11"/>9362 <text:s text:c="4"/>(N/A) <text:s text:c="60"/></text:p>
      <text:p text:style-name="P1">43397 <text:s text:c="11"/>9365 <text:s text:c="4"/>(N/A) <text:s text:c="60"/></text:p>
      <text:p text:style-name="P1">43398 <text:s text:c="11"/>9368 <text:s text:c="4"/>(N/A) <text:s text:c="60"/></text:p>
      <text:p text:style-name="P1">43399 <text:s text:c="11"/>9371 <text:s text:c="4"/>(N/A) <text:s text:c="60"/></text:p>
      <text:p text:style-name="P1">43400 <text:s text:c="11"/>9374 <text:s text:c="4"/>(N/A) <text:s text:c="60"/></text:p>
      <text:p text:style-name="P1">43401 <text:s text:c="11"/>9377 <text:s text:c="4"/>(N/A) <text:s text:c="60"/></text:p>
      <text:p text:style-name="P1">43402 <text:s text:c="11"/>9380 <text:s text:c="4"/>(N/A) <text:s text:c="60"/></text:p>
      <text:p text:style-name="P1">43403 <text:s text:c="11"/>9383 <text:s text:c="4"/>(N/A) <text:s text:c="60"/></text:p>
      <text:p text:style-name="P1">43404 <text:s text:c="11"/>9386 <text:s text:c="4"/>(N/A) <text:s text:c="60"/></text:p>
      <text:p text:style-name="P1">43405 <text:s text:c="11"/>9389 <text:s text:c="4"/>(N/A) <text:s text:c="60"/></text:p>
      <text:p text:style-name="P1">43406 <text:s text:c="11"/>9392 <text:s text:c="4"/>(N/A) <text:s text:c="60"/></text:p>
      <text:p text:style-name="P1">43407 <text:s text:c="11"/>9395 <text:s text:c="4"/>(N/A) <text:s text:c="60"/></text:p>
      <text:p text:style-name="P1">43408 <text:s text:c="11"/>9398 <text:s text:c="4"/>(N/A) <text:s text:c="60"/></text:p>
      <text:p text:style-name="P1">43409 <text:s text:c="11"/>9401 <text:s text:c="4"/>(N/A) <text:s text:c="60"/></text:p>
      <text:p text:style-name="P1">43410 <text:s text:c="11"/>9404 <text:s text:c="4"/>(N/A) <text:s text:c="60"/></text:p>
      <text:p text:style-name="P1">43411 <text:s text:c="11"/>9407 <text:s text:c="4"/>(N/A) <text:s text:c="60"/></text:p>
      <text:p text:style-name="P1">43412 <text:s text:c="11"/>9410 <text:s text:c="4"/>(N/A) <text:s text:c="60"/></text:p>
      <text:p text:style-name="P1">43413 <text:s text:c="11"/>9413 <text:s text:c="4"/>(N/A) <text:s text:c="60"/></text:p>
      <text:p text:style-name="P1">43414 <text:s text:c="11"/>9416 <text:s text:c="4"/>(N/A) <text:s text:c="60"/></text:p>
      <text:p text:style-name="P1">43415 <text:s text:c="11"/>9419 <text:s text:c="4"/>(N/A) <text:s text:c="60"/></text:p>
      <text:p text:style-name="P1">43416 <text:s text:c="11"/>9422 <text:s text:c="4"/>(N/A) <text:s text:c="60"/></text:p>
      <text:p text:style-name="P1">43417 <text:s text:c="11"/>9425 <text:s text:c="4"/>(N/A) <text:s text:c="60"/></text:p>
      <text:p text:style-name="P1">43418 <text:s text:c="11"/>9428 <text:s text:c="4"/>(N/A) <text:s text:c="60"/></text:p>
      <text:p text:style-name="P1">43419 <text:s text:c="11"/>9431 <text:s text:c="4"/>(N/A) <text:s text:c="60"/></text:p>
      <text:p text:style-name="P1">43420 <text:s text:c="11"/>9434 <text:s text:c="4"/>(N/A) <text:s text:c="60"/></text:p>
      <text:p text:style-name="P1">43421 <text:s text:c="11"/>9437 <text:s text:c="4"/>(N/A) <text:s text:c="60"/></text:p>
      <text:p text:style-name="P1">43422 <text:s text:c="11"/>9440 <text:s text:c="4"/>(N/A) <text:s text:c="60"/></text:p>
      <text:p text:style-name="P1">43423 <text:s text:c="11"/>9443 <text:s text:c="4"/>(N/A) <text:s text:c="60"/></text:p>
      <text:p text:style-name="P1">43424 <text:s text:c="11"/>9446 <text:s text:c="4"/>(N/A) <text:s text:c="60"/></text:p>
      <text:p text:style-name="P1">43425 <text:s text:c="11"/>9449 <text:s text:c="4"/>(N/A) <text:s text:c="60"/></text:p>
      <text:p text:style-name="P1">43426 <text:s text:c="11"/>9452 <text:s text:c="4"/>(N/A) <text:s text:c="60"/></text:p>
      <text:p text:style-name="P1">43427 <text:s text:c="11"/>9455 <text:s text:c="4"/>(N/A) <text:s text:c="60"/></text:p>
      <text:p text:style-name="P1">43428 <text:s text:c="11"/>9458 <text:s text:c="4"/>(N/A) <text:s text:c="60"/></text:p>
      <text:p text:style-name="P1">43429 <text:s text:c="11"/>9461 <text:s text:c="4"/>(N/A) <text:s text:c="60"/></text:p>
      <text:p text:style-name="P1">43430 <text:s text:c="11"/>9464 <text:s text:c="4"/>(N/A) <text:s text:c="60"/></text:p>
      <text:p text:style-name="P1">43431 <text:s text:c="11"/>9467 <text:s text:c="4"/>(N/A) <text:s text:c="60"/></text:p>
      <text:p text:style-name="P1">43432 <text:s text:c="11"/>9470 <text:s text:c="4"/>(N/A) <text:s text:c="60"/></text:p>
      <text:p text:style-name="P1">43433 <text:s text:c="11"/>9473 <text:s text:c="4"/>(N/A) <text:s text:c="60"/></text:p>
      <text:p text:style-name="P1">43434 <text:s text:c="11"/>9476 <text:s text:c="4"/>(N/A) <text:s text:c="60"/></text:p>
      <text:p text:style-name="P1">43435 <text:s text:c="11"/>9479 <text:s text:c="4"/>(N/A) <text:s text:c="60"/></text:p>
      <text:p text:style-name="P1">43436 <text:s text:c="11"/>9482 <text:s text:c="4"/>(N/A) <text:s text:c="60"/></text:p>
      <text:p text:style-name="P1">43437 <text:s text:c="11"/>9485 <text:s text:c="4"/>(N/A) <text:s text:c="60"/></text:p>
      <text:p text:style-name="P1">43438 <text:s text:c="11"/>9488 <text:s text:c="4"/>(N/A) <text:s text:c="60"/></text:p>
      <text:p text:style-name="P1">43439 <text:s text:c="11"/>9491 <text:s text:c="4"/>(N/A) <text:s text:c="60"/></text:p>
      <text:p text:style-name="P1">43440 <text:s text:c="11"/>9494 <text:s text:c="4"/>(N/A) <text:s text:c="60"/></text:p>
      <text:p text:style-name="P1">43441 <text:s text:c="11"/>9497 <text:s text:c="4"/>(N/A) <text:s text:c="60"/></text:p>
      <text:p text:style-name="P1">43442 <text:s text:c="11"/>9261 <text:s text:c="4"/>T Air Engi Del s <text:s text:c="3"/>Unsigned <text:s text:c="3"/>2 <text:s text:c="2"/>1 <text:s text:c="5"/>0 <text:s text:c="2"/>6000 Analog protect</text:p>
      <text:p text:style-name="P1">43443 <text:s text:c="11"/>9264 <text:s text:c="4"/>Oil Temper Del s <text:s text:c="3"/>Unsigned <text:s text:c="3"/>2 <text:s text:c="2"/>1 <text:s text:c="5"/>0 <text:s text:c="2"/>6000 Analog protect</text:p>
      <text:p text:style-name="P1">43444 <text:s text:c="11"/>9267 <text:s text:c="4"/>T P.C. Out Del s <text:s text:c="3"/>Unsigned <text:s text:c="3"/>2 <text:s text:c="2"/>1 <text:s text:c="5"/>0 <text:s text:c="2"/>6000 Analog protect</text:p>
      <text:p text:style-name="P1">43445 <text:s text:c="11"/>9270 <text:s text:c="4"/>T S.C. In Del <text:s/>s <text:s text:c="3"/>Unsigned <text:s text:c="3"/>2 <text:s text:c="2"/>1 <text:s text:c="5"/>0 <text:s text:c="2"/>6000 Analog protect</text:p>
      <text:p text:style-name="P1">43446 <text:s text:c="11"/>9273 <text:s text:c="4"/>TempBefore Del s <text:s text:c="3"/>Unsigned <text:s text:c="3"/>2 <text:s text:c="2"/>1 <text:s text:c="5"/>0 <text:s text:c="2"/>6000 Analog protect</text:p>
      <text:p text:style-name="P1">43447 <text:s text:c="11"/>9276 <text:s text:c="4"/>Batt volt del <text:s/>s <text:s text:c="3"/>Unsigned <text:s text:c="3"/>2 <text:s text:c="2"/>1 <text:s text:c="5"/>0 <text:s text:c="2"/>6000 Analog protect</text:p>
      <text:p text:style-name="P1">43448 <text:s text:c="11"/>9279 <text:s text:c="4"/>RedPWR Fre Del s <text:s text:c="3"/>Unsigned <text:s text:c="3"/>2 <text:s text:c="2"/>1 <text:s text:c="5"/>0 <text:s text:c="2"/>6000 Analog protect</text:p>
      <text:p text:style-name="P1">43449 <text:s text:c="11"/>9282 <text:s text:c="4"/>Gen V unb del <text:s/>s <text:s text:c="3"/>Unsigned <text:s text:c="3"/>2 <text:s text:c="2"/>1 <text:s text:c="5"/>0 <text:s text:c="2"/>6000 Gener protect </text:p>
      <text:p text:style-name="P1">43450 <text:s text:c="11"/>9285 <text:s text:c="4"/>Gen I unb del <text:s/>s <text:s text:c="3"/>Unsigned <text:s text:c="3"/>2 <text:s text:c="2"/>1 <text:s text:c="5"/>0 <text:s text:c="2"/>6000 Gener protect </text:p>
      <text:p text:style-name="P1">43451 <text:s text:c="11"/>9288 <text:s text:c="4"/>T S.C. Out Del s <text:s text:c="3"/>Unsigned <text:s text:c="3"/>2 <text:s text:c="2"/>1 <text:s text:c="5"/>0 <text:s text:c="2"/>6000 Analog protect</text:p>
      <text:p text:style-name="P1">43452 <text:s text:c="11"/>9291 <text:s text:c="4"/>T.Cat Del <text:s text:c="5"/>s <text:s text:c="3"/>Unsigned <text:s text:c="3"/>2 <text:s text:c="2"/>1 <text:s text:c="5"/>0 <text:s text:c="2"/>6000 Analog protect</text:p>
      <text:p text:style-name="P1">43453 <text:s text:c="11"/>9294 <text:s text:c="4"/>Lubr press Del s <text:s text:c="3"/>Unsigned <text:s text:c="3"/>2 <text:s text:c="2"/>1 <text:s text:c="5"/>0 <text:s text:c="2"/>6000 Analog protect</text:p>
      <text:p text:style-name="P1">43454 <text:s text:c="11"/>9297 <text:s text:c="4"/>T P.C. In Del <text:s/>s <text:s text:c="3"/>Unsigned <text:s text:c="3"/>2 <text:s text:c="2"/>1 <text:s text:c="5"/>0 <text:s text:c="2"/>6000 Analog protect</text:p>
      <text:p text:style-name="P1"><text:soft-page-break/>43455 <text:s text:c="11"/>9300 <text:s text:c="4"/>(N/A) <text:s text:c="60"/></text:p>
      <text:p text:style-name="P1">43456 <text:s text:c="11"/>9303 <text:s text:c="4"/>(N/A) <text:s text:c="60"/></text:p>
      <text:p text:style-name="P1">43457 <text:s text:c="11"/>9306 <text:s text:c="4"/>(N/A) <text:s text:c="60"/></text:p>
      <text:p text:style-name="P1">43458 <text:s text:c="11"/>9309 <text:s text:c="4"/>(N/A) <text:s text:c="60"/></text:p>
      <text:p text:style-name="P1">43459 <text:s text:c="11"/>9312 <text:s text:c="4"/>(N/A) <text:s text:c="60"/></text:p>
      <text:p text:style-name="P1">43460 <text:s text:c="11"/>9315 <text:s text:c="4"/>(N/A) <text:s text:c="60"/></text:p>
      <text:p text:style-name="P1">43461 <text:s text:c="11"/>9318 <text:s text:c="4"/>(N/A) <text:s text:c="60"/></text:p>
      <text:p text:style-name="P1">43462 <text:s text:c="11"/>9321 <text:s text:c="4"/>(N/A) <text:s text:c="60"/></text:p>
      <text:p text:style-name="P1">43463 <text:s text:c="11"/>9324 <text:s text:c="4"/>(N/A) <text:s text:c="60"/></text:p>
      <text:p text:style-name="P1">43464 <text:s text:c="11"/>9327 <text:s text:c="4"/>(N/A) <text:s text:c="60"/></text:p>
      <text:p text:style-name="P1">43465 <text:s text:c="11"/>9330 <text:s text:c="4"/>(N/A) <text:s text:c="60"/></text:p>
      <text:p text:style-name="P1">43466 <text:s text:c="11"/>9333 <text:s text:c="4"/>(N/A) <text:s text:c="60"/></text:p>
      <text:p text:style-name="P1">43467 <text:s text:c="11"/>9336 <text:s text:c="4"/>(N/A) <text:s text:c="60"/></text:p>
      <text:p text:style-name="P1">43468 <text:s text:c="11"/>9339 <text:s text:c="4"/>(N/A) <text:s text:c="60"/></text:p>
      <text:p text:style-name="P1">43469 <text:s text:c="11"/>9342 <text:s text:c="4"/>(N/A) <text:s text:c="60"/></text:p>
      <text:p text:style-name="P1">43470 <text:s text:c="11"/>9345 <text:s text:c="4"/>(N/A) <text:s text:c="60"/></text:p>
      <text:p text:style-name="P1">43471 <text:s text:c="11"/>9348 <text:s text:c="4"/>(N/A) <text:s text:c="60"/></text:p>
      <text:p text:style-name="P1">43472 <text:s text:c="11"/>9351 <text:s text:c="4"/>(N/A) <text:s text:c="60"/></text:p>
      <text:p text:style-name="P1">43473 <text:s text:c="11"/>9354 <text:s text:c="4"/>(N/A) <text:s text:c="60"/></text:p>
      <text:p text:style-name="P1">43474 <text:s text:c="11"/>9357 <text:s text:c="4"/>(N/A) <text:s text:c="60"/></text:p>
      <text:p text:style-name="P1">43475 <text:s text:c="11"/>9360 <text:s text:c="4"/>(N/A) <text:s text:c="60"/></text:p>
      <text:p text:style-name="P1">43476 <text:s text:c="11"/>9363 <text:s text:c="4"/>(N/A) <text:s text:c="60"/></text:p>
      <text:p text:style-name="P1">43477 <text:s text:c="11"/>9366 <text:s text:c="4"/>(N/A) <text:s text:c="60"/></text:p>
      <text:p text:style-name="P1">43478 <text:s text:c="11"/>9369 <text:s text:c="4"/>(N/A) <text:s text:c="60"/></text:p>
      <text:p text:style-name="P1">43479 <text:s text:c="11"/>9372 <text:s text:c="4"/>(N/A) <text:s text:c="60"/></text:p>
      <text:p text:style-name="P1">43480 <text:s text:c="11"/>9375 <text:s text:c="4"/>(N/A) <text:s text:c="60"/></text:p>
      <text:p text:style-name="P1">43481 <text:s text:c="11"/>9378 <text:s text:c="4"/>(N/A) <text:s text:c="60"/></text:p>
      <text:p text:style-name="P1">43482 <text:s text:c="11"/>9381 <text:s text:c="4"/>(N/A) <text:s text:c="60"/></text:p>
      <text:p text:style-name="P1">43483 <text:s text:c="11"/>9384 <text:s text:c="4"/>(N/A) <text:s text:c="60"/></text:p>
      <text:p text:style-name="P1">43484 <text:s text:c="11"/>9387 <text:s text:c="4"/>(N/A) <text:s text:c="60"/></text:p>
      <text:p text:style-name="P1">43485 <text:s text:c="11"/>9390 <text:s text:c="4"/>(N/A) <text:s text:c="60"/></text:p>
      <text:p text:style-name="P1">43486 <text:s text:c="11"/>9393 <text:s text:c="4"/>(N/A) <text:s text:c="60"/></text:p>
      <text:p text:style-name="P1">43487 <text:s text:c="11"/>9396 <text:s text:c="4"/>(N/A) <text:s text:c="60"/></text:p>
      <text:p text:style-name="P1">43488 <text:s text:c="11"/>9399 <text:s text:c="4"/>(N/A) <text:s text:c="60"/></text:p>
      <text:p text:style-name="P1">43489 <text:s text:c="11"/>9402 <text:s text:c="4"/>(N/A) <text:s text:c="60"/></text:p>
      <text:p text:style-name="P1">43490 <text:s text:c="11"/>9405 <text:s text:c="4"/>(N/A) <text:s text:c="60"/></text:p>
      <text:p text:style-name="P1">43491 <text:s text:c="11"/>9408 <text:s text:c="4"/>(N/A) <text:s text:c="60"/></text:p>
      <text:p text:style-name="P1">43492 <text:s text:c="11"/>9411 <text:s text:c="4"/>(N/A) <text:s text:c="60"/></text:p>
      <text:p text:style-name="P1">43493 <text:s text:c="11"/>9414 <text:s text:c="4"/>(N/A) <text:s text:c="60"/></text:p>
      <text:p text:style-name="P1">43494 <text:s text:c="11"/>9417 <text:s text:c="4"/>(N/A) <text:s text:c="60"/></text:p>
      <text:p text:style-name="P1">43495 <text:s text:c="11"/>9420 <text:s text:c="4"/>(N/A) <text:s text:c="60"/></text:p>
      <text:p text:style-name="P1">43496 <text:s text:c="11"/>9423 <text:s text:c="4"/>(N/A) <text:s text:c="60"/></text:p>
      <text:p text:style-name="P1">43497 <text:s text:c="11"/>9426 <text:s text:c="4"/>(N/A) <text:s text:c="60"/></text:p>
      <text:p text:style-name="P1">43498 <text:s text:c="11"/>9429 <text:s text:c="4"/>(N/A) <text:s text:c="60"/></text:p>
      <text:p text:style-name="P1">43499 <text:s text:c="11"/>9432 <text:s text:c="4"/>(N/A) <text:s text:c="60"/></text:p>
      <text:p text:style-name="P1">43500 <text:s text:c="11"/>9435 <text:s text:c="4"/>(N/A) <text:s text:c="60"/></text:p>
      <text:p text:style-name="P1">43501 <text:s text:c="11"/>9438 <text:s text:c="4"/>(N/A) <text:s text:c="60"/></text:p>
      <text:p text:style-name="P1">43502 <text:s text:c="11"/>9441 <text:s text:c="4"/>(N/A) <text:s text:c="60"/></text:p>
      <text:p text:style-name="P1">43503 <text:s text:c="11"/>9444 <text:s text:c="4"/>(N/A) <text:s text:c="60"/></text:p>
      <text:p text:style-name="P1">43504 <text:s text:c="11"/>9447 <text:s text:c="4"/>(N/A) <text:s text:c="60"/></text:p>
      <text:p text:style-name="P1">43505 <text:s text:c="11"/>9450 <text:s text:c="4"/>(N/A) <text:s text:c="60"/></text:p>
      <text:p text:style-name="P1">43506 <text:s text:c="11"/>9453 <text:s text:c="4"/>(N/A) <text:s text:c="60"/></text:p>
      <text:p text:style-name="P1">43507 <text:s text:c="11"/>9456 <text:s text:c="4"/>(N/A) <text:s text:c="60"/></text:p>
      <text:p text:style-name="P1">43508 <text:s text:c="11"/>9459 <text:s text:c="4"/>(N/A) <text:s text:c="60"/></text:p>
      <text:p text:style-name="P1">43509 <text:s text:c="11"/>9462 <text:s text:c="4"/>(N/A) <text:s text:c="60"/></text:p>
      <text:p text:style-name="P1">43510 <text:s text:c="11"/>9465 <text:s text:c="4"/>(N/A) <text:s text:c="60"/></text:p>
      <text:p text:style-name="P1">43511 <text:s text:c="11"/>9468 <text:s text:c="4"/>(N/A) <text:s text:c="60"/></text:p>
      <text:p text:style-name="P1">43512 <text:s text:c="11"/>9471 <text:s text:c="4"/>(N/A) <text:s text:c="60"/></text:p>
      <text:p text:style-name="P1">43513 <text:s text:c="11"/>9474 <text:s text:c="4"/>(N/A) <text:s text:c="60"/></text:p>
      <text:p text:style-name="P1">43514 <text:s text:c="11"/>9477 <text:s text:c="4"/>(N/A) <text:s text:c="60"/></text:p>
      <text:p text:style-name="P1">43515 <text:s text:c="11"/>9480 <text:s text:c="4"/>(N/A) <text:s text:c="60"/></text:p>
      <text:p text:style-name="P1">43516 <text:s text:c="11"/>9483 <text:s text:c="4"/>(N/A) <text:s text:c="60"/></text:p>
      <text:p text:style-name="P1">43517 <text:s text:c="11"/>9486 <text:s text:c="4"/>(N/A) <text:s text:c="60"/></text:p>
      <text:p text:style-name="P1">43518 <text:s text:c="11"/>9489 <text:s text:c="4"/>(N/A) <text:s text:c="60"/></text:p>
      <text:p text:style-name="P1">43519 <text:s text:c="11"/>9492 <text:s text:c="4"/>(N/A) <text:s text:c="60"/></text:p>
      <text:p text:style-name="P1">43520 <text:s text:c="11"/>9495 <text:s text:c="4"/>(N/A) <text:s text:c="60"/></text:p>
      <text:p text:style-name="P1">43521 <text:s text:c="11"/>9498 <text:s text:c="4"/>(N/A) <text:s text:c="60"/></text:p>
      <text:p text:style-name="P1">43522 <text:s text:c="11"/>10440 <text:s text:c="3"/>MFprotec 0/1 <text:s text:c="7"/>Integer <text:s text:c="4"/>2 <text:s text:c="2"/>0 <text:s text:c="5"/>0 <text:s text:c="5"/>1 PLC <text:s text:c="10"/></text:p>
      <text:p text:style-name="P1">43523 <text:s text:c="11"/>10441 <text:s text:c="3"/>MFprot 0/1 del s <text:s text:c="3"/>Integer <text:s text:c="4"/>2 <text:s text:c="2"/>1 <text:s text:c="5"/>0 <text:s/>32767 PLC <text:s text:c="10"/></text:p>
      <text:p text:style-name="P1">43524 <text:s text:c="11"/>10442 <text:s text:c="3"/>Auto FR del <text:s text:c="3"/>s <text:s text:c="3"/>Integer <text:s text:c="4"/>2 <text:s text:c="2"/>1 <text:s text:c="5"/>0 <text:s/>32767 PLC <text:s text:c="10"/></text:p>
      <text:p text:style-name="P1">43525 <text:s text:c="11"/>10443 <text:s text:c="3"/>ConsumptObjLow kW <text:s text:c="2"/>Integer <text:s text:c="4"/>2 <text:s text:c="2"/>1 -32768 <text:s/>32767 PLC <text:s text:c="10"/></text:p>
      <text:p text:style-name="P1">43526 <text:s text:c="11"/>10444 <text:s text:c="3"/>ConsumptObjHig kW <text:s text:c="2"/>Integer <text:s text:c="4"/>2 <text:s text:c="2"/>1 -32768 <text:s/>32767 PLC <text:s text:c="10"/></text:p>
      <text:p text:style-name="P1">43527 <text:s text:c="11"/>10445 <text:s text:c="3"/>PumpsManual0/1 <text:s text:c="5"/>Integer <text:s text:c="4"/>2 <text:s text:c="2"/>0 -32768 <text:s/>32767 PLC <text:s text:c="10"/></text:p>
      <text:p text:style-name="P1">43528 <text:s text:c="11"/>10446 <text:s text:c="3"/>PumpsManTime <text:s text:c="2"/>s <text:s text:c="3"/>Integer <text:s text:c="4"/>2 <text:s text:c="2"/>1 -32768 <text:s/>32767 PLC <text:s text:c="10"/></text:p>
      <text:p text:style-name="P1">43529 <text:s text:c="11"/>10447 <text:s text:c="3"/>ClapManual0/1 <text:s text:c="6"/>Integer <text:s text:c="4"/>2 <text:s text:c="2"/>0 -32768 <text:s/>32767 PLC <text:s text:c="10"/></text:p>
      <text:p text:style-name="P1">43530 <text:s text:c="11"/>10448 <text:s text:c="3"/>Clap ManTime <text:s text:c="2"/>s <text:s text:c="3"/>Integer <text:s text:c="4"/>2 <text:s text:c="2"/>1 -32768 <text:s/>32767 PLC <text:s text:c="10"/></text:p>
      <text:p text:style-name="P1">43531 <text:s text:c="11"/>10449 <text:s text:c="3"/>Igni Timing <text:s text:c="3"/>° <text:s text:c="3"/>Integer <text:s text:c="4"/>2 <text:s text:c="2"/>0 <text:s text:c="3"/>-20 <text:s text:c="4"/>20 PLC <text:s text:c="10"/></text:p>
      <text:p text:style-name="P1">43532 <text:s text:c="11"/>10450 <text:s text:c="3"/>Igni DwellTime us <text:s text:c="2"/>Integer <text:s text:c="4"/>2 <text:s text:c="2"/>0 -10000 <text:s/>10000 PLC <text:s text:c="10"/></text:p>
      <text:p text:style-name="P1">43533 <text:s text:c="11"/>10451 <text:s text:c="3"/>Igni Test <text:s text:c="10"/>Integer <text:s text:c="4"/>2 <text:s text:c="2"/>0 <text:s text:c="5"/>0 <text:s text:c="5"/>5 PLC <text:s text:c="10"/></text:p>
      <text:p text:style-name="P1">43534 <text:s text:c="11"/>10452 <text:s text:c="3"/>(N/A) <text:s text:c="60"/></text:p>
      <text:p text:style-name="P1"><text:soft-page-break/>43535 <text:s text:c="11"/>10453 <text:s text:c="3"/>(N/A) <text:s text:c="60"/></text:p>
      <text:p text:style-name="P1">43536 <text:s text:c="11"/>10454 <text:s text:c="3"/>(N/A) <text:s text:c="60"/></text:p>
      <text:p text:style-name="P1">43537 <text:s text:c="11"/>10455 <text:s text:c="3"/>(N/A) <text:s text:c="60"/></text:p>
      <text:p text:style-name="P1">43538 <text:s text:c="11"/>10456 <text:s text:c="3"/>(N/A) <text:s text:c="60"/></text:p>
      <text:p text:style-name="P1">43539 <text:s text:c="11"/>10457 <text:s text:c="3"/>(N/A) <text:s text:c="60"/></text:p>
      <text:p text:style-name="P1">43540 <text:s text:c="11"/>10458 <text:s text:c="3"/>(N/A) <text:s text:c="60"/></text:p>
      <text:p text:style-name="P1">43541 <text:s text:c="11"/>10459 <text:s text:c="3"/>(N/A) <text:s text:c="60"/></text:p>
      <text:p text:style-name="P1">43542 <text:s text:c="11"/>10460 <text:s text:c="3"/>(N/A) <text:s text:c="60"/></text:p>
      <text:p text:style-name="P1">43543 <text:s text:c="11"/>10461 <text:s text:c="3"/>(N/A) <text:s text:c="60"/></text:p>
      <text:p text:style-name="P1">43544 <text:s text:c="11"/>10462 <text:s text:c="3"/>(N/A) <text:s text:c="60"/></text:p>
      <text:p text:style-name="P1">43545 <text:s text:c="11"/>10463 <text:s text:c="3"/>(N/A) <text:s text:c="60"/></text:p>
      <text:p text:style-name="P1">43546 <text:s text:c="11"/>10464 <text:s text:c="3"/>(N/A) <text:s text:c="60"/></text:p>
      <text:p text:style-name="P1">43547 <text:s text:c="11"/>10465 <text:s text:c="3"/>(N/A) <text:s text:c="60"/></text:p>
      <text:p text:style-name="P1">43548 <text:s text:c="11"/>10466 <text:s text:c="3"/>(N/A) <text:s text:c="60"/></text:p>
      <text:p text:style-name="P1">43549 <text:s text:c="11"/>10467 <text:s text:c="3"/>(N/A) <text:s text:c="60"/></text:p>
      <text:p text:style-name="P1">43550 <text:s text:c="11"/>10468 <text:s text:c="3"/>(N/A) <text:s text:c="60"/></text:p>
      <text:p text:style-name="P1">43551 <text:s text:c="11"/>10469 <text:s text:c="3"/>(N/A) <text:s text:c="60"/></text:p>
      <text:p text:style-name="P1">43552 <text:s text:c="11"/>10470 <text:s text:c="3"/>(N/A) <text:s text:c="60"/></text:p>
      <text:p text:style-name="P1">43553 <text:s text:c="11"/>10471 <text:s text:c="3"/>(N/A) <text:s text:c="60"/></text:p>
      <text:p text:style-name="P1">43554 <text:s text:c="11"/>10472 <text:s text:c="3"/>(N/A) <text:s text:c="60"/></text:p>
      <text:p text:style-name="P1">43555 <text:s text:c="11"/>10473 <text:s text:c="3"/>(N/A) <text:s text:c="60"/></text:p>
      <text:p text:style-name="P1">43556 <text:s text:c="11"/>10474 <text:s text:c="3"/>(N/A) <text:s text:c="60"/></text:p>
      <text:p text:style-name="P1">43557 <text:s text:c="11"/>10475 <text:s text:c="3"/>(N/A) <text:s text:c="60"/></text:p>
      <text:p text:style-name="P1">43558 <text:s text:c="11"/>10476 <text:s text:c="3"/>(N/A) <text:s text:c="60"/></text:p>
      <text:p text:style-name="P1">43559 <text:s text:c="11"/>10477 <text:s text:c="3"/>(N/A) <text:s text:c="60"/></text:p>
      <text:p text:style-name="P1">43560 <text:s text:c="11"/>10478 <text:s text:c="3"/>(N/A) <text:s text:c="60"/></text:p>
      <text:p text:style-name="P1">43561 <text:s text:c="11"/>10479 <text:s text:c="3"/>(N/A) <text:s text:c="60"/></text:p>
      <text:p text:style-name="P1">43562 <text:s text:c="11"/>10480 <text:s text:c="3"/>(N/A) <text:s text:c="60"/></text:p>
      <text:p text:style-name="P1">43563 <text:s text:c="11"/>10481 <text:s text:c="3"/>(N/A) <text:s text:c="60"/></text:p>
      <text:p text:style-name="P1">43564 <text:s text:c="11"/>10482 <text:s text:c="3"/>(N/A) <text:s text:c="60"/></text:p>
      <text:p text:style-name="P1">43565 <text:s text:c="11"/>10483 <text:s text:c="3"/>(N/A) <text:s text:c="60"/></text:p>
      <text:p text:style-name="P1">43566 <text:s text:c="11"/>10484 <text:s text:c="3"/>(N/A) <text:s text:c="60"/></text:p>
      <text:p text:style-name="P1">43567 <text:s text:c="11"/>10485 <text:s text:c="3"/>(N/A) <text:s text:c="60"/></text:p>
      <text:p text:style-name="P1">43568 <text:s text:c="11"/>10486 <text:s text:c="3"/>(N/A) <text:s text:c="60"/></text:p>
      <text:p text:style-name="P1">43569 <text:s text:c="11"/>10487 <text:s text:c="3"/>(N/A) <text:s text:c="60"/></text:p>
      <text:p text:style-name="P1">43570 <text:s text:c="11"/>10488 <text:s text:c="3"/>(N/A) <text:s text:c="60"/></text:p>
      <text:p text:style-name="P1">43571 <text:s text:c="11"/>10489 <text:s text:c="3"/>(N/A) <text:s text:c="60"/></text:p>
      <text:p text:style-name="P1">43572 <text:s text:c="11"/>10490 <text:s text:c="3"/>(N/A) <text:s text:c="60"/></text:p>
      <text:p text:style-name="P1">43573 <text:s text:c="11"/>10491 <text:s text:c="3"/>(N/A) <text:s text:c="60"/></text:p>
      <text:p text:style-name="P1">43574 <text:s text:c="11"/>10492 <text:s text:c="3"/>(N/A) <text:s text:c="60"/></text:p>
      <text:p text:style-name="P1">43575 <text:s text:c="11"/>10493 <text:s text:c="3"/>(N/A) <text:s text:c="60"/></text:p>
      <text:p text:style-name="P1">43576 <text:s text:c="11"/>10494 <text:s text:c="3"/>(N/A) <text:s text:c="60"/></text:p>
      <text:p text:style-name="P1">43577 <text:s text:c="11"/>10495 <text:s text:c="3"/>(N/A) <text:s text:c="60"/></text:p>
      <text:p text:style-name="P1">43578 <text:s text:c="11"/>10496 <text:s text:c="3"/>(N/A) <text:s text:c="60"/></text:p>
      <text:p text:style-name="P1">43579 <text:s text:c="11"/>10497 <text:s text:c="3"/>(N/A) <text:s text:c="60"/></text:p>
      <text:p text:style-name="P1">43580 <text:s text:c="11"/>10498 <text:s text:c="3"/>(N/A) <text:s text:c="60"/></text:p>
      <text:p text:style-name="P1">43581 <text:s text:c="11"/>10499 <text:s text:c="3"/>(N/A) <text:s text:c="60"/></text:p>
      <text:p text:style-name="P1">43582 <text:s text:c="11"/>10500 <text:s text:c="3"/>(N/A) <text:s text:c="60"/></text:p>
      <text:p text:style-name="P1">43583 <text:s text:c="11"/>10501 <text:s text:c="3"/>(N/A) <text:s text:c="60"/></text:p>
      <text:p text:style-name="P1">43584 <text:s text:c="11"/>10502 <text:s text:c="3"/>(N/A) <text:s text:c="60"/></text:p>
      <text:p text:style-name="P1">43585 <text:s text:c="11"/>10503 <text:s text:c="3"/>(N/A) <text:s text:c="60"/></text:p>
      <text:p text:style-name="P1">43586 <text:s text:c="11"/>10532 <text:s text:c="3"/>Time stamp act <text:s text:c="5"/>List#32 <text:s text:c="4"/>1 <text:s text:c="2"/>- <text:s text:c="2"/>1121 <text:s text:c="2"/>1123 Date/Time <text:s text:c="4"/></text:p>
      <text:p text:style-name="P1">43587 <text:s text:c="11"/>8979 <text:s text:c="4"/>Time stamp per min <text:s/>Unsigned <text:s text:c="3"/>1 <text:s text:c="2"/>0 <text:s text:c="5"/>1 <text:s text:c="3"/>240 Date/Time <text:s text:c="4"/></text:p>
      <text:p text:style-name="P1">43588 <text:s text:c="11"/>8551 <text:s text:c="4"/>(N/A) <text:s text:c="60"/></text:p>
      <text:p text:style-name="P1">43589 <text:s text:c="11"/>8488 <text:s text:c="4"/>(N/A) <text:s text:c="60"/></text:p>
      <text:p text:style-name="P1">43590 <text:s text:c="11"/>10592 <text:s text:c="3"/>(N/A) <text:s text:c="60"/></text:p>
      <text:p text:style-name="P1">43591-43592 ( 2) 10600 <text:s text:c="3"/>(N/A) <text:s text:c="60"/></text:p>
      <text:p text:style-name="P1">43593 <text:s text:c="11"/>10589 <text:s text:c="3"/>(N/A) <text:s text:c="60"/></text:p>
      <text:p text:style-name="P1">43594 <text:s text:c="11"/>10590 <text:s text:c="3"/>(N/A) <text:s text:c="60"/></text:p>
      <text:p text:style-name="P1">43595 <text:s text:c="11"/>10591 <text:s text:c="3"/>(N/A) <text:s text:c="60"/></text:p>
      <text:p text:style-name="P1">43596 <text:s text:c="11"/>10901 <text:s text:c="3"/>(N/A) <text:s text:c="60"/></text:p>
      <text:p text:style-name="P1">43597 <text:s text:c="11"/>9242 <text:s text:c="4"/>(N/A) <text:s text:c="60"/></text:p>
      <text:p text:style-name="P1">43598-43599 ( 2) 8206 <text:s text:c="4"/>Run hours <text:s text:c="5"/>h <text:s text:c="3"/>Integer <text:s text:c="4"/>4 <text:s text:c="2"/>0 <text:s text:c="5"/>- <text:s text:c="5"/>- Statistics <text:s text:c="3"/></text:p>
      <text:p text:style-name="P1">43600 <text:s text:c="11"/>8207 <text:s text:c="4"/>Num starts <text:s text:c="9"/>Unsigned <text:s text:c="3"/>2 <text:s text:c="2"/>0 <text:s text:c="5"/>0 <text:s/>65535 Statistics <text:s text:c="3"/></text:p>
      <text:p text:style-name="P1">43601 <text:s text:c="11"/>10149 <text:s text:c="3"/>NumUnscStarts <text:s text:c="6"/>Unsigned <text:s text:c="3"/>2 <text:s text:c="2"/>0 <text:s text:c="5"/>0 <text:s/>65535 Statistics <text:s text:c="3"/></text:p>
      <text:p text:style-name="P1">43602 <text:s text:c="11"/>10528 <text:s text:c="3"/>Service time 1 h <text:s text:c="3"/>Unsigned <text:s text:c="3"/>2 <text:s text:c="2"/>0 <text:s text:c="5"/>0 <text:s/>65535 Statistics <text:s text:c="3"/></text:p>
      <text:p text:style-name="P1">43603 <text:s text:c="11"/>10529 <text:s text:c="3"/>Service time 2 h <text:s text:c="3"/>Unsigned <text:s text:c="3"/>2 <text:s text:c="2"/>0 <text:s text:c="5"/>0 <text:s/>65535 Statistics <text:s text:c="3"/></text:p>
      <text:p text:style-name="P1">43604 <text:s text:c="11"/>10530 <text:s text:c="3"/>Service time 3 h <text:s text:c="3"/>Unsigned <text:s text:c="3"/>2 <text:s text:c="2"/>0 <text:s text:c="5"/>0 <text:s/>65535 Statistics <text:s text:c="3"/></text:p>
      <text:p text:style-name="P1">43605 <text:s text:c="11"/>10531 <text:s text:c="3"/>ServiceTimeSd <text:s/>h <text:s text:c="3"/>Unsigned <text:s text:c="3"/>2 <text:s text:c="2"/>0 <text:s text:c="5"/>0 <text:s/>65535 Statistics <text:s text:c="3"/></text:p>
      <text:p text:style-name="P1">43606-43607 ( 2) 8205 <text:s text:c="4"/>kWhours <text:s text:c="12"/>Integer <text:s text:c="4"/>4 <text:s text:c="2"/>0 <text:s text:c="5"/>- <text:s text:c="5"/>- Statistics <text:s text:c="3"/></text:p>
      <text:p text:style-name="P1">43608-43609 ( 2) 8539 <text:s text:c="4"/>kVArhours <text:s text:c="10"/>Integer <text:s text:c="4"/>4 <text:s text:c="2"/>0 <text:s text:c="5"/>- <text:s text:c="5"/>- Statistics <text:s text:c="3"/></text:p>
      <text:p text:style-name="P1">43610 <text:s text:c="11"/>10122 <text:s text:c="3"/>(N/A) <text:s text:c="60"/></text:p>
      <text:p text:style-name="P1">43611 <text:s text:c="11"/>9099 <text:s text:c="4"/>(N/A) <text:s text:c="60"/></text:p>
      <text:p text:style-name="P1">43612 <text:s text:c="11"/>8727 <text:s text:c="4"/>(N/A) <text:s text:c="60"/></text:p>
      <text:p text:style-name="P1">43613 <text:s text:c="11"/>8774 <text:s text:c="4"/>(N/A) <text:s text:c="60"/></text:p>
      <text:p text:style-name="P1">43614 <text:s text:c="11"/>8779 <text:s text:c="4"/>(N/A) <text:s text:c="60"/></text:p>
      <text:p text:style-name="P1">43615 <text:s text:c="11"/>8775 <text:s text:c="4"/>(N/A) <text:s text:c="60"/></text:p>
      <text:p text:style-name="P1">43616 <text:s text:c="11"/>8776 <text:s text:c="4"/>(N/A) <text:s text:c="60"/></text:p>
      <text:p text:style-name="P1">43617 <text:s text:c="11"/>9890 <text:s text:c="4"/>#Neutral cont <text:s text:c="6"/>List#33 <text:s text:c="4"/>1 <text:s text:c="2"/>- <text:s text:c="2"/>1083 <text:s text:c="2"/>1084 ProcessControl</text:p>
      <text:p text:style-name="P1">43618 <text:s text:c="11"/>9874 <text:s text:c="4"/>(N/A) <text:s text:c="60"/></text:p>
      <text:p text:style-name="P1"><text:soft-page-break/>43619 <text:s text:c="11"/>10593 <text:s text:c="3"/>(N/A) <text:s text:c="60"/></text:p>
      <text:p text:style-name="P1">43620 <text:s text:c="11"/>8549 <text:s text:c="4"/>(N/A) <text:s text:c="60"/></text:p>
      <text:p text:style-name="P1">43621 <text:s text:c="11"/>8550 <text:s text:c="4"/>(N/A) <text:s text:c="60"/></text:p>
      <text:p text:style-name="P1">43622 <text:s text:c="11"/>8489 <text:s text:c="4"/>(N/A) <text:s text:c="60"/></text:p>
      <text:p text:style-name="P1">43623 <text:s text:c="11"/>8490 <text:s text:c="4"/>(N/A) <text:s text:c="60"/></text:p>
      <text:p text:style-name="P1">43624 <text:s text:c="11"/>8831 <text:s text:c="4"/>(N/A) <text:s text:c="60"/></text:p>
      <text:p text:style-name="P1">43625 <text:s text:c="11"/>8832 <text:s text:c="4"/>(N/A) <text:s text:c="60"/></text:p>
      <text:p text:style-name="P1">43626 <text:s text:c="11"/>8491 <text:s text:c="4"/>(N/A) <text:s text:c="60"/></text:p>
      <text:p text:style-name="P1">43627 <text:s text:c="11"/>8633 <text:s text:c="4"/>(N/A) <text:s text:c="60"/></text:p>
      <text:p text:style-name="P1">43628 <text:s text:c="11"/>8833 <text:s text:c="4"/>(N/A) <text:s text:c="60"/></text:p>
      <text:p text:style-name="P1">43629 <text:s text:c="11"/>8834 <text:s text:c="4"/>(N/A) <text:s text:c="60"/></text:p>
      <text:p text:style-name="P1">43630 <text:s text:c="11"/>10648 <text:s text:c="3"/>(N/A) <text:s text:c="60"/></text:p>
      <text:p text:style-name="P1">43631 <text:s text:c="11"/>10649 <text:s text:c="3"/>(N/A) <text:s text:c="60"/></text:p>
      <text:p text:style-name="P1">43632 <text:s text:c="11"/>10650 <text:s text:c="3"/>(N/A) <text:s text:c="60"/></text:p>
      <text:p text:style-name="P1">43633 <text:s text:c="11"/>10651 <text:s text:c="3"/>(N/A) <text:s text:c="60"/></text:p>
      <text:p text:style-name="P1">43634 <text:s text:c="11"/>10652 <text:s text:c="3"/>(N/A) <text:s text:c="60"/></text:p>
      <text:p text:style-name="P1">43635 <text:s text:c="11"/>10653 <text:s text:c="3"/>(N/A) <text:s text:c="60"/></text:p>
      <text:p text:style-name="P1">43636 <text:s text:c="11"/>10654 <text:s text:c="3"/>(N/A) <text:s text:c="60"/></text:p>
      <text:p text:style-name="P1">43637 <text:s text:c="11"/>10655 <text:s text:c="3"/>(N/A) <text:s text:c="60"/></text:p>
      <text:p text:style-name="P1">43638 <text:s text:c="11"/>8492 <text:s text:c="4"/>(N/A) <text:s text:c="60"/></text:p>
      <text:p text:style-name="P1">43639 <text:s text:c="11"/>8493 <text:s text:c="4"/>(N/A) <text:s text:c="60"/></text:p>
      <text:p text:style-name="P1">43640 <text:s text:c="11"/>8494 <text:s text:c="4"/>(N/A) <text:s text:c="60"/></text:p>
      <text:p text:style-name="P1">43641 <text:s text:c="11"/>8495 <text:s text:c="4"/>(N/A) <text:s text:c="60"/></text:p>
      <text:p text:style-name="P1">43642 <text:s text:c="11"/>9584 <text:s text:c="4"/>(N/A) <text:s text:c="60"/></text:p>
      <text:p text:style-name="P1">43643 <text:s text:c="11"/>9585 <text:s text:c="4"/>(N/A) <text:s text:c="60"/></text:p>
      <text:p text:style-name="P1">43644 <text:s text:c="11"/>9586 <text:s text:c="4"/>(N/A) <text:s text:c="60"/></text:p>
      <text:p text:style-name="P1">43645 <text:s text:c="11"/>9919 <text:s text:c="4"/>(N/A) <text:s text:c="60"/></text:p>
      <text:p text:style-name="P1">43646 <text:s text:c="11"/>10594 <text:s text:c="3"/>(N/A) <text:s text:c="60"/></text:p>
      <text:p text:style-name="P1">43647 <text:s text:c="11"/>10595 <text:s text:c="3"/>(N/A) <text:s text:c="60"/></text:p>
      <text:p text:style-name="P1">43648 <text:s text:c="11"/>10596 <text:s text:c="3"/>(N/A) <text:s text:c="60"/></text:p>
      <text:p text:style-name="P1">43649 <text:s text:c="11"/>10597 <text:s text:c="3"/>(N/A) <text:s text:c="60"/></text:p>
      <text:p text:style-name="P1">43650 <text:s text:c="11"/>8896 <text:s text:c="4"/>(N/A) <text:s text:c="60"/></text:p>
      <text:p text:style-name="P1">43651 <text:s text:c="11"/>11000 <text:s text:c="3"/>CoolDnAfterBOC <text:s text:c="5"/>List#34 <text:s text:c="4"/>1 <text:s text:c="2"/>- <text:s text:c="2"/>1087 <text:s text:c="2"/>1088 Engine params </text:p>
      <text:p text:style-name="P1">43652 <text:s text:c="11"/>11001 <text:s text:c="3"/>Ld shed active <text:s text:c="5"/>List#35 <text:s text:c="4"/>1 <text:s text:c="2"/>- <text:s text:c="2"/>1106 <text:s text:c="2"/>1109 Load shedding </text:p>
      <text:p text:style-name="P1">43653 <text:s text:c="11"/>11002 <text:s text:c="3"/>DispBklStrtOff <text:s text:c="5"/>List#16 <text:s text:c="4"/>1 <text:s text:c="2"/>- <text:s text:c="2"/>1004 <text:s text:c="2"/>1005 Basic settings</text:p>
      <text:p text:style-name="P1">43654 <text:s text:c="11"/>11003 <text:s text:c="3"/>(N/A) <text:s text:c="60"/></text:p>
      <text:p text:style-name="P1">43655 <text:s text:c="11"/>11008 <text:s text:c="3"/>ExtValue1deflt X <text:s text:c="3"/>Integer <text:s text:c="4"/>2 <text:s text:c="2"/>0 11012* 11016* Force value <text:s text:c="2"/></text:p>
      <text:p text:style-name="P1">43656 <text:s text:c="11"/>11009 <text:s text:c="3"/>ExtValue2deflt X <text:s text:c="3"/>Integer <text:s text:c="4"/>2 <text:s text:c="2"/>0 11013* 11017* Force value <text:s text:c="2"/></text:p>
      <text:p text:style-name="P1">43657 <text:s text:c="11"/>11010 <text:s text:c="3"/>ExtValue3deflt X <text:s text:c="3"/>Integer <text:s text:c="4"/>2 <text:s text:c="2"/>0 11014* 11018* Force value <text:s text:c="2"/></text:p>
      <text:p text:style-name="P1">43658 <text:s text:c="11"/>11011 <text:s text:c="3"/>ExtValue4deflt X <text:s text:c="3"/>Integer <text:s text:c="4"/>2 <text:s text:c="2"/>0 11015* 11019* Force value <text:s text:c="2"/></text:p>
      <text:p text:style-name="P1">43659 <text:s text:c="11"/>11012 <text:s text:c="3"/>ExtValue1LoLim X <text:s text:c="3"/>Integer <text:s text:c="4"/>2 <text:s text:c="2"/>0 -32000 11016* Force value <text:s text:c="2"/></text:p>
      <text:p text:style-name="P1">43660 <text:s text:c="11"/>11013 <text:s text:c="3"/>ExtValue2LoLim X <text:s text:c="3"/>Integer <text:s text:c="4"/>2 <text:s text:c="2"/>0 -32000 11017* Force value <text:s text:c="2"/></text:p>
      <text:p text:style-name="P1">43661 <text:s text:c="11"/>11014 <text:s text:c="3"/>ExtValue3LoLim X <text:s text:c="3"/>Integer <text:s text:c="4"/>2 <text:s text:c="2"/>0 -32000 11018* Force value <text:s text:c="2"/></text:p>
      <text:p text:style-name="P1">43662 <text:s text:c="11"/>11015 <text:s text:c="3"/>ExtValue4LoLim X <text:s text:c="3"/>Integer <text:s text:c="4"/>2 <text:s text:c="2"/>0 -32000 11019* Force value <text:s text:c="2"/></text:p>
      <text:p text:style-name="P1">43663 <text:s text:c="11"/>11016 <text:s text:c="3"/>ExtValue1HiLim X <text:s text:c="3"/>Integer <text:s text:c="4"/>2 <text:s text:c="2"/>0 11012* <text:s/>32000 Force value <text:s text:c="2"/></text:p>
      <text:p text:style-name="P1">43664 <text:s text:c="11"/>11017 <text:s text:c="3"/>ExtValue2HiLim X <text:s text:c="3"/>Integer <text:s text:c="4"/>2 <text:s text:c="2"/>0 11013* <text:s/>32000 Force value <text:s text:c="2"/></text:p>
      <text:p text:style-name="P1">43665 <text:s text:c="11"/>11018 <text:s text:c="3"/>ExtValue3HiLim X <text:s text:c="3"/>Integer <text:s text:c="4"/>2 <text:s text:c="2"/>0 11014* <text:s/>32000 Force value <text:s text:c="2"/></text:p>
      <text:p text:style-name="P1">43666 <text:s text:c="11"/>11019 <text:s text:c="3"/>ExtValue4HiLim X <text:s text:c="3"/>Integer <text:s text:c="4"/>2 <text:s text:c="2"/>0 11015* <text:s/>32000 Force value <text:s text:c="2"/></text:p>
      <text:p text:style-name="P1">43667 <text:s text:c="11"/>11020 <text:s text:c="3"/>ExtValue1 rate X/s <text:s/>Integer <text:s text:c="4"/>2 <text:s text:c="2"/>0 <text:s text:c="5"/>1 <text:s/>10000 Force value <text:s text:c="2"/></text:p>
      <text:p text:style-name="P1">43668 <text:s text:c="11"/>11021 <text:s text:c="3"/>ExtValue2 rate X/s <text:s/>Integer <text:s text:c="4"/>2 <text:s text:c="2"/>0 <text:s text:c="5"/>1 <text:s/>10000 Force value <text:s text:c="2"/></text:p>
      <text:p text:style-name="P1">43669 <text:s text:c="11"/>11022 <text:s text:c="3"/>ExtValue3 rate X/s <text:s/>Integer <text:s text:c="4"/>2 <text:s text:c="2"/>0 <text:s text:c="5"/>1 <text:s/>10000 Force value <text:s text:c="2"/></text:p>
      <text:p text:style-name="P1">43670 <text:s text:c="11"/>11023 <text:s text:c="3"/>ExtValue4 rate X/s <text:s/>Integer <text:s text:c="4"/>2 <text:s text:c="2"/>0 <text:s text:c="5"/>1 <text:s/>10000 Force value <text:s text:c="2"/></text:p>
      <text:p text:style-name="P1">43671 <text:s text:c="11"/>11024 <text:s text:c="3"/>SHxOcol Detect <text:s text:c="5"/>List#16 <text:s text:c="4"/>1 <text:s text:c="2"/>- <text:s text:c="2"/>1004 <text:s text:c="2"/>1005 Comms settings</text:p>
      <text:p text:style-name="P1">43672-43675 ( 4) 10969 <text:s text:c="3"/>TimerChannel 1 <text:s text:c="5"/>Timer-L#36 <text:s text:c="2"/>8 <text:s text:c="2"/>- <text:s text:c="2"/>1124 <text:s text:c="2"/>1131 Timer settings</text:p>
      <text:p text:style-name="P1">43676-43679 ( 4) 10970 <text:s text:c="3"/>TimerChannel 2 <text:s text:c="5"/>Timer-L#36 <text:s text:c="2"/>8 <text:s text:c="2"/>- <text:s text:c="2"/>1124 <text:s text:c="2"/>1131 Timer settings</text:p>
      <text:p text:style-name="P1">43680-43683 ( 4) 10971 <text:s text:c="3"/>TimerChannel 3 <text:s text:c="5"/>Timer-L#36 <text:s text:c="2"/>8 <text:s text:c="2"/>- <text:s text:c="2"/>1124 <text:s text:c="2"/>1131 Timer settings</text:p>
      <text:p text:style-name="P1">43684-43687 ( 4) 10973 <text:s text:c="3"/>TimerChannel 4 <text:s text:c="5"/>Timer-L#36 <text:s text:c="2"/>8 <text:s text:c="2"/>- <text:s text:c="2"/>1124 <text:s text:c="2"/>1131 Timer settings</text:p>
      <text:p text:style-name="P1">43688-43691 ( 4) 10974 <text:s text:c="3"/>TimerChannel 5 <text:s text:c="5"/>Timer-L#36 <text:s text:c="2"/>8 <text:s text:c="2"/>- <text:s text:c="2"/>1124 <text:s text:c="2"/>1131 Timer settings</text:p>
      <text:p text:style-name="P1">43692-43695 ( 4) 10975 <text:s text:c="3"/>TimerChannel 6 <text:s text:c="5"/>Timer-L#36 <text:s text:c="2"/>8 <text:s text:c="2"/>- <text:s text:c="2"/>1124 <text:s text:c="2"/>1131 Timer settings</text:p>
      <text:p text:style-name="P1">43696-43699 ( 4) 10976 <text:s text:c="3"/>TimerChannel 7 <text:s text:c="5"/>Timer-L#36 <text:s text:c="2"/>8 <text:s text:c="2"/>- <text:s text:c="2"/>1124 <text:s text:c="2"/>1131 Timer settings</text:p>
      <text:p text:style-name="P1">43700-43703 ( 4) 10977 <text:s text:c="3"/>TimerChannel 8 <text:s text:c="5"/>Timer-L#36 <text:s text:c="2"/>8 <text:s text:c="2"/>- <text:s text:c="2"/>1124 <text:s text:c="2"/>1131 Timer settings</text:p>
      <text:p text:style-name="P1">43704-43707 ( 4) 10978 <text:s text:c="3"/>TimerChannel 9 <text:s text:c="5"/>Timer-L#36 <text:s text:c="2"/>8 <text:s text:c="2"/>- <text:s text:c="2"/>1124 <text:s text:c="2"/>1131 Timer settings</text:p>
      <text:p text:style-name="P1">43708-43711 ( 4) 10979 <text:s text:c="3"/>TimerChannel10 <text:s text:c="5"/>Timer-L#36 <text:s text:c="2"/>8 <text:s text:c="2"/>- <text:s text:c="2"/>1124 <text:s text:c="2"/>1131 Timer settings</text:p>
      <text:p text:style-name="P1">43712-43715 ( 4) 10980 <text:s text:c="3"/>TimerChannel11 <text:s text:c="5"/>Timer-L#36 <text:s text:c="2"/>8 <text:s text:c="2"/>- <text:s text:c="2"/>1124 <text:s text:c="2"/>1131 Timer settings</text:p>
      <text:p text:style-name="P1">43716-43719 ( 4) 10981 <text:s text:c="3"/>TimerChannel12 <text:s text:c="5"/>Timer-L#36 <text:s text:c="2"/>8 <text:s text:c="2"/>- <text:s text:c="2"/>1124 <text:s text:c="2"/>1131 Timer settings</text:p>
      <text:p text:style-name="P1">43720-43723 ( 4) 10982 <text:s text:c="3"/>TimerChannel13 <text:s text:c="5"/>Timer-L#36 <text:s text:c="2"/>8 <text:s text:c="2"/>- <text:s text:c="2"/>1124 <text:s text:c="2"/>1131 Timer settings</text:p>
      <text:p text:style-name="P1">43724-43727 ( 4) 10983 <text:s text:c="3"/>TimerChannel14 <text:s text:c="5"/>Timer-L#36 <text:s text:c="2"/>8 <text:s text:c="2"/>- <text:s text:c="2"/>1124 <text:s text:c="2"/>1131 Timer settings</text:p>
      <text:p text:style-name="P1">43728-43731 ( 4) 10984 <text:s text:c="3"/>TimerChannel15 <text:s text:c="5"/>Timer-L#36 <text:s text:c="2"/>8 <text:s text:c="2"/>- <text:s text:c="2"/>1124 <text:s text:c="2"/>1131 Timer settings</text:p>
      <text:p text:style-name="P1">43732-43735 ( 4) 10985 <text:s text:c="3"/>TimerChannel16 <text:s text:c="5"/>Timer-L#36 <text:s text:c="2"/>8 <text:s text:c="2"/>- <text:s text:c="2"/>1124 <text:s text:c="2"/>1131 Timer settings</text:p>
      <text:p text:style-name="P1">43736 <text:s text:c="11"/>10994 <text:s text:c="3"/>ConvCoefPulse1 /X <text:s text:c="2"/>Unsigned <text:s text:c="3"/>2 <text:s text:c="2"/>0 <text:s text:c="5"/>1 <text:s/>65000 Basic settings</text:p>
      <text:p text:style-name="P1">43737 <text:s text:c="11"/>10995 <text:s text:c="3"/>ConvCoefPulse2 /X <text:s text:c="2"/>Unsigned <text:s text:c="3"/>2 <text:s text:c="2"/>0 <text:s text:c="5"/>1 <text:s/>65000 Basic settings</text:p>
      <text:p text:style-name="P1">43738 <text:s text:c="11"/>10996 <text:s text:c="3"/>ConvCoefPulse3 /X <text:s text:c="2"/>Unsigned <text:s text:c="3"/>2 <text:s text:c="2"/>0 <text:s text:c="5"/>1 <text:s/>65000 Basic settings</text:p>
      <text:p text:style-name="P1">43739 <text:s text:c="11"/>10997 <text:s text:c="3"/>ConvCoefPulse4 /X <text:s text:c="2"/>Unsigned <text:s text:c="3"/>2 <text:s text:c="2"/>0 <text:s text:c="5"/>1 <text:s/>65000 Basic settings</text:p>
      <text:p text:style-name="P1">43740-43741 ( 2) 10986 <text:s text:c="3"/>NumStarterAct <text:s text:c="6"/>Unsigned <text:s text:c="3"/>4 <text:s text:c="2"/>0 <text:s text:c="5"/>- <text:s text:c="5"/>- Statistics <text:s text:c="3"/></text:p>
      <text:p text:style-name="P1">43742-43743 ( 2) 10987 <text:s text:c="3"/>PulseCounter 2 <text:s text:c="5"/>Unsigned <text:s text:c="3"/>4 <text:s text:c="2"/>0 <text:s text:c="5"/>- <text:s text:c="5"/>- Statistics <text:s text:c="3"/></text:p>
      <text:p text:style-name="P1">43744-43745 ( 2) 10988 <text:s text:c="3"/>PulseCounter 3 <text:s text:c="5"/>Unsigned <text:s text:c="3"/>4 <text:s text:c="2"/>0 <text:s text:c="5"/>- <text:s text:c="5"/>- Statistics <text:s text:c="3"/></text:p>
      <text:p text:style-name="P1">43746-43747 ( 2) 10989 <text:s text:c="3"/>PulseCounter 4 <text:s text:c="5"/>Unsigned <text:s text:c="3"/>4 <text:s text:c="2"/>0 <text:s text:c="5"/>- <text:s text:c="5"/>- Statistics <text:s text:c="3"/></text:p>
      <text:p text:style-name="P1">43748-43749 ( 2) 10990 <text:s text:c="3"/>(N/A) <text:s text:c="60"/></text:p>
      <text:p text:style-name="P1">43750-43751 ( 2) 10991 <text:s text:c="3"/>(N/A) <text:s text:c="60"/></text:p>
      <text:p text:style-name="P1">43752-43753 ( 2) 10992 <text:s text:c="3"/>(N/A) <text:s text:c="60"/></text:p>
      <text:p text:style-name="P1"><text:soft-page-break/>43754-43755 ( 2) 10993 <text:s text:c="3"/>(N/A) <text:s text:c="60"/></text:p>
      <text:p text:style-name="P1">43756 <text:s text:c="11"/>9906 <text:s text:c="4"/>(N/A) <text:s text:c="60"/></text:p>
      <text:p text:style-name="P1">43757 <text:s text:c="11"/>8486 <text:s text:c="4"/>Reverse power <text:s/>% <text:s text:c="3"/>Unsigned <text:s text:c="3"/>1 <text:s text:c="2"/>0 <text:s text:c="5"/>0 <text:s text:c="4"/>50 Gener protect </text:p>
      <text:p text:style-name="P1">43758 <text:s text:c="11"/>8552 <text:s text:c="4"/>ReversePwr del s <text:s text:c="3"/>Unsigned <text:s text:c="3"/>2 <text:s text:c="2"/>1 <text:s text:c="5"/>0 <text:s text:c="2"/>6000 Gener protect </text:p>
      <text:p text:style-name="P1">43759 <text:s text:c="11"/>11327 <text:s text:c="3"/>LB/UART Log <text:s text:c="8"/>List#16 <text:s text:c="4"/>1 <text:s text:c="2"/>- <text:s text:c="2"/>1004 <text:s text:c="2"/>1005 Comms settings</text:p>
      <text:p text:style-name="P1">43760 <text:s text:c="11"/>10560 <text:s text:c="3"/>TotalDownTime <text:s/>h <text:s text:c="3"/>Unsigned <text:s text:c="3"/>2 <text:s text:c="2"/>0 <text:s text:c="5"/>0 <text:s/>65535 Statistics <text:s text:c="3"/></text:p>
      <text:p text:style-name="P1">43761 <text:s text:c="11"/>10564 <text:s text:c="3"/>DnTimeReqToRun h <text:s text:c="3"/>Unsigned <text:s text:c="3"/>2 <text:s text:c="2"/>0 <text:s text:c="5"/>0 <text:s/>65535 Statistics <text:s text:c="3"/></text:p>
      <text:p text:style-name="P1">43762 <text:s text:c="11"/>11386 <text:s text:c="3"/>(N/A) <text:s text:c="60"/></text:p>
      <text:p text:style-name="P1">43763 <text:s text:c="11"/>11387 <text:s text:c="3"/>(N/A) <text:s text:c="60"/></text:p>
      <text:p text:style-name="P1">43764 <text:s text:c="11"/>10795 <text:s text:c="3"/>(N/A) <text:s text:c="60"/></text:p>
      <text:p text:style-name="P1">43765 <text:s text:c="11"/>11394 <text:s text:c="3"/>Acall+SMS lang <text:s text:c="5"/>Unsigned <text:s text:c="3"/>1 <text:s text:c="2"/>0 <text:s text:c="5"/>1 <text:s text:c="5"/>7 Act. calls/SMS</text:p>
      <text:p text:style-name="P1">43766 <text:s text:c="11"/>11413 <text:s text:c="3"/>ShutdownOvr <text:s text:c="8"/>List#16 <text:s text:c="4"/>1 <text:s text:c="2"/>- <text:s text:c="2"/>1004 <text:s text:c="2"/>1005 Act. calls/SMS</text:p>
      <text:p text:style-name="P1">43767-43768 ( 2) 11612 <text:s text:c="3"/>(N/A) <text:s text:c="60"/></text:p>
      <text:p text:style-name="P1">43769-43770 ( 2) 11613 <text:s text:c="3"/>(N/A) <text:s text:c="60"/></text:p>
      <text:p text:style-name="P1">43771 <text:s text:c="11"/>9643 <text:s text:c="4"/>(N/A) <text:s text:c="60"/></text:p>
      <text:p text:style-name="P1">43772-43773 ( 2) 8536 <text:s text:c="4"/>Day kWhours <text:s text:c="8"/>Integer <text:s text:c="4"/>4 <text:s text:c="2"/>0 <text:s text:c="5"/>- <text:s text:c="5"/>- Statistics <text:s text:c="3"/></text:p>
      <text:p text:style-name="P1">43774 <text:s text:c="11"/>11036 <text:s text:c="3"/>kWh pulse <text:s text:c="5"/>kWh <text:s/>Unsigned <text:s text:c="3"/>2 <text:s text:c="2"/>0 <text:s text:c="5"/>0 <text:s/>65535 Basic settings</text:p>
      <text:p text:style-name="P1">43775-43776 ( 2) 11035 <text:s text:c="3"/>(N/A) <text:s text:c="60"/></text:p>
      <text:p text:style-name="P1">43777 <text:s text:c="11"/>10063 <text:s text:c="3"/>StartPositionA % <text:s text:c="3"/>Unsigned <text:s text:c="3"/>2 <text:s text:c="2"/>2 <text:s text:c="5"/>0 <text:s/>10000 AFS control <text:s text:c="2"/></text:p>
      <text:p text:style-name="P1">43778 <text:s text:c="11"/>10065 <text:s text:c="3"/>RunPositionA <text:s text:c="2"/>% <text:s text:c="3"/>Unsigned <text:s text:c="3"/>2 <text:s text:c="2"/>2 <text:s text:c="5"/>0 <text:s/>10000 AFS control <text:s text:c="2"/></text:p>
      <text:p text:style-name="P1">43779 <text:s text:c="11"/>10067 <text:s text:c="3"/>LoPwrPositionA % <text:s text:c="3"/>Unsigned <text:s text:c="3"/>2 <text:s text:c="2"/>2 <text:s text:c="5"/>0 <text:s/>10000 AFS control <text:s text:c="2"/></text:p>
      <text:p text:style-name="P1">43780 <text:s text:c="11"/>8420 <text:s text:c="4"/>LAM power 1A <text:s text:c="2"/>kW <text:s text:c="2"/>Integer <text:s text:c="4"/>2 <text:s text:c="2"/>1 <text:s text:c="5"/>0 <text:s/>8421* AFS control <text:s text:c="2"/></text:p>
      <text:p text:style-name="P1">43781 <text:s text:c="11"/>8421 <text:s text:c="4"/>LAM power 2A <text:s text:c="2"/>kW <text:s text:c="2"/>Integer <text:s text:c="4"/>2 <text:s text:c="2"/>1 <text:s/>8420* <text:s/>8422* AFS control <text:s text:c="2"/></text:p>
      <text:p text:style-name="P1">43782 <text:s text:c="11"/>8422 <text:s text:c="4"/>LAM power 3A <text:s text:c="2"/>kW <text:s text:c="2"/>Integer <text:s text:c="4"/>2 <text:s text:c="2"/>1 <text:s/>8421* <text:s/>8423* AFS control <text:s text:c="2"/></text:p>
      <text:p text:style-name="P1">43783 <text:s text:c="11"/>8423 <text:s text:c="4"/>LAM power 4A <text:s text:c="2"/>kW <text:s text:c="2"/>Integer <text:s text:c="4"/>2 <text:s text:c="2"/>1 <text:s/>8422* <text:s/>8424* AFS control <text:s text:c="2"/></text:p>
      <text:p text:style-name="P1">43784 <text:s text:c="11"/>8424 <text:s text:c="4"/>LAM power 5A <text:s text:c="2"/>kW <text:s text:c="2"/>Integer <text:s text:c="4"/>2 <text:s text:c="2"/>1 <text:s/>8423* <text:s/>32000 AFS control <text:s text:c="2"/></text:p>
      <text:p text:style-name="P1">43785 <text:s text:c="11"/>8432 <text:s text:c="4"/>LAM 1A <text:s text:c="8"/>mV <text:s text:c="2"/>Integer <text:s text:c="4"/>2 <text:s text:c="2"/>0 <text:s text:c="5"/>1 <text:s text:c="2"/>1200 AFS control <text:s text:c="2"/></text:p>
      <text:p text:style-name="P1">43786 <text:s text:c="11"/>8433 <text:s text:c="4"/>LAM 2A <text:s text:c="8"/>mV <text:s text:c="2"/>Integer <text:s text:c="4"/>2 <text:s text:c="2"/>0 <text:s text:c="5"/>1 <text:s text:c="2"/>1200 AFS control <text:s text:c="2"/></text:p>
      <text:p text:style-name="P1">43787 <text:s text:c="11"/>8434 <text:s text:c="4"/>LAM 3A <text:s text:c="8"/>mV <text:s text:c="2"/>Integer <text:s text:c="4"/>2 <text:s text:c="2"/>0 <text:s text:c="5"/>0 <text:s text:c="2"/>1200 AFS control <text:s text:c="2"/></text:p>
      <text:p text:style-name="P1">43788 <text:s text:c="11"/>8435 <text:s text:c="4"/>LAM 4A <text:s text:c="8"/>mV <text:s text:c="2"/>Integer <text:s text:c="4"/>2 <text:s text:c="2"/>0 <text:s text:c="5"/>0 <text:s text:c="2"/>1200 AFS control <text:s text:c="2"/></text:p>
      <text:p text:style-name="P1">43789 <text:s text:c="11"/>8436 <text:s text:c="4"/>LAM 5A <text:s text:c="8"/>mV <text:s text:c="2"/>Integer <text:s text:c="4"/>2 <text:s text:c="2"/>0 <text:s text:c="5"/>0 <text:s text:c="2"/>1200 AFS control <text:s text:c="2"/></text:p>
      <text:p text:style-name="P1">43790 <text:s text:c="11"/>8408 <text:s text:c="4"/>MixPos 1A <text:s text:c="5"/>% <text:s text:c="3"/>Integer <text:s text:c="4"/>2 <text:s text:c="2"/>2 <text:s text:c="5"/>0 <text:s/>10000 AFS control <text:s text:c="2"/></text:p>
      <text:p text:style-name="P1">43791 <text:s text:c="11"/>8409 <text:s text:c="4"/>MixPos 2A <text:s text:c="5"/>% <text:s text:c="3"/>Integer <text:s text:c="4"/>2 <text:s text:c="2"/>2 <text:s text:c="5"/>0 <text:s/>10000 AFS control <text:s text:c="2"/></text:p>
      <text:p text:style-name="P1">43792 <text:s text:c="11"/>8410 <text:s text:c="4"/>MixPos 3A <text:s text:c="5"/>% <text:s text:c="3"/>Integer <text:s text:c="4"/>2 <text:s text:c="2"/>2 <text:s text:c="5"/>0 <text:s/>10000 AFS control <text:s text:c="2"/></text:p>
      <text:p text:style-name="P1">43793 <text:s text:c="11"/>8411 <text:s text:c="4"/>MixPos 4A <text:s text:c="5"/>% <text:s text:c="3"/>Integer <text:s text:c="4"/>2 <text:s text:c="2"/>2 <text:s text:c="5"/>0 <text:s/>10000 AFS control <text:s text:c="2"/></text:p>
      <text:p text:style-name="P1">43794 <text:s text:c="11"/>8412 <text:s text:c="4"/>MixPos 5A <text:s text:c="5"/>% <text:s text:c="3"/>Integer <text:s text:c="4"/>2 <text:s text:c="2"/>2 <text:s text:c="5"/>0 <text:s/>10000 AFS control <text:s text:c="2"/></text:p>
      <text:p text:style-name="P1">43795 <text:s text:c="11"/>10079 <text:s text:c="3"/>AFSValve MODE <text:s text:c="6"/>List#37 <text:s text:c="4"/>1 <text:s text:c="2"/>- <text:s text:c="2"/>1134 <text:s text:c="2"/>1135 AFS control <text:s text:c="2"/></text:p>
      <text:p text:style-name="P1">43796 <text:s text:c="11"/>10080 <text:s text:c="3"/>MixerPosMan <text:s text:c="3"/>% <text:s text:c="3"/>Unsigned <text:s text:c="3"/>2 <text:s text:c="2"/>2 <text:s text:c="5"/>0 <text:s/>10000 AFS control <text:s text:c="2"/></text:p>
      <text:p text:style-name="P1">43797 <text:s text:c="11"/>10876 <text:s text:c="3"/>AFSValve gain <text:s/>% <text:s text:c="3"/>Integer <text:s text:c="4"/>2 <text:s text:c="2"/>1 <text:s/>-5000 <text:s text:c="2"/>5000 AFS control <text:s text:c="2"/></text:p>
      <text:p text:style-name="P1">43798 <text:s text:c="11"/>10082 <text:s text:c="3"/>AFSValve int <text:s text:c="2"/>% <text:s text:c="3"/>Unsigned <text:s text:c="3"/>2 <text:s text:c="2"/>0 <text:s text:c="5"/>0 <text:s text:c="3"/>500 AFS control <text:s text:c="2"/></text:p>
      <text:p text:style-name="P1">43799 <text:s text:c="11"/>10083 <text:s text:c="3"/>AFSValve der <text:s text:c="2"/>% <text:s text:c="3"/>Unsigned <text:s text:c="3"/>2 <text:s text:c="2"/>0 <text:s text:c="5"/>0 <text:s text:c="3"/>500 AFS control <text:s text:c="2"/></text:p>
      <text:p text:style-name="P1">43800 <text:s text:c="11"/>10088 <text:s text:c="3"/>LAMDeadBand <text:s text:c="3"/>mV <text:s text:c="2"/>Unsigned <text:s text:c="3"/>2 <text:s text:c="2"/>0 <text:s text:c="5"/>0 <text:s text:c="2"/>1000 AFS control <text:s text:c="2"/></text:p>
      <text:p text:style-name="P1">43801 <text:s text:c="11"/>10204 <text:s text:c="3"/>GasVTest <text:s text:c="11"/>List#38 <text:s text:c="4"/>1 <text:s text:c="2"/>- <text:s text:c="2"/>1132 <text:s text:c="2"/>1133 AFS control <text:s text:c="2"/></text:p>
      <text:p text:style-name="P1">43802 <text:s text:c="11"/>10205 <text:s text:c="3"/>GasVTest del <text:s text:c="2"/>s <text:s text:c="3"/>Unsigned <text:s text:c="3"/>2 <text:s text:c="2"/>0 <text:s text:c="5"/>0 <text:s text:c="3"/>300 AFS control <text:s text:c="2"/></text:p>
      <text:p text:style-name="P1">43803 <text:s text:c="11"/>13571 <text:s text:c="3"/>LambdaLimPos <text:s text:c="2"/>% <text:s text:c="3"/>Integer <text:s text:c="4"/>2 <text:s text:c="2"/>2 <text:s text:c="5"/>0 <text:s/>10000 AFS control <text:s text:c="2"/></text:p>
      <text:p text:style-name="P1">43804 <text:s text:c="11"/>11033 <text:s text:c="3"/>StartOverspeed % <text:s text:c="3"/>Unsigned <text:s text:c="3"/>2 <text:s text:c="2"/>0 <text:s text:c="5"/>0 <text:s text:c="3"/>200 Engine protect</text:p>
      <text:p text:style-name="P1">43805-43806 ( 2) 9040 <text:s text:c="4"/>Ext Imp 1 <text:s text:c="5"/>kWh <text:s/>Unsigned <text:s text:c="3"/>4 <text:s text:c="2"/>0 <text:s text:c="5"/>- <text:s text:c="5"/>- Imp inputs CU </text:p>
      <text:p text:style-name="P1">43807 <text:s text:c="11"/>9041 <text:s text:c="4"/>(N/A) <text:s text:c="60"/></text:p>
      <text:p text:style-name="P1">43808-43809 ( 2) 9817 <text:s text:c="4"/>Ext Imp 2 <text:s text:c="5"/>kWh <text:s/>Unsigned <text:s text:c="3"/>4 <text:s text:c="2"/>0 <text:s text:c="5"/>- <text:s text:c="5"/>- Imp inputs CU </text:p>
      <text:p text:style-name="P1">43810 <text:s text:c="11"/>9818 <text:s text:c="4"/>(N/A) <text:s text:c="60"/></text:p>
      <text:p text:style-name="P1">43811 <text:s text:c="11"/>10222 <text:s text:c="3"/>Imp Cons1 <text:s text:c="5"/>Imp <text:s/>Unsigned <text:s text:c="3"/>2 <text:s text:c="2"/>3 <text:s text:c="5"/>1 <text:s/>65000 Imp inputs CU </text:p>
      <text:p text:style-name="P1">43812 <text:s text:c="11"/>10223 <text:s text:c="3"/>Imp Cons2 <text:s text:c="5"/>Imp <text:s/>Unsigned <text:s text:c="3"/>2 <text:s text:c="2"/>3 <text:s text:c="5"/>1 <text:s/>65000 Imp inputs CU </text:p>
      <text:p text:style-name="P1">43813-43814 ( 2) 11886 <text:s text:c="3"/>UnlockIm sync <text:s text:c="6"/>Unsigned <text:s text:c="3"/>4 <text:s text:c="2"/>0 <text:s text:c="5"/>- <text:s text:c="5"/>- Invisible <text:s text:c="4"/></text:p>
      <text:p text:style-name="P1">43815-43822 ( 8) 11882 <text:s text:c="3"/>Unlock Me <text:s text:c="10"/>String0 <text:s text:c="3"/>16 <text:s text:c="2"/>- <text:s text:c="5"/>- <text:s text:c="5"/>- Comms settings</text:p>
      <text:p text:style-name="P1">43823-43830 ( 8) 11883 <text:s text:c="3"/>(N/A) <text:s text:c="60"/></text:p>
      <text:p text:style-name="P1">43831 <text:s text:c="11"/>11884 <text:s text:c="3"/>(N/A) <text:s text:c="60"/></text:p>
      <text:p text:style-name="P1">43832 <text:s text:c="11"/>11885 <text:s text:c="3"/>(N/A) <text:s text:c="60"/></text:p>
      <text:p text:style-name="P1">43833 <text:s text:c="11"/>11719 <text:s text:c="3"/>WatchedContr <text:s text:c="7"/>Unsigned <text:s text:c="3"/>1 <text:s text:c="2"/>0 <text:s text:c="5"/>0 <text:s text:c="4"/>16 ProcessControl</text:p>
      <text:p text:style-name="P1">43834 <text:s text:c="11"/>11866 <text:s text:c="3"/>(N/A) <text:s text:c="60"/></text:p>
      <text:p text:style-name="P1">43835 <text:s text:c="11"/>11867 <text:s text:c="3"/>kWhours dec <text:s text:c="8"/>Integer <text:s text:c="4"/>1 <text:s text:c="2"/>0 <text:s text:c="2"/>-128 <text:s text:c="3"/>127 Statistics <text:s text:c="3"/></text:p>
      <text:p text:style-name="P1">43836 <text:s text:c="11"/>11868 <text:s text:c="3"/>kVArhours dec <text:s text:c="6"/>Integer <text:s text:c="4"/>1 <text:s text:c="2"/>0 <text:s text:c="2"/>-128 <text:s text:c="3"/>127 Statistics <text:s text:c="3"/></text:p>
      <text:p text:style-name="P1">43837 <text:s text:c="11"/>12439 <text:s text:c="3"/>Derating2 mid <text:s/>x <text:s text:c="3"/>Integer <text:s text:c="4"/>2 <text:s text:c="2"/>0 10189* 10190* ProcessControl</text:p>
      <text:p text:style-name="P1">43838 <text:s text:c="11"/>12440 <text:s text:c="3"/>Derate2MidPwr <text:s/>% <text:s text:c="3"/>Unsigned <text:s text:c="3"/>2 <text:s text:c="2"/>0 10191* <text:s text:c="3"/>100 ProcessControl</text:p>
      <text:p text:style-name="P1">43839 <text:s text:c="11"/>13573 <text:s text:c="3"/>SteppCtrlType <text:s text:c="6"/>List#39 <text:s text:c="4"/>1 <text:s text:c="2"/>- <text:s text:c="2"/>1238 <text:s text:c="2"/>1240 IO TEDOM <text:s text:c="5"/></text:p>
      <text:p text:style-name="P1">43840 <text:s text:c="11"/>13574 <text:s text:c="3"/>SteppOpenTime <text:s/>s <text:s text:c="3"/>Unsigned <text:s text:c="3"/>2 <text:s text:c="2"/>2 <text:s text:c="5"/>1 <text:s text:c="2"/>6000 IO TEDOM <text:s text:c="5"/></text:p>
      <text:p text:style-name="P1">43841 <text:s text:c="11"/>13575 <text:s text:c="3"/>SteppOpenSteps st <text:s text:c="2"/>Unsigned <text:s text:c="3"/>2 <text:s text:c="2"/>0 <text:s text:c="5"/>1 <text:s/>10000 IO TEDOM <text:s text:c="5"/></text:p>
      <text:p text:style-name="P1">43842 <text:s text:c="11"/>13576 <text:s text:c="3"/>SteppSpeedMax <text:s/>st/s Unsigned <text:s text:c="3"/>2 <text:s text:c="2"/>0 <text:s text:c="4"/>25 <text:s text:c="2"/>6000 IO TEDOM <text:s text:c="5"/></text:p>
      <text:p text:style-name="P1">43843 <text:s text:c="11"/>13577 <text:s text:c="3"/>SteppSpeedStrt st/s Unsigned <text:s text:c="3"/>2 <text:s text:c="2"/>0 <text:s text:c="4"/>25 <text:s text:c="2"/>6000 IO TEDOM <text:s text:c="5"/></text:p>
      <text:p text:style-name="P1">43844 <text:s text:c="11"/>13578 <text:s text:c="3"/>SteppSpeedCal1 st/s Unsigned <text:s text:c="3"/>2 <text:s text:c="2"/>0 <text:s text:c="4"/>25 <text:s text:c="2"/>6000 IO TEDOM <text:s text:c="5"/></text:p>
      <text:p text:style-name="P1">43845 <text:s text:c="11"/>13579 <text:s text:c="3"/>SteppSpeedCal2 st/s Unsigned <text:s text:c="3"/>2 <text:s text:c="2"/>0 <text:s text:c="4"/>25 <text:s text:c="2"/>6000 IO TEDOM <text:s text:c="5"/></text:p>
      <text:p text:style-name="P1">43846 <text:s text:c="11"/>13581 <text:s text:c="3"/>SteppStartStps st <text:s text:c="2"/>Unsigned <text:s text:c="3"/>2 <text:s text:c="2"/>0 <text:s text:c="5"/>0 <text:s text:c="2"/>6000 IO TEDOM <text:s text:c="5"/></text:p>
      <text:p text:style-name="P1">43847 <text:s text:c="11"/>13582 <text:s text:c="3"/>SteppPosToler <text:s/>st <text:s text:c="2"/>Unsigned <text:s text:c="3"/>1 <text:s text:c="2"/>0 <text:s text:c="5"/>0 <text:s text:c="5"/>0 IO TEDOM <text:s text:c="5"/></text:p>
      <text:p text:style-name="P1">43848 <text:s text:c="11"/>13583 <text:s text:c="3"/>SteppPosHyst <text:s text:c="2"/>st <text:s text:c="2"/>Unsigned <text:s text:c="3"/>1 <text:s text:c="2"/>0 <text:s text:c="5"/>0 <text:s text:c="5"/>0 IO TEDOM <text:s text:c="5"/></text:p>
      <text:p text:style-name="P1">43849 <text:s text:c="11"/>13584 <text:s text:c="3"/>SteppNomCurr <text:s text:c="2"/>% <text:s text:c="3"/>Unsigned <text:s text:c="3"/>1 <text:s text:c="2"/>0 <text:s text:c="5"/>0 <text:s text:c="3"/>100 IO TEDOM <text:s text:c="5"/></text:p>
      <text:p text:style-name="P1">43850 <text:s text:c="11"/>13580 <text:s text:c="3"/>SteppCalType <text:s text:c="7"/>List#40 <text:s text:c="4"/>1 <text:s text:c="2"/>- <text:s text:c="2"/>1241 <text:s text:c="2"/>1247 IO TEDOM <text:s text:c="5"/></text:p>
      <text:p text:style-name="P1">43851 <text:s text:c="11"/>12796 <text:s text:c="3"/>CrnkSeq pause <text:s/>min <text:s/>Unsigned <text:s text:c="3"/>2 <text:s text:c="2"/>0 <text:s text:c="5"/>1 <text:s text:c="4"/>60 Engine params </text:p>
      <text:p text:style-name="P1">43852-43853 ( 2) 12923 <text:s text:c="3"/>(N/A) <text:s text:c="60"/></text:p>
      <text:p text:style-name="P1">43854 <text:s text:c="11"/>12954 <text:s text:c="3"/>LastUser1 <text:s text:c="10"/>Unsigned <text:s text:c="3"/>2 <text:s text:c="2"/>0 <text:s text:c="5"/>0 <text:s/>65535 Statistics <text:s text:c="3"/></text:p>
      <text:p text:style-name="P1">43855 <text:s text:c="11"/>12955 <text:s text:c="3"/>LastUser2 <text:s text:c="10"/>Unsigned <text:s text:c="3"/>2 <text:s text:c="2"/>0 <text:s text:c="5"/>0 <text:s/>65535 Statistics <text:s text:c="3"/></text:p>
      <text:p text:style-name="P1">43856 <text:s text:c="11"/>12956 <text:s text:c="3"/>LastUser3 <text:s text:c="10"/>Unsigned <text:s text:c="3"/>2 <text:s text:c="2"/>0 <text:s text:c="5"/>0 <text:s/>65535 Statistics <text:s text:c="3"/></text:p>
      <text:p text:style-name="P1"><text:soft-page-break/>43857-43858 ( 2) 12957 <text:s text:c="3"/>LastUser1Date <text:s text:c="6"/>Date <text:s text:c="7"/>3 <text:s text:c="2"/>- <text:s text:c="5"/>- <text:s text:c="5"/>- Statistics <text:s text:c="3"/></text:p>
      <text:p text:style-name="P1">43859-43860 ( 2) 12958 <text:s text:c="3"/>LastUser2Date <text:s text:c="6"/>Date <text:s text:c="7"/>3 <text:s text:c="2"/>- <text:s text:c="5"/>- <text:s text:c="5"/>- Statistics <text:s text:c="3"/></text:p>
      <text:p text:style-name="P1">43861-43862 ( 2) 12959 <text:s text:c="3"/>LastUser3Date <text:s text:c="6"/>Date <text:s text:c="7"/>3 <text:s text:c="2"/>- <text:s text:c="5"/>- <text:s text:c="5"/>- Statistics <text:s text:c="3"/></text:p>
      <text:p text:style-name="P1">43863-43864 ( 2) 12960 <text:s text:c="3"/>LastUser1Time <text:s text:c="6"/>Time <text:s text:c="7"/>3 <text:s text:c="2"/>- <text:s text:c="5"/>- <text:s text:c="5"/>- Statistics <text:s text:c="3"/></text:p>
      <text:p text:style-name="P1">43865-43866 ( 2) 12961 <text:s text:c="3"/>LastUser2Time <text:s text:c="6"/>Time <text:s text:c="7"/>3 <text:s text:c="2"/>- <text:s text:c="5"/>- <text:s text:c="5"/>- Statistics <text:s text:c="3"/></text:p>
      <text:p text:style-name="P1">43867-43868 ( 2) 12962 <text:s text:c="3"/>LastUser3Time <text:s text:c="6"/>Time <text:s text:c="7"/>3 <text:s text:c="2"/>- <text:s text:c="5"/>- <text:s text:c="5"/>- Statistics <text:s text:c="3"/></text:p>
      <text:p text:style-name="P1">43869 <text:s text:c="11"/>12963 <text:s text:c="3"/>(N/A) <text:s text:c="60"/></text:p>
      <text:p text:style-name="P1">43870 <text:s text:c="11"/>12486 <text:s text:c="3"/>ExcitationLoss % <text:s text:c="3"/>Integer <text:s text:c="4"/>2 <text:s text:c="2"/>0 <text:s text:c="5"/>0 <text:s text:c="3"/>150 Gener protect </text:p>
      <text:p text:style-name="P1">43871 <text:s text:c="11"/>12487 <text:s text:c="3"/>ExctLoss del <text:s text:c="2"/>s <text:s text:c="3"/>Unsigned <text:s text:c="3"/>2 <text:s text:c="2"/>1 <text:s text:c="5"/>0 <text:s text:c="2"/>6000 Gener protect </text:p>
      <text:p text:style-name="P1">43872 <text:s text:c="11"/>13223 <text:s text:c="3"/>Peak kVA Start kVA <text:s/>Integer <text:s text:c="4"/>2 <text:s text:c="2"/>1 13224* <text:s/>32000 ProcessControl</text:p>
      <text:p text:style-name="P1">43873 <text:s text:c="11"/>13224 <text:s text:c="3"/>Peak kVA Stop <text:s/>kVA <text:s/>Integer <text:s text:c="4"/>2 <text:s text:c="2"/>1 <text:s text:c="5"/>0 13223* ProcessControl</text:p>
      <text:p text:style-name="P1">43874 <text:s text:c="11"/>13225 <text:s text:c="3"/>PeakKVAS/S del s <text:s text:c="3"/>Unsigned <text:s text:c="3"/>2 <text:s text:c="2"/>0 <text:s text:c="5"/>0 <text:s text:c="2"/>3200 ProcessControl</text:p>
      <text:p text:style-name="P1">43875-43890 (16) 13276 <text:s text:c="3"/>AcallCH4-Addr <text:s text:c="6"/>String0 <text:s text:c="3"/>32 <text:s text:c="2"/>- <text:s text:c="5"/>- <text:s text:c="5"/>- Act. calls/SMS</text:p>
      <text:p text:style-name="P1">43891-43906 (16) 13277 <text:s text:c="3"/>AcallCH5-Addr <text:s text:c="6"/>String0 <text:s text:c="3"/>32 <text:s text:c="2"/>- <text:s text:c="5"/>- <text:s text:c="5"/>- Act. calls/SMS</text:p>
      <text:p text:style-name="P1">43907 <text:s text:c="11"/>13274 <text:s text:c="3"/>AcallCH4-Type <text:s text:c="6"/>List#30 <text:s text:c="4"/>1 <text:s text:c="2"/>- <text:s text:c="2"/>1112 <text:s text:c="2"/>1120 Act. calls/SMS</text:p>
      <text:p text:style-name="P1">43908 <text:s text:c="11"/>13275 <text:s text:c="3"/>AcallCH5-Type <text:s text:c="6"/>List#30 <text:s text:c="4"/>1 <text:s text:c="2"/>- <text:s text:c="2"/>1112 <text:s text:c="2"/>1120 Act. calls/SMS</text:p>
      <text:p text:style-name="P1">43909 <text:s text:c="11"/>13290 <text:s text:c="3"/>Nom EthFltCurr A <text:s text:c="3"/>Unsigned <text:s text:c="3"/>2 <text:s text:c="2"/>0 <text:s text:c="5"/>0 <text:s/>10000 Gener protect </text:p>
      <text:p text:style-name="P1">43910 <text:s text:c="11"/>13291 <text:s text:c="3"/>2EthFltCur del s <text:s text:c="3"/>Unsigned <text:s text:c="3"/>2 <text:s text:c="2"/>1 <text:s text:c="5"/>0 <text:s text:c="2"/>6000 Gener protect </text:p>
      <text:p text:style-name="P1">43911 <text:s text:c="11"/>8564 <text:s text:c="4"/>(N/A) <text:s text:c="60"/></text:p>
      <text:p text:style-name="P1">43912 <text:s text:c="11"/>8607 <text:s text:c="4"/>ReqWaterT <text:s text:c="5"/>°C <text:s text:c="2"/>Integer <text:s text:c="4"/>2 <text:s text:c="2"/>1 <text:s text:c="5"/>0 <text:s text:c="2"/>1200 CHP Control <text:s text:c="2"/></text:p>
      <text:p text:style-name="P1">43913 <text:s text:c="11"/>8608 <text:s text:c="4"/>WaterTtoler <text:s text:c="3"/>°C <text:s text:c="2"/>Unsigned <text:s text:c="3"/>2 <text:s text:c="2"/>1 <text:s text:c="5"/>0 <text:s text:c="2"/>1200 CHP Control <text:s text:c="2"/></text:p>
      <text:p text:style-name="P1">43914 <text:s text:c="11"/>8610 <text:s text:c="4"/>WaterTperiod <text:s text:c="2"/>s <text:s text:c="3"/>Unsigned <text:s text:c="3"/>2 <text:s text:c="2"/>1 <text:s text:c="5"/>1 <text:s text:c="3"/>100 CHP Control <text:s text:c="2"/></text:p>
      <text:p text:style-name="P1">43915 <text:s text:c="11"/>13534 <text:s text:c="3"/>Gain <text:s text:c="10"/>% <text:s text:c="3"/>Integer <text:s text:c="4"/>2 <text:s text:c="2"/>1 <text:s text:c="5"/>0 <text:s text:c="2"/>2000 CHP Control <text:s text:c="2"/></text:p>
      <text:p text:style-name="P1">43916 <text:s text:c="11"/>13535 <text:s text:c="3"/>Integer <text:s text:c="7"/>% <text:s text:c="3"/>Integer <text:s text:c="4"/>2 <text:s text:c="2"/>0 <text:s text:c="5"/>0 <text:s text:c="3"/>100 CHP Control <text:s text:c="2"/></text:p>
      <text:p text:style-name="P1">43917 <text:s text:c="11"/>8609 <text:s text:c="4"/>OpenTime3WayV <text:s/>s <text:s text:c="3"/>Unsigned <text:s text:c="3"/>2 <text:s text:c="2"/>1 <text:s text:c="5"/>1 <text:s/>10000 CHP Control <text:s text:c="2"/></text:p>
      <text:p text:style-name="P1">43918 <text:s text:c="11"/>8620 <text:s text:c="4"/>MaxTLim <text:s text:c="7"/>°C <text:s text:c="2"/>Integer <text:s text:c="4"/>2 <text:s text:c="2"/>1 <text:s text:c="5"/>0 <text:s text:c="2"/>1200 CHP Control <text:s text:c="2"/></text:p>
      <text:p text:style-name="P1">43919 <text:s text:c="11"/>13568 <text:s text:c="3"/>MaxTLimHyst <text:s text:c="3"/>°C <text:s text:c="2"/>Integer <text:s text:c="4"/>2 <text:s text:c="2"/>1 <text:s text:c="5"/>0 <text:s text:c="2"/>1200 CHP Control <text:s text:c="2"/></text:p>
      <text:p text:style-name="P1">43920 <text:s text:c="11"/>8621 <text:s text:c="4"/>TRiseLim <text:s text:c="6"/>°C <text:s text:c="2"/>Integer <text:s text:c="4"/>2 <text:s text:c="2"/>1 <text:s text:c="5"/>0 <text:s text:c="2"/>1200 CHP Control <text:s text:c="2"/></text:p>
      <text:p text:style-name="P1">43921 <text:s text:c="11"/>13569 <text:s text:c="3"/>StartTRiseLim <text:s/>°C <text:s text:c="2"/>Integer <text:s text:c="4"/>2 <text:s text:c="2"/>1 <text:s text:c="5"/>0 <text:s text:c="2"/>1200 CHP Control <text:s text:c="2"/></text:p>
      <text:p text:style-name="P1">43922 <text:s text:c="11"/>8688 <text:s text:c="4"/>Cooler On <text:s text:c="5"/>°C <text:s text:c="2"/>Integer <text:s text:c="4"/>2 <text:s text:c="2"/>0 <text:s/>8689* <text:s text:c="3"/>150 CHP Control <text:s text:c="2"/></text:p>
      <text:p text:style-name="P1">43923 <text:s text:c="11"/>8689 <text:s text:c="4"/>Cooler Off <text:s text:c="4"/>°C <text:s text:c="2"/>Integer <text:s text:c="4"/>2 <text:s text:c="2"/>0 <text:s text:c="5"/>0 <text:s/>8688* CHP Control <text:s text:c="2"/></text:p>
      <text:p text:style-name="P1">43924 <text:s text:c="11"/>12986 <text:s text:c="3"/>RestPos 3wayV <text:s text:c="6"/>List#41 <text:s text:c="4"/>1 <text:s text:c="2"/>- <text:s text:c="2"/>1110 <text:s text:c="2"/>1111 CHP Control <text:s text:c="2"/></text:p>
      <text:p text:style-name="P1">43925 <text:s text:c="11"/>10686 <text:s text:c="3"/>Suspension T <text:s text:c="2"/>°C <text:s text:c="2"/>Integer <text:s text:c="4"/>2 <text:s text:c="2"/>1 10687* <text:s text:c="2"/>1200 CHP Control <text:s text:c="2"/></text:p>
      <text:p text:style-name="P1">43926 <text:s text:c="11"/>10687 <text:s text:c="3"/>Resume T <text:s text:c="6"/>°C <text:s text:c="2"/>Integer <text:s text:c="4"/>2 <text:s text:c="2"/>1 <text:s text:c="5"/>0 10686* CHP Control <text:s text:c="2"/></text:p>
      <text:p text:style-name="P1">43927 <text:s text:c="11"/>11537 <text:s text:c="3"/>OilFillOn <text:s text:c="5"/>s <text:s text:c="3"/>Unsigned <text:s text:c="3"/>2 <text:s text:c="2"/>0 <text:s text:c="5"/>0 <text:s text:c="4"/>30 Engine params </text:p>
      <text:p text:style-name="P1">43928 <text:s text:c="11"/>11538 <text:s text:c="3"/>OilFillPause <text:s text:c="2"/>min <text:s/>Unsigned <text:s text:c="3"/>2 <text:s text:c="2"/>0 <text:s text:c="5"/>1 <text:s text:c="3"/>240 Engine params </text:p>
      <text:p text:style-name="P1">43929 <text:s text:c="11"/>11541 <text:s text:c="3"/>OilFillDel <text:s text:c="4"/>s <text:s text:c="3"/>Unsigned <text:s text:c="3"/>2 <text:s text:c="2"/>0 <text:s text:c="5"/>0 11537* Engine params </text:p>
      <text:p text:style-name="P1">43930 <text:s text:c="11"/>13907 <text:s text:c="3"/>(N/A) <text:s text:c="60"/></text:p>
      <text:p text:style-name="P1">43931 <text:s text:c="11"/>13908 <text:s text:c="3"/>(N/A) <text:s text:c="60"/></text:p>
      <text:p text:style-name="P1">43932 <text:s text:c="11"/>13143 <text:s text:c="3"/>LAM filtr <text:s text:c="10"/>Unsigned <text:s text:c="3"/>1 <text:s text:c="2"/>0 <text:s text:c="5"/>0 <text:s text:c="3"/>100 AFS control <text:s text:c="2"/></text:p>
      <text:p text:style-name="P1">43933 <text:s text:c="11"/>14020 <text:s text:c="3"/>(N/A) <text:s text:c="60"/></text:p>
      <text:p text:style-name="P1">43934 <text:s text:c="11"/>14352 <text:s text:c="3"/>LamVoltTolerA <text:s/>mV <text:s text:c="2"/>Integer <text:s text:c="4"/>2 <text:s text:c="2"/>0 <text:s text:c="5"/>0 <text:s text:c="2"/>1200 AFS control <text:s text:c="2"/></text:p>
      <text:p text:style-name="P1">43935 <text:s text:c="11"/>14353 <text:s text:c="3"/>LamVoltTolerB <text:s/>mV <text:s text:c="2"/>Integer <text:s text:c="4"/>2 <text:s text:c="2"/>0 <text:s text:c="5"/>0 <text:s text:c="2"/>1200 AFS control <text:s text:c="2"/></text:p>
      <text:p text:style-name="P1">43936 <text:s text:c="11"/>14354 <text:s text:c="3"/>TAFSOFFA <text:s text:c="6"/>s <text:s text:c="3"/>Unsigned <text:s text:c="3"/>1 <text:s text:c="2"/>0 <text:s text:c="5"/>0 <text:s text:c="4"/>30 AFS control <text:s text:c="2"/></text:p>
      <text:p text:style-name="P1">43937 <text:s text:c="11"/>14355 <text:s text:c="3"/>TAFSOFFB <text:s text:c="6"/>s <text:s text:c="3"/>Unsigned <text:s text:c="3"/>1 <text:s text:c="2"/>0 <text:s text:c="5"/>0 <text:s text:c="4"/>30 AFS control <text:s text:c="2"/></text:p>
      <text:p text:style-name="P1">43938 <text:s text:c="11"/>14356 <text:s text:c="3"/>TAFSERRA <text:s text:c="6"/>s <text:s text:c="3"/>Unsigned <text:s text:c="3"/>2 <text:s text:c="2"/>0 <text:s text:c="5"/>0 <text:s text:c="3"/>300 AFS control <text:s text:c="2"/></text:p>
      <text:p text:style-name="P1">43939 <text:s text:c="11"/>14357 <text:s text:c="3"/>TAFSERRB <text:s text:c="6"/>s <text:s text:c="3"/>Unsigned <text:s text:c="3"/>2 <text:s text:c="2"/>0 <text:s text:c="5"/>0 <text:s text:c="3"/>300 AFS control <text:s text:c="2"/></text:p>
      <text:p text:style-name="P1">43940 <text:s text:c="11"/>14358 <text:s text:c="3"/>StartTimeAFSA <text:s/>s <text:s text:c="3"/>Unsigned <text:s text:c="3"/>2 <text:s text:c="2"/>0 <text:s text:c="5"/>0 <text:s text:c="3"/>600 AFS control <text:s text:c="2"/></text:p>
      <text:p text:style-name="P1">43941 <text:s text:c="11"/>14359 <text:s text:c="3"/>StartTimeAFSB <text:s/>s <text:s text:c="3"/>Unsigned <text:s text:c="3"/>2 <text:s text:c="2"/>0 <text:s text:c="5"/>0 <text:s text:c="3"/>600 AFS control <text:s text:c="2"/></text:p>
      <text:p text:style-name="P1">43942 <text:s text:c="11"/>10068 <text:s text:c="3"/>Ana CH4A <text:s text:c="11"/>List#42 <text:s text:c="4"/>1 <text:s text:c="2"/>- <text:s text:c="2"/>1136 <text:s text:c="2"/>1138 AFS control <text:s text:c="2"/></text:p>
      <text:p text:style-name="P1">43943 <text:s text:c="11"/>10790 <text:s text:c="3"/>MxPos40%CH4A <text:s text:c="2"/>% <text:s text:c="3"/>Unsigned <text:s text:c="3"/>2 <text:s text:c="2"/>2 <text:s text:c="5"/>0 <text:s/>10000 AFS control <text:s text:c="2"/></text:p>
      <text:p text:style-name="P1">43944 <text:s text:c="11"/>10791 <text:s text:c="3"/>MxPos60%CH4A <text:s text:c="2"/>% <text:s text:c="3"/>Unsigned <text:s text:c="3"/>2 <text:s text:c="2"/>2 <text:s text:c="5"/>0 <text:s/>10000 AFS control <text:s text:c="2"/></text:p>
      <text:p text:style-name="P1">43945 <text:s text:c="11"/>14360 <text:s text:c="3"/>MxPos40%CH4B <text:s text:c="2"/>% <text:s text:c="3"/>Unsigned <text:s text:c="3"/>2 <text:s text:c="2"/>2 <text:s text:c="5"/>0 <text:s/>10000 AFS control <text:s text:c="2"/></text:p>
      <text:p text:style-name="P1">43946 <text:s text:c="11"/>14361 <text:s text:c="3"/>MxPos60%CH4B <text:s text:c="2"/>% <text:s text:c="3"/>Unsigned <text:s text:c="3"/>2 <text:s text:c="2"/>2 <text:s text:c="5"/>0 <text:s/>10000 AFS control <text:s text:c="2"/></text:p>
      <text:p text:style-name="P1">43947 <text:s text:c="11"/>14362 <text:s text:c="3"/>Ana CH4B <text:s text:c="11"/>List#43 <text:s text:c="4"/>1 <text:s text:c="2"/>- <text:s text:c="2"/>1139 <text:s text:c="2"/>1141 AFS control <text:s text:c="2"/></text:p>
      <text:p text:style-name="P1">43948 <text:s text:c="11"/>10064 <text:s text:c="3"/>StartPositionB % <text:s text:c="3"/>Unsigned <text:s text:c="3"/>2 <text:s text:c="2"/>2 <text:s text:c="5"/>0 <text:s/>10000 AFS control <text:s text:c="2"/></text:p>
      <text:p text:style-name="P1">43949 <text:s text:c="11"/>10066 <text:s text:c="3"/>RunPositionB <text:s text:c="2"/>% <text:s text:c="3"/>Unsigned <text:s text:c="3"/>2 <text:s text:c="2"/>2 <text:s text:c="5"/>0 <text:s/>10000 AFS control <text:s text:c="2"/></text:p>
      <text:p text:style-name="P1">43950 <text:s text:c="11"/>11575 <text:s text:c="3"/>LoPwrPositionB % <text:s text:c="3"/>Unsigned <text:s text:c="3"/>2 <text:s text:c="2"/>2 <text:s text:c="5"/>0 <text:s/>10000 AFS control <text:s text:c="2"/></text:p>
      <text:p text:style-name="P1">43951 <text:s text:c="11"/>8456 <text:s text:c="4"/>LAM power 1B <text:s text:c="2"/>kW <text:s text:c="2"/>Integer <text:s text:c="4"/>2 <text:s text:c="2"/>1 <text:s text:c="5"/>0 <text:s/>8457* AFS control <text:s text:c="2"/></text:p>
      <text:p text:style-name="P1">43952 <text:s text:c="11"/>8457 <text:s text:c="4"/>LAM power 2B <text:s text:c="2"/>kW <text:s text:c="2"/>Integer <text:s text:c="4"/>2 <text:s text:c="2"/>1 <text:s/>8456* <text:s/>8458* AFS control <text:s text:c="2"/></text:p>
      <text:p text:style-name="P1">43953 <text:s text:c="11"/>8458 <text:s text:c="4"/>LAM power 3B <text:s text:c="2"/>kW <text:s text:c="2"/>Integer <text:s text:c="4"/>2 <text:s text:c="2"/>1 <text:s/>8457* <text:s/>8459* AFS control <text:s text:c="2"/></text:p>
      <text:p text:style-name="P1">43954 <text:s text:c="11"/>8459 <text:s text:c="4"/>LAM power 4B <text:s text:c="2"/>kW <text:s text:c="2"/>Integer <text:s text:c="4"/>2 <text:s text:c="2"/>1 <text:s/>8458* <text:s/>8460* AFS control <text:s text:c="2"/></text:p>
      <text:p text:style-name="P1">43955 <text:s text:c="11"/>8460 <text:s text:c="4"/>LAM power 5B <text:s text:c="2"/>kW <text:s text:c="2"/>Integer <text:s text:c="4"/>2 <text:s text:c="2"/>1 <text:s/>8459* <text:s/>32000 AFS control <text:s text:c="2"/></text:p>
      <text:p text:style-name="P1">43956 <text:s text:c="11"/>8468 <text:s text:c="4"/>LAM 1B <text:s text:c="8"/>mV <text:s text:c="2"/>Integer <text:s text:c="4"/>2 <text:s text:c="2"/>0 <text:s text:c="5"/>1 <text:s text:c="2"/>1200 AFS control <text:s text:c="2"/></text:p>
      <text:p text:style-name="P1">43957 <text:s text:c="11"/>8469 <text:s text:c="4"/>LAM 2B <text:s text:c="8"/>mV <text:s text:c="2"/>Integer <text:s text:c="4"/>2 <text:s text:c="2"/>0 <text:s text:c="5"/>1 <text:s text:c="2"/>1200 AFS control <text:s text:c="2"/></text:p>
      <text:p text:style-name="P1">43958 <text:s text:c="11"/>8470 <text:s text:c="4"/>LAM 3B <text:s text:c="8"/>mV <text:s text:c="2"/>Integer <text:s text:c="4"/>2 <text:s text:c="2"/>0 <text:s text:c="5"/>0 <text:s text:c="2"/>1200 AFS control <text:s text:c="2"/></text:p>
      <text:p text:style-name="P1">43959 <text:s text:c="11"/>8471 <text:s text:c="4"/>LAM 4B <text:s text:c="8"/>mV <text:s text:c="2"/>Integer <text:s text:c="4"/>2 <text:s text:c="2"/>0 <text:s text:c="5"/>0 <text:s text:c="2"/>1200 AFS control <text:s text:c="2"/></text:p>
      <text:p text:style-name="P1">43960 <text:s text:c="11"/>8472 <text:s text:c="4"/>LAM 5B <text:s text:c="8"/>mV <text:s text:c="2"/>Integer <text:s text:c="4"/>2 <text:s text:c="2"/>0 <text:s text:c="5"/>0 <text:s text:c="2"/>1200 AFS control <text:s text:c="2"/></text:p>
      <text:p text:style-name="P1">43961 <text:s text:c="11"/>8742 <text:s text:c="4"/>MixPos 1B <text:s text:c="5"/>% <text:s text:c="3"/>Integer <text:s text:c="4"/>2 <text:s text:c="2"/>2 <text:s text:c="5"/>0 <text:s/>10000 AFS control <text:s text:c="2"/></text:p>
      <text:p text:style-name="P1">43962 <text:s text:c="11"/>8743 <text:s text:c="4"/>MixPos 2B <text:s text:c="5"/>% <text:s text:c="3"/>Integer <text:s text:c="4"/>2 <text:s text:c="2"/>2 <text:s text:c="5"/>0 <text:s/>10000 AFS control <text:s text:c="2"/></text:p>
      <text:p text:style-name="P1">43963 <text:s text:c="11"/>8744 <text:s text:c="4"/>MixPos 3B <text:s text:c="5"/>% <text:s text:c="3"/>Integer <text:s text:c="4"/>2 <text:s text:c="2"/>2 <text:s text:c="5"/>0 <text:s/>10000 AFS control <text:s text:c="2"/></text:p>
      <text:p text:style-name="P1">43964 <text:s text:c="11"/>8745 <text:s text:c="4"/>MixPos 4B <text:s text:c="5"/>% <text:s text:c="3"/>Integer <text:s text:c="4"/>2 <text:s text:c="2"/>2 <text:s text:c="5"/>0 <text:s/>10000 AFS control <text:s text:c="2"/></text:p>
      <text:p text:style-name="P1">43965 <text:s text:c="11"/>8746 <text:s text:c="4"/>MixPos 5B <text:s text:c="5"/>% <text:s text:c="3"/>Integer <text:s text:c="4"/>2 <text:s text:c="2"/>2 <text:s text:c="5"/>0 <text:s/>10000 AFS control <text:s text:c="2"/></text:p>
      <text:p text:style-name="P1">43966 <text:s text:c="11"/>12894 <text:s text:c="3"/>Sync attempts <text:s text:c="6"/>Unsigned <text:s text:c="3"/>1 <text:s text:c="2"/>0 <text:s text:c="5"/>1 <text:s text:c="4"/>10 Sync/Load ctrl</text:p>
      <text:p text:style-name="P1"/>
      <text:p text:style-name="P1">* - limit is defined by the value of the communication object of specified number</text:p>
      <text:p text:style-name="P1"/>
      <text:p text:style-name="P1"/>
      <text:p text:style-name="P1">============================================================================================</text:p>
      <text:p text:style-name="P1">Register <text:s text:c="8"/>Protection#2 <text:s text:c="8"/>Protection#1</text:p>
      <text:p text:style-name="P1"><text:soft-page-break/>============================================================================================</text:p>
      <text:p text:style-name="P1">45751 <text:s text:c="11"/>Smoke Detect C <text:s text:c="6"/>Ext Start/Stop</text:p>
      <text:p text:style-name="P1">45752 <text:s text:c="11"/>Emergency Stop <text:s text:c="6"/>Status GCB <text:s text:c="3"/></text:p>
      <text:p text:style-name="P1">45753 <text:s text:c="11"/>GenOver-Curr <text:s text:c="8"/>Fuel Pres Low </text:p>
      <text:p text:style-name="P1">45754 <text:s text:c="11"/>Leakage <text:s text:c="13"/>Low Press Oil </text:p>
      <text:p text:style-name="P1">45755 <text:s text:c="11"/>LowLevel Oil <text:s text:c="8"/>RES-BB-BI10 <text:s text:c="2"/></text:p>
      <text:p text:style-name="P1">45756 <text:s text:c="11"/>RES-BB-BI11 <text:s text:c="9"/>RES-BB-BI12 <text:s text:c="2"/></text:p>
      <text:p text:style-name="P1">45757 <text:s text:c="11"/>RES-BB-BI13 <text:s text:c="9"/>RES-BB-BI14 <text:s text:c="2"/></text:p>
      <text:p text:style-name="P1">45758 <text:s text:c="11"/>RES-BB-BI15 <text:s text:c="9"/>Status MCB <text:s text:c="3"/></text:p>
      <text:p text:style-name="P1">45759 <text:s text:c="11"/>RES-PTM1BI1 <text:s text:c="9"/>RES-PTM1BI2 <text:s text:c="2"/></text:p>
      <text:p text:style-name="P1">45760 <text:s text:c="11"/>RES-PTM1BI3 <text:s text:c="9"/>RES-PTM1BI4 <text:s text:c="2"/></text:p>
      <text:p text:style-name="P1">45761 <text:s text:c="11"/>RES-PTM1BI5 <text:s text:c="9"/>RES-PTM1BI6 <text:s text:c="2"/></text:p>
      <text:p text:style-name="P1">45762 <text:s text:c="11"/>RES-PTM1BI7 <text:s text:c="9"/>RES-PTM1BI8 <text:s text:c="2"/></text:p>
      <text:p text:style-name="P1">45763 <text:s text:c="11"/>N/A <text:s text:c="17"/>N/A <text:s text:c="10"/></text:p>
      <text:p text:style-name="P1">45764 <text:s text:c="11"/>N/A <text:s text:c="17"/>N/A <text:s text:c="10"/></text:p>
      <text:p text:style-name="P1">45765 <text:s text:c="11"/>N/A <text:s text:c="17"/>N/A <text:s text:c="10"/></text:p>
      <text:p text:style-name="P1">45766 <text:s text:c="11"/>N/A <text:s text:c="17"/>N/A <text:s text:c="10"/></text:p>
      <text:p text:style-name="P1">45767 <text:s text:c="11"/>N/A <text:s text:c="17"/>N/A <text:s text:c="10"/></text:p>
      <text:p text:style-name="P1">45768 <text:s text:c="11"/>N/A <text:s text:c="17"/>N/A <text:s text:c="10"/></text:p>
      <text:p text:style-name="P1">45769 <text:s text:c="11"/>N/A <text:s text:c="17"/>N/A <text:s text:c="10"/></text:p>
      <text:p text:style-name="P1">45770 <text:s text:c="11"/>N/A <text:s text:c="17"/>N/A <text:s text:c="10"/></text:p>
      <text:p text:style-name="P1">45771 <text:s text:c="11"/>N/A <text:s text:c="17"/>N/A <text:s text:c="10"/></text:p>
      <text:p text:style-name="P1">45772 <text:s text:c="11"/>N/A <text:s text:c="17"/>N/A <text:s text:c="10"/></text:p>
      <text:p text:style-name="P1">45773 <text:s text:c="11"/>N/A <text:s text:c="17"/>N/A <text:s text:c="10"/></text:p>
      <text:p text:style-name="P1">45774 <text:s text:c="11"/>N/A <text:s text:c="17"/>N/A <text:s text:c="10"/></text:p>
      <text:p text:style-name="P1">45775 <text:s text:c="11"/>N/A <text:s text:c="17"/>N/A <text:s text:c="10"/></text:p>
      <text:p text:style-name="P1">45776 <text:s text:c="11"/>N/A <text:s text:c="17"/>N/A <text:s text:c="10"/></text:p>
      <text:p text:style-name="P1">45777 <text:s text:c="11"/>N/A <text:s text:c="17"/>N/A <text:s text:c="10"/></text:p>
      <text:p text:style-name="P1">45778 <text:s text:c="11"/>N/A <text:s text:c="17"/>N/A <text:s text:c="10"/></text:p>
      <text:p text:style-name="P1">45779 <text:s text:c="11"/>N/A <text:s text:c="17"/>N/A <text:s text:c="10"/></text:p>
      <text:p text:style-name="P1">45780 <text:s text:c="11"/>N/A <text:s text:c="17"/>N/A <text:s text:c="10"/></text:p>
      <text:p text:style-name="P1">45781 <text:s text:c="11"/>N/A <text:s text:c="17"/>N/A <text:s text:c="10"/></text:p>
      <text:p text:style-name="P1">45782 <text:s text:c="11"/>N/A <text:s text:c="17"/>N/A <text:s text:c="10"/></text:p>
      <text:p text:style-name="P1">45783 <text:s text:c="11"/>SuspendT <text:s text:c="12"/>VPIO-1 2 <text:s text:c="5"/></text:p>
      <text:p text:style-name="P1">45784 <text:s text:c="11"/>VPIO-1 3 <text:s text:c="12"/>VPIO-1 4 <text:s text:c="5"/></text:p>
      <text:p text:style-name="P1">45785 <text:s text:c="11"/>VPIO-1 5 <text:s text:c="12"/>VPIO-1 6 <text:s text:c="5"/></text:p>
      <text:p text:style-name="P1">45786 <text:s text:c="11"/>VPIO-1 7 <text:s text:c="12"/>VPIO-1 8 <text:s text:c="5"/></text:p>
      <text:p text:style-name="P1">45787 <text:s text:c="11"/>N/A <text:s text:c="17"/>N/A <text:s text:c="10"/></text:p>
      <text:p text:style-name="P1">45788 <text:s text:c="11"/>N/A <text:s text:c="17"/>N/A <text:s text:c="10"/></text:p>
      <text:p text:style-name="P1">45789 <text:s text:c="11"/>N/A <text:s text:c="17"/>N/A <text:s text:c="10"/></text:p>
      <text:p text:style-name="P1">45790 <text:s text:c="11"/>N/A <text:s text:c="17"/>N/A <text:s text:c="10"/></text:p>
      <text:p text:style-name="P1">45791 <text:s text:c="11"/>N/A <text:s text:c="17"/>N/A <text:s text:c="10"/></text:p>
      <text:p text:style-name="P1">45792 <text:s text:c="11"/>N/A <text:s text:c="17"/>N/A <text:s text:c="10"/></text:p>
      <text:p text:style-name="P1">45793 <text:s text:c="11"/>N/A <text:s text:c="17"/>N/A <text:s text:c="10"/></text:p>
      <text:p text:style-name="P1">45794 <text:s text:c="11"/>N/A <text:s text:c="17"/>N/A <text:s text:c="10"/></text:p>
      <text:p text:style-name="P1">45795 <text:s text:c="11"/>N/A <text:s text:c="17"/>N/A <text:s text:c="10"/></text:p>
      <text:p text:style-name="P1">45796 <text:s text:c="11"/>N/A <text:s text:c="17"/>N/A <text:s text:c="10"/></text:p>
      <text:p text:style-name="P1">45797 <text:s text:c="11"/>N/A <text:s text:c="17"/>N/A <text:s text:c="10"/></text:p>
      <text:p text:style-name="P1">45798 <text:s text:c="11"/>N/A <text:s text:c="17"/>N/A <text:s text:c="10"/></text:p>
      <text:p text:style-name="P1">45799 <text:s text:c="11"/>N/A <text:s text:c="17"/>N/A <text:s text:c="10"/></text:p>
      <text:p text:style-name="P1">45800 <text:s text:c="11"/>N/A <text:s text:c="17"/>N/A <text:s text:c="10"/></text:p>
      <text:p text:style-name="P1">45801 <text:s text:c="11"/>N/A <text:s text:c="17"/>N/A <text:s text:c="10"/></text:p>
      <text:p text:style-name="P1">45802 <text:s text:c="11"/>N/A <text:s text:c="17"/>N/A <text:s text:c="10"/></text:p>
      <text:p text:style-name="P1">45803 <text:s text:c="11"/>N/A <text:s text:c="17"/>N/A <text:s text:c="10"/></text:p>
      <text:p text:style-name="P1">45804 <text:s text:c="11"/>N/A <text:s text:c="17"/>N/A <text:s text:c="10"/></text:p>
      <text:p text:style-name="P1">45805 <text:s text:c="11"/>N/A <text:s text:c="17"/>N/A <text:s text:c="10"/></text:p>
      <text:p text:style-name="P1">45806 <text:s text:c="11"/>N/A <text:s text:c="17"/>N/A <text:s text:c="10"/></text:p>
      <text:p text:style-name="P1">45807 <text:s text:c="11"/>N/A <text:s text:c="17"/>N/A <text:s text:c="10"/></text:p>
      <text:p text:style-name="P1">45808 <text:s text:c="11"/>N/A <text:s text:c="17"/>N/A <text:s text:c="10"/></text:p>
      <text:p text:style-name="P1">45809 <text:s text:c="11"/>N/A <text:s text:c="17"/>N/A <text:s text:c="10"/></text:p>
      <text:p text:style-name="P1">45810 <text:s text:c="11"/>N/A <text:s text:c="17"/>N/A <text:s text:c="10"/></text:p>
      <text:p text:style-name="P1">45811 <text:s text:c="11"/>N/A <text:s text:c="17"/>N/A <text:s text:c="10"/></text:p>
      <text:p text:style-name="P1">45812 <text:s text:c="11"/>N/A <text:s text:c="17"/>N/A <text:s text:c="10"/></text:p>
      <text:p text:style-name="P1">45813 <text:s text:c="11"/>N/A <text:s text:c="17"/>N/A <text:s text:c="10"/></text:p>
      <text:p text:style-name="P1">45814 <text:s text:c="11"/>N/A <text:s text:c="17"/>N/A <text:s text:c="10"/></text:p>
      <text:p text:style-name="P1">45815 <text:s text:c="11"/>N/A <text:s text:c="17"/>N/A <text:s text:c="10"/></text:p>
      <text:p text:style-name="P1">45816 <text:s text:c="11"/>N/A <text:s text:c="17"/>N/A <text:s text:c="10"/></text:p>
      <text:p text:style-name="P1">45817 <text:s text:c="11"/>N/A <text:s text:c="17"/>N/A <text:s text:c="10"/></text:p>
      <text:p text:style-name="P1">45818 <text:s text:c="11"/>N/A <text:s text:c="17"/>N/A <text:s text:c="10"/></text:p>
      <text:p text:style-name="P1">45819 <text:s text:c="11"/>N/A <text:s text:c="17"/>N/A <text:s text:c="10"/></text:p>
      <text:p text:style-name="P1">45820 <text:s text:c="11"/>N/A <text:s text:c="17"/>N/A <text:s text:c="10"/></text:p>
      <text:p text:style-name="P1">45821 <text:s text:c="11"/>N/A <text:s text:c="17"/>N/A <text:s text:c="10"/></text:p>
      <text:p text:style-name="P1">45822 <text:s text:c="11"/>N/A <text:s text:c="17"/>N/A <text:s text:c="10"/></text:p>
      <text:p text:style-name="P1">45823 <text:s text:c="11"/>CKPS-0 <text:s text:c="14"/>CPMS-0 <text:s text:c="7"/></text:p>
      <text:p text:style-name="P1">45824 <text:s text:c="11"/>CanSetEnable-0 <text:s text:c="6"/>Firing-0 <text:s text:c="5"/></text:p>
      <text:p text:style-name="P1">45825 <text:s text:c="11"/>Selftest-0 <text:s text:c="10"/>ECU Comm OK-0 </text:p>
      <text:p text:style-name="P1">45826 <text:s text:c="11"/>AmberWrnLamp-0 <text:s text:c="6"/>RedStopLamp-0 </text:p>
      <text:p text:style-name="P1">45827 <text:s text:c="11"/>CKPS-1 <text:s text:c="14"/>CPMS-1 <text:s text:c="7"/></text:p>
      <text:p text:style-name="P1">45828 <text:s text:c="11"/>CanSetEnable-1 <text:s text:c="6"/>Firing-1 <text:s text:c="5"/></text:p>
      <text:p text:style-name="P1">45829 <text:s text:c="11"/>Selftest-1 <text:s text:c="10"/>ECU Comm OK-1 </text:p>
      <text:p text:style-name="P1"><text:soft-page-break/>45830 <text:s text:c="11"/>AmberWrnLamp-1 <text:s text:c="6"/>RedStopLamp-1 </text:p>
      <text:p text:style-name="P1">45831 <text:s text:c="11"/>N/A <text:s text:c="17"/>N/A <text:s text:c="10"/></text:p>
      <text:p text:style-name="P1">45832 <text:s text:c="11"/>N/A <text:s text:c="17"/>N/A <text:s text:c="10"/></text:p>
      <text:p text:style-name="P1">45833 <text:s text:c="11"/>N/A <text:s text:c="17"/>N/A <text:s text:c="10"/></text:p>
      <text:p text:style-name="P1">45834 <text:s text:c="11"/>N/A <text:s text:c="17"/>N/A <text:s text:c="10"/></text:p>
      <text:p text:style-name="P1">45835 <text:s text:c="11"/>N/A <text:s text:c="17"/>N/A <text:s text:c="10"/></text:p>
      <text:p text:style-name="P1">45836 <text:s text:c="11"/>N/A <text:s text:c="17"/>N/A <text:s text:c="10"/></text:p>
      <text:p text:style-name="P1">45837 <text:s text:c="11"/>N/A <text:s text:c="17"/>N/A <text:s text:c="10"/></text:p>
      <text:p text:style-name="P1">45838 <text:s text:c="11"/>N/A <text:s text:c="17"/>N/A <text:s text:c="10"/></text:p>
      <text:p text:style-name="P1">45839 <text:s text:c="11"/>N/A <text:s text:c="17"/>N/A <text:s text:c="10"/></text:p>
      <text:p text:style-name="P1">45840 <text:s text:c="11"/>N/A <text:s text:c="17"/>N/A <text:s text:c="10"/></text:p>
      <text:p text:style-name="P1">45841 <text:s text:c="11"/>N/A <text:s text:c="17"/>N/A <text:s text:c="10"/></text:p>
      <text:p text:style-name="P1">45842 <text:s text:c="11"/>N/A <text:s text:c="17"/>N/A <text:s text:c="10"/></text:p>
      <text:p text:style-name="P1">45843 <text:s text:c="11"/>N/A <text:s text:c="17"/>N/A <text:s text:c="10"/></text:p>
      <text:p text:style-name="P1">45844 <text:s text:c="11"/>N/A <text:s text:c="17"/>N/A <text:s text:c="10"/></text:p>
      <text:p text:style-name="P1">45845 <text:s text:c="11"/>N/A <text:s text:c="17"/>N/A <text:s text:c="10"/></text:p>
      <text:p text:style-name="P1">45846 <text:s text:c="11"/>N/A <text:s text:c="17"/>N/A <text:s text:c="10"/></text:p>
      <text:p text:style-name="P1">45847 <text:s text:c="11"/>WaterLevel <text:s text:c="10"/>Command <text:s text:c="6"/></text:p>
      <text:p text:style-name="P1">45848 <text:s text:c="11"/>CalibrActive <text:s text:c="8"/>CalibrSuccess </text:p>
      <text:p text:style-name="P1">45849 <text:s text:c="11"/>ErrCalTimeOut <text:s text:c="7"/>ErrBothSens <text:s text:c="2"/></text:p>
      <text:p text:style-name="P1">45850 <text:s text:c="11"/>ErrOverCurr <text:s text:c="9"/>EndPosLost <text:s text:c="3"/></text:p>
      <text:p text:style-name="P1">45851 <text:s text:c="11"/>Reserved <text:s text:c="12"/>ErrCalibrFail </text:p>
      <text:p text:style-name="P1">45852 <text:s text:c="11"/>WrongParams <text:s text:c="9"/>Reserved <text:s text:c="5"/></text:p>
      <text:p text:style-name="P1">45853 <text:s text:c="11"/>CommonErr <text:s text:c="11"/>Increasing <text:s text:c="3"/></text:p>
      <text:p text:style-name="P1">45854 <text:s text:c="11"/>Decreasing <text:s text:c="10"/>Reserved <text:s text:c="5"/></text:p>
      <text:p text:style-name="P1">45855 <text:s text:c="11"/>MixRichClapPos <text:s text:c="6"/>T Canopy <text:s text:c="5"/></text:p>
      <text:p text:style-name="P1">45856 <text:s text:c="11"/>Oil Temperat <text:s text:c="8"/>Press Oil <text:s text:c="4"/></text:p>
      <text:p text:style-name="P1">45857 <text:s text:c="11"/>T P.C. In <text:s text:c="11"/>T P.C. Out <text:s text:c="3"/></text:p>
      <text:p text:style-name="P1">45858 <text:s text:c="11"/>T S.C. Gen <text:s text:c="10"/>T S.C. In <text:s text:c="4"/></text:p>
      <text:p text:style-name="P1">45859 <text:s text:c="11"/>N/A <text:s text:c="17"/>N/A <text:s text:c="10"/></text:p>
      <text:p text:style-name="P1">45860 <text:s text:c="11"/>N/A <text:s text:c="17"/>N/A <text:s text:c="10"/></text:p>
      <text:p text:style-name="P1">45861 <text:s text:c="11"/>N/A <text:s text:c="17"/>N/A <text:s text:c="10"/></text:p>
      <text:p text:style-name="P1">45862 <text:s text:c="11"/>N/A <text:s text:c="17"/>N/A <text:s text:c="10"/></text:p>
      <text:p text:style-name="P1">45863 <text:s text:c="11"/>N/A <text:s text:c="17"/>N/A <text:s text:c="10"/></text:p>
      <text:p text:style-name="P1">45864 <text:s text:c="11"/>N/A <text:s text:c="17"/>N/A <text:s text:c="10"/></text:p>
      <text:p text:style-name="P1">45865 <text:s text:c="11"/>N/A <text:s text:c="17"/>N/A <text:s text:c="10"/></text:p>
      <text:p text:style-name="P1">45866 <text:s text:c="11"/>N/A <text:s text:c="17"/>N/A <text:s text:c="10"/></text:p>
      <text:p text:style-name="P1">45867 <text:s text:c="11"/>N/A <text:s text:c="17"/>N/A <text:s text:c="10"/></text:p>
      <text:p text:style-name="P1">45868 <text:s text:c="11"/>N/A <text:s text:c="17"/>N/A <text:s text:c="10"/></text:p>
      <text:p text:style-name="P1">45869 <text:s text:c="11"/>N/A <text:s text:c="17"/>N/A <text:s text:c="10"/></text:p>
      <text:p text:style-name="P1">45870 <text:s text:c="11"/>N/A <text:s text:c="17"/>N/A <text:s text:c="10"/></text:p>
      <text:p text:style-name="P1">45871 <text:s text:c="11"/>N/A <text:s text:c="17"/>N/A <text:s text:c="10"/></text:p>
      <text:p text:style-name="P1">45872 <text:s text:c="11"/>N/A <text:s text:c="17"/>N/A <text:s text:c="10"/></text:p>
      <text:p text:style-name="P1">45873 <text:s text:c="11"/>N/A <text:s text:c="17"/>N/A <text:s text:c="10"/></text:p>
      <text:p text:style-name="P1">45874 <text:s text:c="11"/>N/A <text:s text:c="17"/>N/A <text:s text:c="10"/></text:p>
      <text:p text:style-name="P1">45875 <text:s text:c="11"/>N/A <text:s text:c="17"/>N/A <text:s text:c="10"/></text:p>
      <text:p text:style-name="P1">45876 <text:s text:c="11"/>N/A <text:s text:c="17"/>N/A <text:s text:c="10"/></text:p>
      <text:p text:style-name="P1">45877 <text:s text:c="11"/>Engine Speed-0 <text:s text:c="6"/>GlobalTiming-0</text:p>
      <text:p text:style-name="P1">45878 <text:s text:c="11"/>Timing1-0 <text:s text:c="11"/>Timing2-0 <text:s text:c="4"/></text:p>
      <text:p text:style-name="P1">45879 <text:s text:c="11"/>Timing3-0 <text:s text:c="11"/>Timing4-0 <text:s text:c="4"/></text:p>
      <text:p text:style-name="P1">45880 <text:s text:c="11"/>Dwell time 1-0 <text:s text:c="6"/>Dwell time 2-0</text:p>
      <text:p text:style-name="P1">45881 <text:s text:c="11"/>Dwell time 3-0 <text:s text:c="6"/>Dwell time 4-0</text:p>
      <text:p text:style-name="P1">45882 <text:s text:c="11"/>Dwell optim1-0 <text:s text:c="6"/>Dwell optim2-0</text:p>
      <text:p text:style-name="P1">45883 <text:s text:c="11"/>Dwell optim3-0 <text:s text:c="6"/>Dwell optim4-0</text:p>
      <text:p text:style-name="P1">45884 <text:s text:c="11"/>Battery Volt-0 <text:s text:c="6"/>Engine Speed-1</text:p>
      <text:p text:style-name="P1">45885 <text:s text:c="11"/>N/A <text:s text:c="17"/>N/A <text:s text:c="10"/></text:p>
      <text:p text:style-name="P1">45886 <text:s text:c="11"/>N/A <text:s text:c="17"/>N/A <text:s text:c="10"/></text:p>
      <text:p text:style-name="P1">45887 <text:s text:c="11"/>N/A <text:s text:c="17"/>N/A <text:s text:c="10"/></text:p>
      <text:p text:style-name="P1">45888 <text:s text:c="11"/>N/A <text:s text:c="17"/>N/A <text:s text:c="10"/></text:p>
      <text:p text:style-name="P1">45889 <text:s text:c="11"/>N/A <text:s text:c="17"/>N/A <text:s text:c="10"/></text:p>
      <text:p text:style-name="P1">45890 <text:s text:c="11"/>N/A <text:s text:c="17"/>N/A <text:s text:c="10"/></text:p>
      <text:p text:style-name="P1">45891 <text:s text:c="11"/>N/A <text:s text:c="17"/>N/A <text:s text:c="10"/></text:p>
      <text:p text:style-name="P1">45892 <text:s text:c="11"/>N/A <text:s text:c="17"/>N/A <text:s text:c="10"/></text:p>
      <text:p text:style-name="P1">45893 <text:s text:c="11"/>N/A <text:s text:c="17"/>N/A <text:s text:c="10"/></text:p>
      <text:p text:style-name="P1">45894 <text:s text:c="11"/>T S.C. Out <text:s text:c="10"/>Reserve <text:s text:c="6"/></text:p>
      <text:p text:style-name="P1">45895 <text:s text:c="11"/>T.Cat <text:s text:c="15"/>Reserve <text:s text:c="6"/></text:p>
      <text:p text:style-name="P1">45896 <text:s text:c="11"/>Lambda S <text:s text:c="12"/>Lambda L <text:s text:c="5"/></text:p>
      <text:p text:style-name="P1">45897 <text:s text:c="11"/>BuildConsumpt <text:s text:c="7"/>StepperPos <text:s text:c="3"/></text:p>
      <text:p text:style-name="P1">45898 <text:s text:c="11"/>IGS-PTM(1) BIN <text:s text:c="6"/>BIN 2 <text:s text:c="8"/></text:p>
      <text:p text:style-name="P1">45899 <text:s text:c="11"/>BIN 3 <text:s text:c="15"/>BIN 4 <text:s text:c="8"/></text:p>
      <text:p text:style-name="P1">45900 <text:s text:c="11"/>BIN 5 <text:s text:c="15"/>BIN 6 <text:s text:c="8"/></text:p>
      <text:p text:style-name="P1">45901 <text:s text:c="11"/>IGS-PTM(1) AIN <text:s text:c="6"/>ANA 2 <text:s text:c="8"/></text:p>
      <text:p text:style-name="P1">45902 <text:s text:c="11"/>ANA 3 <text:s text:c="15"/>ANA 4 <text:s text:c="8"/></text:p>
      <text:p text:style-name="P1">45903 <text:s text:c="11"/>IGS-PTM(1)BOUT <text:s text:c="6"/>BOUT 2 <text:s text:c="7"/></text:p>
      <text:p text:style-name="P1">45904 <text:s text:c="11"/>BOUT 3 <text:s text:c="14"/>BOUT 4 <text:s text:c="7"/></text:p>
      <text:p text:style-name="P1">45905 <text:s text:c="11"/>BOUT 5 <text:s text:c="14"/>BOUT 6 <text:s text:c="7"/></text:p>
      <text:p text:style-name="P1">45906 <text:s text:c="11"/>IGS-PTM(1)AOUT <text:s text:c="6"/>AOUT 2 <text:s text:c="7"/></text:p>
      <text:p text:style-name="P1">45907 <text:s text:c="11"/>AOUT 3 <text:s text:c="14"/>AOUT 4 <text:s text:c="7"/></text:p>
      <text:p text:style-name="P1">45908 <text:s text:c="11"/>ECU <text:s text:c="17"/>SHBIN 1 <text:s text:c="6"/></text:p>
      <text:p text:style-name="P1">45909 <text:s text:c="11"/>SHBIN 2 <text:s text:c="13"/>SHBIN 3 <text:s text:c="6"/></text:p>
      <text:p text:style-name="P1"><text:soft-page-break/>45910 <text:s text:c="11"/>SHBIN 4 <text:s text:c="13"/>SHBIN 5 <text:s text:c="6"/></text:p>
      <text:p text:style-name="P1">45911 <text:s text:c="11"/>SHBIN 6 <text:s text:c="13"/>SHAIN 1 <text:s text:c="6"/></text:p>
      <text:p text:style-name="P1">45912 <text:s text:c="11"/>SHAIN 2 <text:s text:c="13"/>SHBinCfgErr <text:s text:c="2"/></text:p>
      <text:p text:style-name="P1">45913 <text:s text:c="11"/>SHAinCfgErr <text:s text:c="9"/>ECON4 <text:s text:c="8"/></text:p>
      <text:p text:style-name="P1">45914 <text:s text:c="11"/>IO TEDOM <text:s text:c="12"/>PumpsManActive</text:p>
      <text:p text:style-name="P1">45915 <text:s text:c="11"/>ClapManActive <text:s text:c="7"/>MF Ret Bypass </text:p>
      <text:p text:style-name="P1">45916 <text:s text:c="11"/>Failure net <text:s text:c="9"/>ActCall Fail <text:s/></text:p>
      <text:p text:style-name="P1">45917 <text:s text:c="11"/>ECUDiagBlocked <text:s text:c="6"/>Wrong config <text:s/></text:p>
      <text:p text:style-name="P1">45918 <text:s text:c="11"/>RTCbatteryFlat <text:s text:c="6"/>System error <text:s/></text:p>
      <text:p text:style-name="P1">45919 <text:s text:c="11"/>UnauthorizCopy <text:s text:c="6"/>Batt volt <text:s text:c="4"/></text:p>
      <text:p text:style-name="P1">45920 <text:s text:c="11"/>Gen V unbal <text:s text:c="9"/>Gen I unbal <text:s text:c="2"/></text:p>
      <text:p text:style-name="P1">45921 <text:s text:c="11"/>RedPWR A+H <text:s text:c="10"/>Gen I unbal <text:s text:c="2"/></text:p>
      <text:p text:style-name="P1">45922 <text:s text:c="11"/>Al/Hist.msg 6 <text:s text:c="7"/>Al/Hist.msg 7 </text:p>
      <text:p text:style-name="P1">45923 <text:s text:c="11"/>Al/Hist.msg 8 <text:s text:c="7"/>Al/Hist.msg 9 </text:p>
      <text:p text:style-name="P1">45924 <text:s text:c="11"/>Al/Hist.msg 10 <text:s text:c="6"/>Al/Hist.msg 11</text:p>
      <text:p text:style-name="P1">45925 <text:s text:c="11"/>Al/Hist.msg 12 <text:s text:c="6"/>Al/Hist.msg 13</text:p>
      <text:p text:style-name="P1">45926 <text:s text:c="11"/>Al/Hist.msg 14 <text:s text:c="6"/>Al/Hist.msg 15</text:p>
      <text:p text:style-name="P1">45927 <text:s text:c="11"/>Al/Hist.msg 16 <text:s text:c="6"/>Dongle incomp </text:p>
      <text:p text:style-name="P1">45928 <text:s text:c="11"/>Emergency stop <text:s text:c="6"/>RPM <text:s text:c="10"/></text:p>
      <text:p text:style-name="P1">45929 <text:s text:c="11"/>CAN2 bus empty <text:s text:c="6"/>Stop fail <text:s text:c="4"/></text:p>
      <text:p text:style-name="P1">45930 <text:s text:c="11"/>Overspeed <text:s text:c="11"/>Underspeed <text:s text:c="3"/></text:p>
      <text:p text:style-name="P1">45931 <text:s text:c="11"/>Pickup fail <text:s text:c="9"/>Sd ExtBattFlat</text:p>
      <text:p text:style-name="P1">45932 <text:s text:c="11"/>WrnServiceT1+2 <text:s text:c="6"/>WrnServiceT3 <text:s/></text:p>
      <text:p text:style-name="P1">45933 <text:s text:c="11"/>Sd ServiceTime <text:s text:c="6"/>Not lubricated</text:p>
      <text:p text:style-name="P1">45934 <text:s text:c="11"/>Start fail <text:s text:c="10"/>Start blocking</text:p>
      <text:p text:style-name="P1">45935 <text:s text:c="11"/>Wrn CylTemp1 <text:s text:c="8"/>Wrn CylTemp2 <text:s/></text:p>
      <text:p text:style-name="P1">45936 <text:s text:c="11"/>Wrn CylTemp3 <text:s text:c="8"/>Wrn CylTemp4 <text:s/></text:p>
      <text:p text:style-name="P1">45937 <text:s text:c="11"/>Wrn CylTemp5 <text:s text:c="8"/>Wrn CylTemp6 <text:s/></text:p>
      <text:p text:style-name="P1">45938 <text:s text:c="11"/>Wrn CylTemp7 <text:s text:c="8"/>Wrn CylTemp8 <text:s/></text:p>
      <text:p text:style-name="P1">45939 <text:s text:c="11"/>Wrn MCB fail <text:s text:c="8"/>Stp GCB fail <text:s/></text:p>
      <text:p text:style-name="P1">45940 <text:s text:c="11"/>Sd Oil press B <text:s text:c="6"/>Wrn RSync fail</text:p>
      <text:p text:style-name="P1">45941 <text:s text:c="11"/>Stp Sync fail <text:s text:c="7"/>BOC L1 under <text:s/></text:p>
      <text:p text:style-name="P1">45942 <text:s text:c="11"/>BOC L2 under <text:s text:c="8"/>BOC L3 under <text:s/></text:p>
      <text:p text:style-name="P1">45943 <text:s text:c="11"/>BOC L1 over <text:s text:c="9"/>BOC L2 over <text:s text:c="2"/></text:p>
      <text:p text:style-name="P1">45944 <text:s text:c="11"/>BOC L3 over <text:s text:c="9"/>Sd L1 over <text:s text:c="3"/></text:p>
      <text:p text:style-name="P1">45945 <text:s text:c="11"/>Sd L2 over <text:s text:c="10"/>Sd L3 over <text:s text:c="3"/></text:p>
      <text:p text:style-name="P1">45946 <text:s text:c="11"/>BOC L12 under <text:s text:c="7"/>BOC L23 under </text:p>
      <text:p text:style-name="P1">45947 <text:s text:c="11"/>BOC L31 under <text:s text:c="7"/>BOC L12 over <text:s/></text:p>
      <text:p text:style-name="P1">45948 <text:s text:c="11"/>BOC L23 over <text:s text:c="8"/>BOC L31 over <text:s/></text:p>
      <text:p text:style-name="P1">45949 <text:s text:c="11"/>Sd L12 over <text:s text:c="9"/>Sd L23 over <text:s text:c="2"/></text:p>
      <text:p text:style-name="P1">45950 <text:s text:c="11"/>Sd L31 over <text:s text:c="9"/>Gen V L1-N <text:s text:c="3"/></text:p>
      <text:p text:style-name="P1">45951 <text:s text:c="11"/>Gen V L2-N <text:s text:c="10"/>Gen V L3-N <text:s text:c="3"/></text:p>
      <text:p text:style-name="P1">45952 <text:s text:c="11"/>Gen V L1-L2 <text:s text:c="9"/>Gen V L2-L3 <text:s text:c="2"/></text:p>
      <text:p text:style-name="P1">45953 <text:s text:c="11"/>Gen V L3-L1 <text:s text:c="9"/>Gen freq <text:s text:c="5"/></text:p>
      <text:p text:style-name="P1">45954 <text:s text:c="11"/>BOC fgen under <text:s text:c="6"/>BOC fgen over </text:p>
      <text:p text:style-name="P1">45955 <text:s text:c="11"/>BOC ReversePwr <text:s text:c="6"/>MP L1 under 1 </text:p>
      <text:p text:style-name="P1">45956 <text:s text:c="11"/>MP L2 under 1 <text:s text:c="7"/>MP L3 under 1 </text:p>
      <text:p text:style-name="P1">45957 <text:s text:c="11"/>MP L1 over 1 <text:s text:c="8"/>MP L2 over 1 <text:s/></text:p>
      <text:p text:style-name="P1">45958 <text:s text:c="11"/>MP L3 over 1 <text:s text:c="8"/>MP L1 under 2 </text:p>
      <text:p text:style-name="P1">45959 <text:s text:c="11"/>MP L2 under 2 <text:s text:c="7"/>MP L3 under 2 </text:p>
      <text:p text:style-name="P1">45960 <text:s text:c="11"/>MP L1 over 2 <text:s text:c="8"/>MP L2 over 2 <text:s/></text:p>
      <text:p text:style-name="P1">45961 <text:s text:c="11"/>MP L3 over 2 <text:s text:c="8"/>MP L12 under 1</text:p>
      <text:p text:style-name="P1">45962 <text:s text:c="11"/>MP L23 under 1 <text:s text:c="6"/>MP L31 under 1</text:p>
      <text:p text:style-name="P1">45963 <text:s text:c="11"/>MP L12 over 1 <text:s text:c="7"/>MP L23 over 1 </text:p>
      <text:p text:style-name="P1">45964 <text:s text:c="11"/>MP L31 over 1 <text:s text:c="7"/>MP L12 under 2</text:p>
      <text:p text:style-name="P1">45965 <text:s text:c="11"/>MP L23 under 2 <text:s text:c="6"/>MP L31 under 2</text:p>
      <text:p text:style-name="P1">45966 <text:s text:c="11"/>MP L12 over 2 <text:s text:c="7"/>MP L23 over 2 </text:p>
      <text:p text:style-name="P1">45967 <text:s text:c="11"/>MP L31 over 2 <text:s text:c="7"/>MP fmns under1</text:p>
      <text:p text:style-name="P1">45968 <text:s text:c="11"/>MP fmns over1 <text:s text:c="7"/>MP fmns under2</text:p>
      <text:p text:style-name="P1">45969 <text:s text:c="11"/>MP fmns over2 <text:s text:c="7"/>Mains V L1-N <text:s/></text:p>
      <text:p text:style-name="P1">45970 <text:s text:c="11"/>Mains V L2-N <text:s text:c="8"/>Mains V L3-N <text:s/></text:p>
      <text:p text:style-name="P1">45971 <text:s text:c="11"/>Mains V L1-L2 <text:s text:c="7"/>Mains V L2-L3 </text:p>
      <text:p text:style-name="P1">45972 <text:s text:c="11"/>Mains V L3-L1 <text:s text:c="7"/>Mains freq <text:s text:c="3"/></text:p>
      <text:p text:style-name="P1">45973 <text:s text:c="11"/>Mains V unbal <text:s text:c="7"/>Bus meas error</text:p>
      <text:p text:style-name="P1">45974 <text:s text:c="11"/>OfL StartBlck <text:s text:c="7"/>BOC IDMT <text:s text:c="5"/></text:p>
      <text:p text:style-name="P1">45975 <text:s text:c="11"/>BOC ShortCurr <text:s text:c="7"/>BOC Overload <text:s/></text:p>
      <text:p text:style-name="P1">45976 <text:s text:c="11"/>BOC NCB fail <text:s text:c="8"/>Wrn BadPwrCfg </text:p>
      <text:p text:style-name="P1">45977 <text:s text:c="11"/>Wrn Addr error <text:s text:c="6"/>Manual Restore</text:p>
      <text:p text:style-name="P1">45978 <text:s text:c="11"/>WrnTstOnLdFail <text:s text:c="6"/>Wrn SpdRegLim </text:p>
      <text:p text:style-name="P1">45979 <text:s text:c="11"/>Wrn VoltRegLim <text:s text:c="6"/>G L neg <text:s text:c="6"/></text:p>
      <text:p text:style-name="P1">45980 <text:s text:c="11"/>G ph+L neg <text:s text:c="10"/>G ph opposed <text:s/></text:p>
      <text:p text:style-name="P1">45981 <text:s text:c="11"/>M L neg <text:s text:c="13"/>M ph+L neg <text:s text:c="3"/></text:p>
      <text:p text:style-name="P1">45982 <text:s text:c="11"/>M ph opposed <text:s text:c="8"/>PassInsertBlck</text:p>
      <text:p text:style-name="P1">45983 <text:s text:c="11"/>Sd GasVTest <text:s text:c="9"/>UsDngl Expired</text:p>
      <text:p text:style-name="P1">45984 <text:s text:c="11"/>UsDngl NoAcces <text:s text:c="6"/>UsDngl Incompa</text:p>
      <text:p text:style-name="P1">45985 <text:s text:c="11"/>Cleaning <text:s text:c="12"/>BOC ExctLoss <text:s/></text:p>
      <text:p text:style-name="P1">45986 <text:s text:c="11"/>BOC Ieth IDMT <text:s text:c="7"/>Incom. periph.</text:p>
      <text:p text:style-name="P1">45987 <text:s text:c="11"/>BO 1 <text:s text:c="16"/>BO 2 <text:s text:c="9"/></text:p>
      <text:p text:style-name="P1">45988 <text:s text:c="11"/>BO 3 <text:s text:c="16"/>BO 4 <text:s text:c="9"/></text:p>
      <text:p text:style-name="P1">45989 <text:s text:c="11"/>BO 5 <text:s text:c="16"/>BO 6 <text:s text:c="9"/></text:p>
      <text:p text:style-name="P1"><text:soft-page-break/>45990 <text:s text:c="11"/>BO 7 <text:s text:c="16"/>BO 8 <text:s text:c="9"/></text:p>
      <text:p text:style-name="P1">45991 <text:s text:c="11"/>BO 9 <text:s text:c="16"/>BO 10 <text:s text:c="8"/></text:p>
      <text:p text:style-name="P1">45992 <text:s text:c="11"/>BO 11 <text:s text:c="15"/>BO 12 <text:s text:c="8"/></text:p>
      <text:p text:style-name="P1">45993 <text:s text:c="11"/>DISTBIN 01 <text:s text:c="10"/>DISTBIN 02 <text:s text:c="3"/></text:p>
      <text:p text:style-name="P1">45994 <text:s text:c="11"/>DISTBIN 03 <text:s text:c="10"/>DISTBIN 04 <text:s text:c="3"/></text:p>
      <text:p text:style-name="P1">45995 <text:s text:c="11"/>DISTBIN 05 <text:s text:c="10"/>DISTBIN 06 <text:s text:c="3"/></text:p>
      <text:p text:style-name="P1">45996 <text:s text:c="11"/>DISTBIN 07 <text:s text:c="10"/>DISTBIN 08 <text:s text:c="3"/></text:p>
      <text:p text:style-name="P1">45997 <text:s text:c="11"/>DISTBIN 09 <text:s text:c="10"/>DISTBIN 10 <text:s text:c="3"/></text:p>
      <text:p text:style-name="P1">45998 <text:s text:c="11"/>DISTBIN 11 <text:s text:c="10"/>DISTBIN 12 <text:s text:c="3"/></text:p>
      <text:p text:style-name="P1">45999 <text:s text:c="11"/>DISTBIN 13 <text:s text:c="10"/>DISTBIN 14 <text:s text:c="3"/></text:p>
      <text:p text:style-name="P1">46000 <text:s text:c="11"/>DISTBIN 15 <text:s text:c="10"/>DISTBIN 16 <text:s text:c="3"/></text:p>
      <text:p text:style-name="P1">46201 <text:s text:c="11"/>DISTBIN 17 <text:s text:c="10"/>DISTBIN 18 <text:s text:c="3"/></text:p>
      <text:p text:style-name="P1">46202 <text:s text:c="11"/>DISTBIN 19 <text:s text:c="10"/>DISTBIN 20 <text:s text:c="3"/></text:p>
      <text:p text:style-name="P1">46203 <text:s text:c="11"/>DISTBIN 21 <text:s text:c="10"/>DISTBIN 22 <text:s text:c="3"/></text:p>
      <text:p text:style-name="P1">46204 <text:s text:c="11"/>DISTBIN 23 <text:s text:c="10"/>DISTBIN 24 <text:s text:c="3"/></text:p>
      <text:p text:style-name="P1">46205 <text:s text:c="11"/>DISTBIN 25 <text:s text:c="10"/>DISTBIN 26 <text:s text:c="3"/></text:p>
      <text:p text:style-name="P1">46206 <text:s text:c="11"/>DISTBIN 27 <text:s text:c="10"/>DISTBIN 28 <text:s text:c="3"/></text:p>
      <text:p text:style-name="P1">46207 <text:s text:c="11"/>DISTBIN 29 <text:s text:c="10"/>DISTBIN 30 <text:s text:c="3"/></text:p>
      <text:p text:style-name="P1">46208 <text:s text:c="11"/>DISTBIN 31 <text:s text:c="10"/>DISTBIN 32 <text:s text:c="3"/></text:p>
      <text:p text:style-name="P1">46209 <text:s text:c="11"/>GenPwrCtrlFail <text:s text:c="6"/>Mains fail <text:s text:c="3"/></text:p>
      <text:p text:style-name="P1">46210 <text:s text:c="11"/>OilFillPumpErr <text:s text:c="6"/>N/A <text:s text:c="10"/></text:p>
      <text:p text:style-name="P1">46211 <text:s text:c="11"/>N/A <text:s text:c="17"/>N/A <text:s text:c="10"/></text:p>
      <text:p text:style-name="P1">46212 <text:s text:c="11"/>N/A <text:s text:c="17"/>N/A <text:s text:c="10"/></text:p>
      <text:p text:style-name="P1">46213 <text:s text:c="11"/>N/A <text:s text:c="17"/>N/A <text:s text:c="10"/></text:p>
      <text:p text:style-name="P1">46214 <text:s text:c="11"/>N/A <text:s text:c="17"/>N/A <text:s text:c="10"/></text:p>
      <text:p text:style-name="P1">46215 <text:s text:c="11"/>N/A <text:s text:c="17"/>N/A <text:s text:c="10"/></text:p>
      <text:p text:style-name="P1">46216 <text:s text:c="11"/>N/A <text:s text:c="17"/>N/A <text:s text:c="10"/></text:p>
      <text:p text:style-name="P1">46217 <text:s text:c="11"/>N/A <text:s text:c="17"/>N/A <text:s text:c="10"/></text:p>
      <text:p text:style-name="P1">46218 <text:s text:c="11"/>N/A <text:s text:c="17"/>N/A <text:s text:c="10"/></text:p>
      <text:p text:style-name="P1">46219 <text:s text:c="11"/>N/A <text:s text:c="17"/>N/A <text:s text:c="10"/></text:p>
      <text:p text:style-name="P1">46220 <text:s text:c="11"/>N/A <text:s text:c="17"/>N/A <text:s text:c="10"/></text:p>
      <text:p text:style-name="P1">46221 <text:s text:c="11"/>N/A <text:s text:c="17"/>N/A <text:s text:c="10"/></text:p>
      <text:p text:style-name="P1">46222 <text:s text:c="11"/>N/A <text:s text:c="17"/>N/A <text:s text:c="10"/></text:p>
      <text:p text:style-name="P1">46223 <text:s text:c="11"/>N/A <text:s text:c="17"/>N/A <text:s text:c="10"/></text:p>
      <text:p text:style-name="P1">46224 <text:s text:c="11"/>N/A <text:s text:c="17"/>N/A <text:s text:c="10"/></text:p>
      <text:p text:style-name="P1">46225 <text:s text:c="11"/>N/A <text:s text:c="17"/>N/A <text:s text:c="10"/></text:p>
      <text:p text:style-name="P1">46226 <text:s text:c="11"/>N/A <text:s text:c="17"/>N/A <text:s text:c="10"/></text:p>
      <text:p text:style-name="P1">46227 <text:s text:c="11"/>N/A <text:s text:c="17"/>N/A <text:s text:c="10"/></text:p>
      <text:p text:style-name="P1">46228 <text:s text:c="11"/>N/A <text:s text:c="17"/>N/A <text:s text:c="10"/></text:p>
      <text:p text:style-name="P1">46229 <text:s text:c="11"/>N/A <text:s text:c="17"/>N/A <text:s text:c="10"/></text:p>
      <text:p text:style-name="P1">46230 <text:s text:c="11"/>N/A <text:s text:c="17"/>N/A <text:s text:c="10"/></text:p>
      <text:p text:style-name="P1">46231 <text:s text:c="11"/>N/A <text:s text:c="17"/>N/A <text:s text:c="10"/></text:p>
      <text:p text:style-name="P1">46232 <text:s text:c="11"/>N/A <text:s text:c="17"/>N/A <text:s text:c="10"/></text:p>
      <text:p text:style-name="P1">46233 <text:s text:c="11"/>N/A <text:s text:c="17"/>N/A <text:s text:c="10"/></text:p>
      <text:p text:style-name="P1">46234 <text:s text:c="11"/>N/A <text:s text:c="17"/>N/A <text:s text:c="10"/></text:p>
      <text:p text:style-name="P1">46235 <text:s text:c="11"/>N/A <text:s text:c="17"/>N/A <text:s text:c="10"/></text:p>
      <text:p text:style-name="P1">46236 <text:s text:c="11"/>N/A <text:s text:c="17"/>N/A <text:s text:c="10"/></text:p>
      <text:p text:style-name="P1">46237 <text:s text:c="11"/>N/A <text:s text:c="17"/>N/A <text:s text:c="10"/></text:p>
      <text:p text:style-name="P1">46238 <text:s text:c="11"/>N/A <text:s text:c="17"/>N/A <text:s text:c="10"/></text:p>
      <text:p text:style-name="P1">46239 <text:s text:c="11"/>N/A <text:s text:c="17"/>N/A <text:s text:c="10"/></text:p>
      <text:p text:style-name="P1">46240 <text:s text:c="11"/>N/A <text:s text:c="17"/>N/A <text:s text:c="10"/></text:p>
      <text:p text:style-name="P1">46241 <text:s text:c="11"/>N/A <text:s text:c="17"/>N/A <text:s text:c="10"/></text:p>
      <text:p text:style-name="P1">46242 <text:s text:c="11"/>N/A <text:s text:c="17"/>N/A <text:s text:c="10"/></text:p>
      <text:p text:style-name="P1">46243 <text:s text:c="11"/>N/A <text:s text:c="17"/>N/A <text:s text:c="10"/></text:p>
      <text:p text:style-name="P1">46244 <text:s text:c="11"/>N/A <text:s text:c="17"/>N/A <text:s text:c="10"/></text:p>
      <text:p text:style-name="P1">46245 <text:s text:c="11"/>N/A <text:s text:c="17"/>N/A <text:s text:c="10"/></text:p>
      <text:p text:style-name="P1">46246 <text:s text:c="11"/>N/A <text:s text:c="17"/>N/A <text:s text:c="10"/></text:p>
      <text:p text:style-name="P1">46247 <text:s text:c="11"/>N/A <text:s text:c="17"/>N/A <text:s text:c="10"/></text:p>
      <text:p text:style-name="P1">46248 <text:s text:c="11"/>N/A <text:s text:c="17"/>N/A <text:s text:c="10"/></text:p>
      <text:p text:style-name="P1">46249 <text:s text:c="11"/>N/A <text:s text:c="17"/>N/A <text:s text:c="10"/></text:p>
      <text:p text:style-name="P1">46250 <text:s text:c="11"/>N/A <text:s text:c="17"/>N/A <text:s text:c="10"/></text:p>
      <text:p text:style-name="P1">46251 <text:s text:c="11"/>N/A <text:s text:c="17"/>N/A <text:s text:c="10"/></text:p>
      <text:p text:style-name="P1">46252 <text:s text:c="11"/>N/A <text:s text:c="17"/>N/A <text:s text:c="10"/></text:p>
      <text:p text:style-name="P1">46253 <text:s text:c="11"/>N/A <text:s text:c="17"/>N/A <text:s text:c="10"/></text:p>
      <text:p text:style-name="P1">46254 <text:s text:c="11"/>N/A <text:s text:c="17"/>N/A <text:s text:c="10"/></text:p>
      <text:p text:style-name="P1">46255 <text:s text:c="11"/>N/A <text:s text:c="17"/>N/A <text:s text:c="10"/></text:p>
      <text:p text:style-name="P1">46256 <text:s text:c="11"/>N/A <text:s text:c="17"/>N/A <text:s text:c="10"/></text:p>
      <text:p text:style-name="P1">46257 <text:s text:c="11"/>N/A <text:s text:c="17"/>N/A <text:s text:c="10"/></text:p>
      <text:p text:style-name="P1">46258 <text:s text:c="11"/>N/A <text:s text:c="17"/>N/A <text:s text:c="10"/></text:p>
      <text:p text:style-name="P1">46259 <text:s text:c="11"/>N/A <text:s text:c="17"/>N/A <text:s text:c="10"/></text:p>
      <text:p text:style-name="P1">46260 <text:s text:c="11"/>N/A <text:s text:c="17"/>N/A <text:s text:c="10"/></text:p>
      <text:p text:style-name="P1">46261 <text:s text:c="11"/>N/A <text:s text:c="17"/>N/A <text:s text:c="10"/></text:p>
      <text:p text:style-name="P1">46262 <text:s text:c="11"/>N/A <text:s text:c="17"/>N/A <text:s text:c="10"/></text:p>
      <text:p text:style-name="P1">46263 <text:s text:c="11"/>N/A <text:s text:c="17"/>N/A <text:s text:c="10"/></text:p>
      <text:p text:style-name="P1">46264 <text:s text:c="11"/>N/A <text:s text:c="17"/>N/A <text:s text:c="10"/></text:p>
      <text:p text:style-name="P1">46265 <text:s text:c="11"/>N/A <text:s text:c="17"/>N/A <text:s text:c="10"/></text:p>
      <text:p text:style-name="P1">46266 <text:s text:c="11"/>N/A <text:s text:c="17"/>N/A <text:s text:c="10"/></text:p>
      <text:p text:style-name="P1">46267 <text:s text:c="11"/>N/A <text:s text:c="17"/>N/A <text:s text:c="10"/></text:p>
      <text:p text:style-name="P1">46268 <text:s text:c="11"/>N/A <text:s text:c="17"/>N/A <text:s text:c="10"/></text:p>
      <text:p text:style-name="P1">46269 <text:s text:c="11"/>N/A <text:s text:c="17"/>N/A <text:s text:c="10"/></text:p>
      <text:p text:style-name="P1"><text:soft-page-break/>46270 <text:s text:c="11"/>N/A <text:s text:c="17"/>N/A <text:s text:c="10"/></text:p>
      <text:p text:style-name="P1">46271 <text:s text:c="11"/>N/A <text:s text:c="17"/>N/A <text:s text:c="10"/></text:p>
      <text:p text:style-name="P1">46272 <text:s text:c="11"/>N/A <text:s text:c="17"/>N/A <text:s text:c="10"/></text:p>
      <text:p text:style-name="P1">46273 <text:s text:c="11"/>N/A <text:s text:c="17"/>N/A <text:s text:c="10"/></text:p>
      <text:p text:style-name="P1">46274 <text:s text:c="11"/>N/A <text:s text:c="17"/>N/A <text:s text:c="10"/></text:p>
      <text:p text:style-name="P1">46275 <text:s text:c="11"/>N/A <text:s text:c="17"/>N/A <text:s text:c="10"/></text:p>
      <text:p text:style-name="P1">46276 <text:s text:c="11"/>N/A <text:s text:c="17"/>N/A <text:s text:c="10"/></text:p>
      <text:p text:style-name="P1">46277 <text:s text:c="11"/>N/A <text:s text:c="17"/>N/A <text:s text:c="10"/></text:p>
      <text:p text:style-name="P1">46278 <text:s text:c="11"/>N/A <text:s text:c="17"/>N/A <text:s text:c="10"/></text:p>
      <text:p text:style-name="P1">46279 <text:s text:c="11"/>N/A <text:s text:c="17"/>N/A <text:s text:c="10"/></text:p>
      <text:p text:style-name="P1">46280 <text:s text:c="11"/>N/A <text:s text:c="17"/>N/A <text:s text:c="10"/></text:p>
      <text:p text:style-name="P1">46281 <text:s text:c="11"/>N/A <text:s text:c="17"/>N/A <text:s text:c="10"/></text:p>
      <text:p text:style-name="P1">46282 <text:s text:c="11"/>N/A <text:s text:c="17"/>N/A <text:s text:c="10"/></text:p>
      <text:p text:style-name="P1">46283 <text:s text:c="11"/>N/A <text:s text:c="17"/>N/A <text:s text:c="10"/></text:p>
      <text:p text:style-name="P1">46284 <text:s text:c="11"/>N/A <text:s text:c="17"/>N/A <text:s text:c="10"/></text:p>
      <text:p text:style-name="P1">46285 <text:s text:c="11"/>N/A <text:s text:c="17"/>N/A <text:s text:c="10"/></text:p>
      <text:p text:style-name="P1">46286 <text:s text:c="11"/>N/A <text:s text:c="17"/>N/A <text:s text:c="10"/></text:p>
      <text:p text:style-name="P1">46287 <text:s text:c="11"/>N/A <text:s text:c="17"/>N/A <text:s text:c="10"/></text:p>
      <text:p text:style-name="P1">46288 <text:s text:c="11"/>N/A <text:s text:c="17"/>N/A <text:s text:c="10"/></text:p>
      <text:p text:style-name="P1">46289 <text:s text:c="11"/>N/A <text:s text:c="17"/>N/A <text:s text:c="10"/></text:p>
      <text:p text:style-name="P1">46290 <text:s text:c="11"/>N/A <text:s text:c="17"/>N/A <text:s text:c="10"/></text:p>
      <text:p text:style-name="P1">46291 <text:s text:c="11"/>N/A <text:s text:c="17"/>N/A <text:s text:c="10"/></text:p>
      <text:p text:style-name="P1">46292 <text:s text:c="11"/>N/A <text:s text:c="17"/>N/A <text:s text:c="10"/></text:p>
      <text:p text:style-name="P1">46293 <text:s text:c="11"/>N/A <text:s text:c="17"/>N/A <text:s text:c="10"/></text:p>
      <text:p text:style-name="P1">46294 <text:s text:c="11"/>N/A <text:s text:c="17"/>N/A <text:s text:c="10"/></text:p>
      <text:p text:style-name="P1">46295 <text:s text:c="11"/>N/A <text:s text:c="17"/>N/A <text:s text:c="10"/></text:p>
      <text:p text:style-name="P1">46296 <text:s text:c="11"/>N/A <text:s text:c="17"/>N/A <text:s text:c="10"/></text:p>
      <text:p text:style-name="P1">46297 <text:s text:c="11"/>N/A <text:s text:c="17"/>N/A <text:s text:c="10"/></text:p>
      <text:p text:style-name="P1">46298 <text:s text:c="11"/>N/A <text:s text:c="17"/>N/A <text:s text:c="10"/></text:p>
      <text:p text:style-name="P1">46299 <text:s text:c="11"/>N/A <text:s text:c="17"/>N/A <text:s text:c="10"/></text:p>
      <text:p text:style-name="P1">46300 <text:s text:c="11"/>N/A <text:s text:c="17"/>N/A <text:s text:c="10"/></text:p>
      <text:p text:style-name="P1">46301 <text:s text:c="11"/>N/A <text:s text:c="17"/>N/A <text:s text:c="10"/></text:p>
      <text:p text:style-name="P1">46302 <text:s text:c="11"/>N/A <text:s text:c="17"/>N/A <text:s text:c="10"/></text:p>
      <text:p text:style-name="P1">46303 <text:s text:c="11"/>N/A <text:s text:c="17"/>N/A <text:s text:c="10"/></text:p>
      <text:p text:style-name="P1">46304 <text:s text:c="11"/>N/A <text:s text:c="17"/>N/A <text:s text:c="10"/></text:p>
      <text:p text:style-name="P1">46305 <text:s text:c="11"/>N/A <text:s text:c="17"/>N/A <text:s text:c="10"/></text:p>
      <text:p text:style-name="P1">46306 <text:s text:c="11"/>N/A <text:s text:c="17"/>N/A <text:s text:c="10"/></text:p>
      <text:p text:style-name="P1">46307 <text:s text:c="11"/>N/A <text:s text:c="17"/>N/A <text:s text:c="10"/></text:p>
      <text:p text:style-name="P1">46308 <text:s text:c="11"/>N/A <text:s text:c="17"/>N/A <text:s text:c="10"/></text:p>
      <text:p text:style-name="P1">46309 <text:s text:c="11"/>N/A <text:s text:c="17"/>N/A <text:s text:c="10"/></text:p>
      <text:p text:style-name="P1">46310 <text:s text:c="11"/>N/A <text:s text:c="17"/>N/A <text:s text:c="10"/></text:p>
      <text:p text:style-name="P1">46311 <text:s text:c="11"/>N/A <text:s text:c="17"/>N/A <text:s text:c="10"/></text:p>
      <text:p text:style-name="P1">46312 <text:s text:c="11"/>N/A <text:s text:c="17"/>N/A <text:s text:c="10"/></text:p>
      <text:p text:style-name="P1">46313 <text:s text:c="11"/>N/A <text:s text:c="17"/>N/A <text:s text:c="10"/></text:p>
      <text:p text:style-name="P1">46314 <text:s text:c="11"/>N/A <text:s text:c="17"/>N/A <text:s text:c="10"/></text:p>
      <text:p text:style-name="P1">46315 <text:s text:c="11"/>N/A <text:s text:c="17"/>N/A <text:s text:c="10"/></text:p>
      <text:p text:style-name="P1">46316 <text:s text:c="11"/>N/A <text:s text:c="17"/>N/A <text:s text:c="10"/></text:p>
      <text:p text:style-name="P1">46317 <text:s text:c="11"/>N/A <text:s text:c="17"/>N/A <text:s text:c="10"/></text:p>
      <text:p text:style-name="P1">46318 <text:s text:c="11"/>N/A <text:s text:c="17"/>N/A <text:s text:c="10"/></text:p>
      <text:p text:style-name="P1">46319 <text:s text:c="11"/>N/A <text:s text:c="17"/>N/A <text:s text:c="10"/></text:p>
      <text:p text:style-name="P1">46320 <text:s text:c="11"/>N/A <text:s text:c="17"/>N/A <text:s text:c="10"/></text:p>
      <text:p text:style-name="P1">46321 <text:s text:c="11"/>N/A <text:s text:c="17"/>N/A <text:s text:c="10"/></text:p>
      <text:p text:style-name="P1">46322 <text:s text:c="11"/>N/A <text:s text:c="17"/>N/A <text:s text:c="10"/></text:p>
      <text:p text:style-name="P1">46323 <text:s text:c="11"/>N/A <text:s text:c="17"/>N/A <text:s text:c="10"/></text:p>
      <text:p text:style-name="P1">46324 <text:s text:c="11"/>N/A <text:s text:c="17"/>N/A <text:s text:c="10"/></text:p>
      <text:p text:style-name="P1">46325 <text:s text:c="11"/>N/A <text:s text:c="17"/>N/A <text:s text:c="10"/></text:p>
      <text:p text:style-name="P1"/>
      <text:p text:style-name="P1"/>
      <text:p text:style-name="P1">Protections</text:p>
      <text:p text:style-name="P1">------------------------------------------------------------------</text:p>
      <text:p text:style-name="P1"/>
      <text:p text:style-name="P1">Register map:</text:p>
      <text:p text:style-name="P1">Bit 0-7 ................. Protection #1</text:p>
      <text:p text:style-name="P1">Bit 8-15 <text:s/>............... Protection #2</text:p>
      <text:p text:style-name="P1"/>
      <text:p text:style-name="P1">Bit 0-2 ................. Protection #1 Level 1</text:p>
      <text:p text:style-name="P1">Value <text:s text:c="2"/>Meaning</text:p>
      <text:p text:style-name="P1">------------------------------------------------------------------</text:p>
      <text:p text:style-name="P1">0 <text:s text:c="6"/>Level 1 inactive</text:p>
      <text:p text:style-name="P1">1 <text:s text:c="6"/>N/A</text:p>
      <text:p text:style-name="P1">2 <text:s text:c="6"/>Level 1 active, confirmed</text:p>
      <text:p text:style-name="P1">3 <text:s text:c="6"/>Level 1 active, but blocked or delay still running</text:p>
      <text:p text:style-name="P1">4 <text:s text:c="6"/>Level 1 previously active, not confirmed yet</text:p>
      <text:p text:style-name="P1">5 <text:s text:c="6"/>N/A</text:p>
      <text:p text:style-name="P1">6 <text:s text:c="6"/>Level 1 active, not confirmed yet</text:p>
      <text:p text:style-name="P1">7 <text:s text:c="6"/>Level 1 active, not confirmed yet, blocked</text:p>
      <text:p text:style-name="P1"/>
      <text:p text:style-name="P1">Bit 3-5 ................. Protection #1 Level 2</text:p>
      <text:p text:style-name="P1">Value <text:s text:c="2"/>Meaning</text:p>
      <text:p text:style-name="P1">------------------------------------------------------------------</text:p>
      <text:p text:style-name="P1"><text:soft-page-break/>0 <text:s text:c="6"/>Level 2 inactive</text:p>
      <text:p text:style-name="P1">1 <text:s text:c="6"/>N/A</text:p>
      <text:p text:style-name="P1">2 <text:s text:c="6"/>Level 2 active, confirmed</text:p>
      <text:p text:style-name="P1">3 <text:s text:c="6"/>Level 2 active, but blocked or delay still running</text:p>
      <text:p text:style-name="P1">4 <text:s text:c="6"/>Level 2 previously active, not confirmed yet</text:p>
      <text:p text:style-name="P1">5 <text:s text:c="6"/>N/A</text:p>
      <text:p text:style-name="P1">6 <text:s text:c="6"/>Level 2 active, not confirmed yet</text:p>
      <text:p text:style-name="P1">7 <text:s text:c="6"/>Level 2 active, not confirmed yet, blocked</text:p>
      <text:p text:style-name="P1"/>
      <text:p text:style-name="P1">Bit 6-7 ................. Protection #1 Sensor failure</text:p>
      <text:p text:style-name="P1">Value <text:s text:c="2"/>Meaning</text:p>
      <text:p text:style-name="P1">------------------------------------------------------------------</text:p>
      <text:p text:style-name="P1">0 <text:s text:c="6"/>Sensor failure not active</text:p>
      <text:p text:style-name="P1">1 <text:s text:c="6"/>Sensor failure active, confirmed</text:p>
      <text:p text:style-name="P1">2 <text:s text:c="6"/>Sensor failure previously active, not confirmed yet</text:p>
      <text:p text:style-name="P1">3 <text:s text:c="6"/>Sensor failure active, not confirmed yet</text:p>
      <text:p text:style-name="P1"/>
      <text:p text:style-name="P1">Bit 8-10 ................. Protection #2 Level 1</text:p>
      <text:p text:style-name="P1">Value <text:s text:c="2"/>Meaning</text:p>
      <text:p text:style-name="P1">------------------------------------------------------------------</text:p>
      <text:p text:style-name="P1">0 <text:s text:c="6"/>Level 1 inactive</text:p>
      <text:p text:style-name="P1">1 <text:s text:c="6"/>N/A</text:p>
      <text:p text:style-name="P1">2 <text:s text:c="6"/>Level 1 active, confirmed</text:p>
      <text:p text:style-name="P1">3 <text:s text:c="6"/>Level 1 active, but blocked or delay still running</text:p>
      <text:p text:style-name="P1">4 <text:s text:c="6"/>Level 1 previously active, not confirmed yet</text:p>
      <text:p text:style-name="P1">5 <text:s text:c="6"/>N/A</text:p>
      <text:p text:style-name="P1">6 <text:s text:c="6"/>Level 1 active, not confirmed yet</text:p>
      <text:p text:style-name="P1">7 <text:s text:c="6"/>Level 1 active, not confirmed yet, blocked</text:p>
      <text:p text:style-name="P1"/>
      <text:p text:style-name="P1">Bit 11-13 ................. Protection #2 Level 2</text:p>
      <text:p text:style-name="P1">Value <text:s text:c="2"/>Meaning</text:p>
      <text:p text:style-name="P1">------------------------------------------------------------------</text:p>
      <text:p text:style-name="P1">0 <text:s text:c="6"/>Level 2 inactive</text:p>
      <text:p text:style-name="P1">1 <text:s text:c="6"/>N/A</text:p>
      <text:p text:style-name="P1">2 <text:s text:c="6"/>Level 2 active, confirmed</text:p>
      <text:p text:style-name="P1">3 <text:s text:c="6"/>Level 2 active, but blocked or delay still running</text:p>
      <text:p text:style-name="P1">4 <text:s text:c="6"/>Level 2 previously active, not confirmed yet</text:p>
      <text:p text:style-name="P1">5 <text:s text:c="6"/>N/A</text:p>
      <text:p text:style-name="P1">6 <text:s text:c="6"/>Level 2 active, not confirmed yet</text:p>
      <text:p text:style-name="P1">7 <text:s text:c="6"/>Level 2 active, not confirmed yet, blocked</text:p>
      <text:p text:style-name="P1"/>
      <text:p text:style-name="P1">Bit 14-15 ................. Protection #2 Sensor failure</text:p>
      <text:p text:style-name="P1">Value <text:s text:c="2"/>Meaning</text:p>
      <text:p text:style-name="P1">------------------------------------------------------------------</text:p>
      <text:p text:style-name="P1">0 <text:s text:c="6"/>Sensor failure not active</text:p>
      <text:p text:style-name="P1">1 <text:s text:c="6"/>Sensor failure active, confirmed (or not configured as protection)</text:p>
      <text:p text:style-name="P1">2 <text:s text:c="6"/>Sensor failure previously active, not confirmed yet</text:p>
      <text:p text:style-name="P1">3 <text:s text:c="6"/>Sensor failure active, not confirmed yet</text:p>
      <text:p text:style-name="P1"/>
      <text:p text:style-name="P1">----------------------------------------------------------------------------------</text:p>
      <text:p text:style-name="P1"/>
      <text:p text:style-name="P1"/>
      <text:p text:style-name="P1">======================================================================================</text:p>
      <text:p text:style-name="P1">List# Types Meaning</text:p>
      <text:p text:style-name="P1">======================================================================================</text:p>
      <text:p text:style-name="P1"/>
      <text:p text:style-name="P1">--------------------------------------------------------------------------------------</text:p>
      <text:p text:style-name="P1">List#1</text:p>
      <text:p text:style-name="P1"/>
      <text:p text:style-name="P1">Value <text:s/>Name</text:p>
      <text:p text:style-name="P1">--------------------------------------------------------------------------------------</text:p>
      <text:p text:style-name="P1"><text:s text:c="4"/>0 <text:s/>ECU-StrList1 <text:s/></text:p>
      <text:p text:style-name="P1"/>
      <text:p text:style-name="P1">--------------------------------------------------------------------------------------</text:p>
      <text:p text:style-name="P1">List#2</text:p>
      <text:p text:style-name="P1"/>
      <text:p text:style-name="P1">Value <text:s/>Name</text:p>
      <text:p text:style-name="P1">--------------------------------------------------------------------------------------</text:p>
      <text:p text:style-name="P1"><text:s text:c="4"/>0 <text:s/>ECU-StrList2 <text:s/></text:p>
      <text:p text:style-name="P1"/>
      <text:p text:style-name="P1">--------------------------------------------------------------------------------------</text:p>
      <text:p text:style-name="P1">List#3</text:p>
      <text:p text:style-name="P1"/>
      <text:p text:style-name="P1">Value <text:s/>Name</text:p>
      <text:p text:style-name="P1">--------------------------------------------------------------------------------------</text:p>
      <text:p text:style-name="P1"><text:s text:c="4"/>0 <text:s/>Init <text:s text:c="9"/></text:p>
      <text:p text:style-name="P1"><text:s text:c="4"/>1 <text:s/>Ready <text:s text:c="8"/></text:p>
      <text:p text:style-name="P1"><text:s text:c="4"/>2 <text:s/>NotReady <text:s text:c="5"/></text:p>
      <text:p text:style-name="P1"><text:s text:c="4"/>3 <text:s/>Prestart <text:s text:c="5"/></text:p>
      <text:p text:style-name="P1"><text:s text:c="4"/>4 <text:s/>Cranking <text:s text:c="5"/></text:p>
      <text:p text:style-name="P1"><text:soft-page-break/><text:s text:c="4"/>5 <text:s/>Pause <text:s text:c="8"/></text:p>
      <text:p text:style-name="P1"><text:s text:c="4"/>6 <text:s/>Starting <text:s text:c="5"/></text:p>
      <text:p text:style-name="P1"><text:s text:c="4"/>7 <text:s/>Running <text:s text:c="6"/></text:p>
      <text:p text:style-name="P1"><text:s text:c="4"/>8 <text:s/>Loaded <text:s text:c="7"/></text:p>
      <text:p text:style-name="P1"><text:s text:c="4"/>9 <text:s/>Soft unld <text:s text:c="4"/></text:p>
      <text:p text:style-name="P1"><text:s text:c="3"/>10 <text:s/>Cooling <text:s text:c="6"/></text:p>
      <text:p text:style-name="P1"><text:s text:c="3"/>11 <text:s/>Stop <text:s text:c="9"/></text:p>
      <text:p text:style-name="P1"><text:s text:c="3"/>12 <text:s/>Shutdown <text:s text:c="5"/></text:p>
      <text:p text:style-name="P1"><text:s text:c="3"/>13 <text:s/>Ventil <text:s text:c="7"/></text:p>
      <text:p text:style-name="P1"><text:s text:c="3"/>14 <text:s/>EmergMan <text:s text:c="5"/></text:p>
      <text:p text:style-name="P1"><text:s text:c="3"/>15 <text:s/>Cooldown <text:s text:c="5"/></text:p>
      <text:p text:style-name="P1"><text:s text:c="3"/>16 <text:s/>Offload <text:s text:c="6"/></text:p>
      <text:p text:style-name="P1"><text:s text:c="3"/>17 <text:s/>Soft load <text:s text:c="4"/></text:p>
      <text:p text:style-name="P1"><text:s text:c="3"/>18 <text:s/>WaitStop <text:s text:c="5"/></text:p>
      <text:p text:style-name="P1"><text:s text:c="3"/>19 <text:s/>Warming <text:s text:c="6"/></text:p>
      <text:p text:style-name="P1"><text:s text:c="3"/>20 <text:s/>SDVentil <text:s text:c="5"/></text:p>
      <text:p text:style-name="P1"><text:s text:c="3"/>21 <text:s/>GasVTest <text:s text:c="5"/></text:p>
      <text:p text:style-name="P1"/>
      <text:p text:style-name="P1">--------------------------------------------------------------------------------------</text:p>
      <text:p text:style-name="P1">List#4</text:p>
      <text:p text:style-name="P1"/>
      <text:p text:style-name="P1">Value <text:s/>Name</text:p>
      <text:p text:style-name="P1">--------------------------------------------------------------------------------------</text:p>
      <text:p text:style-name="P1"><text:s text:c="4"/>0 <text:s/>Init <text:s text:c="9"/></text:p>
      <text:p text:style-name="P1"><text:s text:c="4"/>1 <text:s/>BrksOff <text:s text:c="6"/></text:p>
      <text:p text:style-name="P1"><text:s text:c="4"/>2 <text:s/>IslOper <text:s text:c="6"/></text:p>
      <text:p text:style-name="P1"><text:s text:c="4"/>3 <text:s/>MainsOper <text:s text:c="4"/></text:p>
      <text:p text:style-name="P1"><text:s text:c="4"/>4 <text:s/>ParalOper <text:s text:c="4"/></text:p>
      <text:p text:style-name="P1"><text:s text:c="4"/>5 <text:s/>RevSync <text:s text:c="6"/></text:p>
      <text:p text:style-name="P1"><text:s text:c="4"/>6 <text:s/>Synchro <text:s text:c="6"/></text:p>
      <text:p text:style-name="P1"><text:s text:c="4"/>7 <text:s/>MainsFlt <text:s text:c="5"/></text:p>
      <text:p text:style-name="P1"><text:s text:c="4"/>8 <text:s/>ValidFlt <text:s text:c="5"/></text:p>
      <text:p text:style-name="P1"><text:s text:c="4"/>9 <text:s/>MainsRet <text:s text:c="5"/></text:p>
      <text:p text:style-name="P1"><text:s text:c="3"/>10 <text:s/>MultIslOp <text:s text:c="4"/></text:p>
      <text:p text:style-name="P1"><text:s text:c="3"/>11 <text:s/>MultParOp <text:s text:c="4"/></text:p>
      <text:p text:style-name="P1"><text:s text:c="3"/>12 <text:s/>EmergMan <text:s text:c="5"/></text:p>
      <text:p text:style-name="P1"/>
      <text:p text:style-name="P1">--------------------------------------------------------------------------------------</text:p>
      <text:p text:style-name="P1">List#5</text:p>
      <text:p text:style-name="P1"/>
      <text:p text:style-name="P1">Value <text:s/>Name</text:p>
      <text:p text:style-name="P1">--------------------------------------------------------------------------------------</text:p>
      <text:p text:style-name="P1"><text:s text:c="4"/>0 <text:s/>OFF <text:s text:c="10"/></text:p>
      <text:p text:style-name="P1"><text:s text:c="4"/>1 <text:s/>MAN <text:s text:c="10"/></text:p>
      <text:p text:style-name="P1"><text:s text:c="4"/>2 <text:s/>SEM <text:s text:c="10"/></text:p>
      <text:p text:style-name="P1"><text:s text:c="4"/>3 <text:s/>AUT <text:s text:c="10"/></text:p>
      <text:p text:style-name="P1"><text:s text:c="4"/>4 <text:s/>TEST <text:s text:c="9"/></text:p>
      <text:p text:style-name="P1"/>
      <text:p text:style-name="P1">--------------------------------------------------------------------------------------</text:p>
      <text:p text:style-name="P1">List#6</text:p>
      <text:p text:style-name="P1"/>
      <text:p text:style-name="P1">Value <text:s/>Name</text:p>
      <text:p text:style-name="P1">--------------------------------------------------------------------------------------</text:p>
      <text:p text:style-name="P1"><text:s text:c="4"/>0 <text:s/>No Timer <text:s text:c="5"/></text:p>
      <text:p text:style-name="P1"><text:s text:c="4"/>1 <text:s/>Prestart <text:s text:c="5"/></text:p>
      <text:p text:style-name="P1"><text:s text:c="4"/>2 <text:s/>Cranking <text:s text:c="5"/></text:p>
      <text:p text:style-name="P1"><text:s text:c="4"/>3 <text:s/>Idle run <text:s text:c="5"/></text:p>
      <text:p text:style-name="P1"><text:s text:c="4"/>4 <text:s/>Cooling <text:s text:c="6"/></text:p>
      <text:p text:style-name="P1"><text:s text:c="4"/>5 <text:s/>Stop time <text:s text:c="4"/></text:p>
      <text:p text:style-name="P1"><text:s text:c="4"/>6 <text:s/>AfterCool <text:s text:c="4"/></text:p>
      <text:p text:style-name="P1"><text:s text:c="4"/>7 <text:s/>Pause <text:s text:c="8"/></text:p>
      <text:p text:style-name="P1"><text:s text:c="4"/>8 <text:s/>MinStabTO <text:s text:c="4"/></text:p>
      <text:p text:style-name="P1"><text:s text:c="4"/>9 <text:s/>MaxStabTO <text:s text:c="4"/></text:p>
      <text:p text:style-name="P1"><text:s text:c="3"/>10 <text:s/>Wait stop <text:s text:c="4"/></text:p>
      <text:p text:style-name="P1"><text:s text:c="3"/>11 <text:s/>Warming <text:s text:c="6"/></text:p>
      <text:p text:style-name="P1"><text:s text:c="3"/>12 <text:s/>MCB close <text:s text:c="4"/></text:p>
      <text:p text:style-name="P1"><text:s text:c="3"/>13 <text:s/>FwRet brk <text:s text:c="4"/></text:p>
      <text:p text:style-name="P1"><text:s text:c="3"/>14 <text:s/>SyncTOut <text:s text:c="5"/></text:p>
      <text:p text:style-name="P1"><text:s text:c="3"/>15 <text:s/>BrkOvrlap <text:s text:c="4"/></text:p>
      <text:p text:style-name="P1"><text:s text:c="3"/>16 <text:s/>GCB open <text:s text:c="5"/></text:p>
      <text:p text:style-name="P1"><text:s text:c="3"/>17 <text:s/>SyncStart <text:s text:c="4"/></text:p>
      <text:p text:style-name="P1"><text:s text:c="3"/>18 <text:s/>RetTransf <text:s text:c="4"/></text:p>
      <text:p text:style-name="P1"><text:s text:c="3"/>19 <text:s/>ValidFlt <text:s text:c="5"/></text:p>
      <text:p text:style-name="P1"><text:s text:c="3"/>20 <text:s/>Soft load <text:s text:c="4"/></text:p>
      <text:p text:style-name="P1"><text:s text:c="3"/>21 <text:s/>Soft unld <text:s text:c="4"/></text:p>
      <text:p text:style-name="P1"><text:s text:c="3"/>22 <text:s/>VentilGas <text:s text:c="4"/></text:p>
      <text:p text:style-name="P1"><text:s text:c="3"/>23 <text:s/>SystStart <text:s text:c="4"/></text:p>
      <text:p text:style-name="P1"><text:s text:c="3"/>24 <text:s/>SystStop <text:s text:c="5"/></text:p>
      <text:p text:style-name="P1"><text:s text:c="3"/>25 <text:s/>NextStart <text:s text:c="4"/></text:p>
      <text:p text:style-name="P1"><text:s text:c="3"/>26 <text:s/>NextStop <text:s text:c="5"/></text:p>
      <text:p text:style-name="P1"><text:soft-page-break/><text:s text:c="3"/>27 <text:s/>LdShedChg <text:s text:c="4"/></text:p>
      <text:p text:style-name="P1"><text:s text:c="3"/>28 <text:s/>LdRecChg <text:s text:c="5"/></text:p>
      <text:p text:style-name="P1"><text:s text:c="3"/>29 <text:s/>SyncEnab <text:s text:c="5"/></text:p>
      <text:p text:style-name="P1"><text:s text:c="3"/>30 <text:s/>OfL stop <text:s text:c="5"/></text:p>
      <text:p text:style-name="P1"><text:s text:c="3"/>31 <text:s/>GasVTest <text:s text:c="5"/></text:p>
      <text:p text:style-name="P1"><text:s text:c="3"/>32 <text:s/>StartBlockDel </text:p>
      <text:p text:style-name="P1"/>
      <text:p text:style-name="P1">--------------------------------------------------------------------------------------</text:p>
      <text:p text:style-name="P1">List#7</text:p>
      <text:p text:style-name="P1"/>
      <text:p text:style-name="P1">Value <text:s/>Name</text:p>
      <text:p text:style-name="P1">--------------------------------------------------------------------------------------</text:p>
      <text:p text:style-name="P1"><text:s text:c="4"/>0 <text:s/>NONE <text:s text:c="9"/></text:p>
      <text:p text:style-name="P1"><text:s text:c="4"/>1 <text:s/>J1939-DM1 <text:s text:c="4"/></text:p>
      <text:p text:style-name="P1"><text:s text:c="4"/>2 <text:s/>J1939-KWP <text:s text:c="4"/></text:p>
      <text:p text:style-name="P1"><text:s text:c="4"/>3 <text:s/>J1587-DTC <text:s text:c="4"/></text:p>
      <text:p text:style-name="P1"><text:s text:c="4"/>4 <text:s/>MODBUS <text:s text:c="7"/></text:p>
      <text:p text:style-name="P1"/>
      <text:p text:style-name="P1">--------------------------------------------------------------------------------------</text:p>
      <text:p text:style-name="P1">List#8</text:p>
      <text:p text:style-name="P1"/>
      <text:p text:style-name="P1">Value <text:s/>Name</text:p>
      <text:p text:style-name="P1">--------------------------------------------------------------------------------------</text:p>
      <text:p text:style-name="P1"><text:s text:c="4"/>0 <text:s/>No LoadShed <text:s text:c="2"/></text:p>
      <text:p text:style-name="P1"><text:s text:c="4"/>1 <text:s/>LdShed S1 <text:s text:c="4"/></text:p>
      <text:p text:style-name="P1"><text:s text:c="4"/>2 <text:s/>LdShed S2 <text:s text:c="4"/></text:p>
      <text:p text:style-name="P1"><text:s text:c="4"/>3 <text:s/>LdShed S3 <text:s text:c="4"/></text:p>
      <text:p text:style-name="P1"/>
      <text:p text:style-name="P1">--------------------------------------------------------------------------------------</text:p>
      <text:p text:style-name="P1">List#9</text:p>
      <text:p text:style-name="P1"/>
      <text:p text:style-name="P1">Value <text:s/>Name</text:p>
      <text:p text:style-name="P1">--------------------------------------------------------------------------------------</text:p>
      <text:p text:style-name="P1"><text:s text:c="4"/>0 <text:s/>None <text:s text:c="9"/></text:p>
      <text:p text:style-name="P1"><text:s text:c="4"/>1 <text:s/>Island <text:s text:c="7"/></text:p>
      <text:p text:style-name="P1"><text:s text:c="4"/>2 <text:s/>BaseLd <text:s text:c="7"/></text:p>
      <text:p text:style-name="P1"><text:s text:c="4"/>3 <text:s/>BLdExLm <text:s text:c="6"/></text:p>
      <text:p text:style-name="P1"><text:s text:c="4"/>4 <text:s/>PwrI/E <text:s text:c="7"/></text:p>
      <text:p text:style-name="P1"><text:s text:c="4"/>5 <text:s/>TbyPwr <text:s text:c="7"/></text:p>
      <text:p text:style-name="P1"/>
      <text:p text:style-name="P1">--------------------------------------------------------------------------------------</text:p>
      <text:p text:style-name="P1">List#10</text:p>
      <text:p text:style-name="P1"/>
      <text:p text:style-name="P1">Value <text:s/>Name</text:p>
      <text:p text:style-name="P1">--------------------------------------------------------------------------------------</text:p>
      <text:p text:style-name="P1"><text:s text:c="4"/>0 <text:s/>None <text:s text:c="9"/></text:p>
      <text:p text:style-name="P1"><text:s text:c="4"/>1 <text:s/>Island <text:s text:c="7"/></text:p>
      <text:p text:style-name="P1"><text:s text:c="4"/>2 <text:s/>BasePF <text:s text:c="7"/></text:p>
      <text:p text:style-name="P1"><text:s text:c="4"/>3 <text:s/>PF I/E <text:s text:c="7"/></text:p>
      <text:p text:style-name="P1"/>
      <text:p text:style-name="P1">--------------------------------------------------------------------------------------</text:p>
      <text:p text:style-name="P1">List#11</text:p>
      <text:p text:style-name="P1"/>
      <text:p text:style-name="P1">Value <text:s/>Name</text:p>
      <text:p text:style-name="P1">--------------------------------------------------------------------------------------</text:p>
      <text:p text:style-name="P1"><text:s text:c="4"/>0 <text:s/>RET <text:s text:c="10"/></text:p>
      <text:p text:style-name="P1"><text:s text:c="4"/>1 <text:s/>ADV <text:s text:c="10"/></text:p>
      <text:p text:style-name="P1"/>
      <text:p text:style-name="P1">--------------------------------------------------------------------------------------</text:p>
      <text:p text:style-name="P1">List#12</text:p>
      <text:p text:style-name="P1"/>
      <text:p text:style-name="P1">Value <text:s/>Name</text:p>
      <text:p text:style-name="P1">--------------------------------------------------------------------------------------</text:p>
      <text:p text:style-name="P1"><text:s text:c="4"/>0 <text:s/>ATDC <text:s text:c="9"/></text:p>
      <text:p text:style-name="P1"><text:s text:c="4"/>1 <text:s/>BTDC <text:s text:c="9"/></text:p>
      <text:p text:style-name="P1"/>
      <text:p text:style-name="P1">--------------------------------------------------------------------------------------</text:p>
      <text:p text:style-name="P1">List#13</text:p>
      <text:p text:style-name="P1"/>
      <text:p text:style-name="P1">Value <text:s/>Name</text:p>
      <text:p text:style-name="P1">--------------------------------------------------------------------------------------</text:p>
      <text:p text:style-name="P1"><text:s text:c="4"/>0 <text:s/>/5A <text:s text:c="10"/></text:p>
      <text:p text:style-name="P1"><text:s text:c="4"/>1 <text:s/>/1A <text:s text:c="10"/></text:p>
      <text:p text:style-name="P1"/>
      <text:p text:style-name="P1">--------------------------------------------------------------------------------------</text:p>
      <text:p text:style-name="P1">List#14</text:p>
      <text:p text:style-name="P1"/>
      <text:p text:style-name="P1">Value <text:s/>Name</text:p>
      <text:p text:style-name="P1">--------------------------------------------------------------------------------------</text:p>
      <text:p text:style-name="P1"><text:s text:c="4"/>0 <text:s/>277 V <text:s text:c="8"/></text:p>
      <text:p text:style-name="P1"><text:soft-page-break/><text:s text:c="4"/>1 <text:s/>120 V <text:s text:c="8"/></text:p>
      <text:p text:style-name="P1"/>
      <text:p text:style-name="P1">--------------------------------------------------------------------------------------</text:p>
      <text:p text:style-name="P1">List#15</text:p>
      <text:p text:style-name="P1"/>
      <text:p text:style-name="P1">Value <text:s/>Name</text:p>
      <text:p text:style-name="P1">--------------------------------------------------------------------------------------</text:p>
      <text:p text:style-name="P1"><text:s text:c="4"/>0 <text:s/>PHASE-NEUTRAL </text:p>
      <text:p text:style-name="P1"><text:s text:c="4"/>1 <text:s/>PHASE-PHASE <text:s text:c="2"/></text:p>
      <text:p text:style-name="P1"/>
      <text:p text:style-name="P1">--------------------------------------------------------------------------------------</text:p>
      <text:p text:style-name="P1">List#16</text:p>
      <text:p text:style-name="P1"/>
      <text:p text:style-name="P1">Value <text:s/>Name</text:p>
      <text:p text:style-name="P1">--------------------------------------------------------------------------------------</text:p>
      <text:p text:style-name="P1"><text:s text:c="4"/>0 <text:s/>DISABLED <text:s text:c="5"/></text:p>
      <text:p text:style-name="P1"><text:s text:c="4"/>1 <text:s/>ENABLED <text:s text:c="6"/></text:p>
      <text:p text:style-name="P1"/>
      <text:p text:style-name="P1">--------------------------------------------------------------------------------------</text:p>
      <text:p text:style-name="P1">List#17</text:p>
      <text:p text:style-name="P1"/>
      <text:p text:style-name="P1">Value <text:s/>Name</text:p>
      <text:p text:style-name="P1">--------------------------------------------------------------------------------------</text:p>
      <text:p text:style-name="P1"><text:s text:c="4"/>0 <text:s/>PANEL <text:s text:c="8"/></text:p>
      <text:p text:style-name="P1"><text:s text:c="4"/>1 <text:s/>EXTBUTTONS <text:s text:c="3"/></text:p>
      <text:p text:style-name="P1"><text:s text:c="4"/>2 <text:s/>BOTH <text:s text:c="9"/></text:p>
      <text:p text:style-name="P1"/>
      <text:p text:style-name="P1">--------------------------------------------------------------------------------------</text:p>
      <text:p text:style-name="P1">List#18</text:p>
      <text:p text:style-name="P1"/>
      <text:p text:style-name="P1">Value <text:s/>Name</text:p>
      <text:p text:style-name="P1">--------------------------------------------------------------------------------------</text:p>
      <text:p text:style-name="P1"><text:s text:c="4"/>0 <text:s/>IDLE <text:s text:c="9"/></text:p>
      <text:p text:style-name="P1"><text:s text:c="4"/>1 <text:s/>NOMINAL <text:s text:c="6"/></text:p>
      <text:p text:style-name="P1"/>
      <text:p text:style-name="P1">--------------------------------------------------------------------------------------</text:p>
      <text:p text:style-name="P1">List#19</text:p>
      <text:p text:style-name="P1"/>
      <text:p text:style-name="P1">Value <text:s/>Name</text:p>
      <text:p text:style-name="P1">--------------------------------------------------------------------------------------</text:p>
      <text:p text:style-name="P1"><text:s text:c="4"/>0 <text:s/>BASELOAD <text:s text:c="5"/></text:p>
      <text:p text:style-name="P1"><text:s text:c="4"/>1 <text:s/>IM/EX <text:s text:c="8"/></text:p>
      <text:p text:style-name="P1"><text:s text:c="4"/>2 <text:s/>ANEXT BASELOAD</text:p>
      <text:p text:style-name="P1"><text:s text:c="4"/>3 <text:s/>ANEXT IM/EX <text:s text:c="2"/></text:p>
      <text:p text:style-name="P1"><text:s text:c="4"/>4 <text:s/>T BY PWR <text:s text:c="5"/></text:p>
      <text:p text:style-name="P1"/>
      <text:p text:style-name="P1">--------------------------------------------------------------------------------------</text:p>
      <text:p text:style-name="P1">List#20</text:p>
      <text:p text:style-name="P1"/>
      <text:p text:style-name="P1">Value <text:s/>Name</text:p>
      <text:p text:style-name="P1">--------------------------------------------------------------------------------------</text:p>
      <text:p text:style-name="P1"><text:s text:c="4"/>0 <text:s/>BASEPF <text:s text:c="7"/></text:p>
      <text:p text:style-name="P1"><text:s text:c="4"/>1 <text:s/>PF-IM/EX <text:s text:c="5"/></text:p>
      <text:p text:style-name="P1"><text:s text:c="4"/>2 <text:s/>ANEXT BASEPF <text:s/></text:p>
      <text:p text:style-name="P1"><text:s text:c="4"/>3 <text:s/>ANEXT PF-IM/EX</text:p>
      <text:p text:style-name="P1"/>
      <text:p text:style-name="P1">--------------------------------------------------------------------------------------</text:p>
      <text:p text:style-name="P1">List#21</text:p>
      <text:p text:style-name="P1"/>
      <text:p text:style-name="P1">Value <text:s/>Name</text:p>
      <text:p text:style-name="P1">--------------------------------------------------------------------------------------</text:p>
      <text:p text:style-name="P1"><text:s text:c="4"/>0 <text:s/>NONE <text:s text:c="9"/></text:p>
      <text:p text:style-name="P1"><text:s text:c="4"/>1 <text:s/>IM3 CT INPUT <text:s/></text:p>
      <text:p text:style-name="P1"><text:s text:c="4"/>2 <text:s/>ANALOG INPUT <text:s/></text:p>
      <text:p text:style-name="P1"/>
      <text:p text:style-name="P1">--------------------------------------------------------------------------------------</text:p>
      <text:p text:style-name="P1">List#22</text:p>
      <text:p text:style-name="P1"/>
      <text:p text:style-name="P1">Value <text:s/>Name</text:p>
      <text:p text:style-name="P1">--------------------------------------------------------------------------------------</text:p>
      <text:p text:style-name="P1"><text:s text:c="4"/>0 <text:s/>NO <text:s text:c="11"/></text:p>
      <text:p text:style-name="P1"><text:s text:c="4"/>1 <text:s/>YES <text:s text:c="10"/></text:p>
      <text:p text:style-name="P1"/>
      <text:p text:style-name="P1">--------------------------------------------------------------------------------------</text:p>
      <text:p text:style-name="P1">List#23</text:p>
      <text:p text:style-name="P1"/>
      <text:p text:style-name="P1">Value <text:s/>Name</text:p>
      <text:p text:style-name="P1">--------------------------------------------------------------------------------------</text:p>
      <text:p text:style-name="P1"><text:s text:c="4"/>0 <text:s/>NONE <text:s text:c="9"/></text:p>
      <text:p text:style-name="P1"><text:s text:c="4"/>1 <text:s/>FORWARD <text:s text:c="6"/></text:p>
      <text:p text:style-name="P1"><text:soft-page-break/><text:s text:c="4"/>2 <text:s/>REVERSE <text:s text:c="6"/></text:p>
      <text:p text:style-name="P1"><text:s text:c="4"/>3 <text:s/>BOTH <text:s text:c="9"/></text:p>
      <text:p text:style-name="P1"/>
      <text:p text:style-name="P1">--------------------------------------------------------------------------------------</text:p>
      <text:p text:style-name="P1">List#24</text:p>
      <text:p text:style-name="P1"/>
      <text:p text:style-name="P1">Value <text:s/>Name</text:p>
      <text:p text:style-name="P1">--------------------------------------------------------------------------------------</text:p>
      <text:p text:style-name="P1"><text:s text:c="4"/>0 <text:s/>DISABLED <text:s text:c="5"/></text:p>
      <text:p text:style-name="P1"><text:s text:c="4"/>1 <text:s/>PARALLEL ONLY </text:p>
      <text:p text:style-name="P1"><text:s text:c="4"/>2 <text:s/>ENABLED <text:s text:c="6"/></text:p>
      <text:p text:style-name="P1"/>
      <text:p text:style-name="P1">--------------------------------------------------------------------------------------</text:p>
      <text:p text:style-name="P1">List#25</text:p>
      <text:p text:style-name="P1"/>
      <text:p text:style-name="P1">Value <text:s/>Name</text:p>
      <text:p text:style-name="P1">--------------------------------------------------------------------------------------</text:p>
      <text:p text:style-name="P1"><text:s text:c="4"/>0 <text:s/>MCB <text:s text:c="10"/></text:p>
      <text:p text:style-name="P1"><text:s text:c="4"/>1 <text:s/>GCB <text:s text:c="10"/></text:p>
      <text:p text:style-name="P1"/>
      <text:p text:style-name="P1">--------------------------------------------------------------------------------------</text:p>
      <text:p text:style-name="P1">List#26</text:p>
      <text:p text:style-name="P1"/>
      <text:p text:style-name="P1">Value <text:s/>Name</text:p>
      <text:p text:style-name="P1">--------------------------------------------------------------------------------------</text:p>
      <text:p text:style-name="P1"><text:s text:c="4"/>0 <text:s/>MAINSFAIL <text:s text:c="4"/></text:p>
      <text:p text:style-name="P1"><text:s text:c="4"/>1 <text:s/>GEN RUNNING <text:s text:c="2"/></text:p>
      <text:p text:style-name="P1"/>
      <text:p text:style-name="P1">--------------------------------------------------------------------------------------</text:p>
      <text:p text:style-name="P1">List#27</text:p>
      <text:p text:style-name="P1"/>
      <text:p text:style-name="P1">Value <text:s/>Name</text:p>
      <text:p text:style-name="P1">--------------------------------------------------------------------------------------</text:p>
      <text:p text:style-name="P1"><text:s text:c="4"/>0 <text:s/>MANUAL <text:s text:c="7"/></text:p>
      <text:p text:style-name="P1"><text:s text:c="4"/>1 <text:s/>AUTO <text:s text:c="9"/></text:p>
      <text:p text:style-name="P1"/>
      <text:p text:style-name="P1">--------------------------------------------------------------------------------------</text:p>
      <text:p text:style-name="P1">List#28</text:p>
      <text:p text:style-name="P1"/>
      <text:p text:style-name="P1">Value <text:s/>Name</text:p>
      <text:p text:style-name="P1">--------------------------------------------------------------------------------------</text:p>
      <text:p text:style-name="P1"><text:s text:c="4"/>0 <text:s/>POSITIVE <text:s text:c="5"/></text:p>
      <text:p text:style-name="P1"><text:s text:c="4"/>1 <text:s/>NEGATIVE <text:s text:c="5"/></text:p>
      <text:p text:style-name="P1"/>
      <text:p text:style-name="P1">--------------------------------------------------------------------------------------</text:p>
      <text:p text:style-name="P1">List#29</text:p>
      <text:p text:style-name="P1"/>
      <text:p text:style-name="P1">Value <text:s/>Name</text:p>
      <text:p text:style-name="P1">--------------------------------------------------------------------------------------</text:p>
      <text:p text:style-name="P1"><text:s text:c="4"/>0 <text:s/>ALL THE TIME <text:s/></text:p>
      <text:p text:style-name="P1"><text:s text:c="4"/>1 <text:s/>SYNC ONLY <text:s text:c="4"/></text:p>
      <text:p text:style-name="P1"/>
      <text:p text:style-name="P1">--------------------------------------------------------------------------------------</text:p>
      <text:p text:style-name="P1">List#30</text:p>
      <text:p text:style-name="P1"/>
      <text:p text:style-name="P1">Value <text:s/>Name</text:p>
      <text:p text:style-name="P1">--------------------------------------------------------------------------------------</text:p>
      <text:p text:style-name="P1"><text:s text:c="4"/>0 <text:s/>DISABLED <text:s text:c="5"/></text:p>
      <text:p text:style-name="P1"><text:s text:c="4"/>1 <text:s/>DATA-ANA <text:s text:c="5"/></text:p>
      <text:p text:style-name="P1"><text:s text:c="4"/>2 <text:s/>DATA-GSM <text:s text:c="5"/></text:p>
      <text:p text:style-name="P1"><text:s text:c="4"/>3 <text:s/>DATA-ISDN <text:s text:c="4"/></text:p>
      <text:p text:style-name="P1"><text:s text:c="4"/>4 <text:s/>DATA-CDMA <text:s text:c="4"/></text:p>
      <text:p text:style-name="P1"><text:s text:c="4"/>5 <text:s/>SMS-GSM <text:s text:c="6"/></text:p>
      <text:p text:style-name="P1"><text:s text:c="4"/>6 <text:s/>SMS-CDMA <text:s text:c="5"/></text:p>
      <text:p text:style-name="P1"><text:s text:c="4"/>7 <text:s/>IB-E-MAIL <text:s text:c="4"/></text:p>
      <text:p text:style-name="P1"><text:s text:c="4"/>8 <text:s/>IB-EML-SMS <text:s text:c="3"/></text:p>
      <text:p text:style-name="P1"/>
      <text:p text:style-name="P1">--------------------------------------------------------------------------------------</text:p>
      <text:p text:style-name="P1">List#31</text:p>
      <text:p text:style-name="P1"/>
      <text:p text:style-name="P1">Value <text:s/>Name</text:p>
      <text:p text:style-name="P1">--------------------------------------------------------------------------------------</text:p>
      <text:p text:style-name="P1"><text:s text:c="4"/>0 <text:s/>OFF <text:s text:c="10"/></text:p>
      <text:p text:style-name="P1"><text:s text:c="4"/>1 <text:s/>ON <text:s text:c="11"/></text:p>
      <text:p text:style-name="P1"/>
      <text:p text:style-name="P1">--------------------------------------------------------------------------------------</text:p>
      <text:p text:style-name="P1">List#32</text:p>
      <text:p text:style-name="P1"/>
      <text:p text:style-name="P1">Value <text:s/>Name</text:p>
      <text:p text:style-name="P1">--------------------------------------------------------------------------------------</text:p>
      <text:p text:style-name="P1"><text:soft-page-break/><text:s text:c="4"/>0 <text:s/>DISABLED <text:s text:c="5"/></text:p>
      <text:p text:style-name="P1"><text:s text:c="4"/>1 <text:s/>ENGINE RUNNING</text:p>
      <text:p text:style-name="P1"><text:s text:c="4"/>2 <text:s/>ALWAYS <text:s text:c="7"/></text:p>
      <text:p text:style-name="P1"/>
      <text:p text:style-name="P1">--------------------------------------------------------------------------------------</text:p>
      <text:p text:style-name="P1">List#33</text:p>
      <text:p text:style-name="P1"/>
      <text:p text:style-name="P1">Value <text:s/>Name</text:p>
      <text:p text:style-name="P1">--------------------------------------------------------------------------------------</text:p>
      <text:p text:style-name="P1"><text:s text:c="4"/>0 <text:s/>EACH <text:s text:c="9"/></text:p>
      <text:p text:style-name="P1"><text:s text:c="4"/>1 <text:s/>COMMON <text:s text:c="7"/></text:p>
      <text:p text:style-name="P1"/>
      <text:p text:style-name="P1">--------------------------------------------------------------------------------------</text:p>
      <text:p text:style-name="P1">List#34</text:p>
      <text:p text:style-name="P1"/>
      <text:p text:style-name="P1">Value <text:s/>Name</text:p>
      <text:p text:style-name="P1">--------------------------------------------------------------------------------------</text:p>
      <text:p text:style-name="P1"><text:s text:c="4"/>0 <text:s/>STOP <text:s text:c="9"/></text:p>
      <text:p text:style-name="P1"><text:s text:c="4"/>1 <text:s/>INFIN COOLING </text:p>
      <text:p text:style-name="P1"/>
      <text:p text:style-name="P1">--------------------------------------------------------------------------------------</text:p>
      <text:p text:style-name="P1">List#35</text:p>
      <text:p text:style-name="P1"/>
      <text:p text:style-name="P1">Value <text:s/>Name</text:p>
      <text:p text:style-name="P1">--------------------------------------------------------------------------------------</text:p>
      <text:p text:style-name="P1"><text:s text:c="4"/>0 <text:s/>DISABLE <text:s text:c="6"/></text:p>
      <text:p text:style-name="P1"><text:s text:c="4"/>1 <text:s/>ISLAND ONLY <text:s text:c="2"/></text:p>
      <text:p text:style-name="P1"><text:s text:c="4"/>2 <text:s/>ISL+TRIP PARAL</text:p>
      <text:p text:style-name="P1"><text:s text:c="4"/>3 <text:s/>ALL THE TIME <text:s/></text:p>
      <text:p text:style-name="P1"/>
      <text:p text:style-name="P1">--------------------------------------------------------------------------------------</text:p>
      <text:p text:style-name="P1">Timer-L#36</text:p>
      <text:p text:style-name="P1"/>
      <text:p text:style-name="P1">Value <text:s/>Name</text:p>
      <text:p text:style-name="P1">--------------------------------------------------------------------------------------</text:p>
      <text:p text:style-name="P1"><text:s text:c="4"/>0 <text:s/>OFF <text:s text:c="10"/></text:p>
      <text:p text:style-name="P1"><text:s text:c="4"/>1 <text:s/>ONCE <text:s text:c="9"/></text:p>
      <text:p text:style-name="P1"><text:s text:c="4"/>2 <text:s/>DAILY <text:s text:c="8"/></text:p>
      <text:p text:style-name="P1"><text:s text:c="4"/>3 <text:s/>WEEKLY <text:s text:c="7"/></text:p>
      <text:p text:style-name="P1"><text:s text:c="4"/>4 <text:s/>MONTHLY <text:s text:c="6"/></text:p>
      <text:p text:style-name="P1"><text:s text:c="4"/>5 <text:s/>MONTHLY <text:s text:c="6"/></text:p>
      <text:p text:style-name="P1"><text:s text:c="4"/>6 <text:s/>PERIOD <text:s text:c="7"/></text:p>
      <text:p text:style-name="P1"><text:s text:c="4"/>7 <text:s/>N/A <text:s text:c="10"/></text:p>
      <text:p text:style-name="P1"/>
      <text:p text:style-name="P1"/>
      <text:p text:style-name="P1">Timer Type Meaning</text:p>
      <text:p text:style-name="P1"/>
      <text:p text:style-name="P1">Common part (in all modes):</text:p>
      <text:p text:style-name="P1"><text:s text:c="2"/>Bits <text:s/>0- 6: Year (offset from 2000 =&gt; 2000-2127)</text:p>
      <text:p text:style-name="P1"><text:s text:c="2"/>Bits <text:s/>7-10: Month (1-12)</text:p>
      <text:p text:style-name="P1"><text:s text:c="2"/>Bits 11-15: Day (1-31)</text:p>
      <text:p text:style-name="P1"><text:s text:c="2"/>Bits 16-31: Time (number of minutes from midnight =&gt; 0-1439)</text:p>
      <text:p text:style-name="P1"><text:s text:c="4"/>Year,Month,Day,Time = first start of timer (N/A in OFF mode)</text:p>
      <text:p text:style-name="P1"><text:s text:c="2"/>Bits 32-44: Duration (in minutes =&gt; 1-1439) (N/A in OFF mode)</text:p>
      <text:p text:style-name="P1"><text:s text:c="2"/>Bits 45-47: Mode</text:p>
      <text:p text:style-name="P1"><text:s text:c="4"/>0 = OFF</text:p>
      <text:p text:style-name="P1"><text:s text:c="4"/>1 = Once</text:p>
      <text:p text:style-name="P1"><text:s text:c="4"/>2 = Daily</text:p>
      <text:p text:style-name="P1"><text:s text:c="4"/>3 = Weekly</text:p>
      <text:p text:style-name="P1"><text:s text:c="4"/>4 = Monthly</text:p>
      <text:p text:style-name="P1"><text:s text:c="4"/>5 = Monthly (in day of week)</text:p>
      <text:p text:style-name="P1"><text:s text:c="4"/>6 = Period</text:p>
      <text:p text:style-name="P1"><text:s text:c="4"/>7 = N/A (OFF)</text:p>
      <text:p text:style-name="P1"/>
      <text:p text:style-name="P1">In OFF, Once, N/A mode:</text:p>
      <text:p text:style-name="P1"><text:s text:c="2"/>Bits 48-63: N/A</text:p>
      <text:p text:style-name="P1"/>
      <text:p text:style-name="P1">In Daily Mode:</text:p>
      <text:p text:style-name="P1"><text:s text:c="2"/>Bits 48-57: Repeat period (in days =&gt; 1-1023)</text:p>
      <text:p text:style-name="P1"><text:s text:c="2"/>Bits 58-59: Weekend mode:</text:p>
      <text:p text:style-name="P1"><text:s text:c="4"/>0 = including weekend days</text:p>
      <text:p text:style-name="P1"><text:s text:c="4"/>1 = except weekend days</text:p>
      <text:p text:style-name="P1"><text:s text:c="4"/>2 = postpone weekend days (to Monday)</text:p>
      <text:p text:style-name="P1"><text:s text:c="4"/>3 = N/A</text:p>
      <text:p text:style-name="P1"><text:s text:c="2"/>Bits 60-63: N/A</text:p>
      <text:p text:style-name="P1"/>
      <text:p text:style-name="P1">In Weekly Mode:</text:p>
      <text:p text:style-name="P1"><text:s text:c="2"/>Bits 48-53: Repeat period (in weeks =&gt; 1-63)</text:p>
      <text:p text:style-name="P1"><text:s text:c="2"/>Bit <text:s text:c="4"/>54: on Monday</text:p>
      <text:p text:style-name="P1"><text:s text:c="2"/>Bit <text:s text:c="4"/>55: on Tuesday</text:p>
      <text:p text:style-name="P1"><text:soft-page-break/><text:s text:c="2"/>Bit <text:s text:c="4"/>56: on Wednesday</text:p>
      <text:p text:style-name="P1"><text:s text:c="2"/>Bit <text:s text:c="4"/>57: on Thursday</text:p>
      <text:p text:style-name="P1"><text:s text:c="2"/>Bit <text:s text:c="4"/>58: on Friday</text:p>
      <text:p text:style-name="P1"><text:s text:c="2"/>Bit <text:s text:c="4"/>59: on Saturday</text:p>
      <text:p text:style-name="P1"><text:s text:c="2"/>Bit <text:s text:c="4"/>60: on Sunday</text:p>
      <text:p text:style-name="P1"><text:s text:c="2"/>Bits 61-63: N/A</text:p>
      <text:p text:style-name="P1"/>
      <text:p text:style-name="P1">In Monthly Mode:</text:p>
      <text:p text:style-name="P1"><text:s text:c="2"/>Bits 48-51: Repeat period (in months =&gt; 1-15)</text:p>
      <text:p text:style-name="P1"><text:s text:c="2"/>Bits 52-56: Number of day in month (1-31)</text:p>
      <text:p text:style-name="P1"><text:s text:c="2"/>Bits 57-63: N/A</text:p>
      <text:p text:style-name="P1"/>
      <text:p text:style-name="P1">In Monthly (in day of week) Mode:</text:p>
      <text:p text:style-name="P1"><text:s text:c="2"/>Bits 48-51: Repeat period (in months =&gt; 1-15)</text:p>
      <text:p text:style-name="P1"><text:s text:c="2"/>Bits 52-54: Number of week in month (1-5)</text:p>
      <text:p text:style-name="P1"><text:s text:c="2"/>Bits 55-56: N/A</text:p>
      <text:p text:style-name="P1"><text:s text:c="2"/>Bit <text:s text:c="4"/>57: on Monday</text:p>
      <text:p text:style-name="P1"><text:s text:c="2"/>Bit <text:s text:c="4"/>58: on Tuesday</text:p>
      <text:p text:style-name="P1"><text:s text:c="2"/>Bit <text:s text:c="4"/>59: on Wednesday</text:p>
      <text:p text:style-name="P1"><text:s text:c="2"/>Bit <text:s text:c="4"/>60: on Thursday</text:p>
      <text:p text:style-name="P1"><text:s text:c="2"/>Bit <text:s text:c="4"/>61: on Friday</text:p>
      <text:p text:style-name="P1"><text:s text:c="2"/>Bit <text:s text:c="4"/>62: on Saturday</text:p>
      <text:p text:style-name="P1"><text:s text:c="2"/>Bit <text:s text:c="4"/>63: on Sunday</text:p>
      <text:p text:style-name="P1"><text:s text:c="4"/>Note: currently only one day of week can be selected.</text:p>
      <text:p text:style-name="P1"><text:s text:c="4"/>Please refer to manual.</text:p>
      <text:p text:style-name="P1"/>
      <text:p text:style-name="P1">In Period Mode:</text:p>
      <text:p text:style-name="P1"><text:s text:c="2"/>Bits 48-63: Repeat period (in minutes =&gt; 1-65535)</text:p>
      <text:p text:style-name="P1"/>
      <text:p text:style-name="P1"/>
      <text:p text:style-name="P1">--------------------------------------------------------------------------------------</text:p>
      <text:p text:style-name="P1">List#37</text:p>
      <text:p text:style-name="P1"/>
      <text:p text:style-name="P1">Value <text:s/>Name</text:p>
      <text:p text:style-name="P1">--------------------------------------------------------------------------------------</text:p>
      <text:p text:style-name="P1"><text:s text:c="4"/>0 <text:s/>MANUAL <text:s text:c="7"/></text:p>
      <text:p text:style-name="P1"><text:s text:c="4"/>1 <text:s/>AUTOMATIC <text:s text:c="4"/></text:p>
      <text:p text:style-name="P1"/>
      <text:p text:style-name="P1">--------------------------------------------------------------------------------------</text:p>
      <text:p text:style-name="P1">List#38</text:p>
      <text:p text:style-name="P1"/>
      <text:p text:style-name="P1">Value <text:s/>Name</text:p>
      <text:p text:style-name="P1">--------------------------------------------------------------------------------------</text:p>
      <text:p text:style-name="P1"><text:s text:c="4"/>0 <text:s/>DISABLED <text:s text:c="5"/></text:p>
      <text:p text:style-name="P1"><text:s text:c="4"/>1 <text:s/>ENABLED <text:s text:c="6"/></text:p>
      <text:p text:style-name="P1"/>
      <text:p text:style-name="P1">--------------------------------------------------------------------------------------</text:p>
      <text:p text:style-name="P1">List#39</text:p>
      <text:p text:style-name="P1"/>
      <text:p text:style-name="P1">Value <text:s/>Name</text:p>
      <text:p text:style-name="P1">--------------------------------------------------------------------------------------</text:p>
      <text:p text:style-name="P1"><text:s text:c="4"/>0 <text:s/>Up/Dn <text:s text:c="8"/></text:p>
      <text:p text:style-name="P1"><text:s text:c="4"/>1 <text:s/>Analog <text:s text:c="7"/></text:p>
      <text:p text:style-name="P1"><text:s text:c="4"/>2 <text:s/>Outputs <text:s text:c="6"/></text:p>
      <text:p text:style-name="P1"/>
      <text:p text:style-name="P1">--------------------------------------------------------------------------------------</text:p>
      <text:p text:style-name="P1">List#40</text:p>
      <text:p text:style-name="P1"/>
      <text:p text:style-name="P1">Value <text:s/>Name</text:p>
      <text:p text:style-name="P1">--------------------------------------------------------------------------------------</text:p>
      <text:p text:style-name="P1"><text:s text:c="4"/>0 <text:s/>ProxSens0 <text:s text:c="4"/></text:p>
      <text:p text:style-name="P1"><text:s text:c="4"/>1 <text:s/>ProxSens100 <text:s text:c="2"/></text:p>
      <text:p text:style-name="P1"><text:s text:c="4"/>2 <text:s/>ProxSens0+100 </text:p>
      <text:p text:style-name="P1"><text:s text:c="4"/>3 <text:s/>MechEnd0 <text:s text:c="5"/></text:p>
      <text:p text:style-name="P1"><text:s text:c="4"/>4 <text:s/>MechEnd100 <text:s text:c="3"/></text:p>
      <text:p text:style-name="P1"><text:s text:c="4"/>5 <text:s/>ProxSens+LimSw</text:p>
      <text:p text:style-name="P1"><text:s text:c="4"/>6 <text:s/>No calibration</text:p>
      <text:p text:style-name="P1"/>
      <text:p text:style-name="P1">--------------------------------------------------------------------------------------</text:p>
      <text:p text:style-name="P1">List#41</text:p>
      <text:p text:style-name="P1"/>
      <text:p text:style-name="P1">Value <text:s/>Name</text:p>
      <text:p text:style-name="P1">--------------------------------------------------------------------------------------</text:p>
      <text:p text:style-name="P1"><text:s text:c="4"/>0 <text:s/>UP <text:s text:c="11"/></text:p>
      <text:p text:style-name="P1"><text:s text:c="4"/>1 <text:s/>DOWN <text:s text:c="9"/></text:p>
      <text:p text:style-name="P1"/>
      <text:p text:style-name="P1">--------------------------------------------------------------------------------------</text:p>
      <text:p text:style-name="P1">List#42</text:p>
      <text:p text:style-name="P1"/>
      <text:p text:style-name="P1">Value <text:s/>Name</text:p>
      <text:p text:style-name="P1"><text:soft-page-break/>--------------------------------------------------------------------------------------</text:p>
      <text:p text:style-name="P1"><text:s text:c="4"/>0 <text:s/>DISABLED <text:s text:c="5"/></text:p>
      <text:p text:style-name="P1"><text:s text:c="4"/>1 <text:s/>ENA-FIX <text:s text:c="6"/></text:p>
      <text:p text:style-name="P1"><text:s text:c="4"/>2 <text:s/>ENA-STEP <text:s text:c="5"/></text:p>
      <text:p text:style-name="P1"/>
      <text:p text:style-name="P1">--------------------------------------------------------------------------------------</text:p>
      <text:p text:style-name="P1">List#43</text:p>
      <text:p text:style-name="P1"/>
      <text:p text:style-name="P1">Value <text:s/>Name</text:p>
      <text:p text:style-name="P1">--------------------------------------------------------------------------------------</text:p>
      <text:p text:style-name="P1"><text:s text:c="4"/>0 <text:s/>DISABLED <text:s text:c="5"/></text:p>
      <text:p text:style-name="P1"><text:s text:c="4"/>1 <text:s/>ENA-FIX <text:s text:c="6"/></text:p>
      <text:p text:style-name="P1"><text:s text:c="4"/>2 <text:s/>ENA-STEP <text:s text:c="5"/></text:p>
      <text:p text:style-name="P1"/>
      <text:p text:style-name="P1"/>
      <text:p text:style-name="P1">======================================================================================</text:p>
      <text:p text:style-name="P1">Binary# Types Meaning</text:p>
      <text:p text:style-name="P1">======================================================================================</text:p>
      <text:p text:style-name="P1"/>
      <text:p text:style-name="P1">--------------------------------------------------------------------------------------</text:p>
      <text:p text:style-name="P1">Binary#1</text:p>
      <text:p text:style-name="P1"/>
      <text:p text:style-name="P1">Bit <text:s/>Name</text:p>
      <text:p text:style-name="P1">--------------------------------------------------------------------------------------</text:p>
      <text:p text:style-name="P1"><text:s text:c="2"/>0 <text:s/>Smoke Detect C</text:p>
      <text:p text:style-name="P1"><text:s text:c="2"/>1 <text:s/>Ext Start/Stop</text:p>
      <text:p text:style-name="P1"><text:s text:c="2"/>2 <text:s/>Emergency Stop</text:p>
      <text:p text:style-name="P1"><text:s text:c="2"/>3 <text:s/>Status GCB <text:s text:c="3"/></text:p>
      <text:p text:style-name="P1"><text:s text:c="2"/>4 <text:s/>GenOver-Curr <text:s/></text:p>
      <text:p text:style-name="P1"><text:s text:c="2"/>5 <text:s/>Fuel Pres Low </text:p>
      <text:p text:style-name="P1"><text:s text:c="2"/>6 <text:s/>Leakage <text:s text:c="6"/></text:p>
      <text:p text:style-name="P1"><text:s text:c="2"/>7 <text:s/>Low Press Oil </text:p>
      <text:p text:style-name="P1"><text:s text:c="2"/>8 <text:s/>LowLevel Oil <text:s/></text:p>
      <text:p text:style-name="P1"><text:s text:c="2"/>9 <text:s/>RES-BB-BI10 <text:s text:c="2"/></text:p>
      <text:p text:style-name="P1"><text:s/>10 <text:s/>RES-BB-BI11 <text:s text:c="2"/></text:p>
      <text:p text:style-name="P1"><text:s/>11 <text:s/>RES-BB-BI12 <text:s text:c="2"/></text:p>
      <text:p text:style-name="P1"><text:s/>12 <text:s/>RES-BB-BI13 <text:s text:c="2"/></text:p>
      <text:p text:style-name="P1"><text:s/>13 <text:s/>RES-BB-BI14 <text:s text:c="2"/></text:p>
      <text:p text:style-name="P1"><text:s/>14 <text:s/>RES-BB-BI15 <text:s text:c="2"/></text:p>
      <text:p text:style-name="P1"><text:s/>15 <text:s/>Status MCB <text:s text:c="3"/></text:p>
      <text:p text:style-name="P1"/>
      <text:p text:style-name="P1">--------------------------------------------------------------------------------------</text:p>
      <text:p text:style-name="P1">Binary#2</text:p>
      <text:p text:style-name="P1"/>
      <text:p text:style-name="P1">Bit <text:s/>Name</text:p>
      <text:p text:style-name="P1">--------------------------------------------------------------------------------------</text:p>
      <text:p text:style-name="P1"><text:s text:c="2"/>0 <text:s/>RES-PTM1BI1 <text:s text:c="2"/></text:p>
      <text:p text:style-name="P1"><text:s text:c="2"/>1 <text:s/>RES-PTM1BI2 <text:s text:c="2"/></text:p>
      <text:p text:style-name="P1"><text:s text:c="2"/>2 <text:s/>RES-PTM1BI3 <text:s text:c="2"/></text:p>
      <text:p text:style-name="P1"><text:s text:c="2"/>3 <text:s/>RES-PTM1BI4 <text:s text:c="2"/></text:p>
      <text:p text:style-name="P1"><text:s text:c="2"/>4 <text:s/>RES-PTM1BI5 <text:s text:c="2"/></text:p>
      <text:p text:style-name="P1"><text:s text:c="2"/>5 <text:s/>RES-PTM1BI6 <text:s text:c="2"/></text:p>
      <text:p text:style-name="P1"><text:s text:c="2"/>6 <text:s/>RES-PTM1BI7 <text:s text:c="2"/></text:p>
      <text:p text:style-name="P1"><text:s text:c="2"/>7 <text:s/>RES-PTM1BI8 <text:s text:c="2"/></text:p>
      <text:p text:style-name="P1"/>
      <text:p text:style-name="P1">--------------------------------------------------------------------------------------</text:p>
      <text:p text:style-name="P1">Binary#3</text:p>
      <text:p text:style-name="P1"/>
      <text:p text:style-name="P1">Bit <text:s/>Name</text:p>
      <text:p text:style-name="P1">--------------------------------------------------------------------------------------</text:p>
      <text:p text:style-name="P1"><text:s text:c="2"/>0 <text:s/>Starter <text:s text:c="6"/></text:p>
      <text:p text:style-name="P1"><text:s text:c="2"/>1 <text:s/>RPM Regulator </text:p>
      <text:p text:style-name="P1"><text:s text:c="2"/>2 <text:s/>FuelSolenoid 1</text:p>
      <text:p text:style-name="P1"><text:s text:c="2"/>3 <text:s/>GCB close/open</text:p>
      <text:p text:style-name="P1"><text:s text:c="2"/>4 <text:s/>Failure <text:s text:c="6"/></text:p>
      <text:p text:style-name="P1"><text:s text:c="2"/>5 <text:s/>Engine Run BO </text:p>
      <text:p text:style-name="P1"><text:s text:c="2"/>6 <text:s/>Pumps Island <text:s/></text:p>
      <text:p text:style-name="P1"><text:s text:c="2"/>7 <text:s/>Pumps Paralel </text:p>
      <text:p text:style-name="P1"><text:s text:c="2"/>8 <text:s/>Probe Heating </text:p>
      <text:p text:style-name="P1"><text:s text:c="2"/>9 <text:s/>Mains Fail <text:s text:c="3"/></text:p>
      <text:p text:style-name="P1"><text:s/>10 <text:s/>Reg S.C.Servo+</text:p>
      <text:p text:style-name="P1"><text:s/>11 <text:s/>Reg S.C.Servo-</text:p>
      <text:p text:style-name="P1"><text:s/>12 <text:s/>FuelSolen Fail</text:p>
      <text:p text:style-name="P1"><text:s/>13 <text:s/>Common Wrn <text:s text:c="3"/></text:p>
      <text:p text:style-name="P1"><text:s/>14 <text:s/>Gen Breaker MX</text:p>
      <text:p text:style-name="P1"><text:s/>15 <text:s/>MCB Blocking <text:s/></text:p>
      <text:p text:style-name="P1"/>
      <text:p text:style-name="P1">--------------------------------------------------------------------------------------</text:p>
      <text:p text:style-name="P1">Binary#4</text:p>
      <text:p text:style-name="P1"/>
      <text:p text:style-name="P1"><text:soft-page-break/>Bit <text:s/>Name</text:p>
      <text:p text:style-name="P1">--------------------------------------------------------------------------------------</text:p>
      <text:p text:style-name="P1"><text:s text:c="2"/>0 <text:s/>CKPS-0 <text:s text:c="7"/></text:p>
      <text:p text:style-name="P1"><text:s text:c="2"/>1 <text:s/>CPMS-0 <text:s text:c="7"/></text:p>
      <text:p text:style-name="P1"><text:s text:c="2"/>2 <text:s/>CanSetEnable-0</text:p>
      <text:p text:style-name="P1"><text:s text:c="2"/>3 <text:s/>Firing-0 <text:s text:c="5"/></text:p>
      <text:p text:style-name="P1"><text:s text:c="2"/>4 <text:s/>Selftest-0 <text:s text:c="3"/></text:p>
      <text:p text:style-name="P1"><text:s text:c="2"/>5 <text:s/>ECU Comm OK-0 </text:p>
      <text:p text:style-name="P1"><text:s text:c="2"/>6 <text:s/>AmberWrnLamp-0</text:p>
      <text:p text:style-name="P1"><text:s text:c="2"/>7 <text:s/>RedStopLamp-0 </text:p>
      <text:p text:style-name="P1"/>
      <text:p text:style-name="P1">--------------------------------------------------------------------------------------</text:p>
      <text:p text:style-name="P1">Binary#5</text:p>
      <text:p text:style-name="P1"/>
      <text:p text:style-name="P1">Bit <text:s/>Name</text:p>
      <text:p text:style-name="P1">--------------------------------------------------------------------------------------</text:p>
      <text:p text:style-name="P1"><text:s text:c="2"/>0 <text:s/>CKPS-1 <text:s text:c="7"/></text:p>
      <text:p text:style-name="P1"><text:s text:c="2"/>1 <text:s/>CPMS-1 <text:s text:c="7"/></text:p>
      <text:p text:style-name="P1"><text:s text:c="2"/>2 <text:s/>CanSetEnable-1</text:p>
      <text:p text:style-name="P1"><text:s text:c="2"/>3 <text:s/>Firing-1 <text:s text:c="5"/></text:p>
      <text:p text:style-name="P1"><text:s text:c="2"/>4 <text:s/>Selftest-1 <text:s text:c="3"/></text:p>
      <text:p text:style-name="P1"><text:s text:c="2"/>5 <text:s/>ECU Comm OK-1 </text:p>
      <text:p text:style-name="P1"><text:s text:c="2"/>6 <text:s/>AmberWrnLamp-1</text:p>
      <text:p text:style-name="P1"><text:s text:c="2"/>7 <text:s/>RedStopLamp-1 </text:p>
      <text:p text:style-name="P1"/>
      <text:p text:style-name="P1">--------------------------------------------------------------------------------------</text:p>
      <text:p text:style-name="P1">Binary#6</text:p>
      <text:p text:style-name="P1"/>
      <text:p text:style-name="P1">Bit <text:s/>Name</text:p>
      <text:p text:style-name="P1">--------------------------------------------------------------------------------------</text:p>
      <text:p text:style-name="P1"><text:s text:c="2"/>0 <text:s/>Ignition <text:s text:c="5"/></text:p>
      <text:p text:style-name="P1"><text:s text:c="2"/>1 <text:s/>ECU-BOUT 2 <text:s text:c="3"/></text:p>
      <text:p text:style-name="P1"><text:s text:c="2"/>2 <text:s/>ECU-BOUT 3 <text:s text:c="3"/></text:p>
      <text:p text:style-name="P1"><text:s text:c="2"/>3 <text:s/>ECU-BOUT 4 <text:s text:c="3"/></text:p>
      <text:p text:style-name="P1"><text:s text:c="2"/>4 <text:s/>ECU-BOUT 5 <text:s text:c="3"/></text:p>
      <text:p text:style-name="P1"><text:s text:c="2"/>5 <text:s/>ECU-BOUT 6 <text:s text:c="3"/></text:p>
      <text:p text:style-name="P1"><text:s text:c="2"/>6 <text:s/>ECU-BOUT 7 <text:s text:c="3"/></text:p>
      <text:p text:style-name="P1"><text:s text:c="2"/>7 <text:s/>ECU-BOUT 8 <text:s text:c="3"/></text:p>
      <text:p text:style-name="P1"/>
      <text:p text:style-name="P1">--------------------------------------------------------------------------------------</text:p>
      <text:p text:style-name="P1">Binary#7</text:p>
      <text:p text:style-name="P1"/>
      <text:p text:style-name="P1">Bit <text:s/>Name</text:p>
      <text:p text:style-name="P1">--------------------------------------------------------------------------------------</text:p>
      <text:p text:style-name="P1"><text:s text:c="2"/>0 <text:s/>ECU-BOUT 9 <text:s text:c="3"/></text:p>
      <text:p text:style-name="P1"><text:s text:c="2"/>1 <text:s/>ECU-BOUT 10 <text:s text:c="2"/></text:p>
      <text:p text:style-name="P1"><text:s text:c="2"/>2 <text:s/>ECU-BOUT 11 <text:s text:c="2"/></text:p>
      <text:p text:style-name="P1"><text:s text:c="2"/>3 <text:s/>ECU-BOUT 12 <text:s text:c="2"/></text:p>
      <text:p text:style-name="P1"><text:s text:c="2"/>4 <text:s/>ECU-BOUT 13 <text:s text:c="2"/></text:p>
      <text:p text:style-name="P1"><text:s text:c="2"/>5 <text:s/>ECU-BOUT 14 <text:s text:c="2"/></text:p>
      <text:p text:style-name="P1"><text:s text:c="2"/>6 <text:s/>ECU-BOUT 15 <text:s text:c="2"/></text:p>
      <text:p text:style-name="P1"><text:s text:c="2"/>7 <text:s/>ECU-BOUT 16 <text:s text:c="2"/></text:p>
      <text:p text:style-name="P1"/>
      <text:p text:style-name="P1">--------------------------------------------------------------------------------------</text:p>
      <text:p text:style-name="P1">Binary#8</text:p>
      <text:p text:style-name="P1"/>
      <text:p text:style-name="P1">Bit <text:s/>Name</text:p>
      <text:p text:style-name="P1">--------------------------------------------------------------------------------------</text:p>
      <text:p text:style-name="P1"><text:s text:c="2"/>0 <text:s/>Starter <text:s text:c="6"/></text:p>
      <text:p text:style-name="P1"><text:s text:c="2"/>1 <text:s/>Fuel solenoid </text:p>
      <text:p text:style-name="P1"><text:s text:c="2"/>2 <text:s/>FuelSolPulse <text:s/></text:p>
      <text:p text:style-name="P1"><text:s text:c="2"/>3 <text:s/>Prestart <text:s text:c="5"/></text:p>
      <text:p text:style-name="P1"><text:s text:c="2"/>4 <text:s/>Alarm <text:s text:c="8"/></text:p>
      <text:p text:style-name="P1"><text:s text:c="2"/>5 <text:s/>Horn <text:s text:c="9"/></text:p>
      <text:p text:style-name="P1"><text:s text:c="2"/>6 <text:s/>CommonAlLev 1 </text:p>
      <text:p text:style-name="P1"><text:s text:c="2"/>7 <text:s/>CommonAlLev 2 </text:p>
      <text:p text:style-name="P1"><text:s text:c="2"/>8 <text:s/>Cooling pump <text:s/></text:p>
      <text:p text:style-name="P1"><text:s text:c="2"/>9 <text:s/>GCB close/open</text:p>
      <text:p text:style-name="P1"><text:s/>10 <text:s/>GCB ON coil <text:s text:c="2"/></text:p>
      <text:p text:style-name="P1"><text:s/>11 <text:s/>GCB OFF coil <text:s/></text:p>
      <text:p text:style-name="P1"><text:s/>12 <text:s/>GCB UV coil <text:s text:c="2"/></text:p>
      <text:p text:style-name="P1"><text:s/>13 <text:s/>MCB close/open</text:p>
      <text:p text:style-name="P1"><text:s/>14 <text:s/>MCB ON coil <text:s text:c="2"/></text:p>
      <text:p text:style-name="P1"><text:s/>15 <text:s/>MCB OFF coil <text:s/></text:p>
      <text:p text:style-name="P1"/>
      <text:p text:style-name="P1">--------------------------------------------------------------------------------------</text:p>
      <text:p text:style-name="P1">Binary#9</text:p>
      <text:p text:style-name="P1"/>
      <text:p text:style-name="P1">Bit <text:s/>Name</text:p>
      <text:p text:style-name="P1">--------------------------------------------------------------------------------------</text:p>
      <text:p text:style-name="P1"><text:soft-page-break/><text:s text:c="2"/>0 <text:s/>MCB UV coil <text:s text:c="2"/></text:p>
      <text:p text:style-name="P1"><text:s text:c="2"/>1 <text:s/>Stop solenoid </text:p>
      <text:p text:style-name="P1"><text:s text:c="2"/>2 <text:s/>Stop pulse <text:s text:c="3"/></text:p>
      <text:p text:style-name="P1"><text:s text:c="2"/>3 <text:s/>Reserved <text:s text:c="5"/></text:p>
      <text:p text:style-name="P1"><text:s text:c="2"/>4 <text:s/>Reserved <text:s text:c="5"/></text:p>
      <text:p text:style-name="P1"><text:s text:c="2"/>5 <text:s/>Reserved <text:s text:c="5"/></text:p>
      <text:p text:style-name="P1"><text:s text:c="2"/>6 <text:s/>Reserved <text:s text:c="5"/></text:p>
      <text:p text:style-name="P1"><text:s text:c="2"/>7 <text:s/>Reserved <text:s text:c="5"/></text:p>
      <text:p text:style-name="P1"><text:s text:c="2"/>8 <text:s/>Reserved <text:s text:c="5"/></text:p>
      <text:p text:style-name="P1"><text:s text:c="2"/>9 <text:s/>Speed up <text:s text:c="5"/></text:p>
      <text:p text:style-name="P1"><text:s/>10 <text:s/>Speed dn <text:s text:c="5"/></text:p>
      <text:p text:style-name="P1"><text:s/>11 <text:s/>AVR up <text:s text:c="7"/></text:p>
      <text:p text:style-name="P1"><text:s/>12 <text:s/>AVR dn <text:s text:c="7"/></text:p>
      <text:p text:style-name="P1"><text:s/>13 <text:s/>kWh pulses <text:s text:c="3"/></text:p>
      <text:p text:style-name="P1"><text:s/>14 <text:s/>CommActive <text:s text:c="3"/></text:p>
      <text:p text:style-name="P1"><text:s/>15 <text:s/>WrongPhSeq <text:s text:c="3"/></text:p>
      <text:p text:style-name="P1"/>
      <text:p text:style-name="P1">--------------------------------------------------------------------------------------</text:p>
      <text:p text:style-name="P1">Binary#10</text:p>
      <text:p text:style-name="P1"/>
      <text:p text:style-name="P1">Bit <text:s/>Name</text:p>
      <text:p text:style-name="P1">--------------------------------------------------------------------------------------</text:p>
      <text:p text:style-name="P1"><text:s text:c="2"/>0 <text:s/>Vgen &lt;&gt; <text:s text:c="6"/></text:p>
      <text:p text:style-name="P1"><text:s text:c="2"/>1 <text:s/>Vmains &lt;&gt; <text:s text:c="4"/></text:p>
      <text:p text:style-name="P1"><text:s text:c="2"/>2 <text:s/>Overcurrent <text:s text:c="2"/></text:p>
      <text:p text:style-name="P1"><text:s text:c="2"/>3 <text:s/>VectorShiftTrp</text:p>
      <text:p text:style-name="P1"><text:s text:c="2"/>4 <text:s/>VectorShiftAct</text:p>
      <text:p text:style-name="P1"><text:s text:c="2"/>5 <text:s/>Common Wrn <text:s text:c="3"/></text:p>
      <text:p text:style-name="P1"><text:s text:c="2"/>6 <text:s/>Common Sd <text:s text:c="4"/></text:p>
      <text:p text:style-name="P1"><text:s text:c="2"/>7 <text:s/>Common SdOvr <text:s/></text:p>
      <text:p text:style-name="P1"><text:s text:c="2"/>8 <text:s/>Common Stp <text:s text:c="3"/></text:p>
      <text:p text:style-name="P1"><text:s text:c="2"/>9 <text:s/>Common Fls <text:s text:c="3"/></text:p>
      <text:p text:style-name="P1"><text:s/>10 <text:s/>Common LOP <text:s text:c="3"/></text:p>
      <text:p text:style-name="P1"><text:s/>11 <text:s/>Common OfL <text:s text:c="3"/></text:p>
      <text:p text:style-name="P1"><text:s/>12 <text:s/>Common BOC <text:s text:c="3"/></text:p>
      <text:p text:style-name="P1"><text:s/>13 <text:s/>Common MP <text:s text:c="4"/></text:p>
      <text:p text:style-name="P1"><text:s/>14 <text:s/>Common Al <text:s text:c="4"/></text:p>
      <text:p text:style-name="P1"><text:s/>15 <text:s/>Common Hst <text:s text:c="3"/></text:p>
      <text:p text:style-name="P1"/>
      <text:p text:style-name="P1">--------------------------------------------------------------------------------------</text:p>
      <text:p text:style-name="P1">Binary#11</text:p>
      <text:p text:style-name="P1"/>
      <text:p text:style-name="P1">Bit <text:s/>Name</text:p>
      <text:p text:style-name="P1">--------------------------------------------------------------------------------------</text:p>
      <text:p text:style-name="P1"><text:s text:c="2"/>0 <text:s/>CommonActLev 1</text:p>
      <text:p text:style-name="P1"><text:s text:c="2"/>1 <text:s/>CommonActLev 2</text:p>
      <text:p text:style-name="P1"><text:s text:c="2"/>2 <text:s/>Alarm flashing</text:p>
      <text:p text:style-name="P1"><text:s text:c="2"/>3 <text:s/>Horn flashing </text:p>
      <text:p text:style-name="P1"><text:s text:c="2"/>4 <text:s/>T cyl differ <text:s/></text:p>
      <text:p text:style-name="P1"><text:s text:c="2"/>5 <text:s/>Ignition <text:s text:c="5"/></text:p>
      <text:p text:style-name="P1"><text:s text:c="2"/>6 <text:s/>Ventilation <text:s text:c="2"/></text:p>
      <text:p text:style-name="P1"><text:s text:c="2"/>7 <text:s/>Idle/Nominal <text:s/></text:p>
      <text:p text:style-name="P1"><text:s text:c="2"/>8 <text:s/>Prelubr pump <text:s/></text:p>
      <text:p text:style-name="P1"><text:s text:c="2"/>9 <text:s/>FltResButnEcho</text:p>
      <text:p text:style-name="P1"><text:s/>10 <text:s/>HornButnEcho <text:s/></text:p>
      <text:p text:style-name="P1"><text:s/>11 <text:s/>StartButnEcho </text:p>
      <text:p text:style-name="P1"><text:s/>12 <text:s/>StopButnEcho <text:s/></text:p>
      <text:p text:style-name="P1"><text:s/>13 <text:s/>GCBButnEcho <text:s text:c="2"/></text:p>
      <text:p text:style-name="P1"><text:s/>14 <text:s/>MCBButnEcho <text:s text:c="2"/></text:p>
      <text:p text:style-name="P1"><text:s/>15 <text:s/>GCB status <text:s text:c="3"/></text:p>
      <text:p text:style-name="P1"/>
      <text:p text:style-name="P1">--------------------------------------------------------------------------------------</text:p>
      <text:p text:style-name="P1">Binary#12</text:p>
      <text:p text:style-name="P1"/>
      <text:p text:style-name="P1">Bit <text:s/>Name</text:p>
      <text:p text:style-name="P1">--------------------------------------------------------------------------------------</text:p>
      <text:p text:style-name="P1"><text:s text:c="2"/>0 <text:s/>MCB status <text:s text:c="3"/></text:p>
      <text:p text:style-name="P1"><text:s text:c="2"/>1 <text:s/>GenParams OK <text:s/></text:p>
      <text:p text:style-name="P1"><text:s text:c="2"/>2 <text:s/>MainsParams OK</text:p>
      <text:p text:style-name="P1"><text:s text:c="2"/>3 <text:s/>Reserved <text:s text:c="5"/></text:p>
      <text:p text:style-name="P1"><text:s text:c="2"/>4 <text:s/>Reserved <text:s text:c="5"/></text:p>
      <text:p text:style-name="P1"><text:s text:c="2"/>5 <text:s/>In synchronism</text:p>
      <text:p text:style-name="P1"><text:s text:c="2"/>6 <text:s/>Reserved <text:s text:c="5"/></text:p>
      <text:p text:style-name="P1"><text:s text:c="2"/>7 <text:s/>Derating 1 act</text:p>
      <text:p text:style-name="P1"><text:s text:c="2"/>8 <text:s/>Derating 2 act</text:p>
      <text:p text:style-name="P1"><text:s text:c="2"/>9 <text:s/>Reserved <text:s text:c="5"/></text:p>
      <text:p text:style-name="P1"><text:s/>10 <text:s/>Neutral CB C/O</text:p>
      <text:p text:style-name="P1"><text:s/>11 <text:s/>ECU PwrRelay <text:s/></text:p>
      <text:p text:style-name="P1"><text:s/>12 <text:s/>ECU comm error</text:p>
      <text:p text:style-name="P1"><text:s/>13 <text:s/>PeriphCommErr </text:p>
      <text:p text:style-name="P1"><text:soft-page-break/><text:s/>14 <text:s/>CtrlHeartBeat </text:p>
      <text:p text:style-name="P1"><text:s/>15 <text:s/>CtrlHBeat FD <text:s/></text:p>
      <text:p text:style-name="P1"/>
      <text:p text:style-name="P1">--------------------------------------------------------------------------------------</text:p>
      <text:p text:style-name="P1">Binary#13</text:p>
      <text:p text:style-name="P1"/>
      <text:p text:style-name="P1">Bit <text:s/>Name</text:p>
      <text:p text:style-name="P1">--------------------------------------------------------------------------------------</text:p>
      <text:p text:style-name="P1"><text:s text:c="2"/>0 <text:s/>LdShed stage 1</text:p>
      <text:p text:style-name="P1"><text:s text:c="2"/>1 <text:s/>LdShed stage 2</text:p>
      <text:p text:style-name="P1"><text:s text:c="2"/>2 <text:s/>LdShed stage 3</text:p>
      <text:p text:style-name="P1"><text:s text:c="2"/>3 <text:s/>TimerAct 1-4 <text:s/></text:p>
      <text:p text:style-name="P1"><text:s text:c="2"/>4 <text:s/>TimerAct 5-8 <text:s/></text:p>
      <text:p text:style-name="P1"><text:s text:c="2"/>5 <text:s/>TimerAct 9-12 </text:p>
      <text:p text:style-name="P1"><text:s text:c="2"/>6 <text:s/>TimerAct 13-16</text:p>
      <text:p text:style-name="P1"><text:s text:c="2"/>7 <text:s/>TimerActiveCom</text:p>
      <text:p text:style-name="P1"><text:s text:c="2"/>8 <text:s/>Off mode <text:s text:c="5"/></text:p>
      <text:p text:style-name="P1"><text:s text:c="2"/>9 <text:s/>Man mode <text:s text:c="5"/></text:p>
      <text:p text:style-name="P1"><text:s/>10 <text:s/>Sem mode <text:s text:c="5"/></text:p>
      <text:p text:style-name="P1"><text:s/>11 <text:s/>Aut mode <text:s text:c="5"/></text:p>
      <text:p text:style-name="P1"><text:s/>12 <text:s/>Test mode <text:s text:c="4"/></text:p>
      <text:p text:style-name="P1"><text:s/>13 <text:s/>Reserved <text:s text:c="5"/></text:p>
      <text:p text:style-name="P1"><text:s/>14 <text:s/>Ready for load</text:p>
      <text:p text:style-name="P1"><text:s/>15 <text:s/>Stand-by ready</text:p>
      <text:p text:style-name="P1"/>
      <text:p text:style-name="P1">--------------------------------------------------------------------------------------</text:p>
      <text:p text:style-name="P1">Binary#14</text:p>
      <text:p text:style-name="P1"/>
      <text:p text:style-name="P1">Bit <text:s/>Name</text:p>
      <text:p text:style-name="P1">--------------------------------------------------------------------------------------</text:p>
      <text:p text:style-name="P1"><text:s text:c="2"/>0 <text:s/>Gen-set active</text:p>
      <text:p text:style-name="P1"><text:s text:c="2"/>1 <text:s/>Operational <text:s text:c="2"/></text:p>
      <text:p text:style-name="P1"><text:s text:c="2"/>2 <text:s/>Ready <text:s text:c="8"/></text:p>
      <text:p text:style-name="P1"><text:s text:c="2"/>3 <text:s/>Not ready <text:s text:c="4"/></text:p>
      <text:p text:style-name="P1"><text:s text:c="2"/>4 <text:s/>CrankProcedure</text:p>
      <text:p text:style-name="P1"><text:s text:c="2"/>5 <text:s/>Starting <text:s text:c="5"/></text:p>
      <text:p text:style-name="P1"><text:s text:c="2"/>6 <text:s/>Idle run <text:s text:c="5"/></text:p>
      <text:p text:style-name="P1"><text:s text:c="2"/>7 <text:s/>Running <text:s text:c="6"/></text:p>
      <text:p text:style-name="P1"><text:s text:c="2"/>8 <text:s/>ForwardSynchro</text:p>
      <text:p text:style-name="P1"><text:s text:c="2"/>9 <text:s/>ReverseSynchro</text:p>
      <text:p text:style-name="P1"><text:s/>10 <text:s/>Warming <text:s text:c="6"/></text:p>
      <text:p text:style-name="P1"><text:s/>11 <text:s/>Soft load <text:s text:c="4"/></text:p>
      <text:p text:style-name="P1"><text:s/>12 <text:s/>Loaded <text:s text:c="7"/></text:p>
      <text:p text:style-name="P1"><text:s/>13 <text:s/>Soft unld <text:s text:c="4"/></text:p>
      <text:p text:style-name="P1"><text:s/>14 <text:s/>Cooling <text:s text:c="6"/></text:p>
      <text:p text:style-name="P1"><text:s/>15 <text:s/>Stopping <text:s text:c="5"/></text:p>
      <text:p text:style-name="P1"/>
      <text:p text:style-name="P1">--------------------------------------------------------------------------------------</text:p>
      <text:p text:style-name="P1">Binary#15</text:p>
      <text:p text:style-name="P1"/>
      <text:p text:style-name="P1">Bit <text:s/>Name</text:p>
      <text:p text:style-name="P1">--------------------------------------------------------------------------------------</text:p>
      <text:p text:style-name="P1"><text:s text:c="2"/>0 <text:s/>SuspendT <text:s text:c="5"/></text:p>
      <text:p text:style-name="P1"><text:s text:c="2"/>1 <text:s/>VPIO-1 2 <text:s text:c="5"/></text:p>
      <text:p text:style-name="P1"><text:s text:c="2"/>2 <text:s/>VPIO-1 3 <text:s text:c="5"/></text:p>
      <text:p text:style-name="P1"><text:s text:c="2"/>3 <text:s/>VPIO-1 4 <text:s text:c="5"/></text:p>
      <text:p text:style-name="P1"><text:s text:c="2"/>4 <text:s/>VPIO-1 5 <text:s text:c="5"/></text:p>
      <text:p text:style-name="P1"><text:s text:c="2"/>5 <text:s/>VPIO-1 6 <text:s text:c="5"/></text:p>
      <text:p text:style-name="P1"><text:s text:c="2"/>6 <text:s/>VPIO-1 7 <text:s text:c="5"/></text:p>
      <text:p text:style-name="P1"><text:s text:c="2"/>7 <text:s/>VPIO-1 8 <text:s text:c="5"/></text:p>
      <text:p text:style-name="P1"/>
      <text:p text:style-name="P1">--------------------------------------------------------------------------------------</text:p>
      <text:p text:style-name="P1">Binary#16</text:p>
      <text:p text:style-name="P1"/>
      <text:p text:style-name="P1">Bit <text:s/>Name</text:p>
      <text:p text:style-name="P1">--------------------------------------------------------------------------------------</text:p>
      <text:p text:style-name="P1"><text:s text:c="2"/>0 <text:s/>RemoteControl1</text:p>
      <text:p text:style-name="P1"><text:s text:c="2"/>1 <text:s/>RemoteControl2</text:p>
      <text:p text:style-name="P1"><text:s text:c="2"/>2 <text:s/>RemoteControl3</text:p>
      <text:p text:style-name="P1"><text:s text:c="2"/>3 <text:s/>RemoteControl4</text:p>
      <text:p text:style-name="P1"><text:s text:c="2"/>4 <text:s/>RemoteControl5</text:p>
      <text:p text:style-name="P1"><text:s text:c="2"/>5 <text:s/>RemoteControl6</text:p>
      <text:p text:style-name="P1"><text:s text:c="2"/>6 <text:s/>RemoteControl7</text:p>
      <text:p text:style-name="P1"><text:s text:c="2"/>7 <text:s/>RemoteControl8</text:p>
      <text:p text:style-name="P1">--------------------------------------------------------------------------------------</text:p>
      <text:p text:style-name="P1">Binary#17</text:p>
      <text:p text:style-name="P1"/>
      <text:p text:style-name="P1">Bit <text:s/>Name</text:p>
      <text:p text:style-name="P1">--------------------------------------------------------------------------------------</text:p>
      <text:p text:style-name="P1"><text:s text:c="2"/>0 <text:s/>Ready <text:s text:c="8"/></text:p>
      <text:p text:style-name="P1"><text:soft-page-break/><text:s text:c="2"/>1 <text:s/>Running <text:s text:c="6"/></text:p>
      <text:p text:style-name="P1"><text:s text:c="2"/>2 <text:s/>Loaded <text:s text:c="7"/></text:p>
      <text:p text:style-name="P1"><text:s text:c="2"/>3 <text:s/>Reserved <text:s text:c="5"/></text:p>
      <text:p text:style-name="P1"><text:s text:c="2"/>4 <text:s/>SoftLoad <text:s text:c="5"/></text:p>
      <text:p text:style-name="P1"><text:s text:c="2"/>5 <text:s/>Reserved <text:s text:c="5"/></text:p>
      <text:p text:style-name="P1"><text:s text:c="2"/>6 <text:s/>SoftUnload <text:s text:c="3"/></text:p>
      <text:p text:style-name="P1"><text:s text:c="2"/>7 <text:s/>Reserved <text:s text:c="5"/></text:p>
      <text:p text:style-name="P1"><text:s text:c="2"/>8 <text:s/>WaitStop <text:s text:c="5"/></text:p>
      <text:p text:style-name="P1"><text:s text:c="2"/>9 <text:s/>GenParams OK <text:s/></text:p>
      <text:p text:style-name="P1"><text:s/>10 <text:s/>Warming <text:s text:c="6"/></text:p>
      <text:p text:style-name="P1">--------------------------------------------------------------------------------------</text:p>
      <text:p text:style-name="P1">Binary#18</text:p>
      <text:p text:style-name="P1"/>
      <text:p text:style-name="P1">Bit <text:s/>Name</text:p>
      <text:p text:style-name="P1">--------------------------------------------------------------------------------------</text:p>
      <text:p text:style-name="P1"><text:s text:c="2"/>0 <text:s/>MFprotec <text:s text:c="5"/></text:p>
      <text:p text:style-name="P1"><text:s text:c="2"/>1 <text:s/>Engine Run BO </text:p>
      <text:p text:style-name="P1"><text:s text:c="2"/>2 <text:s/>Pumps Paral <text:s text:c="2"/></text:p>
      <text:p text:style-name="P1"><text:s text:c="2"/>3 <text:s/>Del MFprotec <text:s/></text:p>
      <text:p text:style-name="P1"><text:s text:c="2"/>4 <text:s/>GCB fdb del <text:s text:c="2"/></text:p>
      <text:p text:style-name="P1"><text:s text:c="2"/>5 <text:s/>DelFuelSolen <text:s/></text:p>
      <text:p text:style-name="P1"><text:s text:c="2"/>6 <text:s/>RPM Comp <text:s text:c="5"/></text:p>
      <text:p text:style-name="P1"><text:s text:c="2"/>7 <text:s/>FuelSolen Fail</text:p>
      <text:p text:style-name="P1"/>
      <text:p text:style-name="P1">--------------------------------------------------------------------------------------</text:p>
      <text:p text:style-name="P1">Binary#19</text:p>
      <text:p text:style-name="P1"/>
      <text:p text:style-name="P1">Bit <text:s/>Name</text:p>
      <text:p text:style-name="P1">--------------------------------------------------------------------------------------</text:p>
      <text:p text:style-name="P1"><text:s text:c="2"/>0 <text:s/>GCB command de</text:p>
      <text:p text:style-name="P1"><text:s text:c="2"/>1 <text:s/>Gen Breaker MX</text:p>
      <text:p text:style-name="P1"><text:s text:c="2"/>2 <text:s/>Mains Fault <text:s text:c="2"/></text:p>
      <text:p text:style-name="P1"><text:s text:c="2"/>3 <text:s/>MF Ret Bypass </text:p>
      <text:p text:style-name="P1"><text:s text:c="2"/>4 <text:s/>PLC-BOUT 2.5 <text:s/></text:p>
      <text:p text:style-name="P1"><text:s text:c="2"/>5 <text:s/>Parallel Off <text:s/></text:p>
      <text:p text:style-name="P1"><text:s text:c="2"/>6 <text:s/>PLC-BOUT 2.7 <text:s/></text:p>
      <text:p text:style-name="P1"><text:s text:c="2"/>7 <text:s/>PLC-BOUT 2.8 <text:s/></text:p>
      <text:p text:style-name="P1"/>
      <text:p text:style-name="P1">--------------------------------------------------------------------------------------</text:p>
      <text:p text:style-name="P1">Binary#20</text:p>
      <text:p text:style-name="P1"/>
      <text:p text:style-name="P1">Bit <text:s/>Name</text:p>
      <text:p text:style-name="P1">--------------------------------------------------------------------------------------</text:p>
      <text:p text:style-name="P1"><text:s text:c="2"/>0 <text:s/>PLC-BOUT 3.1 <text:s/></text:p>
      <text:p text:style-name="P1"><text:s text:c="2"/>1 <text:s/>PMcmd1 <text:s text:c="7"/></text:p>
      <text:p text:style-name="P1"><text:s text:c="2"/>2 <text:s/>PMcmd2 <text:s text:c="7"/></text:p>
      <text:p text:style-name="P1"><text:s text:c="2"/>3 <text:s/>PumpsManual <text:s text:c="2"/></text:p>
      <text:p text:style-name="P1"><text:s text:c="2"/>4 <text:s/>PMorCoolinPump</text:p>
      <text:p text:style-name="P1"><text:s text:c="2"/>5 <text:s/>PM only <text:s text:c="6"/></text:p>
      <text:p text:style-name="P1"><text:s text:c="2"/>6 <text:s/>Pumps Paralel </text:p>
      <text:p text:style-name="P1"><text:s text:c="2"/>7 <text:s/>MixRichClapPow</text:p>
      <text:p text:style-name="P1"/>
      <text:p text:style-name="P1">--------------------------------------------------------------------------------------</text:p>
      <text:p text:style-name="P1">Binary#21</text:p>
      <text:p text:style-name="P1"/>
      <text:p text:style-name="P1">Bit <text:s/>Name</text:p>
      <text:p text:style-name="P1">--------------------------------------------------------------------------------------</text:p>
      <text:p text:style-name="P1"><text:s text:c="2"/>0 <text:s/>CM cmd1 <text:s text:c="6"/></text:p>
      <text:p text:style-name="P1"><text:s text:c="2"/>1 <text:s/>CM cmd2 <text:s text:c="6"/></text:p>
      <text:p text:style-name="P1"><text:s text:c="2"/>2 <text:s/>ClapManual <text:s text:c="3"/></text:p>
      <text:p text:style-name="P1"><text:s text:c="2"/>3 <text:s/>Clap Manual <text:s text:c="2"/></text:p>
      <text:p text:style-name="P1"><text:s text:c="2"/>4 <text:s/>Pumps Island <text:s/></text:p>
      <text:p text:style-name="P1"><text:s text:c="2"/>5 <text:s/>PLC-BOUT 4.6 <text:s/></text:p>
      <text:p text:style-name="P1"><text:s text:c="2"/>6 <text:s/>PLC-BOUT 4.7 <text:s/></text:p>
      <text:p text:style-name="P1"><text:s text:c="2"/>7 <text:s/>PLC-BOUT 4.8 <text:s/></text:p>
      <text:p text:style-name="P1"/>
      <text:p text:style-name="P1">--------------------------------------------------------------------------------------</text:p>
      <text:p text:style-name="P1">Binary#22</text:p>
      <text:p text:style-name="P1"/>
      <text:p text:style-name="P1">Bit <text:s/>Name</text:p>
      <text:p text:style-name="P1">--------------------------------------------------------------------------------------</text:p>
      <text:p text:style-name="P1"><text:s text:c="2"/>0 <text:s/>MixRichClapPow</text:p>
      <text:p text:style-name="P1"><text:s text:c="2"/>1 <text:s/>RES-PTM1BO2 <text:s text:c="2"/></text:p>
      <text:p text:style-name="P1"><text:s text:c="2"/>2 <text:s/>RES-PTM1BO3 <text:s text:c="2"/></text:p>
      <text:p text:style-name="P1"><text:s text:c="2"/>3 <text:s/>RES-PTM1BO4 <text:s text:c="2"/></text:p>
      <text:p text:style-name="P1"><text:s text:c="2"/>4 <text:s/>RES-PTM1BO5 <text:s text:c="2"/></text:p>
      <text:p text:style-name="P1"><text:s text:c="2"/>5 <text:s/>RES-PTM1BO6 <text:s text:c="2"/></text:p>
      <text:p text:style-name="P1"><text:s text:c="2"/>6 <text:s/>RES-PTM1BO7 <text:s text:c="2"/></text:p>
      <text:p text:style-name="P1"><text:s text:c="2"/>7 <text:s/>RES-PTM1BO8 <text:s text:c="2"/></text:p>
      <text:p text:style-name="P1"/>
      <text:p text:style-name="P1"><text:soft-page-break/>--------------------------------------------------------------------------------------</text:p>
      <text:p text:style-name="P1">Binary#23</text:p>
      <text:p text:style-name="P1"/>
      <text:p text:style-name="P1">Bit <text:s/>Name</text:p>
      <text:p text:style-name="P1">--------------------------------------------------------------------------------------</text:p>
      <text:p text:style-name="P1"><text:s text:c="2"/>0 <text:s/>Cranking <text:s text:c="5"/></text:p>
      <text:p text:style-name="P1"><text:s text:c="2"/>1 <text:s/>Logical 0 <text:s text:c="4"/></text:p>
      <text:p text:style-name="P1"><text:s text:c="2"/>2 <text:s/>Logical 1 <text:s text:c="4"/></text:p>
      <text:p text:style-name="P1"><text:s text:c="2"/>3 <text:s/>Bin selector 1</text:p>
      <text:p text:style-name="P1"><text:s text:c="2"/>4 <text:s/>Bin selector 2</text:p>
      <text:p text:style-name="P1"><text:s text:c="2"/>5 <text:s/>Bin selector 3</text:p>
      <text:p text:style-name="P1"><text:s text:c="2"/>6 <text:s/>Bin selector 4</text:p>
      <text:p text:style-name="P1"><text:s text:c="2"/>7 <text:s/>AFS lim <text:s text:c="6"/></text:p>
      <text:p text:style-name="P1"><text:s text:c="2"/>8 <text:s/>GasVTest run <text:s/></text:p>
      <text:p text:style-name="P1"><text:s text:c="2"/>9 <text:s/>OilFiling pump</text:p>
      <text:p text:style-name="P1"><text:s/>10 <text:s/>Reserved <text:s text:c="5"/></text:p>
      <text:p text:style-name="P1"><text:s/>11 <text:s/>User Button 1 </text:p>
      <text:p text:style-name="P1"><text:s/>12 <text:s/>User Button 2 </text:p>
      <text:p text:style-name="P1"><text:s/>13 <text:s/>User Button 3 </text:p>
      <text:p text:style-name="P1"><text:s/>14 <text:s/>User Button 4 </text:p>
      <text:p text:style-name="P1"><text:s/>15 <text:s/>User Button 5 </text:p>
      <text:p text:style-name="P1"/>
      <text:p text:style-name="P1">--------------------------------------------------------------------------------------</text:p>
      <text:p text:style-name="P1">Binary#24</text:p>
      <text:p text:style-name="P1"/>
      <text:p text:style-name="P1">Bit <text:s/>Name</text:p>
      <text:p text:style-name="P1">--------------------------------------------------------------------------------------</text:p>
      <text:p text:style-name="P1"><text:s text:c="2"/>0 <text:s/>ActAlLev1 <text:s text:c="4"/></text:p>
      <text:p text:style-name="P1"><text:s text:c="2"/>1 <text:s/>ActAlLev2 <text:s text:c="4"/></text:p>
      <text:p text:style-name="P1"><text:s text:c="2"/>2 <text:s/>NotConfirmLev1</text:p>
      <text:p text:style-name="P1"><text:s text:c="2"/>3 <text:s/>NotConfirmLev2</text:p>
      <text:p text:style-name="P1"><text:s text:c="2"/>4 <text:s/>Reserved <text:s text:c="5"/></text:p>
      <text:p text:style-name="P1"><text:s text:c="2"/>5 <text:s/>Not ready <text:s text:c="4"/></text:p>
      <text:p text:style-name="P1"><text:s text:c="2"/>6 <text:s/>Ready <text:s text:c="8"/></text:p>
      <text:p text:style-name="P1"><text:s text:c="2"/>7 <text:s/>Running <text:s text:c="6"/></text:p>
      <text:p text:style-name="P1"><text:s text:c="2"/>8 <text:s/>Loaded <text:s text:c="7"/></text:p>
      <text:p text:style-name="P1"><text:s text:c="2"/>9 <text:s/>MCB used <text:s text:c="5"/></text:p>
      <text:p text:style-name="P1"><text:s/>10 <text:s/>MCB closed <text:s text:c="3"/></text:p>
      <text:p text:style-name="P1"><text:s/>11 <text:s/>MCB synchro <text:s text:c="2"/></text:p>
      <text:p text:style-name="P1"><text:s/>12 <text:s/>GCB used <text:s text:c="5"/></text:p>
      <text:p text:style-name="P1"><text:s/>13 <text:s/>GCB closed <text:s text:c="3"/></text:p>
      <text:p text:style-name="P1"><text:s/>14 <text:s/>GCB synchro <text:s text:c="2"/></text:p>
      <text:p text:style-name="P1">--------------------------------------------------------------------------------------</text:p>
      <text:p text:style-name="P1">Binary#25</text:p>
      <text:p text:style-name="P1"/>
      <text:p text:style-name="P1">Bit <text:s/>Name</text:p>
      <text:p text:style-name="P1">--------------------------------------------------------------------------------------</text:p>
      <text:p text:style-name="P1"><text:s text:c="2"/>0 <text:s/>User Button 6 </text:p>
      <text:p text:style-name="P1"><text:s text:c="2"/>1 <text:s/>User Button 7 </text:p>
      <text:p text:style-name="P1"><text:s text:c="2"/>2 <text:s/>User Button 8 </text:p>
      <text:p text:style-name="P1"><text:s text:c="2"/>3 <text:s/>User Button 9 </text:p>
      <text:p text:style-name="P1"><text:s text:c="2"/>4 <text:s/>User Button 10</text:p>
      <text:p text:style-name="P1"><text:s text:c="2"/>5 <text:s/>User Button 11</text:p>
      <text:p text:style-name="P1"><text:s text:c="2"/>6 <text:s/>User Button 12</text:p>
      <text:p text:style-name="P1"><text:s text:c="2"/>7 <text:s/>User Button 13</text:p>
      <text:p text:style-name="P1"><text:s text:c="2"/>8 <text:s/>User Button 14</text:p>
      <text:p text:style-name="P1"><text:s text:c="2"/>9 <text:s/>User Button 15</text:p>
      <text:p text:style-name="P1"><text:s/>10 <text:s/>User Button 16</text:p>
      <text:p text:style-name="P1"><text:s/>11 <text:s/>PeakShaveAct <text:s/></text:p>
      <text:p text:style-name="P1"><text:s/>12 <text:s/>Reserved <text:s text:c="5"/></text:p>
      <text:p text:style-name="P1"><text:s/>13 <text:s/>ThreewayLlvUp </text:p>
      <text:p text:style-name="P1"><text:s/>14 <text:s/>ThreewayLlvDn </text:p>
      <text:p text:style-name="P1"><text:s/>15 <text:s/>HeatingPump <text:s text:c="2"/></text:p>
      <text:p text:style-name="P1"/>
      <text:p text:style-name="P1">--------------------------------------------------------------------------------------</text:p>
      <text:p text:style-name="P1">Binary#26</text:p>
      <text:p text:style-name="P1"/>
      <text:p text:style-name="P1">Bit <text:s/>Name</text:p>
      <text:p text:style-name="P1">--------------------------------------------------------------------------------------</text:p>
      <text:p text:style-name="P1"><text:s text:c="2"/>0 <text:s/>MaxTLim <text:s text:c="6"/></text:p>
      <text:p text:style-name="P1"><text:s text:c="2"/>1 <text:s/>LimTRate <text:s text:c="5"/></text:p>
      <text:p text:style-name="P1"><text:s text:c="2"/>2 <text:s/>SuspendT <text:s text:c="5"/></text:p>
      <text:p text:style-name="P1"><text:s text:c="2"/>3 <text:s/>Cooler <text:s text:c="7"/></text:p>
      <text:p text:style-name="P1"><text:s text:c="2"/>4 <text:s/>Power 1 <text:s text:c="6"/></text:p>
      <text:p text:style-name="P1"><text:s text:c="2"/>5 <text:s/>Power 2 <text:s text:c="6"/></text:p>
      <text:p text:style-name="P1"><text:s text:c="2"/>6 <text:s/>Power 3 <text:s text:c="6"/></text:p>
      <text:p text:style-name="P1"><text:s text:c="2"/>7 <text:s/>Power 4 <text:s text:c="6"/></text:p>
      <text:p text:style-name="P1"><text:s text:c="2"/>8 <text:s/>Power 5 <text:s text:c="6"/></text:p>
      <text:p text:style-name="P1"><text:s text:c="2"/>9 <text:s/>Gas A <text:s text:c="8"/></text:p>
      <text:p text:style-name="P1"><text:s/>10 <text:s/>Gas B <text:s text:c="8"/></text:p>
      <text:p text:style-name="P1"><text:soft-page-break/><text:s/>11 <text:s/>AFS Error <text:s text:c="4"/></text:p>
      <text:p text:style-name="P1"><text:s/>12 <text:s/>Reserved <text:s text:c="5"/></text:p>
      <text:p text:style-name="P1"><text:s/>13 <text:s/>Reserved <text:s text:c="5"/></text:p>
      <text:p text:style-name="P1"><text:s/>14 <text:s/>Reserved <text:s text:c="5"/></text:p>
      <text:p text:style-name="P1"><text:s/>15 <text:s/>Reserved <text:s text:c="5"/></text:p>
      <text:p text:style-name="P1"/>
      <text:p text:style-name="P1">--------------------------------------------------------------------------------------</text:p>
      <text:p text:style-name="P1">Binary#27</text:p>
      <text:p text:style-name="P1"/>
      <text:p text:style-name="P1">Bit <text:s/>Name</text:p>
      <text:p text:style-name="P1">--------------------------------------------------------------------------------------</text:p>
      <text:p text:style-name="P1"><text:s text:c="2"/>0 <text:s/>K4 1 <text:s text:c="9"/></text:p>
      <text:p text:style-name="P1"><text:s text:c="2"/>1 <text:s/>K4 2 <text:s text:c="9"/></text:p>
      <text:p text:style-name="P1"><text:s text:c="2"/>2 <text:s/>K4 3 <text:s text:c="9"/></text:p>
      <text:p text:style-name="P1"><text:s text:c="2"/>3 <text:s/>K4 4 <text:s text:c="9"/></text:p>
      <text:p text:style-name="P1"><text:s text:c="2"/>4 <text:s/>K3 1 <text:s text:c="9"/></text:p>
      <text:p text:style-name="P1"><text:s text:c="2"/>5 <text:s/>K3 2 <text:s text:c="9"/></text:p>
      <text:p text:style-name="P1"><text:s text:c="2"/>6 <text:s/>K3 3 <text:s text:c="9"/></text:p>
      <text:p text:style-name="P1"><text:s text:c="2"/>7 <text:s/>K3 4 <text:s text:c="9"/></text:p>
      <text:p text:style-name="P1"/>
      <text:p text:style-name="P1">--------------------------------------------------------------------------------------</text:p>
      <text:p text:style-name="P1">Binary#28</text:p>
      <text:p text:style-name="P1"/>
      <text:p text:style-name="P1">Bit <text:s/>Name</text:p>
      <text:p text:style-name="P1">--------------------------------------------------------------------------------------</text:p>
      <text:p text:style-name="P1"><text:s text:c="2"/>0 <text:s/>FaultReset <text:s text:c="3"/></text:p>
      <text:p text:style-name="P1"><text:s text:c="2"/>1 <text:s/>Calibration <text:s text:c="2"/></text:p>
      <text:p text:style-name="P1"><text:s text:c="2"/>2 <text:s/>StepperEnable </text:p>
      <text:p text:style-name="P1"><text:s text:c="2"/>3 <text:s/>Up <text:s text:c="11"/></text:p>
      <text:p text:style-name="P1"><text:s text:c="2"/>4 <text:s/>Down <text:s text:c="9"/></text:p>
      <text:p text:style-name="P1"><text:s text:c="2"/>5 <text:s/>EndPos0 <text:s text:c="6"/></text:p>
      <text:p text:style-name="P1"><text:s text:c="2"/>6 <text:s/>EndPos100 <text:s text:c="4"/></text:p>
      <text:p text:style-name="P1"><text:s text:c="2"/>7 <text:s/>Reserved <text:s text:c="5"/></text:p>
      <text:p text:style-name="P1"/>
      <text:p text:style-name="P1">--------------------------------------------------------------------------------------</text:p>
      <text:p text:style-name="P1">Binary#29</text:p>
      <text:p text:style-name="P1"/>
      <text:p text:style-name="P1">Bit <text:s/>Name</text:p>
      <text:p text:style-name="P1">--------------------------------------------------------------------------------------</text:p>
      <text:p text:style-name="P1"><text:s text:c="2"/>0 <text:s/>WaterLevel <text:s text:c="3"/></text:p>
      <text:p text:style-name="P1"><text:s text:c="2"/>1 <text:s/>Command <text:s text:c="6"/></text:p>
      <text:p text:style-name="P1"><text:s text:c="2"/>2 <text:s/>CalibrActive <text:s/></text:p>
      <text:p text:style-name="P1"><text:s text:c="2"/>3 <text:s/>CalibrSuccess </text:p>
      <text:p text:style-name="P1"><text:s text:c="2"/>4 <text:s/>ErrCalTimeOut </text:p>
      <text:p text:style-name="P1"><text:s text:c="2"/>5 <text:s/>ErrBothSens <text:s text:c="2"/></text:p>
      <text:p text:style-name="P1"><text:s text:c="2"/>6 <text:s/>ErrOverCurr <text:s text:c="2"/></text:p>
      <text:p text:style-name="P1"><text:s text:c="2"/>7 <text:s/>EndPosLost <text:s text:c="3"/></text:p>
      <text:p text:style-name="P1"><text:s text:c="2"/>8 <text:s/>Reserved <text:s text:c="5"/></text:p>
      <text:p text:style-name="P1"><text:s text:c="2"/>9 <text:s/>ErrCalibrFail </text:p>
      <text:p text:style-name="P1"><text:s/>10 <text:s/>WrongParams <text:s text:c="2"/></text:p>
      <text:p text:style-name="P1"><text:s/>11 <text:s/>Reserved <text:s text:c="5"/></text:p>
      <text:p text:style-name="P1"><text:s/>12 <text:s/>CommonErr <text:s text:c="4"/></text:p>
      <text:p text:style-name="P1"><text:s/>13 <text:s/>Increasing <text:s text:c="3"/></text:p>
      <text:p text:style-name="P1"><text:s/>14 <text:s/>Decreasing <text:s text:c="3"/></text:p>
      <text:p text:style-name="P1"><text:s/>15 <text:s/>Reserved <text:s text:c="5"/></text:p>
      <text:p text:style-name="P1"/>
      <text:p text:style-name="P1"/>
      <text:p text:style-name="P1">======================================================================================</text:p>
      <text:p text:style-name="P1">Table# Types Meaning</text:p>
      <text:p text:style-name="P1">======================================================================================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5T08:40:22.618000000</dc:date>
    <meta:editing-duration>PT2M6S</meta:editing-duration>
    <meta:editing-cycles>1</meta:editing-cycles>
    <meta:document-statistic meta:table-count="0" meta:image-count="0" meta:object-count="0" meta:page-count="35" meta:paragraph-count="2610" meta:word-count="13354" meta:character-count="166033" meta:non-whitespace-character-count="69858"/>
    <meta:generator>LibreOffice/5.1.5.2$Windows_X86_64 LibreOffice_project/7a864d8825610a8c07cfc3bc01dd4fce6a9447e5</meta:generator>
  </office:meta>
</office:document-meta>
</file>